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" style:family="table-column">
      <style:table-column-properties fo:break-before="auto" style:column-width="104.46pt"/>
    </style:style>
    <style:style style:name="co4" style:family="table-column">
      <style:table-column-properties fo:break-before="auto" style:column-width="103.66pt"/>
    </style:style>
    <style:style style:name="co5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67.41pt"/>
    </style:style>
    <style:style style:name="co7" style:family="table-column">
      <style:table-column-properties fo:break-before="auto" style:column-width="61.2pt"/>
    </style:style>
    <style:style style:name="co8" style:family="table-column">
      <style:table-column-properties fo:break-before="auto" style:column-width="56.61pt"/>
    </style:style>
    <style:style style:name="co9" style:family="table-column">
      <style:table-column-properties fo:break-before="auto" style:column-width="60.46pt"/>
    </style:style>
    <style:style style:name="co10" style:family="table-column">
      <style:table-column-properties fo:break-before="auto" style:column-width="52.7pt"/>
    </style:style>
    <style:style style:name="co11" style:family="table-column">
      <style:table-column-properties fo:break-before="auto" style:column-width="102.1pt"/>
    </style:style>
    <style:style style:name="co12" style:family="table-column">
      <style:table-column-properties fo:break-before="auto" style:column-width="44.19pt"/>
    </style:style>
    <style:style style:name="co13" style:family="table-column">
      <style:table-column-properties fo:break-before="auto" style:column-width="32.66pt"/>
    </style:style>
    <style:style style:name="co14" style:family="table-column">
      <style:table-column-properties fo:break-before="auto" style:column-width="24.89pt"/>
    </style:style>
    <style:style style:name="co15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41.9pt"/>
    </style:style>
    <style:style style:name="co17" style:family="table-column">
      <style:table-column-properties fo:break-before="auto" style:column-width="71.26pt"/>
    </style:style>
    <style:style style:name="co18" style:family="table-column">
      <style:table-column-properties fo:break-before="auto" style:column-width="85.15pt"/>
    </style:style>
    <style:style style:name="co19" style:family="table-column">
      <style:table-column-properties fo:break-before="auto" style:column-width="74.35pt"/>
    </style:style>
    <style:style style:name="co20" style:family="table-column">
      <style:table-column-properties fo:break-before="auto" style:column-width="87.45pt"/>
    </style:style>
    <style:style style:name="co21" style:family="table-column">
      <style:table-column-properties fo:break-before="auto" style:column-width="46.54pt"/>
    </style:style>
    <style:style style:name="co23" style:family="table-column">
      <style:table-column-properties fo:break-before="auto" style:column-width="79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 style:data-style-name="N11">
      <style:text-properties style:text-position=""/>
    </style:style>
    <style:style style:name="ce5" style:family="table-cell" style:parent-style-name="Default" style:data-style-name="N0">
      <style:text-properties style:text-position=""/>
    </style:style>
    <style:style style:name="ce4" style:family="table-cell" style:parent-style-name="Default" style:data-style-name="N11"/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 style:data-style-name="N0"/>
  </office:automatic-styles>
  <office:body>
    <office:spreadsheet>
      <table:calculation-settings table:automatic-find-labels="false"/>
      <table:table table:name="rsi" table:style-name="ta1">
        <table:table-column table:style-name="co23" table:default-cell-style-name="Default"/>
        <table:table-column table:style-name="co2" table:number-columns-repeated="14" table:default-cell-style-name="Default"/>
        <table:table-column table:style-name="co2" table:default-cell-style-name="ce8"/>
        <table:table-row table:style-name="ro1">
          <table:table-cell/>
          <table:table-cell office:value-type="string" calcext:value-type="string">
            <text:p>10 90</text:p>
          </table:table-cell>
          <table:table-cell office:value-type="string" calcext:value-type="string">
            <text:p>20 80</text:p>
          </table:table-cell>
          <table:table-cell office:value-type="string" calcext:value-type="string">
            <text:p>30 70</text:p>
          </table:table-cell>
          <table:table-cell office:value-type="string" calcext:value-type="string">
            <text:p>50 50</text:p>
          </table:table-cell>
          <table:table-cell office:value-type="string" calcext:value-type="string">
            <text:p>Tipo de moviment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ida</text:p>
          </table:table-cell>
          <table:table-cell table:style-name="ce4" table:formula="of:=[rsi_saida_10_90.O50]" office:value-type="percentage" office:value="0.299843487547957" calcext:value-type="percentage">
            <text:p>29.98%</text:p>
          </table:table-cell>
          <table:table-cell table:style-name="ce4" table:formula="of:=[rsi_saida_20_80.O69]" office:value-type="percentage" office:value="0.39952351666597" calcext:value-type="percentage">
            <text:p>39.95%</text:p>
          </table:table-cell>
          <table:table-cell table:style-name="ce4" table:formula="of:=[rsi_saida_30_70.O101]" office:value-type="percentage" office:value="0.595524345202319" calcext:value-type="percentage">
            <text:p>59.55%</text:p>
          </table:table-cell>
          <table:table-cell table:style-name="ce4" table:formula="of:=[rsi_saida_50_50.O101]" office:value-type="percentage" office:value="0.287044074147091" calcext:value-type="percentage">
            <text:p>28.70%</text:p>
          </table:table-cell>
          <table:table-cell table:style-name="ce6" office:value-type="string" calcext:value-type="string">
            <text:p>Continuaçã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ida_reversa</text:p>
          </table:table-cell>
          <table:table-cell table:style-name="ce4" table:formula="of:=[rsi_saida_reversa_10_90.P54]" office:value-type="percentage" office:value="0.125848296924425" calcext:value-type="percentage">
            <text:p>12.58%</text:p>
          </table:table-cell>
          <table:table-cell table:style-name="ce4" table:formula="of:=[rsi_saida_reversa_20_80.P74]" office:value-type="percentage" office:value="0.20326606392077" calcext:value-type="percentage">
            <text:p>20.33%</text:p>
          </table:table-cell>
          <table:table-cell table:style-name="ce4" table:formula="of:=[rsi_saida_reversa_30_70.P101]" office:value-type="percentage" office:value="0.355547660551182" calcext:value-type="percentage">
            <text:p>35.55%</text:p>
          </table:table-cell>
          <table:table-cell table:style-name="ce4" table:formula="of:=[rsi_saida_reversa_50_50.P101]" office:value-type="percentage" office:value="0.30563245328276" calcext:value-type="percentage">
            <text:p>30.56%</text:p>
          </table:table-cell>
          <table:table-cell table:style-name="ce6" office:value-type="string" calcext:value-type="string">
            <text:p>Reversã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ntrada</text:p>
          </table:table-cell>
          <table:table-cell table:style-name="ce4" table:formula="of:=[rsi_entrada_10_90.O29]" office:value-type="percentage" office:value="0.146175533632498" calcext:value-type="percentage">
            <text:p>14.62%</text:p>
          </table:table-cell>
          <table:table-cell table:style-name="ce4" table:formula="of:=[rsi_entrada_20_80.O56]" office:value-type="percentage" office:value="0.290971837843909" calcext:value-type="percentage">
            <text:p>29.10%</text:p>
          </table:table-cell>
          <table:table-cell table:style-name="ce4" table:formula="of:=[rsi_entrada_30_70.O101]" office:value-type="percentage" office:value="0.546078909926101" calcext:value-type="percentage">
            <text:p>54.61%</text:p>
          </table:table-cell>
          <table:table-cell table:style-name="ce4" table:formula="of:=[rsi_entrada_50_50.O101]" office:value-type="percentage" office:value="0.532883447851937" calcext:value-type="percentage">
            <text:p>53.29%</text:p>
          </table:table-cell>
          <table:table-cell table:style-name="ce7" office:value-type="string" calcext:value-type="string">
            <text:p>Reversã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ntrada_continua</text:p>
          </table:table-cell>
          <table:table-cell table:style-name="ce4" table:formula="of:=[rsi_entrada_continua_10_90.P29]" office:value-type="percentage" office:value="0.119026535182938" calcext:value-type="percentage">
            <text:p>11.90%</text:p>
          </table:table-cell>
          <table:table-cell table:style-name="ce4" table:formula="of:=[rsi_entrada_continua_20_80.P56]" office:value-type="percentage" office:value="0.238933044493391" calcext:value-type="percentage">
            <text:p>23.89%</text:p>
          </table:table-cell>
          <table:table-cell table:style-name="ce4" table:formula="of:=[rsi_entrada_continua_30_70.P101]" office:value-type="percentage" office:value="0.418855082858862" calcext:value-type="percentage">
            <text:p>41.89%</text:p>
          </table:table-cell>
          <table:table-cell table:style-name="ce4" table:formula="of:=[rsi_entrada_continua_50_50.P101]" office:value-type="percentage" office:value="0.287044074147091" calcext:value-type="percentage">
            <text:p>28.70%</text:p>
          </table:table-cell>
          <table:table-cell table:style-name="ce6" office:value-type="string" calcext:value-type="string">
            <text:p>Continuação</text:p>
          </table:table-cell>
          <table:table-cell table:number-columns-repeated="10"/>
        </table:table-row>
        <table:table-row table:style-name="ro1" table:number-rows-repeated="39">
          <table:table-cell table:number-columns-repeated="15"/>
          <table:table-cell table:style-name="Default"/>
        </table:table-row>
        <table:table-row table:style-name="ro1" table:number-rows-repeated="104853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rsi_saida_10_90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2" table:default-cell-style-name="ce2"/>
        <table:table-column table:style-name="co2" table:default-cell-style-name="ce5"/>
        <table:table-column table:style-name="co2" table:default-cell-style-name="Default"/>
        <table:table-row table:style-name="ro1">
          <table:table-cell office:value-type="string" calcext:value-type="string">
            <text:p>first_operational_year</text:p>
          </table:table-cell>
          <table:table-cell office:value-type="string" calcext:value-type="string">
            <text:p>last_operational_year</text:p>
          </table:table-cell>
          <table:table-cell office:value-type="string" calcext:value-type="string">
            <text:p>initial_balance</text:p>
          </table:table-cell>
          <table:table-cell office:value-type="string" calcext:value-type="string">
            <text:p>final_balance</text:p>
          </table:table-cell>
          <table:table-cell office:value-type="string" calcext:value-type="string">
            <text:p>total_trades</text:p>
          </table:table-cell>
          <table:table-cell office:value-type="string" calcext:value-type="string">
            <text:p>win_trades</text:p>
          </table:table-cell>
          <table:table-cell office:value-type="string" calcext:value-type="string">
            <text:p>loss_trades</text:p>
          </table:table-cell>
          <table:table-cell office:value-type="string" calcext:value-type="string">
            <text:p>tie_trades</text:p>
          </table:table-cell>
          <table:table-cell office:value-type="string" calcext:value-type="string">
            <text:p>filename_elements...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0" calcext:value-type="float">
            <text:p>2000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803" calcext:value-type="float">
            <text:p>2803</text:p>
          </table:table-cell>
          <table:table-cell office:value-type="float" office:value="911" calcext:value-type="float">
            <text:p>911</text:p>
          </table:table-cell>
          <table:table-cell office:value-type="float" office:value="1455" calcext:value-type="float">
            <text:p>1455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2]/SUM([.F2:.H2])" office:value-type="percentage" office:value="0.325008919015341" calcext:value-type="percentage">
            <text:p>32.50%</text:p>
          </table:table-cell>
          <table:table-cell/>
          <table:table-cell table:style-name="ce2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09" calcext:value-type="float">
            <text:p>200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4351" calcext:value-type="float">
            <text:p>4351</text:p>
          </table:table-cell>
          <table:table-cell office:value-type="float" office:value="1801" calcext:value-type="float">
            <text:p>1801</text:p>
          </table:table-cell>
          <table:table-cell office:value-type="float" office:value="1900" calcext:value-type="float">
            <text:p>1900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3]/SUM([.F3:.H3])" office:value-type="percentage" office:value="0.413927832682142" calcext:value-type="percentage">
            <text:p>41.39%</text:p>
          </table:table-cell>
          <table:table-cell/>
          <table:table-cell table:style-name="ce2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6705" calcext:value-type="float">
            <text:p>6705</text:p>
          </table:table-cell>
          <table:table-cell office:value-type="float" office:value="1989" calcext:value-type="float">
            <text:p>1989</text:p>
          </table:table-cell>
          <table:table-cell office:value-type="float" office:value="1015" calcext:value-type="float">
            <text:p>1015</text:p>
          </table:table-cell>
          <table:table-cell office:value-type="float" office:value="837" calcext:value-type="float">
            <text:p>83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4]/SUM([.F4:.H4])" office:value-type="percentage" office:value="0.510306686777275" calcext:value-type="percentage">
            <text:p>51.03%</text:p>
          </table:table-cell>
          <table:table-cell office:value-type="string" calcext:value-type="string">
            <text:p>*</text:p>
          </table:table-cell>
          <table:table-cell table:style-name="ce2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310" calcext:value-type="float">
            <text:p>9310</text:p>
          </table:table-cell>
          <table:table-cell office:value-type="float" office:value="535" calcext:value-type="float">
            <text:p>535</text:p>
          </table:table-cell>
          <table:table-cell office:value-type="float" office:value="290" calcext:value-type="float">
            <text:p>290</text:p>
          </table:table-cell>
          <table:table-cell office:value-type="float" office:value="214" calcext:value-type="float">
            <text:p>2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5]/SUM([.F5:.H5])" office:value-type="percentage" office:value="0.542056074766355" calcext:value-type="percentage">
            <text:p>54.21%</text:p>
          </table:table-cell>
          <table:table-cell/>
          <table:table-cell table:style-name="ce2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800" calcext:value-type="float">
            <text:p>9800</text:p>
          </table:table-cell>
          <table:table-cell office:value-type="float" office:value="183" calcext:value-type="float">
            <text:p>183</text:p>
          </table:table-cell>
          <table:table-cell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6]/SUM([.F6:.H6])" office:value-type="percentage" office:value="0.568306010928962" calcext:value-type="percentage">
            <text:p>56.83%</text:p>
          </table:table-cell>
          <table:table-cell/>
          <table:table-cell table:style-name="ce2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15" calcext:value-type="float">
            <text:p>9915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7]/SUM([.F7:.H7])" office:value-type="percentage" office:value="0.555555555555556" calcext:value-type="percentage">
            <text:p>55.56%</text:p>
          </table:table-cell>
          <table:table-cell/>
          <table:table-cell table:style-name="ce2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80" calcext:value-type="float">
            <text:p>998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8]/SUM([.F8:.H8])" office:value-type="percentage" office:value="0.588235294117647" calcext:value-type="percentage">
            <text:p>58.82%</text:p>
          </table:table-cell>
          <table:table-cell/>
          <table:table-cell table:style-name="ce2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95" calcext:value-type="float">
            <text:p>999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9]/SUM([.F9:.H9])" office:value-type="percentage" office:value="0.619047619047619" calcext:value-type="percentage">
            <text:p>61.90%</text:p>
          </table:table-cell>
          <table:table-cell office:value-type="string" calcext:value-type="string">
            <text:p>*</text:p>
          </table:table-cell>
          <table:table-cell table:style-name="ce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05" calcext:value-type="float">
            <text:p>1000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10]/SUM([.F10:.H10])" office:value-type="percentage" office:value="0.7" calcext:value-type="percentage">
            <text:p>70.00%</text:p>
          </table:table-cell>
          <table:table-cell office:value-type="string" calcext:value-type="string">
            <text:p>*</text:p>
          </table:table-cell>
          <table:table-cell table:style-name="ce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75" calcext:value-type="float">
            <text:p>997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11]/SUM([.F11:.H11])" office:value-type="percentage" office:value="0.428571428571429" calcext:value-type="percentage">
            <text:p>42.86%</text:p>
          </table:table-cell>
          <table:table-cell/>
          <table:table-cell table:style-name="ce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80" calcext:value-type="float">
            <text:p>998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12]/SUM([.F12:.H12])" office:value-type="percentage" office:value="0.4" calcext:value-type="percentage">
            <text:p>40.00%</text:p>
          </table:table-cell>
          <table:table-cell/>
          <table:table-cell table:style-name="ce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016" calcext:value-type="float">
            <text:p>2016</text:p>
          </table:table-cell>
          <table:table-cell office:value-type="float" office:value="9990" calcext:value-type="float">
            <text:p>9990</text:p>
          </table:table-cell>
          <table:table-cell office:value-type="float" office:value="9985" calcext:value-type="float">
            <text:p>99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13]/SUM([.F13:.H13])" office:value-type="percentage" office:value="0.333333333333333" calcext:value-type="percentage">
            <text:p>33.33%</text:p>
          </table:table-cell>
          <table:table-cell/>
          <table:table-cell table:style-name="ce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015" calcext:value-type="float">
            <text:p>2015</text:p>
          </table:table-cell>
          <table:table-cell office:value-type="float" office:value="10005" calcext:value-type="float">
            <text:p>10005</text:p>
          </table:table-cell>
          <table:table-cell office:value-type="float" office:value="10010" calcext:value-type="float">
            <text:p>100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14]/SUM([.F14:.H14])" office:value-type="percentage" office:value="1" calcext:value-type="percentage">
            <text:p>100.00%</text:p>
          </table:table-cell>
          <table:table-cell/>
          <table:table-cell table:style-name="ce2"/>
        </table:table-row>
        <table:table-row table:style-name="ro1">
          <table:table-cell table:number-columns-repeated="2" office:value-type="float" office:value="2016" calcext:value-type="float">
            <text:p>2016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15]/SUM([.F15:.H15])" office:value-type="percentage" office:value="1" calcext:value-type="percentage">
            <text:p>100.00%</text:p>
          </table:table-cell>
          <table:table-cell/>
          <table:table-cell table:style-name="ce2"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16]/SUM([.F16:.H16])" office:value-type="percentage" office:value="0" calcext:value-type="percentage">
            <text:p>0.00%</text:p>
          </table:table-cell>
          <table:table-cell/>
          <table:table-cell table:style-name="ce2"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17]/SUM([.F17:.H17])" office:value-type="percentage" office:value="1" calcext:value-type="percentage">
            <text:p>100.00%</text:p>
          </table:table-cell>
          <table:table-cell/>
          <table:table-cell table:style-name="ce2"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18]/SUM([.F18:.H18])" office:value-type="percentage" office:value="1" calcext:value-type="percentage">
            <text:p>100.00%</text:p>
          </table:table-cell>
          <table:table-cell/>
          <table:table-cell table:style-name="ce2"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19]/SUM([.F19:.H19])" office:value-type="percentage" office:value="1" calcext:value-type="percentage">
            <text:p>100.00%</text:p>
          </table:table-cell>
          <table:table-cell/>
          <table:table-cell table:style-name="ce2"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20]/SUM([.F20:.H20])" office:value-type="percentage" office:value="0" calcext:value-type="percentage">
            <text:p>0.00%</text:p>
          </table:table-cell>
          <table:table-cell/>
          <table:table-cell table:style-name="ce2"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21]/SUM([.F21:.H21])" office:value-type="percentage" office:value="0" calcext:value-type="percentage">
            <text:p>0.00%</text:p>
          </table:table-cell>
          <table:table-cell/>
          <table:table-cell table:style-name="ce2"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22]/SUM([.F22:.H22])" office:value-type="percentage" office:value="1" calcext:value-type="percentage">
            <text:p>100.00%</text:p>
          </table:table-cell>
          <table:table-cell/>
          <table:table-cell table:style-name="ce2"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23]/SUM([.F23:.H23])" office:value-type="percentage" office:value="0" calcext:value-type="percentage">
            <text:p>0.00%</text:p>
          </table:table-cell>
          <table:table-cell/>
          <table:table-cell table:style-name="ce2"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24]/SUM([.F24:.H24])" office:value-type="percentage" office:value="1" calcext:value-type="percentage">
            <text:p>100.00%</text:p>
          </table:table-cell>
          <table:table-cell/>
          <table:table-cell table:style-name="ce2"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25]/SUM([.F25:.H25])" office:value-type="percentage" office:value="0" calcext:value-type="percentage">
            <text:p>0.00%</text:p>
          </table:table-cell>
          <table:table-cell/>
          <table:table-cell table:style-name="ce2"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63" calcext:value-type="float">
            <text:p>16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26]/SUM([.F26:.H26])" office:value-type="percentage" office:value="1" calcext:value-type="percentage">
            <text:p>100.00%</text:p>
          </table:table-cell>
          <table:table-cell/>
          <table:table-cell table:style-name="ce2"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69" calcext:value-type="float">
            <text:p>169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27]/SUM([.F27:.H27])" office:value-type="percentage" office:value="1" calcext:value-type="percentage">
            <text:p>100.00%</text:p>
          </table:table-cell>
          <table:table-cell/>
          <table:table-cell table:style-name="ce2"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81" calcext:value-type="float">
            <text:p>18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28]/SUM([.F28:.H28])" office:value-type="percentage" office:value="0" calcext:value-type="percentage">
            <text:p>0.00%</text:p>
          </table:table-cell>
          <table:table-cell/>
          <table:table-cell table:style-name="ce2"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87" calcext:value-type="float">
            <text:p>187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29]/SUM([.F29:.H29]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93" calcext:value-type="float">
            <text:p>19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30]/SUM([.F30:.H30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31]/SUM([.F31:.H31]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32]/SUM([.F32:.H32]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33]/SUM([.F33:.H33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17" calcext:value-type="float">
            <text:p>217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34]/SUM([.F34:.H34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23" calcext:value-type="float">
            <text:p>22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35]/SUM([.F35:.H35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72" calcext:value-type="float">
            <text:p>1972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35" calcext:value-type="float">
            <text:p>23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36]/SUM([.F36:.H36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72" calcext:value-type="float">
            <text:p>1972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38" calcext:value-type="float">
            <text:p>238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37]/SUM([.F37:.H37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72" calcext:value-type="float">
            <text:p>1972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41" calcext:value-type="float">
            <text:p>24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38]/SUM([.F38:.H38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72" calcext:value-type="float">
            <text:p>1972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44" calcext:value-type="float">
            <text:p>244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39]/SUM([.F39:.H39]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72" calcext:value-type="float">
            <text:p>1972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47" calcext:value-type="float">
            <text:p>247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40]/SUM([.F40:.H40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72" calcext:value-type="float">
            <text:p>1972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53" calcext:value-type="float">
            <text:p>25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41]/SUM([.F41:.H41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72" calcext:value-type="float">
            <text:p>1972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59" calcext:value-type="float">
            <text:p>259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42]/SUM([.F42:.H42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72" calcext:value-type="float">
            <text:p>1972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62" calcext:value-type="float">
            <text:p>26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43]/SUM([.F43:.H43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72" calcext:value-type="float">
            <text:p>1972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68" calcext:value-type="float">
            <text:p>268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44]/SUM([.F44:.H44]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72" calcext:value-type="float">
            <text:p>1972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71" calcext:value-type="float">
            <text:p>27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45]/SUM([.F45:.H45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72" calcext:value-type="float">
            <text:p>1972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77" calcext:value-type="float">
            <text:p>277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46]/SUM([.F46:.H46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72" calcext:value-type="float">
            <text:p>1972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83" calcext:value-type="float">
            <text:p>28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47]/SUM([.F47:.H47]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72" calcext:value-type="float">
            <text:p>1972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86" calcext:value-type="float">
            <text:p>286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48]/SUM([.F48:.H48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72" calcext:value-type="float">
            <text:p>1972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49]/SUM([.F49:.H49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number-columns-repeated="14"/>
          <table:table-cell table:formula="of:=SUM([.O2:.O49])/100" office:value-type="percentage" office:value="0.299843487547957" calcext:value-type="percentage">
            <text:p>29.98%</text:p>
          </table:table-cell>
          <table:table-cell table:number-columns-repeated="2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 table:number-rows-repeated="42">
          <table:table-cell table:number-columns-repeated="17"/>
        </table:table-row>
        <table:table-row table:style-name="ro1">
          <table:table-cell table:number-columns-repeated="9"/>
          <table:table-cell table:style-name="ce2"/>
          <table:table-cell table:number-columns-repeated="4"/>
          <table:table-cell table:style-name="Default"/>
          <table:table-cell table:number-columns-repeated="2"/>
        </table:table-row>
        <table:table-row table:style-name="ro1" table:number-rows-repeated="30">
          <table:table-cell table:number-columns-repeated="14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table:style-name="Default"/>
          <table:table-cell table:number-columns-repeated="2"/>
        </table:table-row>
      </table:table>
      <table:table table:name="rsi_saida_20_80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first_operational_year</text:p>
          </table:table-cell>
          <table:table-cell office:value-type="string" calcext:value-type="string">
            <text:p>last_operational_year</text:p>
          </table:table-cell>
          <table:table-cell office:value-type="string" calcext:value-type="string">
            <text:p>initial_balance</text:p>
          </table:table-cell>
          <table:table-cell office:value-type="string" calcext:value-type="string">
            <text:p>final_balance</text:p>
          </table:table-cell>
          <table:table-cell office:value-type="string" calcext:value-type="string">
            <text:p>total_trades</text:p>
          </table:table-cell>
          <table:table-cell office:value-type="string" calcext:value-type="string">
            <text:p>win_trades</text:p>
          </table:table-cell>
          <table:table-cell office:value-type="string" calcext:value-type="string">
            <text:p>loss_trades</text:p>
          </table:table-cell>
          <table:table-cell office:value-type="string" calcext:value-type="string">
            <text:p>tie_trades</text:p>
          </table:table-cell>
          <table:table-cell office:value-type="string" calcext:value-type="string">
            <text:p>filename_elements...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540" calcext:value-type="float">
            <text:p>2540</text:p>
          </table:table-cell>
          <table:table-cell office:value-type="float" office:value="809" calcext:value-type="float">
            <text:p>809</text:p>
          </table:table-cell>
          <table:table-cell office:value-type="float" office:value="1404" calcext:value-type="float">
            <text:p>140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2]/SUM([.F2:.H2])" office:value-type="percentage" office:value="0.318503937007874" calcext:value-type="percentage">
            <text:p>31.85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0" calcext:value-type="float">
            <text:p>2000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895" calcext:value-type="float">
            <text:p>2895</text:p>
          </table:table-cell>
          <table:table-cell office:value-type="float" office:value="961" calcext:value-type="float">
            <text:p>961</text:p>
          </table:table-cell>
          <table:table-cell office:value-type="float" office:value="1480" calcext:value-type="float">
            <text:p>1480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3]/SUM([.F3:.H3])" office:value-type="percentage" office:value="0.331951640759931" calcext:value-type="percentage">
            <text:p>33.20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03" calcext:value-type="float">
            <text:p>2003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3208" calcext:value-type="float">
            <text:p>3208</text:p>
          </table:table-cell>
          <table:table-cell office:value-type="float" office:value="1147" calcext:value-type="float">
            <text:p>1147</text:p>
          </table:table-cell>
          <table:table-cell office:value-type="float" office:value="1573" calcext:value-type="float">
            <text:p>1573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4]/SUM([.F4:.H4])" office:value-type="percentage" office:value="0.357543640897756" calcext:value-type="percentage">
            <text:p>35.75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07" calcext:value-type="float">
            <text:p>2007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3634" calcext:value-type="float">
            <text:p>3634</text:p>
          </table:table-cell>
          <table:table-cell office:value-type="float" office:value="1389" calcext:value-type="float">
            <text:p>1389</text:p>
          </table:table-cell>
          <table:table-cell office:value-type="float" office:value="1694" calcext:value-type="float">
            <text:p>1694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5]/SUM([.F5:.H5])" office:value-type="percentage" office:value="0.382223445239406" calcext:value-type="percentage">
            <text:p>38.22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4" calcext:value-type="float">
            <text:p>2014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5707" calcext:value-type="float">
            <text:p>5707</text:p>
          </table:table-cell>
          <table:table-cell office:value-type="float" office:value="2853" calcext:value-type="float">
            <text:p>2853</text:p>
          </table:table-cell>
          <table:table-cell office:value-type="float" office:value="2426" calcext:value-type="float">
            <text:p>2426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6]/SUM([.F6:.H6])" office:value-type="percentage" office:value="0.499912388295076" calcext:value-type="percentage">
            <text:p>49.99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4200" calcext:value-type="float">
            <text:p>4200</text:p>
          </table:table-cell>
          <table:table-cell office:value-type="float" office:value="3469" calcext:value-type="float">
            <text:p>3469</text:p>
          </table:table-cell>
          <table:table-cell office:value-type="float" office:value="1776" calcext:value-type="float">
            <text:p>1776</text:p>
          </table:table-cell>
          <table:table-cell office:value-type="float" office:value="1468" calcext:value-type="float">
            <text:p>1468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7]/SUM([.F7:.H7])" office:value-type="percentage" office:value="0.511963101758432" calcext:value-type="percentage">
            <text:p>51.2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7415" calcext:value-type="float">
            <text:p>7415</text:p>
          </table:table-cell>
          <table:table-cell office:value-type="float" office:value="1895" calcext:value-type="float">
            <text:p>1895</text:p>
          </table:table-cell>
          <table:table-cell office:value-type="float" office:value="1017" calcext:value-type="float">
            <text:p>1017</text:p>
          </table:table-cell>
          <table:table-cell office:value-type="float" office:value="767" calcext:value-type="float">
            <text:p>76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8]/SUM([.F8:.H8])" office:value-type="percentage" office:value="0.536675461741425" calcext:value-type="percentage">
            <text:p>53.67%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8710" calcext:value-type="float">
            <text:p>8710</text:p>
          </table:table-cell>
          <table:table-cell office:value-type="float" office:value="1150" calcext:value-type="float">
            <text:p>1150</text:p>
          </table:table-cell>
          <table:table-cell office:value-type="float" office:value="636" calcext:value-type="float">
            <text:p>636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9]/SUM([.F9:.H9])" office:value-type="percentage" office:value="0.55304347826087" calcext:value-type="percentage">
            <text:p>55.3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8910" calcext:value-type="float">
            <text:p>8910</text:p>
          </table:table-cell>
          <table:table-cell office:value-type="float" office:value="731" calcext:value-type="float">
            <text:p>731</text:p>
          </table:table-cell>
          <table:table-cell office:value-type="float" office:value="398" calcext:value-type="float">
            <text:p>398</text:p>
          </table:table-cell>
          <table:table-cell office:value-type="float" office:value="308" calcext:value-type="float">
            <text:p>3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10]/SUM([.F10:.H10])" office:value-type="percentage" office:value="0.544459644322845" calcext:value-type="percentage">
            <text:p>54.45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400" calcext:value-type="float">
            <text:p>9400</text:p>
          </table:table-cell>
          <table:table-cell office:value-type="float" office:value="455" calcext:value-type="float">
            <text:p>455</text:p>
          </table:table-cell>
          <table:table-cell office:value-type="float" office:value="252" calcext:value-type="float">
            <text:p>252</text:p>
          </table:table-cell>
          <table:table-cell office:value-type="float" office:value="186" calcext:value-type="float">
            <text:p>18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11]/SUM([.F11:.H11])" office:value-type="percentage" office:value="0.553846153846154" calcext:value-type="percentage">
            <text:p>55.38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750" calcext:value-type="float">
            <text:p>9750</text:p>
          </table:table-cell>
          <table:table-cell office:value-type="float" office:value="327" calcext:value-type="float">
            <text:p>327</text:p>
          </table:table-cell>
          <table:table-cell office:value-type="float" office:value="194" calcext:value-type="float">
            <text:p>194</text:p>
          </table:table-cell>
          <table:table-cell office:value-type="float" office:value="122" calcext:value-type="float">
            <text:p>1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12]/SUM([.F12:.H12])" office:value-type="percentage" office:value="0.593272171253823" calcext:value-type="percentage">
            <text:p>59.33%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835" calcext:value-type="float">
            <text:p>9835</text:p>
          </table:table-cell>
          <table:table-cell office:value-type="float" office:value="243" calcext:value-type="float">
            <text:p>243</text:p>
          </table:table-cell>
          <table:table-cell office:value-type="float" office:value="143" calcext:value-type="float">
            <text:p>143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13]/SUM([.F13:.H13])" office:value-type="percentage" office:value="0.588477366255144" calcext:value-type="percentage">
            <text:p>58.85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10" calcext:value-type="float">
            <text:p>9910</text:p>
          </table:table-cell>
          <table:table-cell office:value-type="float" office:value="177" calcext:value-type="float">
            <text:p>177</text:p>
          </table:table-cell>
          <table:table-cell office:value-type="float" office:value="108" calcext:value-type="float">
            <text:p>108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14]/SUM([.F14:.H14])" office:value-type="percentage" office:value="0.610169491525424" calcext:value-type="percentage">
            <text:p>61.02%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65" calcext:value-type="float">
            <text:p>9965</text:p>
          </table:table-cell>
          <table:table-cell office:value-type="float" office:value="124" calcext:value-type="float">
            <text:p>124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15]/SUM([.F15:.H15])" office:value-type="percentage" office:value="0.637096774193548" calcext:value-type="percentage">
            <text:p>63.71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50" calcext:value-type="float">
            <text:p>9950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16]/SUM([.F16:.H16])" office:value-type="percentage" office:value="0.625" calcext:value-type="percentage">
            <text:p>62.5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95" calcext:value-type="float">
            <text:p>9995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17]/SUM([.F17:.H17])" office:value-type="percentage" office:value="0.651515151515152" calcext:value-type="percentage">
            <text:p>65.15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10040" calcext:value-type="float">
            <text:p>10040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18]/SUM([.F18:.H18])" office:value-type="percentage" office:value="0.714285714285714" calcext:value-type="percentage">
            <text:p>71.43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10015" calcext:value-type="float">
            <text:p>10015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19]/SUM([.F19:.H19])" office:value-type="percentage" office:value="0.69047619047619" calcext:value-type="percentage">
            <text:p>69.05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75" calcext:value-type="float">
            <text:p>9975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20]/SUM([.F20:.H20])" office:value-type="percentage" office:value="0.6" calcext:value-type="percentage">
            <text:p>60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05" calcext:value-type="float">
            <text:p>10005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21]/SUM([.F21:.H21])" office:value-type="percentage" office:value="0.653846153846154" calcext:value-type="percentage">
            <text:p>65.38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60" calcext:value-type="float">
            <text:p>996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22]/SUM([.F22:.H22])" office:value-type="percentage" office:value="0.56" calcext:value-type="percentage">
            <text:p>56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35" calcext:value-type="float">
            <text:p>993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23]/SUM([.F23:.H23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30" calcext:value-type="float">
            <text:p>993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24]/SUM([.F24:.H24])" office:value-type="percentage" office:value="0.421052631578947" calcext:value-type="percentage">
            <text:p>42.11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45" calcext:value-type="float">
            <text:p>994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25]/SUM([.F25:.H25])" office:value-type="percentage" office:value="0.4375" calcext:value-type="percentage">
            <text:p>43.75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10025" calcext:value-type="float">
            <text:p>1002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26]/SUM([.F26:.H26])" office:value-type="percentage" office:value="0.785714285714286" calcext:value-type="percentage">
            <text:p>78.57%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10025" calcext:value-type="float">
            <text:p>1002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27]/SUM([.F27:.H27])" office:value-type="percentage" office:value="0.818181818181818" calcext:value-type="percentage">
            <text:p>81.82%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05" calcext:value-type="float">
            <text:p>1000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28]/SUM([.F28:.H28])" office:value-type="percentage" office:value="0.692307692307692" calcext:value-type="percentage">
            <text:p>69.23%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85" calcext:value-type="float">
            <text:p>998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29]/SUM([.F29:.H29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30]/SUM([.F30:.H30])" office:value-type="percentage" office:value="0.6" calcext:value-type="percentage">
            <text:p>60.00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85" calcext:value-type="float">
            <text:p>998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31]/SUM([.F31:.H31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95" calcext:value-type="float">
            <text:p>999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32]/SUM([.F32:.H32])" office:value-type="percentage" office:value="0.6" calcext:value-type="percentage">
            <text:p>60.00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05" calcext:value-type="float">
            <text:p>1000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33]/SUM([.F33:.H33])" office:value-type="percentage" office:value="0.75" calcext:value-type="percentage">
            <text:p>75.00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6" calcext:value-type="float">
            <text:p>2016</text:p>
          </table:table-cell>
          <table:table-cell office:value-type="float" office:value="9990" calcext:value-type="float">
            <text:p>9990</text:p>
          </table:table-cell>
          <table:table-cell office:value-type="float" office:value="9985" calcext:value-type="float">
            <text:p>99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34]/SUM([.F34:.H34])" office:value-type="percentage" office:value="0.333333333333333" calcext:value-type="percentage">
            <text:p>33.33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6" calcext:value-type="float">
            <text:p>2016</text:p>
          </table:table-cell>
          <table:table-cell office:value-type="float" office:value="10005" calcext:value-type="float">
            <text:p>10005</text:p>
          </table:table-cell>
          <table:table-cell office:value-type="float" office:value="9995" calcext:value-type="float">
            <text:p>999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35]/SUM([.F35:.H35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6" calcext:value-type="float">
            <text:p>2016</text:p>
          </table:table-cell>
          <table:table-cell office:value-type="float" office:value="10005" calcext:value-type="float">
            <text:p>10005</text:p>
          </table:table-cell>
          <table:table-cell office:value-type="float" office:value="10010" calcext:value-type="float">
            <text:p>100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06" calcext:value-type="float">
            <text:p>106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36]/SUM([.F36:.H36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09" calcext:value-type="float">
            <text:p>109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37]/SUM([.F37:.H37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18" calcext:value-type="float">
            <text:p>118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38]/SUM([.F38:.H38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27" calcext:value-type="float">
            <text:p>12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39]/SUM([.F39:.H39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2017" calcext:value-type="float">
            <text:p>2017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40]/SUM([.F40:.H40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41]/SUM([.F41:.H41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42]/SUM([.F42:.H42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43]/SUM([.F43:.H43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57" calcext:value-type="float">
            <text:p>15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44]/SUM([.F44:.H44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63" calcext:value-type="float">
            <text:p>16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45]/SUM([.F45:.H45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69" calcext:value-type="float">
            <text:p>169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46]/SUM([.F46:.H46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81" calcext:value-type="float">
            <text:p>18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47]/SUM([.F47:.H47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87" calcext:value-type="float">
            <text:p>18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48]/SUM([.F48:.H48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93" calcext:value-type="float">
            <text:p>19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49]/SUM([.F49:.H49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02" calcext:value-type="float">
            <text:p>20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50]/SUM([.F50:.H50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05" calcext:value-type="float">
            <text:p>20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51]/SUM([.F51:.H51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11" calcext:value-type="float">
            <text:p>21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52]/SUM([.F52:.H52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17" calcext:value-type="float">
            <text:p>21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53]/SUM([.F53:.H53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23" calcext:value-type="float">
            <text:p>22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54]/SUM([.F54:.H54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2" office:value-type="float" office:value="1972" calcext:value-type="float">
            <text:p>1972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35" calcext:value-type="float">
            <text:p>23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55]/SUM([.F55:.H55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2" office:value-type="float" office:value="1972" calcext:value-type="float">
            <text:p>1972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38" calcext:value-type="float">
            <text:p>238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56]/SUM([.F56:.H56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2" office:value-type="float" office:value="1972" calcext:value-type="float">
            <text:p>1972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41" calcext:value-type="float">
            <text:p>24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57]/SUM([.F57:.H57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2" office:value-type="float" office:value="1972" calcext:value-type="float">
            <text:p>1972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44" calcext:value-type="float">
            <text:p>244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58]/SUM([.F58:.H58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1972" calcext:value-type="float">
            <text:p>1972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59]/SUM([.F59:.H59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2" office:value-type="float" office:value="1972" calcext:value-type="float">
            <text:p>1972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53" calcext:value-type="float">
            <text:p>25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60]/SUM([.F60:.H60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2" office:value-type="float" office:value="1972" calcext:value-type="float">
            <text:p>1972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59" calcext:value-type="float">
            <text:p>259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61]/SUM([.F61:.H61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2" office:value-type="float" office:value="1972" calcext:value-type="float">
            <text:p>1972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62" calcext:value-type="float">
            <text:p>26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62]/SUM([.F62:.H62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2" office:value-type="float" office:value="1972" calcext:value-type="float">
            <text:p>1972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68" calcext:value-type="float">
            <text:p>268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63]/SUM([.F63:.H63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1972" calcext:value-type="float">
            <text:p>1972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71" calcext:value-type="float">
            <text:p>27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64]/SUM([.F64:.H64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2" office:value-type="float" office:value="1972" calcext:value-type="float">
            <text:p>1972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77" calcext:value-type="float">
            <text:p>27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65]/SUM([.F65:.H65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2" office:value-type="float" office:value="1972" calcext:value-type="float">
            <text:p>1972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83" calcext:value-type="float">
            <text:p>28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66]/SUM([.F66:.H66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1972" calcext:value-type="float">
            <text:p>1972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86" calcext:value-type="float">
            <text:p>286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67]/SUM([.F67:.H67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2" office:value-type="float" office:value="1972" calcext:value-type="float">
            <text:p>1972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95" calcext:value-type="float">
            <text:p>29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68]/SUM([.F68:.H68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14"/>
          <table:table-cell table:formula="of:=SUM([.O2:.O68])/100" office:value-type="percentage" office:value="0.39952351666597" calcext:value-type="percentage">
            <text:p>39.95%</text:p>
          </table:table-cell>
          <table:table-cell/>
        </table:table-row>
      </table:table>
      <table:table table:name="rsi_saida_30_70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first_operational_year</text:p>
          </table:table-cell>
          <table:table-cell office:value-type="string" calcext:value-type="string">
            <text:p>last_operational_year</text:p>
          </table:table-cell>
          <table:table-cell office:value-type="string" calcext:value-type="string">
            <text:p>initial_balance</text:p>
          </table:table-cell>
          <table:table-cell office:value-type="string" calcext:value-type="string">
            <text:p>final_balance</text:p>
          </table:table-cell>
          <table:table-cell office:value-type="string" calcext:value-type="string">
            <text:p>total_trades</text:p>
          </table:table-cell>
          <table:table-cell office:value-type="string" calcext:value-type="string">
            <text:p>win_trades</text:p>
          </table:table-cell>
          <table:table-cell office:value-type="string" calcext:value-type="string">
            <text:p>loss_trades</text:p>
          </table:table-cell>
          <table:table-cell office:value-type="string" calcext:value-type="string">
            <text:p>tie_trades</text:p>
          </table:table-cell>
          <table:table-cell office:value-type="string" calcext:value-type="string">
            <text:p>filename_elements...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709" calcext:value-type="float">
            <text:p>2709</text:p>
          </table:table-cell>
          <table:table-cell office:value-type="float" office:value="934" calcext:value-type="float">
            <text:p>934</text:p>
          </table:table-cell>
          <table:table-cell office:value-type="float" office:value="1467" calcext:value-type="float">
            <text:p>1467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2]/SUM([.F2:.H2])" office:value-type="percentage" office:value="0.344776670358066" calcext:value-type="percentage">
            <text:p>34.48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517" calcext:value-type="float">
            <text:p>2517</text:p>
          </table:table-cell>
          <table:table-cell office:value-type="float" office:value="787" calcext:value-type="float">
            <text:p>787</text:p>
          </table:table-cell>
          <table:table-cell office:value-type="float" office:value="1393" calcext:value-type="float">
            <text:p>1393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3]/SUM([.F3:.H3])" office:value-type="percentage" office:value="0.312673818037346" calcext:value-type="percentage">
            <text:p>31.27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576" calcext:value-type="float">
            <text:p>2576</text:p>
          </table:table-cell>
          <table:table-cell office:value-type="float" office:value="799" calcext:value-type="float">
            <text:p>799</text:p>
          </table:table-cell>
          <table:table-cell office:value-type="float" office:value="1399" calcext:value-type="float">
            <text:p>1399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4]/SUM([.F4:.H4])" office:value-type="percentage" office:value="0.310170807453416" calcext:value-type="percentage">
            <text:p>31.02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0" calcext:value-type="float">
            <text:p>2000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694" calcext:value-type="float">
            <text:p>2694</text:p>
          </table:table-cell>
          <table:table-cell office:value-type="float" office:value="871" calcext:value-type="float">
            <text:p>871</text:p>
          </table:table-cell>
          <table:table-cell office:value-type="float" office:value="1435" calcext:value-type="float">
            <text:p>1435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5]/SUM([.F5:.H5])" office:value-type="percentage" office:value="0.323311061618411" calcext:value-type="percentage">
            <text:p>32.33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0" calcext:value-type="float">
            <text:p>2000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3016" calcext:value-type="float">
            <text:p>3016</text:p>
          </table:table-cell>
          <table:table-cell office:value-type="float" office:value="1053" calcext:value-type="float">
            <text:p>1053</text:p>
          </table:table-cell>
          <table:table-cell office:value-type="float" office:value="1526" calcext:value-type="float">
            <text:p>1526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6]/SUM([.F6:.H6])" office:value-type="percentage" office:value="0.349137931034483" calcext:value-type="percentage">
            <text:p>34.91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1" calcext:value-type="float">
            <text:p>2001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3260" calcext:value-type="float">
            <text:p>3260</text:p>
          </table:table-cell>
          <table:table-cell office:value-type="float" office:value="1166" calcext:value-type="float">
            <text:p>1166</text:p>
          </table:table-cell>
          <table:table-cell office:value-type="float" office:value="1583" calcext:value-type="float">
            <text:p>1583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7]/SUM([.F7:.H7])" office:value-type="percentage" office:value="0.357668711656442" calcext:value-type="percentage">
            <text:p>35.77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3" calcext:value-type="float">
            <text:p>2003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3338" calcext:value-type="float">
            <text:p>3338</text:p>
          </table:table-cell>
          <table:table-cell office:value-type="float" office:value="1229" calcext:value-type="float">
            <text:p>1229</text:p>
          </table:table-cell>
          <table:table-cell office:value-type="float" office:value="1614" calcext:value-type="float">
            <text:p>1614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8]/SUM([.F8:.H8])" office:value-type="percentage" office:value="0.368184541641702" calcext:value-type="percentage">
            <text:p>36.82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4" calcext:value-type="float">
            <text:p>2004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3560" calcext:value-type="float">
            <text:p>3560</text:p>
          </table:table-cell>
          <table:table-cell office:value-type="float" office:value="1388" calcext:value-type="float">
            <text:p>1388</text:p>
          </table:table-cell>
          <table:table-cell office:value-type="float" office:value="1694" calcext:value-type="float">
            <text:p>1694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9]/SUM([.F9:.H9])" office:value-type="percentage" office:value="0.389887640449438" calcext:value-type="percentage">
            <text:p>38.99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6" calcext:value-type="float">
            <text:p>2006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3451" calcext:value-type="float">
            <text:p>3451</text:p>
          </table:table-cell>
          <table:table-cell office:value-type="float" office:value="1321" calcext:value-type="float">
            <text:p>1321</text:p>
          </table:table-cell>
          <table:table-cell office:value-type="float" office:value="1660" calcext:value-type="float">
            <text:p>166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10]/SUM([.F10:.H10])" office:value-type="percentage" office:value="0.38278759779774" calcext:value-type="percentage">
            <text:p>38.28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8" calcext:value-type="float">
            <text:p>2008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3903" calcext:value-type="float">
            <text:p>3903</text:p>
          </table:table-cell>
          <table:table-cell office:value-type="float" office:value="1555" calcext:value-type="float">
            <text:p>1555</text:p>
          </table:table-cell>
          <table:table-cell office:value-type="float" office:value="1777" calcext:value-type="float">
            <text:p>1777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11]/SUM([.F11:.H11])" office:value-type="percentage" office:value="0.398411478349987" calcext:value-type="percentage">
            <text:p>39.84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1" calcext:value-type="float">
            <text:p>2011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5177" calcext:value-type="float">
            <text:p>5177</text:p>
          </table:table-cell>
          <table:table-cell office:value-type="float" office:value="2430" calcext:value-type="float">
            <text:p>2430</text:p>
          </table:table-cell>
          <table:table-cell office:value-type="float" office:value="2215" calcext:value-type="float">
            <text:p>2215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12]/SUM([.F12:.H12])" office:value-type="percentage" office:value="0.469383813019123" calcext:value-type="percentage">
            <text:p>46.94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4" calcext:value-type="float">
            <text:p>2014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5742" calcext:value-type="float">
            <text:p>5742</text:p>
          </table:table-cell>
          <table:table-cell office:value-type="float" office:value="2883" calcext:value-type="float">
            <text:p>2883</text:p>
          </table:table-cell>
          <table:table-cell office:value-type="float" office:value="2441" calcext:value-type="float">
            <text:p>2441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13]/SUM([.F13:.H13])" office:value-type="percentage" office:value="0.50208986415883" calcext:value-type="percentage">
            <text:p>50.21%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1505" calcext:value-type="float">
            <text:p>1505</text:p>
          </table:table-cell>
          <table:table-cell office:value-type="float" office:value="5190" calcext:value-type="float">
            <text:p>5190</text:p>
          </table:table-cell>
          <table:table-cell office:value-type="float" office:value="2679" calcext:value-type="float">
            <text:p>2679</text:p>
          </table:table-cell>
          <table:table-cell office:value-type="float" office:value="2189" calcext:value-type="float">
            <text:p>2189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14]/SUM([.F14:.H14])" office:value-type="percentage" office:value="0.516184971098266" calcext:value-type="percentage">
            <text:p>51.62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3820" calcext:value-type="float">
            <text:p>3820</text:p>
          </table:table-cell>
          <table:table-cell office:value-type="float" office:value="4014" calcext:value-type="float">
            <text:p>4014</text:p>
          </table:table-cell>
          <table:table-cell office:value-type="float" office:value="2092" calcext:value-type="float">
            <text:p>2092</text:p>
          </table:table-cell>
          <table:table-cell office:value-type="float" office:value="1664" calcext:value-type="float">
            <text:p>1664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15]/SUM([.F15:.H15])" office:value-type="percentage" office:value="0.521175884404584" calcext:value-type="percentage">
            <text:p>52.12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4660" calcext:value-type="float">
            <text:p>4660</text:p>
          </table:table-cell>
          <table:table-cell office:value-type="float" office:value="3155" calcext:value-type="float">
            <text:p>3155</text:p>
          </table:table-cell>
          <table:table-cell office:value-type="float" office:value="1622" calcext:value-type="float">
            <text:p>1622</text:p>
          </table:table-cell>
          <table:table-cell office:value-type="float" office:value="1345" calcext:value-type="float">
            <text:p>1345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16]/SUM([.F16:.H16])" office:value-type="percentage" office:value="0.514104595879556" calcext:value-type="percentage">
            <text:p>51.41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5470" calcext:value-type="float">
            <text:p>5470</text:p>
          </table:table-cell>
          <table:table-cell office:value-type="float" office:value="2515" calcext:value-type="float">
            <text:p>2515</text:p>
          </table:table-cell>
          <table:table-cell office:value-type="float" office:value="1272" calcext:value-type="float">
            <text:p>1272</text:p>
          </table:table-cell>
          <table:table-cell office:value-type="float" office:value="1089" calcext:value-type="float">
            <text:p>108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17]/SUM([.F17:.H17])" office:value-type="percentage" office:value="0.505765407554672" calcext:value-type="percentage">
            <text:p>50.58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6865" calcext:value-type="float">
            <text:p>6865</text:p>
          </table:table-cell>
          <table:table-cell office:value-type="float" office:value="2016" calcext:value-type="float">
            <text:p>2016</text:p>
          </table:table-cell>
          <table:table-cell office:value-type="float" office:value="1061" calcext:value-type="float">
            <text:p>1061</text:p>
          </table:table-cell>
          <table:table-cell office:value-type="float" office:value="844" calcext:value-type="float">
            <text:p>84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18]/SUM([.F18:.H18])" office:value-type="percentage" office:value="0.526289682539683" calcext:value-type="percentage">
            <text:p>52.63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7670" calcext:value-type="float">
            <text:p>7670</text:p>
          </table:table-cell>
          <table:table-cell office:value-type="float" office:value="1641" calcext:value-type="float">
            <text:p>1641</text:p>
          </table:table-cell>
          <table:table-cell office:value-type="float" office:value="882" calcext:value-type="float">
            <text:p>882</text:p>
          </table:table-cell>
          <table:table-cell office:value-type="float" office:value="674" calcext:value-type="float">
            <text:p>6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19]/SUM([.F19:.H19])" office:value-type="percentage" office:value="0.537477148080439" calcext:value-type="percentage">
            <text:p>53.75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8165" calcext:value-type="float">
            <text:p>8165</text:p>
          </table:table-cell>
          <table:table-cell office:value-type="float" office:value="1399" calcext:value-type="float">
            <text:p>1399</text:p>
          </table:table-cell>
          <table:table-cell office:value-type="float" office:value="759" calcext:value-type="float">
            <text:p>759</text:p>
          </table:table-cell>
          <table:table-cell office:value-type="float" office:value="563" calcext:value-type="float">
            <text:p>56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20]/SUM([.F20:.H20])" office:value-type="percentage" office:value="0.54253037884203" calcext:value-type="percentage">
            <text:p>54.25%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8495" calcext:value-type="float">
            <text:p>8495</text:p>
          </table:table-cell>
          <table:table-cell office:value-type="float" office:value="1164" calcext:value-type="float">
            <text:p>1164</text:p>
          </table:table-cell>
          <table:table-cell office:value-type="float" office:value="641" calcext:value-type="float">
            <text:p>641</text:p>
          </table:table-cell>
          <table:table-cell office:value-type="float" office:value="471" calcext:value-type="float">
            <text:p>47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21]/SUM([.F21:.H21])" office:value-type="percentage" office:value="0.550687285223368" calcext:value-type="percentage">
            <text:p>55.07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8635" calcext:value-type="float">
            <text:p>8635</text:p>
          </table:table-cell>
          <table:table-cell office:value-type="float" office:value="990" calcext:value-type="float">
            <text:p>990</text:p>
          </table:table-cell>
          <table:table-cell office:value-type="float" office:value="541" calcext:value-type="float">
            <text:p>541</text:p>
          </table:table-cell>
          <table:table-cell office:value-type="float" office:value="407" calcext:value-type="float">
            <text:p>40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22]/SUM([.F22:.H22])" office:value-type="percentage" office:value="0.546464646464646" calcext:value-type="percentage">
            <text:p>54.65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8910" calcext:value-type="float">
            <text:p>8910</text:p>
          </table:table-cell>
          <table:table-cell office:value-type="float" office:value="869" calcext:value-type="float">
            <text:p>869</text:p>
          </table:table-cell>
          <table:table-cell office:value-type="float" office:value="482" calcext:value-type="float">
            <text:p>482</text:p>
          </table:table-cell>
          <table:table-cell office:value-type="float" office:value="350" calcext:value-type="float">
            <text:p>35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23]/SUM([.F23:.H23])" office:value-type="percentage" office:value="0.554660529344074" calcext:value-type="percentage">
            <text:p>55.47%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160" calcext:value-type="float">
            <text:p>9160</text:p>
          </table:table-cell>
          <table:table-cell office:value-type="float" office:value="750" calcext:value-type="float">
            <text:p>750</text:p>
          </table:table-cell>
          <table:table-cell office:value-type="float" office:value="418" calcext:value-type="float">
            <text:p>418</text:p>
          </table:table-cell>
          <table:table-cell office:value-type="float" office:value="293" calcext:value-type="float">
            <text:p>29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24]/SUM([.F24:.H24])" office:value-type="percentage" office:value="0.557333333333333" calcext:value-type="percentage">
            <text:p>55.73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240" calcext:value-type="float">
            <text:p>9240</text:p>
          </table:table-cell>
          <table:table-cell office:value-type="float" office:value="621" calcext:value-type="float">
            <text:p>621</text:p>
          </table:table-cell>
          <table:table-cell office:value-type="float" office:value="344" calcext:value-type="float">
            <text:p>344</text:p>
          </table:table-cell>
          <table:table-cell office:value-type="float" office:value="248" calcext:value-type="float">
            <text:p>24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25]/SUM([.F25:.H25])" office:value-type="percentage" office:value="0.553945249597424" calcext:value-type="percentage">
            <text:p>55.39%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295" calcext:value-type="float">
            <text:p>9295</text:p>
          </table:table-cell>
          <table:table-cell office:value-type="float" office:value="550" calcext:value-type="float">
            <text:p>550</text:p>
          </table:table-cell>
          <table:table-cell office:value-type="float" office:value="305" calcext:value-type="float">
            <text:p>305</text:p>
          </table:table-cell>
          <table:table-cell office:value-type="float" office:value="223" calcext:value-type="float">
            <text:p>2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26]/SUM([.F26:.H26])" office:value-type="percentage" office:value="0.554545454545455" calcext:value-type="percentage">
            <text:p>55.45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375" calcext:value-type="float">
            <text:p>9375</text:p>
          </table:table-cell>
          <table:table-cell office:value-type="float" office:value="462" calcext:value-type="float">
            <text:p>462</text:p>
          </table:table-cell>
          <table:table-cell office:value-type="float" office:value="257" calcext:value-type="float">
            <text:p>257</text:p>
          </table:table-cell>
          <table:table-cell office:value-type="float" office:value="191" calcext:value-type="float">
            <text:p>1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27]/SUM([.F27:.H27])" office:value-type="percentage" office:value="0.556277056277056" calcext:value-type="percentage">
            <text:p>55.63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620" calcext:value-type="float">
            <text:p>9620</text:p>
          </table:table-cell>
          <table:table-cell office:value-type="float" office:value="387" calcext:value-type="float">
            <text:p>387</text:p>
          </table:table-cell>
          <table:table-cell office:value-type="float" office:value="224" calcext:value-type="float">
            <text:p>224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28]/SUM([.F28:.H28])" office:value-type="percentage" office:value="0.578811369509044" calcext:value-type="percentage">
            <text:p>57.88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615" calcext:value-type="float">
            <text:p>9615</text:p>
          </table:table-cell>
          <table:table-cell office:value-type="float" office:value="334" calcext:value-type="float">
            <text:p>334</text:p>
          </table:table-cell>
          <table:table-cell office:value-type="float" office:value="189" calcext:value-type="float">
            <text:p>189</text:p>
          </table:table-cell>
          <table:table-cell office:value-type="float" office:value="133" calcext:value-type="float">
            <text:p>1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29]/SUM([.F29:.H29])" office:value-type="percentage" office:value="0.565868263473054" calcext:value-type="percentage">
            <text:p>56.59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570" calcext:value-type="float">
            <text:p>9570</text:p>
          </table:table-cell>
          <table:table-cell office:value-type="float" office:value="296" calcext:value-type="float">
            <text:p>296</text:p>
          </table:table-cell>
          <table:table-cell office:value-type="float" office:value="162" calcext:value-type="float">
            <text:p>162</text:p>
          </table:table-cell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30]/SUM([.F30:.H30])" office:value-type="percentage" office:value="0.547297297297297" calcext:value-type="percentage">
            <text:p>54.73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745" calcext:value-type="float">
            <text:p>9745</text:p>
          </table:table-cell>
          <table:table-cell office:value-type="float" office:value="261" calcext:value-type="float">
            <text:p>261</text:p>
          </table:table-cell>
          <table:table-cell office:value-type="float" office:value="153" calcext:value-type="float">
            <text:p>153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31]/SUM([.F31:.H31])" office:value-type="percentage" office:value="0.586206896551724" calcext:value-type="percentage">
            <text:p>58.62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745" calcext:value-type="float">
            <text:p>9745</text:p>
          </table:table-cell>
          <table:table-cell office:value-type="float" office:value="222" calcext:value-type="float">
            <text:p>222</text:p>
          </table:table-cell>
          <table:table-cell office:value-type="float" office:value="127" calcext:value-type="float">
            <text:p>127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32]/SUM([.F32:.H32])" office:value-type="percentage" office:value="0.572072072072072" calcext:value-type="percentage">
            <text:p>57.21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670" calcext:value-type="float">
            <text:p>9670</text:p>
          </table:table-cell>
          <table:table-cell office:value-type="float" office:value="194" calcext:value-type="float">
            <text:p>194</text:p>
          </table:table-cell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33]/SUM([.F33:.H33])" office:value-type="percentage" office:value="0.525773195876289" calcext:value-type="percentage">
            <text:p>52.58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670" calcext:value-type="float">
            <text:p>9670</text:p>
          </table:table-cell>
          <table:table-cell office:value-type="float" office:value="174" calcext:value-type="float">
            <text:p>174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34]/SUM([.F34:.H34])" office:value-type="percentage" office:value="0.505747126436782" calcext:value-type="percentage">
            <text:p>50.57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660" calcext:value-type="float">
            <text:p>9660</text:p>
          </table:table-cell>
          <table:table-cell office:value-type="float" office:value="150" calcext:value-type="float">
            <text:p>150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03" calcext:value-type="float">
            <text:p>103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35]/SUM([.F35:.H35])" office:value-type="percentage" office:value="0.48" calcext:value-type="percentage">
            <text:p>48.00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735" calcext:value-type="float">
            <text:p>9735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36]/SUM([.F36:.H36])" office:value-type="percentage" office:value="0.4921875" calcext:value-type="percentage">
            <text:p>49.22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855" calcext:value-type="float">
            <text:p>9855</text:p>
          </table:table-cell>
          <table:table-cell office:value-type="float" office:value="110" calcext:value-type="float">
            <text:p>110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09" calcext:value-type="float">
            <text:p>109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37]/SUM([.F37:.H37])" office:value-type="percentage" office:value="0.554545454545455" calcext:value-type="percentage">
            <text:p>55.45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820" calcext:value-type="float">
            <text:p>9820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12" calcext:value-type="float">
            <text:p>11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38]/SUM([.F38:.H38])" office:value-type="percentage" office:value="0.54" calcext:value-type="percentage">
            <text:p>54.00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775" calcext:value-type="float">
            <text:p>9775</text:p>
          </table:table-cell>
          <table:table-cell office:value-type="float" office:value="88" calcext:value-type="float">
            <text:p>8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39]/SUM([.F39:.H39])" office:value-type="percentage" office:value="0.488636363636364" calcext:value-type="percentage">
            <text:p>48.86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775" calcext:value-type="float">
            <text:p>9775</text:p>
          </table:table-cell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40]/SUM([.F40:.H40])" office:value-type="percentage" office:value="0.460526315789474" calcext:value-type="percentage">
            <text:p>46.05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815" calcext:value-type="float">
            <text:p>9815</text:p>
          </table:table-cell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21" calcext:value-type="float">
            <text:p>12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41]/SUM([.F41:.H41])" office:value-type="percentage" office:value="0.478260869565217" calcext:value-type="percentage">
            <text:p>47.83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895" calcext:value-type="float">
            <text:p>9895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24" calcext:value-type="float">
            <text:p>12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42]/SUM([.F42:.H42])" office:value-type="percentage" office:value="0.55" calcext:value-type="percentage">
            <text:p>55.00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890" calcext:value-type="float">
            <text:p>9890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27" calcext:value-type="float">
            <text:p>12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43]/SUM([.F43:.H43])" office:value-type="percentage" office:value="0.52" calcext:value-type="percentage">
            <text:p>52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85" calcext:value-type="float">
            <text:p>9985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44]/SUM([.F44:.H44])" office:value-type="percentage" office:value="0.642857142857143" calcext:value-type="percentage">
            <text:p>64.29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60" calcext:value-type="float">
            <text:p>9960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45]/SUM([.F45:.H45])" office:value-type="percentage" office:value="0.612244897959184" calcext:value-type="percentage">
            <text:p>61.22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30" calcext:value-type="float">
            <text:p>9930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36" calcext:value-type="float">
            <text:p>13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46]/SUM([.F46:.H46])" office:value-type="percentage" office:value="0.565217391304348" calcext:value-type="percentage">
            <text:p>56.52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30" calcext:value-type="float">
            <text:p>9930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39" calcext:value-type="float">
            <text:p>139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47]/SUM([.F47:.H47])" office:value-type="percentage" office:value="0.571428571428571" calcext:value-type="percentage">
            <text:p>57.14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55" calcext:value-type="float">
            <text:p>9955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42" calcext:value-type="float">
            <text:p>14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48]/SUM([.F48:.H48])" office:value-type="percentage" office:value="0.604166666666667" calcext:value-type="percentage">
            <text:p>60.42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55" calcext:value-type="float">
            <text:p>9955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45" calcext:value-type="float">
            <text:p>14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49]/SUM([.F49:.H49])" office:value-type="percentage" office:value="0.6" calcext:value-type="percentage">
            <text:p>60.00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10" calcext:value-type="float">
            <text:p>9910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48" calcext:value-type="float">
            <text:p>148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50]/SUM([.F50:.H50])" office:value-type="percentage" office:value="0.541666666666667" calcext:value-type="percentage">
            <text:p>54.17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850" calcext:value-type="float">
            <text:p>985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51" calcext:value-type="float">
            <text:p>15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51]/SUM([.F51:.H51])" office:value-type="percentage" office:value="0.428571428571429" calcext:value-type="percentage">
            <text:p>42.86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890" calcext:value-type="float">
            <text:p>9890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54" calcext:value-type="float">
            <text:p>15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52]/SUM([.F52:.H52])" office:value-type="percentage" office:value="0.457142857142857" calcext:value-type="percentage">
            <text:p>45.71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25" calcext:value-type="float">
            <text:p>99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57" calcext:value-type="float">
            <text:p>15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53]/SUM([.F53:.H53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60" calcext:value-type="float">
            <text:p>996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54]/SUM([.F54:.H54])" office:value-type="percentage" office:value="0.56" calcext:value-type="percentage">
            <text:p>56.00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85" calcext:value-type="float">
            <text:p>9985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63" calcext:value-type="float">
            <text:p>163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55]/SUM([.F55:.H55])" office:value-type="percentage" office:value="0.625" calcext:value-type="percentage">
            <text:p>62.5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55" calcext:value-type="float">
            <text:p>995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66" calcext:value-type="float">
            <text:p>16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56]/SUM([.F56:.H56])" office:value-type="percentage" office:value="0.523809523809524" calcext:value-type="percentage">
            <text:p>52.38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6" calcext:value-type="float">
            <text:p>2016</text:p>
          </table:table-cell>
          <table:table-cell office:value-type="float" office:value="10005" calcext:value-type="float">
            <text:p>10005</text:p>
          </table:table-cell>
          <table:table-cell office:value-type="float" office:value="9970" calcext:value-type="float">
            <text:p>997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69" calcext:value-type="float">
            <text:p>169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57]/SUM([.F57:.H57])" office:value-type="percentage" office:value="0.571428571428571" calcext:value-type="percentage">
            <text:p>57.14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40" calcext:value-type="float">
            <text:p>994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58]/SUM([.F58:.H58])" office:value-type="percentage" office:value="0.476190476190476" calcext:value-type="percentage">
            <text:p>47.62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40" calcext:value-type="float">
            <text:p>994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75" calcext:value-type="float">
            <text:p>17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59]/SUM([.F59:.H59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15" calcext:value-type="float">
            <text:p>9915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78" calcext:value-type="float">
            <text:p>178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60]/SUM([.F60:.H60])" office:value-type="percentage" office:value="0.423076923076923" calcext:value-type="percentage">
            <text:p>42.31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20" calcext:value-type="float">
            <text:p>992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81" calcext:value-type="float">
            <text:p>18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61]/SUM([.F61:.H61])" office:value-type="percentage" office:value="0.416666666666667" calcext:value-type="percentage">
            <text:p>41.67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6" calcext:value-type="float">
            <text:p>2016</text:p>
          </table:table-cell>
          <table:table-cell office:value-type="float" office:value="9990" calcext:value-type="float">
            <text:p>9990</text:p>
          </table:table-cell>
          <table:table-cell office:value-type="float" office:value="9930" calcext:value-type="float">
            <text:p>993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84" calcext:value-type="float">
            <text:p>18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62]/SUM([.F62:.H62])" office:value-type="percentage" office:value="0.380952380952381" calcext:value-type="percentage">
            <text:p>38.10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25" calcext:value-type="float">
            <text:p>9925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87" calcext:value-type="float">
            <text:p>18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63]/SUM([.F63:.H63])" office:value-type="percentage" office:value="0.428571428571429" calcext:value-type="percentage">
            <text:p>42.86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6" calcext:value-type="float">
            <text:p>2016</text:p>
          </table:table-cell>
          <table:table-cell office:value-type="float" office:value="9990" calcext:value-type="float">
            <text:p>9990</text:p>
          </table:table-cell>
          <table:table-cell office:value-type="float" office:value="9915" calcext:value-type="float">
            <text:p>991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90" calcext:value-type="float">
            <text:p>19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64]/SUM([.F64:.H64])" office:value-type="percentage" office:value="0.409090909090909" calcext:value-type="percentage">
            <text:p>40.91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6" calcext:value-type="float">
            <text:p>2016</text:p>
          </table:table-cell>
          <table:table-cell office:value-type="float" office:value="10005" calcext:value-type="float">
            <text:p>10005</text:p>
          </table:table-cell>
          <table:table-cell office:value-type="float" office:value="9950" calcext:value-type="float">
            <text:p>995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93" calcext:value-type="float">
            <text:p>193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65]/SUM([.F65:.H65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6" calcext:value-type="float">
            <text:p>2016</text:p>
          </table:table-cell>
          <table:table-cell office:value-type="float" office:value="9990" calcext:value-type="float">
            <text:p>9990</text:p>
          </table:table-cell>
          <table:table-cell office:value-type="float" office:value="9945" calcext:value-type="float">
            <text:p>99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96" calcext:value-type="float">
            <text:p>19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66]/SUM([.F66:.H66])" office:value-type="percentage" office:value="0.473684210526316" calcext:value-type="percentage">
            <text:p>47.37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55" calcext:value-type="float">
            <text:p>995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99" calcext:value-type="float">
            <text:p>199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67]/SUM([.F67:.H67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55" calcext:value-type="float">
            <text:p>995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02" calcext:value-type="float">
            <text:p>20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68]/SUM([.F68:.H68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05" calcext:value-type="float">
            <text:p>20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69]/SUM([.F69:.H69])" office:value-type="percentage" office:value="0.6" calcext:value-type="percentage">
            <text:p>60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10005" calcext:value-type="float">
            <text:p>1000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08" calcext:value-type="float">
            <text:p>208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70]/SUM([.F70:.H70])" office:value-type="percentage" office:value="0.714285714285714" calcext:value-type="percentage">
            <text:p>71.43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90" calcext:value-type="float">
            <text:p>999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11" calcext:value-type="float">
            <text:p>21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71]/SUM([.F71:.H71])" office:value-type="percentage" office:value="0.571428571428571" calcext:value-type="percentage">
            <text:p>57.14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85" calcext:value-type="float">
            <text:p>998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72]/SUM([.F72:.H72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95" calcext:value-type="float">
            <text:p>999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17" calcext:value-type="float">
            <text:p>21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73]/SUM([.F73:.H73])" office:value-type="percentage" office:value="0.625" calcext:value-type="percentage">
            <text:p>62.5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80" calcext:value-type="float">
            <text:p>998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74]/SUM([.F74:.H74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80" calcext:value-type="float">
            <text:p>998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23" calcext:value-type="float">
            <text:p>223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75]/SUM([.F75:.H75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90" calcext:value-type="float">
            <text:p>999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26" calcext:value-type="float">
            <text:p>22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76]/SUM([.F76:.H76])" office:value-type="percentage" office:value="0.571428571428571" calcext:value-type="percentage">
            <text:p>57.14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85" calcext:value-type="float">
            <text:p>998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29" calcext:value-type="float">
            <text:p>229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77]/SUM([.F77:.H77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90" calcext:value-type="float">
            <text:p>99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32" calcext:value-type="float">
            <text:p>23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78]/SUM([.F78:.H78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05" calcext:value-type="float">
            <text:p>1000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35" calcext:value-type="float">
            <text:p>23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79]/SUM([.F79:.H79])" office:value-type="percentage" office:value="0.75" calcext:value-type="percentage">
            <text:p>75.00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5" calcext:value-type="float">
            <text:p>2015</text:p>
          </table:table-cell>
          <table:table-cell office:value-type="float" office:value="10005" calcext:value-type="float">
            <text:p>10005</text:p>
          </table:table-cell>
          <table:table-cell office:value-type="float" office:value="10015" calcext:value-type="float">
            <text:p>1001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38" calcext:value-type="float">
            <text:p>238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80]/SUM([.F80:.H80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10020" calcext:value-type="float">
            <text:p>1002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41" calcext:value-type="float">
            <text:p>24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81]/SUM([.F81:.H81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10005" calcext:value-type="float">
            <text:p>1000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44" calcext:value-type="float">
            <text:p>24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82]/SUM([.F82:.H82])" office:value-type="percentage" office:value="0.75" calcext:value-type="percentage">
            <text:p>75.00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10020" calcext:value-type="float">
            <text:p>1002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47" calcext:value-type="float">
            <text:p>24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83]/SUM([.F83:.H83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10020" calcext:value-type="float">
            <text:p>1002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84]/SUM([.F84:.H84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10025" calcext:value-type="float">
            <text:p>1002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85]/SUM([.F85:.H85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10020" calcext:value-type="float">
            <text:p>1002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56" calcext:value-type="float">
            <text:p>25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86]/SUM([.F86:.H86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10025" calcext:value-type="float">
            <text:p>1002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59" calcext:value-type="float">
            <text:p>259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87]/SUM([.F87:.H87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10025" calcext:value-type="float">
            <text:p>1002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62" calcext:value-type="float">
            <text:p>26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88]/SUM([.F88:.H88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10015" calcext:value-type="float">
            <text:p>1001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65" calcext:value-type="float">
            <text:p>26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89]/SUM([.F89:.H89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68" calcext:value-type="float">
            <text:p>268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90]/SUM([.F90:.H90])" office:value-type="percentage" office:value="0.666666666666667" calcext:value-type="percentage">
            <text:p>66.67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10015" calcext:value-type="float">
            <text:p>1001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71" calcext:value-type="float">
            <text:p>27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91]/SUM([.F91:.H91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2" office:value-type="float" office:value="1973" calcext:value-type="float">
            <text:p>1973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92]/SUM([.F92:.H92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73" calcext:value-type="float">
            <text:p>1973</text:p>
          </table:table-cell>
          <table:table-cell office:value-type="float" office:value="10005" calcext:value-type="float">
            <text:p>10005</text:p>
          </table:table-cell>
          <table:table-cell office:value-type="float" office:value="10010" calcext:value-type="float">
            <text:p>100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77" calcext:value-type="float">
            <text:p>27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93]/SUM([.F93:.H93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10010" calcext:value-type="float">
            <text:p>100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80" calcext:value-type="float">
            <text:p>28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94]/SUM([.F94:.H94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73" calcext:value-type="float">
            <text:p>1973</text:p>
          </table:table-cell>
          <table:table-cell office:value-type="float" office:value="9990" calcext:value-type="float">
            <text:p>9990</text:p>
          </table:table-cell>
          <table:table-cell office:value-type="float" office:value="9995" calcext:value-type="float">
            <text:p>999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83" calcext:value-type="float">
            <text:p>283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95]/SUM([.F95:.H95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73" calcext:value-type="float">
            <text:p>1973</text:p>
          </table:table-cell>
          <table:table-cell office:value-type="float" office:value="10005" calcext:value-type="float">
            <text:p>10005</text:p>
          </table:table-cell>
          <table:table-cell office:value-type="float" office:value="10010" calcext:value-type="float">
            <text:p>100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86" calcext:value-type="float">
            <text:p>28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96]/SUM([.F96:.H96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2" office:value-type="float" office:value="1973" calcext:value-type="float">
            <text:p>1973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89" calcext:value-type="float">
            <text:p>289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97]/SUM([.F97:.H97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2" office:value-type="float" office:value="1973" calcext:value-type="float">
            <text:p>1973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92" calcext:value-type="float">
            <text:p>29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98]/SUM([.F98:.H98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73" calcext:value-type="float">
            <text:p>1973</text:p>
          </table:table-cell>
          <table:table-cell office:value-type="float" office:value="10005" calcext:value-type="float">
            <text:p>10005</text:p>
          </table:table-cell>
          <table:table-cell office:value-type="float" office:value="10010" calcext:value-type="float">
            <text:p>100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95" calcext:value-type="float">
            <text:p>29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99]/SUM([.F99:.H99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2" office:value-type="float" office:value="1973" calcext:value-type="float">
            <text:p>1973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98" calcext:value-type="float">
            <text:p>298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100]/SUM([.F100:.H100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14"/>
          <table:table-cell table:formula="of:=SUM([.O2:.O100])/100" office:value-type="percentage" office:value="0.595524345202319" calcext:value-type="percentage">
            <text:p>59.55%</text:p>
          </table:table-cell>
          <table:table-cell/>
        </table:table-row>
      </table:table>
      <table:table table:name="rsi_saida_50_50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first_operational_year</text:p>
          </table:table-cell>
          <table:table-cell office:value-type="string" calcext:value-type="string">
            <text:p>last_operational_year</text:p>
          </table:table-cell>
          <table:table-cell office:value-type="string" calcext:value-type="string">
            <text:p>initial_balance</text:p>
          </table:table-cell>
          <table:table-cell office:value-type="string" calcext:value-type="string">
            <text:p>final_balance</text:p>
          </table:table-cell>
          <table:table-cell office:value-type="string" calcext:value-type="string">
            <text:p>total_trades</text:p>
          </table:table-cell>
          <table:table-cell office:value-type="string" calcext:value-type="string">
            <text:p>win_trades</text:p>
          </table:table-cell>
          <table:table-cell office:value-type="string" calcext:value-type="string">
            <text:p>loss_trades</text:p>
          </table:table-cell>
          <table:table-cell office:value-type="string" calcext:value-type="string">
            <text:p>tie_trades</text:p>
          </table:table-cell>
          <table:table-cell office:value-type="string" calcext:value-type="string">
            <text:p>filename_elements...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679" calcext:value-type="float">
            <text:p>2679</text:p>
          </table:table-cell>
          <table:table-cell office:value-type="float" office:value="929" calcext:value-type="float">
            <text:p>929</text:p>
          </table:table-cell>
          <table:table-cell office:value-type="float" office:value="1464" calcext:value-type="float">
            <text:p>1464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2]/SUM([.F2:.H2])" office:value-type="percentage" office:value="0.346771183277342" calcext:value-type="percentage">
            <text:p>34.68%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float" office:value="906" calcext:value-type="float">
            <text:p>906</text:p>
          </table:table-cell>
          <table:table-cell office:value-type="float" office:value="1453" calcext:value-type="float">
            <text:p>1453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3]/SUM([.F3:.H3])" office:value-type="percentage" office:value="0.335679881437569" calcext:value-type="percentage">
            <text:p>33.57%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593" calcext:value-type="float">
            <text:p>2593</text:p>
          </table:table-cell>
          <table:table-cell office:value-type="float" office:value="834" calcext:value-type="float">
            <text:p>834</text:p>
          </table:table-cell>
          <table:table-cell office:value-type="float" office:value="1417" calcext:value-type="float">
            <text:p>1417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4]/SUM([.F4:.H4])" office:value-type="percentage" office:value="0.321635171615889" calcext:value-type="percentage">
            <text:p>32.16%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504" calcext:value-type="float">
            <text:p>2504</text:p>
          </table:table-cell>
          <table:table-cell office:value-type="float" office:value="779" calcext:value-type="float">
            <text:p>779</text:p>
          </table:table-cell>
          <table:table-cell office:value-type="float" office:value="1389" calcext:value-type="float">
            <text:p>1389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5]/SUM([.F5:.H5])" office:value-type="percentage" office:value="0.311102236421725" calcext:value-type="percentage">
            <text:p>31.11%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550" calcext:value-type="float">
            <text:p>2550</text:p>
          </table:table-cell>
          <table:table-cell office:value-type="float" office:value="794" calcext:value-type="float">
            <text:p>794</text:p>
          </table:table-cell>
          <table:table-cell office:value-type="float" office:value="1397" calcext:value-type="float">
            <text:p>1397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6]/SUM([.F6:.H6])" office:value-type="percentage" office:value="0.311372549019608" calcext:value-type="percentage">
            <text:p>31.14%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517" calcext:value-type="float">
            <text:p>2517</text:p>
          </table:table-cell>
          <table:table-cell office:value-type="float" office:value="780" calcext:value-type="float">
            <text:p>780</text:p>
          </table:table-cell>
          <table:table-cell office:value-type="float" office:value="1390" calcext:value-type="float">
            <text:p>139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7]/SUM([.F7:.H7])" office:value-type="percentage" office:value="0.309892729439809" calcext:value-type="percentage">
            <text:p>30.99%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471" calcext:value-type="float">
            <text:p>2471</text:p>
          </table:table-cell>
          <table:table-cell office:value-type="float" office:value="756" calcext:value-type="float">
            <text:p>756</text:p>
          </table:table-cell>
          <table:table-cell office:value-type="float" office:value="1378" calcext:value-type="float">
            <text:p>1378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8]/SUM([.F8:.H8])" office:value-type="percentage" office:value="0.305949008498584" calcext:value-type="percentage">
            <text:p>30.59%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482" calcext:value-type="float">
            <text:p>2482</text:p>
          </table:table-cell>
          <table:table-cell office:value-type="float" office:value="767" calcext:value-type="float">
            <text:p>767</text:p>
          </table:table-cell>
          <table:table-cell office:value-type="float" office:value="1383" calcext:value-type="float">
            <text:p>1383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9]/SUM([.F9:.H9])" office:value-type="percentage" office:value="0.309024979854956" calcext:value-type="percentage">
            <text:p>30.90%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511" calcext:value-type="float">
            <text:p>2511</text:p>
          </table:table-cell>
          <table:table-cell office:value-type="float" office:value="781" calcext:value-type="float">
            <text:p>781</text:p>
          </table:table-cell>
          <table:table-cell office:value-type="float" office:value="1390" calcext:value-type="float">
            <text:p>139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10]/SUM([.F10:.H10])" office:value-type="percentage" office:value="0.311031461569096" calcext:value-type="percentage">
            <text:p>31.10%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468" calcext:value-type="float">
            <text:p>2468</text:p>
          </table:table-cell>
          <table:table-cell office:value-type="float" office:value="757" calcext:value-type="float">
            <text:p>757</text:p>
          </table:table-cell>
          <table:table-cell office:value-type="float" office:value="1378" calcext:value-type="float">
            <text:p>137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11]/SUM([.F11:.H11])" office:value-type="percentage" office:value="0.306726094003241" calcext:value-type="percentage">
            <text:p>30.67%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471" calcext:value-type="float">
            <text:p>2471</text:p>
          </table:table-cell>
          <table:table-cell office:value-type="float" office:value="757" calcext:value-type="float">
            <text:p>757</text:p>
          </table:table-cell>
          <table:table-cell office:value-type="float" office:value="1378" calcext:value-type="float">
            <text:p>137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12]/SUM([.F12:.H12])" office:value-type="percentage" office:value="0.306353702954269" calcext:value-type="percentage">
            <text:p>30.64%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451" calcext:value-type="float">
            <text:p>2451</text:p>
          </table:table-cell>
          <table:table-cell office:value-type="float" office:value="740" calcext:value-type="float">
            <text:p>740</text:p>
          </table:table-cell>
          <table:table-cell office:value-type="float" office:value="1370" calcext:value-type="float">
            <text:p>137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13]/SUM([.F13:.H13])" office:value-type="percentage" office:value="0.301917584659323" calcext:value-type="percentage">
            <text:p>30.19%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442" calcext:value-type="float">
            <text:p>2442</text:p>
          </table:table-cell>
          <table:table-cell office:value-type="float" office:value="732" calcext:value-type="float">
            <text:p>732</text:p>
          </table:table-cell>
          <table:table-cell office:value-type="float" office:value="1366" calcext:value-type="float">
            <text:p>1366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14]/SUM([.F14:.H14])" office:value-type="percentage" office:value="0.2997542997543" calcext:value-type="percentage">
            <text:p>29.98%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491" calcext:value-type="float">
            <text:p>2491</text:p>
          </table:table-cell>
          <table:table-cell office:value-type="float" office:value="752" calcext:value-type="float">
            <text:p>752</text:p>
          </table:table-cell>
          <table:table-cell office:value-type="float" office:value="1376" calcext:value-type="float">
            <text:p>1376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15]/SUM([.F15:.H15])" office:value-type="percentage" office:value="0.30188679245283" calcext:value-type="percentage">
            <text:p>30.19%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549" calcext:value-type="float">
            <text:p>2549</text:p>
          </table:table-cell>
          <table:table-cell office:value-type="float" office:value="777" calcext:value-type="float">
            <text:p>777</text:p>
          </table:table-cell>
          <table:table-cell office:value-type="float" office:value="1388" calcext:value-type="float">
            <text:p>1388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16]/SUM([.F16:.H16])" office:value-type="percentage" office:value="0.304825421734013" calcext:value-type="percentage">
            <text:p>30.48%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508" calcext:value-type="float">
            <text:p>2508</text:p>
          </table:table-cell>
          <table:table-cell office:value-type="float" office:value="751" calcext:value-type="float">
            <text:p>751</text:p>
          </table:table-cell>
          <table:table-cell office:value-type="float" office:value="1375" calcext:value-type="float">
            <text:p>1375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17]/SUM([.F17:.H17])" office:value-type="percentage" office:value="0.299441786283892" calcext:value-type="percentage">
            <text:p>29.94%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544" calcext:value-type="float">
            <text:p>2544</text:p>
          </table:table-cell>
          <table:table-cell office:value-type="float" office:value="779" calcext:value-type="float">
            <text:p>779</text:p>
          </table:table-cell>
          <table:table-cell office:value-type="float" office:value="1389" calcext:value-type="float">
            <text:p>1389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18]/SUM([.F18:.H18])" office:value-type="percentage" office:value="0.306210691823899" calcext:value-type="percentage">
            <text:p>30.62%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455" calcext:value-type="float">
            <text:p>2455</text:p>
          </table:table-cell>
          <table:table-cell office:value-type="float" office:value="731" calcext:value-type="float">
            <text:p>731</text:p>
          </table:table-cell>
          <table:table-cell office:value-type="float" office:value="1365" calcext:value-type="float">
            <text:p>1365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19]/SUM([.F19:.H19])" office:value-type="percentage" office:value="0.29775967413442" calcext:value-type="percentage">
            <text:p>29.78%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524" calcext:value-type="float">
            <text:p>2524</text:p>
          </table:table-cell>
          <table:table-cell office:value-type="float" office:value="771" calcext:value-type="float">
            <text:p>771</text:p>
          </table:table-cell>
          <table:table-cell office:value-type="float" office:value="1385" calcext:value-type="float">
            <text:p>1385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20]/SUM([.F20:.H20])" office:value-type="percentage" office:value="0.305467511885895" calcext:value-type="percentage">
            <text:p>30.55%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514" calcext:value-type="float">
            <text:p>2514</text:p>
          </table:table-cell>
          <table:table-cell office:value-type="float" office:value="758" calcext:value-type="float">
            <text:p>758</text:p>
          </table:table-cell>
          <table:table-cell office:value-type="float" office:value="1379" calcext:value-type="float">
            <text:p>1379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21]/SUM([.F21:.H21])" office:value-type="percentage" office:value="0.30151153540175" calcext:value-type="percentage">
            <text:p>30.15%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476" calcext:value-type="float">
            <text:p>2476</text:p>
          </table:table-cell>
          <table:table-cell office:value-type="float" office:value="741" calcext:value-type="float">
            <text:p>741</text:p>
          </table:table-cell>
          <table:table-cell office:value-type="float" office:value="1370" calcext:value-type="float">
            <text:p>137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22]/SUM([.F22:.H22])" office:value-type="percentage" office:value="0.299273021001615" calcext:value-type="percentage">
            <text:p>29.93%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547" calcext:value-type="float">
            <text:p>2547</text:p>
          </table:table-cell>
          <table:table-cell office:value-type="float" office:value="783" calcext:value-type="float">
            <text:p>783</text:p>
          </table:table-cell>
          <table:table-cell office:value-type="float" office:value="1391" calcext:value-type="float">
            <text:p>139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23]/SUM([.F23:.H23])" office:value-type="percentage" office:value="0.307420494699647" calcext:value-type="percentage">
            <text:p>30.74%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472" calcext:value-type="float">
            <text:p>2472</text:p>
          </table:table-cell>
          <table:table-cell office:value-type="float" office:value="736" calcext:value-type="float">
            <text:p>736</text:p>
          </table:table-cell>
          <table:table-cell office:value-type="float" office:value="1368" calcext:value-type="float">
            <text:p>1368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24]/SUM([.F24:.H24])" office:value-type="percentage" office:value="0.297734627831715" calcext:value-type="percentage">
            <text:p>29.77%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489" calcext:value-type="float">
            <text:p>2489</text:p>
          </table:table-cell>
          <table:table-cell office:value-type="float" office:value="746" calcext:value-type="float">
            <text:p>746</text:p>
          </table:table-cell>
          <table:table-cell office:value-type="float" office:value="1373" calcext:value-type="float">
            <text:p>1373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25]/SUM([.F25:.H25])" office:value-type="percentage" office:value="0.299718762555243" calcext:value-type="percentage">
            <text:p>29.97%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487" calcext:value-type="float">
            <text:p>2487</text:p>
          </table:table-cell>
          <table:table-cell office:value-type="float" office:value="733" calcext:value-type="float">
            <text:p>733</text:p>
          </table:table-cell>
          <table:table-cell office:value-type="float" office:value="1366" calcext:value-type="float">
            <text:p>1366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26]/SUM([.F26:.H26])" office:value-type="percentage" office:value="0.294732609569763" calcext:value-type="percentage">
            <text:p>29.47%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534" calcext:value-type="float">
            <text:p>2534</text:p>
          </table:table-cell>
          <table:table-cell office:value-type="float" office:value="761" calcext:value-type="float">
            <text:p>761</text:p>
          </table:table-cell>
          <table:table-cell office:value-type="float" office:value="1380" calcext:value-type="float">
            <text:p>138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27]/SUM([.F27:.H27])" office:value-type="percentage" office:value="0.300315706393054" calcext:value-type="percentage">
            <text:p>30.03%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510" calcext:value-type="float">
            <text:p>2510</text:p>
          </table:table-cell>
          <table:table-cell office:value-type="float" office:value="748" calcext:value-type="float">
            <text:p>748</text:p>
          </table:table-cell>
          <table:table-cell office:value-type="float" office:value="1374" calcext:value-type="float">
            <text:p>1374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28]/SUM([.F28:.H28])" office:value-type="percentage" office:value="0.29800796812749" calcext:value-type="percentage">
            <text:p>29.80%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476" calcext:value-type="float">
            <text:p>2476</text:p>
          </table:table-cell>
          <table:table-cell office:value-type="float" office:value="732" calcext:value-type="float">
            <text:p>732</text:p>
          </table:table-cell>
          <table:table-cell office:value-type="float" office:value="1366" calcext:value-type="float">
            <text:p>1366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29]/SUM([.F29:.H29])" office:value-type="percentage" office:value="0.295638126009693" calcext:value-type="percentage">
            <text:p>29.56%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551" calcext:value-type="float">
            <text:p>2551</text:p>
          </table:table-cell>
          <table:table-cell office:value-type="float" office:value="767" calcext:value-type="float">
            <text:p>767</text:p>
          </table:table-cell>
          <table:table-cell office:value-type="float" office:value="1383" calcext:value-type="float">
            <text:p>1383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30]/SUM([.F30:.H30])" office:value-type="percentage" office:value="0.300666405331243" calcext:value-type="percentage">
            <text:p>30.07%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440" calcext:value-type="float">
            <text:p>2440</text:p>
          </table:table-cell>
          <table:table-cell office:value-type="float" office:value="701" calcext:value-type="float">
            <text:p>701</text:p>
          </table:table-cell>
          <table:table-cell office:value-type="float" office:value="1350" calcext:value-type="float">
            <text:p>1350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31]/SUM([.F31:.H31])" office:value-type="percentage" office:value="0.287295081967213" calcext:value-type="percentage">
            <text:p>28.73%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405" calcext:value-type="float">
            <text:p>2405</text:p>
          </table:table-cell>
          <table:table-cell office:value-type="float" office:value="692" calcext:value-type="float">
            <text:p>692</text:p>
          </table:table-cell>
          <table:table-cell office:value-type="float" office:value="1346" calcext:value-type="float">
            <text:p>1346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32]/SUM([.F32:.H32])" office:value-type="percentage" office:value="0.287733887733888" calcext:value-type="percentage">
            <text:p>28.77%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999" calcext:value-type="float">
            <text:p>1999</text:p>
          </table:table-cell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737" calcext:value-type="float">
            <text:p>737</text:p>
          </table:table-cell>
          <table:table-cell office:value-type="float" office:value="1368" calcext:value-type="float">
            <text:p>1368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33]/SUM([.F33:.H33])" office:value-type="percentage" office:value="0.297057638049174" calcext:value-type="percentage">
            <text:p>29.71%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412" calcext:value-type="float">
            <text:p>2412</text:p>
          </table:table-cell>
          <table:table-cell office:value-type="float" office:value="702" calcext:value-type="float">
            <text:p>702</text:p>
          </table:table-cell>
          <table:table-cell office:value-type="float" office:value="1351" calcext:value-type="float">
            <text:p>1351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34]/SUM([.F34:.H34])" office:value-type="percentage" office:value="0.291044776119403" calcext:value-type="percentage">
            <text:p>29.10%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390" calcext:value-type="float">
            <text:p>2390</text:p>
          </table:table-cell>
          <table:table-cell office:value-type="float" office:value="694" calcext:value-type="float">
            <text:p>694</text:p>
          </table:table-cell>
          <table:table-cell office:value-type="float" office:value="1347" calcext:value-type="float">
            <text:p>1347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35]/SUM([.F35:.H35])" office:value-type="percentage" office:value="0.290376569037657" calcext:value-type="percentage">
            <text:p>29.04%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389" calcext:value-type="float">
            <text:p>2389</text:p>
          </table:table-cell>
          <table:table-cell office:value-type="float" office:value="698" calcext:value-type="float">
            <text:p>698</text:p>
          </table:table-cell>
          <table:table-cell office:value-type="float" office:value="1349" calcext:value-type="float">
            <text:p>1349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36]/SUM([.F36:.H36])" office:value-type="percentage" office:value="0.292172457095019" calcext:value-type="percentage">
            <text:p>29.22%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356" calcext:value-type="float">
            <text:p>2356</text:p>
          </table:table-cell>
          <table:table-cell office:value-type="float" office:value="677" calcext:value-type="float">
            <text:p>677</text:p>
          </table:table-cell>
          <table:table-cell office:value-type="float" office:value="1338" calcext:value-type="float">
            <text:p>1338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37]/SUM([.F37:.H37])" office:value-type="percentage" office:value="0.287351443123939" calcext:value-type="percentage">
            <text:p>28.74%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293" calcext:value-type="float">
            <text:p>2293</text:p>
          </table:table-cell>
          <table:table-cell office:value-type="float" office:value="643" calcext:value-type="float">
            <text:p>643</text:p>
          </table:table-cell>
          <table:table-cell office:value-type="float" office:value="1321" calcext:value-type="float">
            <text:p>1321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38]/SUM([.F38:.H38])" office:value-type="percentage" office:value="0.280418665503707" calcext:value-type="percentage">
            <text:p>28.04%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274" calcext:value-type="float">
            <text:p>2274</text:p>
          </table:table-cell>
          <table:table-cell office:value-type="float" office:value="636" calcext:value-type="float">
            <text:p>636</text:p>
          </table:table-cell>
          <table:table-cell office:value-type="float" office:value="1318" calcext:value-type="float">
            <text:p>1318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39]/SUM([.F39:.H39])" office:value-type="percentage" office:value="0.279683377308707" calcext:value-type="percentage">
            <text:p>27.97%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219" calcext:value-type="float">
            <text:p>2219</text:p>
          </table:table-cell>
          <table:table-cell office:value-type="float" office:value="602" calcext:value-type="float">
            <text:p>602</text:p>
          </table:table-cell>
          <table:table-cell office:value-type="float" office:value="1301" calcext:value-type="float">
            <text:p>130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40]/SUM([.F40:.H40])" office:value-type="percentage" office:value="0.271293375394322" calcext:value-type="percentage">
            <text:p>27.13%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214" calcext:value-type="float">
            <text:p>2214</text:p>
          </table:table-cell>
          <table:table-cell office:value-type="float" office:value="595" calcext:value-type="float">
            <text:p>595</text:p>
          </table:table-cell>
          <table:table-cell office:value-type="float" office:value="1297" calcext:value-type="float">
            <text:p>1297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41]/SUM([.F41:.H41])" office:value-type="percentage" office:value="0.268744354110208" calcext:value-type="percentage">
            <text:p>26.87%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234" calcext:value-type="float">
            <text:p>2234</text:p>
          </table:table-cell>
          <table:table-cell office:value-type="float" office:value="599" calcext:value-type="float">
            <text:p>599</text:p>
          </table:table-cell>
          <table:table-cell office:value-type="float" office:value="1299" calcext:value-type="float">
            <text:p>1299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42]/SUM([.F42:.H42])" office:value-type="percentage" office:value="0.268128916741271" calcext:value-type="percentage">
            <text:p>26.81%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314" calcext:value-type="float">
            <text:p>2314</text:p>
          </table:table-cell>
          <table:table-cell office:value-type="float" office:value="640" calcext:value-type="float">
            <text:p>640</text:p>
          </table:table-cell>
          <table:table-cell office:value-type="float" office:value="1320" calcext:value-type="float">
            <text:p>1320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43]/SUM([.F43:.H43])" office:value-type="percentage" office:value="0.276577355229041" calcext:value-type="percentage">
            <text:p>27.66%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274" calcext:value-type="float">
            <text:p>2274</text:p>
          </table:table-cell>
          <table:table-cell office:value-type="float" office:value="615" calcext:value-type="float">
            <text:p>615</text:p>
          </table:table-cell>
          <table:table-cell office:value-type="float" office:value="1307" calcext:value-type="float">
            <text:p>1307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44]/SUM([.F44:.H44])" office:value-type="percentage" office:value="0.270448548812665" calcext:value-type="percentage">
            <text:p>27.04%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float" office:value="594" calcext:value-type="float">
            <text:p>594</text:p>
          </table:table-cell>
          <table:table-cell office:value-type="float" office:value="1297" calcext:value-type="float">
            <text:p>1297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45]/SUM([.F45:.H45])" office:value-type="percentage" office:value="0.266129032258064" calcext:value-type="percentage">
            <text:p>26.61%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214" calcext:value-type="float">
            <text:p>2214</text:p>
          </table:table-cell>
          <table:table-cell office:value-type="float" office:value="583" calcext:value-type="float">
            <text:p>583</text:p>
          </table:table-cell>
          <table:table-cell office:value-type="float" office:value="1291" calcext:value-type="float">
            <text:p>1291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46]/SUM([.F46:.H46])" office:value-type="percentage" office:value="0.263324299909666" calcext:value-type="percentage">
            <text:p>26.33%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222" calcext:value-type="float">
            <text:p>2222</text:p>
          </table:table-cell>
          <table:table-cell office:value-type="float" office:value="593" calcext:value-type="float">
            <text:p>593</text:p>
          </table:table-cell>
          <table:table-cell office:value-type="float" office:value="1296" calcext:value-type="float">
            <text:p>1296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47]/SUM([.F47:.H47])" office:value-type="percentage" office:value="0.266876687668767" calcext:value-type="percentage">
            <text:p>26.69%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287" calcext:value-type="float">
            <text:p>2287</text:p>
          </table:table-cell>
          <table:table-cell office:value-type="float" office:value="632" calcext:value-type="float">
            <text:p>632</text:p>
          </table:table-cell>
          <table:table-cell office:value-type="float" office:value="1316" calcext:value-type="float">
            <text:p>1316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48]/SUM([.F48:.H48])" office:value-type="percentage" office:value="0.276344556187145" calcext:value-type="percentage">
            <text:p>27.63%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297" calcext:value-type="float">
            <text:p>2297</text:p>
          </table:table-cell>
          <table:table-cell office:value-type="float" office:value="638" calcext:value-type="float">
            <text:p>638</text:p>
          </table:table-cell>
          <table:table-cell office:value-type="float" office:value="1319" calcext:value-type="float">
            <text:p>131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49]/SUM([.F49:.H49])" office:value-type="percentage" office:value="0.277753591641271" calcext:value-type="percentage">
            <text:p>27.78%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305" calcext:value-type="float">
            <text:p>2305</text:p>
          </table:table-cell>
          <table:table-cell office:value-type="float" office:value="637" calcext:value-type="float">
            <text:p>637</text:p>
          </table:table-cell>
          <table:table-cell office:value-type="float" office:value="1318" calcext:value-type="float">
            <text:p>1318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50]/SUM([.F50:.H50])" office:value-type="percentage" office:value="0.276355748373102" calcext:value-type="percentage">
            <text:p>27.64%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312" calcext:value-type="float">
            <text:p>2312</text:p>
          </table:table-cell>
          <table:table-cell office:value-type="float" office:value="641" calcext:value-type="float">
            <text:p>641</text:p>
          </table:table-cell>
          <table:table-cell office:value-type="float" office:value="1320" calcext:value-type="float">
            <text:p>132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51]/SUM([.F51:.H51])" office:value-type="percentage" office:value="0.277249134948097" calcext:value-type="percentage">
            <text:p>27.72%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301" calcext:value-type="float">
            <text:p>2301</text:p>
          </table:table-cell>
          <table:table-cell office:value-type="float" office:value="643" calcext:value-type="float">
            <text:p>643</text:p>
          </table:table-cell>
          <table:table-cell office:value-type="float" office:value="1321" calcext:value-type="float">
            <text:p>1321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52]/SUM([.F52:.H52])" office:value-type="percentage" office:value="0.279443720121686" calcext:value-type="percentage">
            <text:p>27.94%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277" calcext:value-type="float">
            <text:p>2277</text:p>
          </table:table-cell>
          <table:table-cell office:value-type="float" office:value="630" calcext:value-type="float">
            <text:p>630</text:p>
          </table:table-cell>
          <table:table-cell office:value-type="float" office:value="1315" calcext:value-type="float">
            <text:p>131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53]/SUM([.F53:.H53])" office:value-type="percentage" office:value="0.276679841897233" calcext:value-type="percentage">
            <text:p>27.67%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262" calcext:value-type="float">
            <text:p>2262</text:p>
          </table:table-cell>
          <table:table-cell office:value-type="float" office:value="617" calcext:value-type="float">
            <text:p>617</text:p>
          </table:table-cell>
          <table:table-cell office:value-type="float" office:value="1308" calcext:value-type="float">
            <text:p>1308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54]/SUM([.F54:.H54])" office:value-type="percentage" office:value="0.272767462422635" calcext:value-type="percentage">
            <text:p>27.28%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291" calcext:value-type="float">
            <text:p>2291</text:p>
          </table:table-cell>
          <table:table-cell office:value-type="float" office:value="643" calcext:value-type="float">
            <text:p>643</text:p>
          </table:table-cell>
          <table:table-cell office:value-type="float" office:value="1321" calcext:value-type="float">
            <text:p>1321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55]/SUM([.F55:.H55])" office:value-type="percentage" office:value="0.280663465735487" calcext:value-type="percentage">
            <text:p>28.07%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264" calcext:value-type="float">
            <text:p>2264</text:p>
          </table:table-cell>
          <table:table-cell office:value-type="float" office:value="622" calcext:value-type="float">
            <text:p>622</text:p>
          </table:table-cell>
          <table:table-cell office:value-type="float" office:value="1311" calcext:value-type="float">
            <text:p>131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56]/SUM([.F56:.H56])" office:value-type="percentage" office:value="0.274734982332155" calcext:value-type="percentage">
            <text:p>27.47%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268" calcext:value-type="float">
            <text:p>2268</text:p>
          </table:table-cell>
          <table:table-cell office:value-type="float" office:value="622" calcext:value-type="float">
            <text:p>622</text:p>
          </table:table-cell>
          <table:table-cell office:value-type="float" office:value="1311" calcext:value-type="float">
            <text:p>1311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57]/SUM([.F57:.H57])" office:value-type="percentage" office:value="0.274250440917108" calcext:value-type="percentage">
            <text:p>27.43%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232" calcext:value-type="float">
            <text:p>2232</text:p>
          </table:table-cell>
          <table:table-cell office:value-type="float" office:value="599" calcext:value-type="float">
            <text:p>599</text:p>
          </table:table-cell>
          <table:table-cell office:value-type="float" office:value="1299" calcext:value-type="float">
            <text:p>129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58]/SUM([.F58:.H58])" office:value-type="percentage" office:value="0.26836917562724" calcext:value-type="percentage">
            <text:p>26.84%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300" calcext:value-type="float">
            <text:p>2300</text:p>
          </table:table-cell>
          <table:table-cell office:value-type="float" office:value="643" calcext:value-type="float">
            <text:p>643</text:p>
          </table:table-cell>
          <table:table-cell office:value-type="float" office:value="1321" calcext:value-type="float">
            <text:p>132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59]/SUM([.F59:.H59])" office:value-type="percentage" office:value="0.279565217391304" calcext:value-type="percentage">
            <text:p>27.96%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331" calcext:value-type="float">
            <text:p>2331</text:p>
          </table:table-cell>
          <table:table-cell office:value-type="float" office:value="661" calcext:value-type="float">
            <text:p>661</text:p>
          </table:table-cell>
          <table:table-cell office:value-type="float" office:value="1330" calcext:value-type="float">
            <text:p>133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60]/SUM([.F60:.H60])" office:value-type="percentage" office:value="0.283569283569284" calcext:value-type="percentage">
            <text:p>28.36%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311" calcext:value-type="float">
            <text:p>2311</text:p>
          </table:table-cell>
          <table:table-cell office:value-type="float" office:value="649" calcext:value-type="float">
            <text:p>649</text:p>
          </table:table-cell>
          <table:table-cell office:value-type="float" office:value="1324" calcext:value-type="float">
            <text:p>1324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61]/SUM([.F61:.H61])" office:value-type="percentage" office:value="0.280830809173518" calcext:value-type="percentage">
            <text:p>28.08%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319" calcext:value-type="float">
            <text:p>2319</text:p>
          </table:table-cell>
          <table:table-cell office:value-type="float" office:value="660" calcext:value-type="float">
            <text:p>660</text:p>
          </table:table-cell>
          <table:table-cell office:value-type="float" office:value="1330" calcext:value-type="float">
            <text:p>1330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62]/SUM([.F62:.H62])" office:value-type="percentage" office:value="0.284605433376455" calcext:value-type="percentage">
            <text:p>28.46%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350" calcext:value-type="float">
            <text:p>2350</text:p>
          </table:table-cell>
          <table:table-cell office:value-type="float" office:value="671" calcext:value-type="float">
            <text:p>671</text:p>
          </table:table-cell>
          <table:table-cell office:value-type="float" office:value="1335" calcext:value-type="float">
            <text:p>1335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63]/SUM([.F63:.H63])" office:value-type="percentage" office:value="0.285531914893617" calcext:value-type="percentage">
            <text:p>28.55%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330" calcext:value-type="float">
            <text:p>2330</text:p>
          </table:table-cell>
          <table:table-cell office:value-type="float" office:value="667" calcext:value-type="float">
            <text:p>667</text:p>
          </table:table-cell>
          <table:table-cell office:value-type="float" office:value="1333" calcext:value-type="float">
            <text:p>133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64]/SUM([.F64:.H64])" office:value-type="percentage" office:value="0.286266094420601" calcext:value-type="percentage">
            <text:p>28.63%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316" calcext:value-type="float">
            <text:p>2316</text:p>
          </table:table-cell>
          <table:table-cell office:value-type="float" office:value="663" calcext:value-type="float">
            <text:p>663</text:p>
          </table:table-cell>
          <table:table-cell office:value-type="float" office:value="1331" calcext:value-type="float">
            <text:p>1331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65]/SUM([.F65:.H65])" office:value-type="percentage" office:value="0.286269430051813" calcext:value-type="percentage">
            <text:p>28.63%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315" calcext:value-type="float">
            <text:p>2315</text:p>
          </table:table-cell>
          <table:table-cell office:value-type="float" office:value="657" calcext:value-type="float">
            <text:p>657</text:p>
          </table:table-cell>
          <table:table-cell office:value-type="float" office:value="1328" calcext:value-type="float">
            <text:p>132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66]/SUM([.F66:.H66])" office:value-type="percentage" office:value="0.283801295896328" calcext:value-type="percentage">
            <text:p>28.38%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357" calcext:value-type="float">
            <text:p>2357</text:p>
          </table:table-cell>
          <table:table-cell office:value-type="float" office:value="685" calcext:value-type="float">
            <text:p>685</text:p>
          </table:table-cell>
          <table:table-cell office:value-type="float" office:value="1342" calcext:value-type="float">
            <text:p>134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67]/SUM([.F67:.H67])" office:value-type="percentage" office:value="0.29062367416207" calcext:value-type="percentage">
            <text:p>29.06%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266" calcext:value-type="float">
            <text:p>2266</text:p>
          </table:table-cell>
          <table:table-cell office:value-type="float" office:value="630" calcext:value-type="float">
            <text:p>630</text:p>
          </table:table-cell>
          <table:table-cell office:value-type="float" office:value="1315" calcext:value-type="float">
            <text:p>1315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68]/SUM([.F68:.H68])" office:value-type="percentage" office:value="0.27802294792586" calcext:value-type="percentage">
            <text:p>27.80%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274" calcext:value-type="float">
            <text:p>2274</text:p>
          </table:table-cell>
          <table:table-cell office:value-type="float" office:value="635" calcext:value-type="float">
            <text:p>635</text:p>
          </table:table-cell>
          <table:table-cell office:value-type="float" office:value="1317" calcext:value-type="float">
            <text:p>1317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69]/SUM([.F69:.H69])" office:value-type="percentage" office:value="0.2792436235708" calcext:value-type="percentage">
            <text:p>27.92%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321" calcext:value-type="float">
            <text:p>2321</text:p>
          </table:table-cell>
          <table:table-cell office:value-type="float" office:value="658" calcext:value-type="float">
            <text:p>658</text:p>
          </table:table-cell>
          <table:table-cell office:value-type="float" office:value="1329" calcext:value-type="float">
            <text:p>132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70]/SUM([.F70:.H70])" office:value-type="percentage" office:value="0.283498492029298" calcext:value-type="percentage">
            <text:p>28.35%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234" calcext:value-type="float">
            <text:p>2234</text:p>
          </table:table-cell>
          <table:table-cell office:value-type="float" office:value="613" calcext:value-type="float">
            <text:p>613</text:p>
          </table:table-cell>
          <table:table-cell office:value-type="float" office:value="1306" calcext:value-type="float">
            <text:p>1306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71]/SUM([.F71:.H71])" office:value-type="percentage" office:value="0.274395702775291" calcext:value-type="percentage">
            <text:p>27.44%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267" calcext:value-type="float">
            <text:p>2267</text:p>
          </table:table-cell>
          <table:table-cell office:value-type="float" office:value="623" calcext:value-type="float">
            <text:p>623</text:p>
          </table:table-cell>
          <table:table-cell office:value-type="float" office:value="1311" calcext:value-type="float">
            <text:p>1311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72]/SUM([.F72:.H72])" office:value-type="percentage" office:value="0.274812527569475" calcext:value-type="percentage">
            <text:p>27.48%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256" calcext:value-type="float">
            <text:p>2256</text:p>
          </table:table-cell>
          <table:table-cell office:value-type="float" office:value="616" calcext:value-type="float">
            <text:p>616</text:p>
          </table:table-cell>
          <table:table-cell office:value-type="float" office:value="1308" calcext:value-type="float">
            <text:p>1308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73]/SUM([.F73:.H73])" office:value-type="percentage" office:value="0.273049645390071" calcext:value-type="percentage">
            <text:p>27.30%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285" calcext:value-type="float">
            <text:p>2285</text:p>
          </table:table-cell>
          <table:table-cell office:value-type="float" office:value="635" calcext:value-type="float">
            <text:p>635</text:p>
          </table:table-cell>
          <table:table-cell office:value-type="float" office:value="1317" calcext:value-type="float">
            <text:p>1317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74]/SUM([.F74:.H74])" office:value-type="percentage" office:value="0.277899343544858" calcext:value-type="percentage">
            <text:p>27.79%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303" calcext:value-type="float">
            <text:p>2303</text:p>
          </table:table-cell>
          <table:table-cell office:value-type="float" office:value="654" calcext:value-type="float">
            <text:p>654</text:p>
          </table:table-cell>
          <table:table-cell office:value-type="float" office:value="1327" calcext:value-type="float">
            <text:p>1327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75]/SUM([.F75:.H75])" office:value-type="percentage" office:value="0.283977420755536" calcext:value-type="percentage">
            <text:p>28.40%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303" calcext:value-type="float">
            <text:p>2303</text:p>
          </table:table-cell>
          <table:table-cell office:value-type="float" office:value="651" calcext:value-type="float">
            <text:p>651</text:p>
          </table:table-cell>
          <table:table-cell office:value-type="float" office:value="1325" calcext:value-type="float">
            <text:p>132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76]/SUM([.F76:.H76])" office:value-type="percentage" office:value="0.282674772036474" calcext:value-type="percentage">
            <text:p>28.27%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320" calcext:value-type="float">
            <text:p>2320</text:p>
          </table:table-cell>
          <table:table-cell office:value-type="float" office:value="661" calcext:value-type="float">
            <text:p>661</text:p>
          </table:table-cell>
          <table:table-cell office:value-type="float" office:value="1330" calcext:value-type="float">
            <text:p>1330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77]/SUM([.F77:.H77])" office:value-type="percentage" office:value="0.284913793103448" calcext:value-type="percentage">
            <text:p>28.49%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316" calcext:value-type="float">
            <text:p>2316</text:p>
          </table:table-cell>
          <table:table-cell office:value-type="float" office:value="661" calcext:value-type="float">
            <text:p>661</text:p>
          </table:table-cell>
          <table:table-cell office:value-type="float" office:value="1330" calcext:value-type="float">
            <text:p>133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78]/SUM([.F78:.H78])" office:value-type="percentage" office:value="0.285405872193437" calcext:value-type="percentage">
            <text:p>28.54%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399" calcext:value-type="float">
            <text:p>2399</text:p>
          </table:table-cell>
          <table:table-cell office:value-type="float" office:value="707" calcext:value-type="float">
            <text:p>707</text:p>
          </table:table-cell>
          <table:table-cell office:value-type="float" office:value="1353" calcext:value-type="float">
            <text:p>1353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79]/SUM([.F79:.H79])" office:value-type="percentage" office:value="0.294706127553147" calcext:value-type="percentage">
            <text:p>29.47%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361" calcext:value-type="float">
            <text:p>2361</text:p>
          </table:table-cell>
          <table:table-cell office:value-type="float" office:value="687" calcext:value-type="float">
            <text:p>687</text:p>
          </table:table-cell>
          <table:table-cell office:value-type="float" office:value="1343" calcext:value-type="float">
            <text:p>1343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80]/SUM([.F80:.H80])" office:value-type="percentage" office:value="0.290978398983482" calcext:value-type="percentage">
            <text:p>29.10%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374" calcext:value-type="float">
            <text:p>2374</text:p>
          </table:table-cell>
          <table:table-cell office:value-type="float" office:value="696" calcext:value-type="float">
            <text:p>696</text:p>
          </table:table-cell>
          <table:table-cell office:value-type="float" office:value="1348" calcext:value-type="float">
            <text:p>134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81]/SUM([.F81:.H81])" office:value-type="percentage" office:value="0.293176074136478" calcext:value-type="percentage">
            <text:p>29.32%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365" calcext:value-type="float">
            <text:p>2365</text:p>
          </table:table-cell>
          <table:table-cell office:value-type="float" office:value="692" calcext:value-type="float">
            <text:p>692</text:p>
          </table:table-cell>
          <table:table-cell office:value-type="float" office:value="1346" calcext:value-type="float">
            <text:p>1346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82]/SUM([.F82:.H82])" office:value-type="percentage" office:value="0.292600422832981" calcext:value-type="percentage">
            <text:p>29.26%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700" calcext:value-type="float">
            <text:p>700</text:p>
          </table:table-cell>
          <table:table-cell office:value-type="float" office:value="1350" calcext:value-type="float">
            <text:p>1350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83]/SUM([.F83:.H83])" office:value-type="percentage" office:value="0.293501048218029" calcext:value-type="percentage">
            <text:p>29.35%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375" calcext:value-type="float">
            <text:p>2375</text:p>
          </table:table-cell>
          <table:table-cell office:value-type="float" office:value="697" calcext:value-type="float">
            <text:p>697</text:p>
          </table:table-cell>
          <table:table-cell office:value-type="float" office:value="1348" calcext:value-type="float">
            <text:p>134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84]/SUM([.F84:.H84])" office:value-type="percentage" office:value="0.293473684210526" calcext:value-type="percentage">
            <text:p>29.35%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469" calcext:value-type="float">
            <text:p>2469</text:p>
          </table:table-cell>
          <table:table-cell office:value-type="float" office:value="744" calcext:value-type="float">
            <text:p>744</text:p>
          </table:table-cell>
          <table:table-cell office:value-type="float" office:value="1372" calcext:value-type="float">
            <text:p>1372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85]/SUM([.F85:.H85])" office:value-type="percentage" office:value="0.301336573511543" calcext:value-type="percentage">
            <text:p>30.13%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419" calcext:value-type="float">
            <text:p>2419</text:p>
          </table:table-cell>
          <table:table-cell office:value-type="float" office:value="717" calcext:value-type="float">
            <text:p>717</text:p>
          </table:table-cell>
          <table:table-cell office:value-type="float" office:value="1358" calcext:value-type="float">
            <text:p>1358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86]/SUM([.F86:.H86])" office:value-type="percentage" office:value="0.296403472509301" calcext:value-type="percentage">
            <text:p>29.64%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420" calcext:value-type="float">
            <text:p>2420</text:p>
          </table:table-cell>
          <table:table-cell office:value-type="float" office:value="710" calcext:value-type="float">
            <text:p>710</text:p>
          </table:table-cell>
          <table:table-cell office:value-type="float" office:value="1355" calcext:value-type="float">
            <text:p>135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87]/SUM([.F87:.H87])" office:value-type="percentage" office:value="0.293388429752066" calcext:value-type="percentage">
            <text:p>29.34%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429" calcext:value-type="float">
            <text:p>2429</text:p>
          </table:table-cell>
          <table:table-cell office:value-type="float" office:value="720" calcext:value-type="float">
            <text:p>720</text:p>
          </table:table-cell>
          <table:table-cell office:value-type="float" office:value="1360" calcext:value-type="float">
            <text:p>1360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88]/SUM([.F88:.H88])" office:value-type="percentage" office:value="0.296418279127213" calcext:value-type="percentage">
            <text:p>29.64%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413" calcext:value-type="float">
            <text:p>2413</text:p>
          </table:table-cell>
          <table:table-cell office:value-type="float" office:value="710" calcext:value-type="float">
            <text:p>710</text:p>
          </table:table-cell>
          <table:table-cell office:value-type="float" office:value="1355" calcext:value-type="float">
            <text:p>1355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89]/SUM([.F89:.H89])" office:value-type="percentage" office:value="0.294239535847493" calcext:value-type="percentage">
            <text:p>29.42%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413" calcext:value-type="float">
            <text:p>2413</text:p>
          </table:table-cell>
          <table:table-cell office:value-type="float" office:value="712" calcext:value-type="float">
            <text:p>712</text:p>
          </table:table-cell>
          <table:table-cell office:value-type="float" office:value="1356" calcext:value-type="float">
            <text:p>1356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90]/SUM([.F90:.H90])" office:value-type="percentage" office:value="0.295068379610443" calcext:value-type="percentage">
            <text:p>29.51%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394" calcext:value-type="float">
            <text:p>2394</text:p>
          </table:table-cell>
          <table:table-cell office:value-type="float" office:value="695" calcext:value-type="float">
            <text:p>695</text:p>
          </table:table-cell>
          <table:table-cell office:value-type="float" office:value="1347" calcext:value-type="float">
            <text:p>1347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91]/SUM([.F91:.H91])" office:value-type="percentage" office:value="0.29030910609858" calcext:value-type="percentage">
            <text:p>29.03%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351" calcext:value-type="float">
            <text:p>2351</text:p>
          </table:table-cell>
          <table:table-cell office:value-type="float" office:value="675" calcext:value-type="float">
            <text:p>675</text:p>
          </table:table-cell>
          <table:table-cell office:value-type="float" office:value="1337" calcext:value-type="float">
            <text:p>1337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92]/SUM([.F92:.H92])" office:value-type="percentage" office:value="0.287111867290515" calcext:value-type="percentage">
            <text:p>28.71%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331" calcext:value-type="float">
            <text:p>2331</text:p>
          </table:table-cell>
          <table:table-cell office:value-type="float" office:value="670" calcext:value-type="float">
            <text:p>670</text:p>
          </table:table-cell>
          <table:table-cell office:value-type="float" office:value="1335" calcext:value-type="float">
            <text:p>1335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93]/SUM([.F93:.H93])" office:value-type="percentage" office:value="0.287430287430287" calcext:value-type="percentage">
            <text:p>28.74%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340" calcext:value-type="float">
            <text:p>2340</text:p>
          </table:table-cell>
          <table:table-cell office:value-type="float" office:value="666" calcext:value-type="float">
            <text:p>666</text:p>
          </table:table-cell>
          <table:table-cell office:value-type="float" office:value="1333" calcext:value-type="float">
            <text:p>1333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94]/SUM([.F94:.H94])" office:value-type="percentage" office:value="0.284615384615385" calcext:value-type="percentage">
            <text:p>28.46%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316" calcext:value-type="float">
            <text:p>2316</text:p>
          </table:table-cell>
          <table:table-cell office:value-type="float" office:value="655" calcext:value-type="float">
            <text:p>655</text:p>
          </table:table-cell>
          <table:table-cell office:value-type="float" office:value="1327" calcext:value-type="float">
            <text:p>13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95]/SUM([.F95:.H95])" office:value-type="percentage" office:value="0.282815198618307" calcext:value-type="percentage">
            <text:p>28.28%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323" calcext:value-type="float">
            <text:p>2323</text:p>
          </table:table-cell>
          <table:table-cell office:value-type="float" office:value="658" calcext:value-type="float">
            <text:p>658</text:p>
          </table:table-cell>
          <table:table-cell office:value-type="float" office:value="1329" calcext:value-type="float">
            <text:p>1329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96]/SUM([.F96:.H96])" office:value-type="percentage" office:value="0.283254412397761" calcext:value-type="percentage">
            <text:p>28.33%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358" calcext:value-type="float">
            <text:p>2358</text:p>
          </table:table-cell>
          <table:table-cell office:value-type="float" office:value="676" calcext:value-type="float">
            <text:p>676</text:p>
          </table:table-cell>
          <table:table-cell office:value-type="float" office:value="1338" calcext:value-type="float">
            <text:p>1338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97]/SUM([.F97:.H97])" office:value-type="percentage" office:value="0.286683630195081" calcext:value-type="percentage">
            <text:p>28.67%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333" calcext:value-type="float">
            <text:p>2333</text:p>
          </table:table-cell>
          <table:table-cell office:value-type="float" office:value="665" calcext:value-type="float">
            <text:p>665</text:p>
          </table:table-cell>
          <table:table-cell office:value-type="float" office:value="1332" calcext:value-type="float">
            <text:p>1332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98]/SUM([.F98:.H98])" office:value-type="percentage" office:value="0.285040720102872" calcext:value-type="percentage">
            <text:p>28.50%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381" calcext:value-type="float">
            <text:p>2381</text:p>
          </table:table-cell>
          <table:table-cell office:value-type="float" office:value="687" calcext:value-type="float">
            <text:p>687</text:p>
          </table:table-cell>
          <table:table-cell office:value-type="float" office:value="1343" calcext:value-type="float">
            <text:p>134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99]/SUM([.F99:.H99])" office:value-type="percentage" office:value="0.288534229315414" calcext:value-type="percentage">
            <text:p>28.85%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381" calcext:value-type="float">
            <text:p>2381</text:p>
          </table:table-cell>
          <table:table-cell office:value-type="float" office:value="684" calcext:value-type="float">
            <text:p>684</text:p>
          </table:table-cell>
          <table:table-cell office:value-type="float" office:value="1342" calcext:value-type="float">
            <text:p>134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100]/SUM([.F100:.H100])" office:value-type="percentage" office:value="0.28727425451491" calcext:value-type="percentage">
            <text:p>28.73%</text:p>
          </table:table-cell>
        </table:table-row>
        <table:table-row table:style-name="ro1">
          <table:table-cell table:number-columns-repeated="14"/>
          <table:table-cell table:formula="of:=SUM([.O2:.O100])/100" office:value-type="percentage" office:value="0.287044074147091" calcext:value-type="percentage">
            <text:p>28.70%</text:p>
          </table:table-cell>
        </table:table-row>
      </table:table>
      <table:table table:name="rsi_saida_reversa_10_90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7" table:default-cell-style-name="ce2"/>
        <table:table-column table:style-name="co18" table:default-cell-style-name="Default"/>
        <table:table-row table:style-name="ro1">
          <table:table-cell office:value-type="string" calcext:value-type="string">
            <text:p>first_operational_year</text:p>
          </table:table-cell>
          <table:table-cell office:value-type="string" calcext:value-type="string">
            <text:p>last_operational_year</text:p>
          </table:table-cell>
          <table:table-cell office:value-type="string" calcext:value-type="string">
            <text:p>initial_balance</text:p>
          </table:table-cell>
          <table:table-cell office:value-type="string" calcext:value-type="string">
            <text:p>final_balance</text:p>
          </table:table-cell>
          <table:table-cell office:value-type="string" calcext:value-type="string">
            <text:p>total_trades</text:p>
          </table:table-cell>
          <table:table-cell office:value-type="string" calcext:value-type="string">
            <text:p>win_trades</text:p>
          </table:table-cell>
          <table:table-cell office:value-type="string" calcext:value-type="string">
            <text:p>loss_trades</text:p>
          </table:table-cell>
          <table:table-cell office:value-type="string" calcext:value-type="string">
            <text:p>tie_trades</text:p>
          </table:table-cell>
          <table:table-cell office:value-type="string" calcext:value-type="string">
            <text:p>filename_elements...</text:p>
          </table:table-cell>
          <table:table-cell table:number-columns-repeated="8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0" calcext:value-type="float">
            <text:p>2000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522" calcext:value-type="float">
            <text:p>2522</text:p>
          </table:table-cell>
          <table:table-cell office:value-type="float" office:value="780" calcext:value-type="float">
            <text:p>780</text:p>
          </table:table-cell>
          <table:table-cell office:value-type="float" office:value="1390" calcext:value-type="float">
            <text:p>139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2]/SUM([.F2:.H2])" office:value-type="percentage" office:value="0.309278350515464" calcext:value-type="percentage">
            <text:p>30.93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6" calcext:value-type="float">
            <text:p>2006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152" calcext:value-type="float">
            <text:p>2152</text:p>
          </table:table-cell>
          <table:table-cell office:value-type="float" office:value="586" calcext:value-type="float">
            <text:p>586</text:p>
          </table:table-cell>
          <table:table-cell office:value-type="float" office:value="1293" calcext:value-type="float">
            <text:p>1293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3]/SUM([.F3:.H3])" office:value-type="percentage" office:value="0.272304832713755" calcext:value-type="percentage">
            <text:p>27.23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4045" calcext:value-type="float">
            <text:p>4045</text:p>
          </table:table-cell>
          <table:table-cell office:value-type="float" office:value="1792" calcext:value-type="float">
            <text:p>1792</text:p>
          </table:table-cell>
          <table:table-cell office:value-type="float" office:value="723" calcext:value-type="float">
            <text:p>723</text:p>
          </table:table-cell>
          <table:table-cell office:value-type="float" office:value="957" calcext:value-type="float">
            <text:p>95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4]/SUM([.F4:.H4])" office:value-type="percentage" office:value="0.403459821428571" calcext:value-type="percentage">
            <text:p>40.35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8335" calcext:value-type="float">
            <text:p>8335</text:p>
          </table:table-cell>
          <table:table-cell office:value-type="float" office:value="502" calcext:value-type="float">
            <text:p>502</text:p>
          </table:table-cell>
          <table:table-cell office:value-type="float" office:value="205" calcext:value-type="float">
            <text:p>205</text:p>
          </table:table-cell>
          <table:table-cell office:value-type="float" office:value="269" calcext:value-type="float">
            <text:p>26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5]/SUM([.F5:.H5])" office:value-type="percentage" office:value="0.408366533864542" calcext:value-type="percentage">
            <text:p>40.84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485" calcext:value-type="float">
            <text:p>9485</text:p>
          </table:table-cell>
          <table:table-cell office:value-type="float" office:value="176" calcext:value-type="float">
            <text:p>176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6]/SUM([.F6:.H6])" office:value-type="percentage" office:value="0.4375" calcext:value-type="percentage">
            <text:p>43.75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775" calcext:value-type="float">
            <text:p>9775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7]/SUM([.F7:.H7])" office:value-type="percentage" office:value="0.481481481481481" calcext:value-type="percentage">
            <text:p>48.15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40" calcext:value-type="float">
            <text:p>994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8]/SUM([.F8:.H8])" office:value-type="percentage" office:value="0.545454545454545" calcext:value-type="percentage">
            <text:p>54.55%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35" calcext:value-type="float">
            <text:p>9935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9]/SUM([.F9:.H9])" office:value-type="percentage" office:value="0.428571428571429" calcext:value-type="percentage">
            <text:p>42.86%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40" calcext:value-type="float">
            <text:p>994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10]/SUM([.F10:.H10])" office:value-type="percentage" office:value="0.333333333333333" calcext:value-type="percentage">
            <text:p>33.33%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40" calcext:value-type="float">
            <text:p>994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11]/SUM([.F11:.H11])" office:value-type="percentage" office:value="0.222222222222222" calcext:value-type="percentage">
            <text:p>22.22%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016" calcext:value-type="float">
            <text:p>2016</text:p>
          </table:table-cell>
          <table:table-cell office:value-type="float" office:value="9990" calcext:value-type="float">
            <text:p>9990</text:p>
          </table:table-cell>
          <table:table-cell office:value-type="float" office:value="9945" calcext:value-type="float">
            <text:p>994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12]/SUM([.F12:.H12])" office:value-type="percentage" office:value="0.142857142857143" calcext:value-type="percentage">
            <text:p>14.29%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65" calcext:value-type="float">
            <text:p>996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13]/SUM([.F13:.H13])" office:value-type="percentage" office:value="0.2" calcext:value-type="percentage">
            <text:p>20.00%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65" calcext:value-type="float">
            <text:p>996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14]/SUM([.F14:.H14])" office:value-type="percentage" office:value="0.2" calcext:value-type="percentage">
            <text:p>20.00%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65" calcext:value-type="float">
            <text:p>996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15]/SUM([.F15:.H15])" office:value-type="percentage" office:value="0.2" calcext:value-type="percentage">
            <text:p>20.00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70" calcext:value-type="float">
            <text:p>99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16]/SUM([.F16:.H16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70" calcext:value-type="float">
            <text:p>99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17]/SUM([.F17:.H17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9990" calcext:value-type="float">
            <text:p>9990</text:p>
          </table:table-cell>
          <table:table-cell office:value-type="float" office:value="9980" calcext:value-type="float">
            <text:p>99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18]/SUM([.F18:.H18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9990" calcext:value-type="float">
            <text:p>9990</text:p>
          </table:table-cell>
          <table:table-cell office:value-type="float" office:value="9980" calcext:value-type="float">
            <text:p>99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19]/SUM([.F19:.H19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9990" calcext:value-type="float">
            <text:p>9990</text:p>
          </table:table-cell>
          <table:table-cell office:value-type="float" office:value="9980" calcext:value-type="float">
            <text:p>99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20]/SUM([.F20:.H20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9990" calcext:value-type="float">
            <text:p>9990</text:p>
          </table:table-cell>
          <table:table-cell office:value-type="float" office:value="9980" calcext:value-type="float">
            <text:p>99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21]/SUM([.F21:.H21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2015" calcext:value-type="float">
            <text:p>2015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22]/SUM([.F22:.H22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2015" calcext:value-type="float">
            <text:p>2015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23]/SUM([.F23:.H23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2015" calcext:value-type="float">
            <text:p>2015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24]/SUM([.F24:.H24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25]/SUM([.F25:.H25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26]/SUM([.F26:.H26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27]/SUM([.F27:.H27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28]/SUM([.F28:.H28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29]/SUM([.F29:.H29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30]/SUM([.F30:.H30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51" calcext:value-type="float">
            <text:p>15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31]/SUM([.F31:.H31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32]/SUM([.F32:.H32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33]/SUM([.F33:.H33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34]/SUM([.F34:.H34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35]/SUM([.F35:.H35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36]/SUM([.F36:.H36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37]/SUM([.F37:.H37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38]/SUM([.F38:.H38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39]/SUM([.F39:.H39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96" calcext:value-type="float">
            <text:p>196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40]/SUM([.F40:.H40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41]/SUM([.F41:.H41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08" calcext:value-type="float">
            <text:p>208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42]/SUM([.F42:.H42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14" calcext:value-type="float">
            <text:p>214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43]/SUM([.F43:.H43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44]/SUM([.F44:.H44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26" calcext:value-type="float">
            <text:p>226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45]/SUM([.F45:.H45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29" calcext:value-type="float">
            <text:p>229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46]/SUM([.F46:.H46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1972" calcext:value-type="float">
            <text:p>1972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47]/SUM([.F47:.H47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1972" calcext:value-type="float">
            <text:p>1972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48]/SUM([.F48:.H48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1972" calcext:value-type="float">
            <text:p>1972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65" calcext:value-type="float">
            <text:p>26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49]/SUM([.F49:.H49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1972" calcext:value-type="float">
            <text:p>1972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74" calcext:value-type="float">
            <text:p>274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50]/SUM([.F50:.H50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2" office:value-type="float" office:value="1972" calcext:value-type="float">
            <text:p>1972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80" calcext:value-type="float">
            <text:p>28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51]/SUM([.F51:.H51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2" office:value-type="float" office:value="1972" calcext:value-type="float">
            <text:p>1972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89" calcext:value-type="float">
            <text:p>289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52]/SUM([.F52:.H52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2" office:value-type="float" office:value="1972" calcext:value-type="float">
            <text:p>1972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53]/SUM([.F53:.H53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15"/>
          <table:table-cell table:formula="of:=SUM([.P2:.P53])/100" office:value-type="percentage" office:value="0.125848296924425" calcext:value-type="percentage">
            <text:p>12.58%</text:p>
          </table:table-cell>
          <table:table-cell/>
        </table:table-row>
        <table:table-row table:style-name="ro1" table:number-rows-repeated="104852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rsi_saida_reversa_20_80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7" table:default-cell-style-name="ce2"/>
        <table:table-column table:style-name="co18" table:default-cell-style-name="Default"/>
        <table:table-row table:style-name="ro1">
          <table:table-cell office:value-type="string" calcext:value-type="string">
            <text:p>first_operational_year</text:p>
          </table:table-cell>
          <table:table-cell office:value-type="string" calcext:value-type="string">
            <text:p>last_operational_year</text:p>
          </table:table-cell>
          <table:table-cell office:value-type="string" calcext:value-type="string">
            <text:p>initial_balance</text:p>
          </table:table-cell>
          <table:table-cell office:value-type="string" calcext:value-type="string">
            <text:p>final_balance</text:p>
          </table:table-cell>
          <table:table-cell office:value-type="string" calcext:value-type="string">
            <text:p>total_trades</text:p>
          </table:table-cell>
          <table:table-cell office:value-type="string" calcext:value-type="string">
            <text:p>win_trades</text:p>
          </table:table-cell>
          <table:table-cell office:value-type="string" calcext:value-type="string">
            <text:p>loss_trades</text:p>
          </table:table-cell>
          <table:table-cell office:value-type="string" calcext:value-type="string">
            <text:p>tie_trades</text:p>
          </table:table-cell>
          <table:table-cell office:value-type="string" calcext:value-type="string">
            <text:p>filename_elements...</text:p>
          </table:table-cell>
          <table:table-cell table:number-columns-repeated="8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730" calcext:value-type="float">
            <text:p>2730</text:p>
          </table:table-cell>
          <table:table-cell office:value-type="float" office:value="922" calcext:value-type="float">
            <text:p>922</text:p>
          </table:table-cell>
          <table:table-cell office:value-type="float" office:value="1461" calcext:value-type="float">
            <text:p>1461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2]/SUM([.F2:.H2])" office:value-type="percentage" office:value="0.337728937728938" calcext:value-type="percentage">
            <text:p>33.77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2550" calcext:value-type="float">
            <text:p>2550</text:p>
          </table:table-cell>
          <table:table-cell office:value-type="float" office:value="811" calcext:value-type="float">
            <text:p>811</text:p>
          </table:table-cell>
          <table:table-cell office:value-type="float" office:value="1405" calcext:value-type="float">
            <text:p>1405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3]/SUM([.F3:.H3])" office:value-type="percentage" office:value="0.318039215686274" calcext:value-type="percentage">
            <text:p>31.80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1" calcext:value-type="float">
            <text:p>2001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359" calcext:value-type="float">
            <text:p>2359</text:p>
          </table:table-cell>
          <table:table-cell office:value-type="float" office:value="713" calcext:value-type="float">
            <text:p>713</text:p>
          </table:table-cell>
          <table:table-cell office:value-type="float" office:value="1356" calcext:value-type="float">
            <text:p>135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4]/SUM([.F4:.H4])" office:value-type="percentage" office:value="0.302246714709623" calcext:value-type="percentage">
            <text:p>30.22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4" calcext:value-type="float">
            <text:p>2004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213" calcext:value-type="float">
            <text:p>2213</text:p>
          </table:table-cell>
          <table:table-cell office:value-type="float" office:value="630" calcext:value-type="float">
            <text:p>630</text:p>
          </table:table-cell>
          <table:table-cell office:value-type="float" office:value="1315" calcext:value-type="float">
            <text:p>1315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5]/SUM([.F5:.H5])" office:value-type="percentage" office:value="0.284681427925892" calcext:value-type="percentage">
            <text:p>28.47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8" calcext:value-type="float">
            <text:p>2008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291" calcext:value-type="float">
            <text:p>2291</text:p>
          </table:table-cell>
          <table:table-cell office:value-type="float" office:value="675" calcext:value-type="float">
            <text:p>675</text:p>
          </table:table-cell>
          <table:table-cell office:value-type="float" office:value="1337" calcext:value-type="float">
            <text:p>1337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6]/SUM([.F6:.H6])" office:value-type="percentage" office:value="0.294631165429943" calcext:value-type="percentage">
            <text:p>29.46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4" calcext:value-type="float">
            <text:p>2014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727" calcext:value-type="float">
            <text:p>2727</text:p>
          </table:table-cell>
          <table:table-cell office:value-type="float" office:value="1049" calcext:value-type="float">
            <text:p>1049</text:p>
          </table:table-cell>
          <table:table-cell office:value-type="float" office:value="1524" calcext:value-type="float">
            <text:p>152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7]/SUM([.F7:.H7])" office:value-type="percentage" office:value="0.384671800513385" calcext:value-type="percentage">
            <text:p>38.47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4120" calcext:value-type="float">
            <text:p>4120</text:p>
          </table:table-cell>
          <table:table-cell office:value-type="float" office:value="1740" calcext:value-type="float">
            <text:p>1740</text:p>
          </table:table-cell>
          <table:table-cell office:value-type="float" office:value="708" calcext:value-type="float">
            <text:p>708</text:p>
          </table:table-cell>
          <table:table-cell office:value-type="float" office:value="942" calcext:value-type="float">
            <text:p>94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14]/SUM([.F14:.H14])" office:value-type="percentage" office:value="0.422818791946309" calcext:value-type="percentage">
            <text:p>42.28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6470" calcext:value-type="float">
            <text:p>6470</text:p>
          </table:table-cell>
          <table:table-cell office:value-type="float" office:value="1014" calcext:value-type="float">
            <text:p>1014</text:p>
          </table:table-cell>
          <table:table-cell office:value-type="float" office:value="406" calcext:value-type="float">
            <text:p>406</text:p>
          </table:table-cell>
          <table:table-cell office:value-type="float" office:value="556" calcext:value-type="float">
            <text:p>55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15]/SUM([.F15:.H15])" office:value-type="percentage" office:value="0.421052631578947" calcext:value-type="percentage">
            <text:p>42.11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7545" calcext:value-type="float">
            <text:p>7545</text:p>
          </table:table-cell>
          <table:table-cell office:value-type="float" office:value="636" calcext:value-type="float">
            <text:p>636</text:p>
          </table:table-cell>
          <table:table-cell office:value-type="float" office:value="237" calcext:value-type="float">
            <text:p>237</text:p>
          </table:table-cell>
          <table:table-cell office:value-type="float" office:value="364" calcext:value-type="float">
            <text:p>3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16]/SUM([.F16:.H16])" office:value-type="percentage" office:value="0.505882352941176" calcext:value-type="percentage">
            <text:p>50.59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8295" calcext:value-type="float">
            <text:p>8295</text:p>
          </table:table-cell>
          <table:table-cell office:value-type="float" office:value="424" calcext:value-type="float">
            <text:p>424</text:p>
          </table:table-cell>
          <table:table-cell office:value-type="float" office:value="155" calcext:value-type="float">
            <text:p>155</text:p>
          </table:table-cell>
          <table:table-cell office:value-type="float" office:value="248" calcext:value-type="float">
            <text:p>24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17]/SUM([.F17:.H17])" office:value-type="percentage" office:value="0.475409836065574" calcext:value-type="percentage">
            <text:p>47.54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8910" calcext:value-type="float">
            <text:p>8910</text:p>
          </table:table-cell>
          <table:table-cell office:value-type="float" office:value="303" calcext:value-type="float">
            <text:p>303</text:p>
          </table:table-cell>
          <table:table-cell office:value-type="float" office:value="118" calcext:value-type="float">
            <text:p>118</text:p>
          </table:table-cell>
          <table:table-cell office:value-type="float" office:value="168" calcext:value-type="float">
            <text:p>16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18]/SUM([.F18:.H18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275" calcext:value-type="float">
            <text:p>9275</text:p>
          </table:table-cell>
          <table:table-cell office:value-type="float" office:value="223" calcext:value-type="float">
            <text:p>223</text:p>
          </table:table-cell>
          <table:table-cell office:value-type="float" office:value="91" calcext:value-type="float">
            <text:p>91</text:p>
          </table:table-cell>
          <table:table-cell office:value-type="float" office:value="118" calcext:value-type="float">
            <text:p>1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19]/SUM([.F19:.H19])" office:value-type="percentage" office:value="0.470588235294118" calcext:value-type="percentage">
            <text:p>47.06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495" calcext:value-type="float">
            <text:p>9495</text:p>
          </table:table-cell>
          <table:table-cell office:value-type="float" office:value="149" calcext:value-type="float">
            <text:p>149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20]/SUM([.F20:.H20])" office:value-type="percentage" office:value="0.470588235294118" calcext:value-type="percentage">
            <text:p>47.06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610" calcext:value-type="float">
            <text:p>9610</text:p>
          </table:table-cell>
          <table:table-cell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21]/SUM([.F21:.H21])" office:value-type="percentage" office:value="0.533333333333333" calcext:value-type="percentage">
            <text:p>53.33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805" calcext:value-type="float">
            <text:p>9805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22]/SUM([.F22:.H22])" office:value-type="percentage" office:value="0.538461538461538" calcext:value-type="percentage">
            <text:p>53.85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845" calcext:value-type="float">
            <text:p>9845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23]/SUM([.F23:.H23])" office:value-type="percentage" office:value="0.555555555555556" calcext:value-type="percentage">
            <text:p>55.56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875" calcext:value-type="float">
            <text:p>98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24]/SUM([.F24:.H24])" office:value-type="percentage" office:value="0.521739130434783" calcext:value-type="percentage">
            <text:p>52.17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00" calcext:value-type="float">
            <text:p>9900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25]/SUM([.F25:.H25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10" calcext:value-type="float">
            <text:p>9910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26]/SUM([.F26:.H26])" office:value-type="percentage" office:value="0.357142857142857" calcext:value-type="percentage">
            <text:p>35.71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40" calcext:value-type="float">
            <text:p>994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27]/SUM([.F27:.H27])" office:value-type="percentage" office:value="0.333333333333333" calcext:value-type="percentage">
            <text:p>33.33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60" calcext:value-type="float">
            <text:p>996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28]/SUM([.F28:.H28])" office:value-type="percentage" office:value="0.4" calcext:value-type="percentage">
            <text:p>40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55" calcext:value-type="float">
            <text:p>9955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29]/SUM([.F29:.H29])" office:value-type="percentage" office:value="0.363636363636364" calcext:value-type="percentage">
            <text:p>36.36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60" calcext:value-type="float">
            <text:p>996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30]/SUM([.F30:.H30])" office:value-type="percentage" office:value="0.25" calcext:value-type="percentage">
            <text:p>25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6" calcext:value-type="float">
            <text:p>2016</text:p>
          </table:table-cell>
          <table:table-cell office:value-type="float" office:value="10005" calcext:value-type="float">
            <text:p>10005</text:p>
          </table:table-cell>
          <table:table-cell office:value-type="float" office:value="9955" calcext:value-type="float">
            <text:p>995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31]/SUM([.F31:.H31])" office:value-type="percentage" office:value="0.333333333333333" calcext:value-type="percentage">
            <text:p>33.33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6" calcext:value-type="float">
            <text:p>2016</text:p>
          </table:table-cell>
          <table:table-cell office:value-type="float" office:value="10005" calcext:value-type="float">
            <text:p>10005</text:p>
          </table:table-cell>
          <table:table-cell office:value-type="float" office:value="9935" calcext:value-type="float">
            <text:p>993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32]/SUM([.F32:.H32])" office:value-type="percentage" office:value="0.285714285714286" calcext:value-type="percentage">
            <text:p>28.57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6" calcext:value-type="float">
            <text:p>2016</text:p>
          </table:table-cell>
          <table:table-cell office:value-type="float" office:value="10005" calcext:value-type="float">
            <text:p>10005</text:p>
          </table:table-cell>
          <table:table-cell office:value-type="float" office:value="9940" calcext:value-type="float">
            <text:p>994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27]/SUM([.F27:.H27])" office:value-type="percentage" office:value="0.333333333333333" calcext:value-type="percentage">
            <text:p>33.33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40" calcext:value-type="float">
            <text:p>994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28]/SUM([.F28:.H28])" office:value-type="percentage" office:value="0.4" calcext:value-type="percentage">
            <text:p>40.00%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6" calcext:value-type="float">
            <text:p>2016</text:p>
          </table:table-cell>
          <table:table-cell office:value-type="float" office:value="10005" calcext:value-type="float">
            <text:p>10005</text:p>
          </table:table-cell>
          <table:table-cell office:value-type="float" office:value="9950" calcext:value-type="float">
            <text:p>995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29]/SUM([.F29:.H29])" office:value-type="percentage" office:value="0.363636363636364" calcext:value-type="percentage">
            <text:p>36.36%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6" calcext:value-type="float">
            <text:p>2016</text:p>
          </table:table-cell>
          <table:table-cell office:value-type="float" office:value="10005" calcext:value-type="float">
            <text:p>10005</text:p>
          </table:table-cell>
          <table:table-cell office:value-type="float" office:value="9950" calcext:value-type="float">
            <text:p>995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30]/SUM([.F30:.H30])" office:value-type="percentage" office:value="0.25" calcext:value-type="percentage">
            <text:p>25.00%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6" calcext:value-type="float">
            <text:p>2016</text:p>
          </table:table-cell>
          <table:table-cell office:value-type="float" office:value="10005" calcext:value-type="float">
            <text:p>10005</text:p>
          </table:table-cell>
          <table:table-cell office:value-type="float" office:value="9940" calcext:value-type="float">
            <text:p>994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31]/SUM([.F31:.H31])" office:value-type="percentage" office:value="0.333333333333333" calcext:value-type="percentage">
            <text:p>33.33%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6" calcext:value-type="float">
            <text:p>2016</text:p>
          </table:table-cell>
          <table:table-cell office:value-type="float" office:value="10005" calcext:value-type="float">
            <text:p>10005</text:p>
          </table:table-cell>
          <table:table-cell office:value-type="float" office:value="9960" calcext:value-type="float">
            <text:p>996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32]/SUM([.F32:.H32])" office:value-type="percentage" office:value="0.285714285714286" calcext:value-type="percentage">
            <text:p>28.57%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6" calcext:value-type="float">
            <text:p>2016</text:p>
          </table:table-cell>
          <table:table-cell office:value-type="float" office:value="10005" calcext:value-type="float">
            <text:p>10005</text:p>
          </table:table-cell>
          <table:table-cell office:value-type="float" office:value="9965" calcext:value-type="float">
            <text:p>996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33]/SUM([.F33:.H33])" office:value-type="percentage" office:value="0.2" calcext:value-type="percentage">
            <text:p>20.00%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016" calcext:value-type="float">
            <text:p>2016</text:p>
          </table:table-cell>
          <table:table-cell office:value-type="float" office:value="9990" calcext:value-type="float">
            <text:p>9990</text:p>
          </table:table-cell>
          <table:table-cell office:value-type="float" office:value="9970" calcext:value-type="float">
            <text:p>99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34]/SUM([.F34:.H34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016" calcext:value-type="float">
            <text:p>2016</text:p>
          </table:table-cell>
          <table:table-cell office:value-type="float" office:value="9990" calcext:value-type="float">
            <text:p>9990</text:p>
          </table:table-cell>
          <table:table-cell office:value-type="float" office:value="9970" calcext:value-type="float">
            <text:p>99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35]/SUM([.F35:.H35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016" calcext:value-type="float">
            <text:p>2016</text:p>
          </table:table-cell>
          <table:table-cell office:value-type="float" office:value="9990" calcext:value-type="float">
            <text:p>9990</text:p>
          </table:table-cell>
          <table:table-cell office:value-type="float" office:value="9970" calcext:value-type="float">
            <text:p>99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06" calcext:value-type="float">
            <text:p>106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36]/SUM([.F36:.H36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016" calcext:value-type="float">
            <text:p>2016</text:p>
          </table:table-cell>
          <table:table-cell office:value-type="float" office:value="9990" calcext:value-type="float">
            <text:p>9990</text:p>
          </table:table-cell>
          <table:table-cell office:value-type="float" office:value="9970" calcext:value-type="float">
            <text:p>99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09" calcext:value-type="float">
            <text:p>109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37]/SUM([.F37:.H37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9990" calcext:value-type="float">
            <text:p>9990</text:p>
          </table:table-cell>
          <table:table-cell office:value-type="float" office:value="9980" calcext:value-type="float">
            <text:p>99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38]/SUM([.F38:.H38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60" calcext:value-type="float">
            <text:p>99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39]/SUM([.F39:.H39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70" calcext:value-type="float">
            <text:p>99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18" calcext:value-type="float">
            <text:p>118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40]/SUM([.F40:.H40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60" calcext:value-type="float">
            <text:p>99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41]/SUM([.F41:.H41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60" calcext:value-type="float">
            <text:p>99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24" calcext:value-type="float">
            <text:p>124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42]/SUM([.F42:.H42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60" calcext:value-type="float">
            <text:p>99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27" calcext:value-type="float">
            <text:p>12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43]/SUM([.F43:.H43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6" calcext:value-type="float">
            <text:p>2016</text:p>
          </table:table-cell>
          <table:table-cell office:value-type="float" office:value="10000" calcext:value-type="float">
            <text:p>10000</text:p>
          </table:table-cell>
          <table:table-cell office:value-type="float" office:value="9980" calcext:value-type="float">
            <text:p>99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44]/SUM([.F44:.H44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70" calcext:value-type="float">
            <text:p>99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45]/SUM([.F45:.H45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60" calcext:value-type="float">
            <text:p>99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36" calcext:value-type="float">
            <text:p>136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46]/SUM([.F46:.H46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70" calcext:value-type="float">
            <text:p>99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47]/SUM([.F47:.H47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70" calcext:value-type="float">
            <text:p>99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48]/SUM([.F48:.H48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70" calcext:value-type="float">
            <text:p>99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49]/SUM([.F49:.H49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2016" calcext:value-type="float">
            <text:p>2016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50]/SUM([.F50:.H50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6" calcext:value-type="float">
            <text:p>2016</text:p>
          </table:table-cell>
          <table:table-cell office:value-type="float" office:value="9990" calcext:value-type="float">
            <text:p>9990</text:p>
          </table:table-cell>
          <table:table-cell office:value-type="float" office:value="9980" calcext:value-type="float">
            <text:p>99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51" calcext:value-type="float">
            <text:p>15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51]/SUM([.F51:.H51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54" calcext:value-type="float">
            <text:p>154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52]/SUM([.F52:.H52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53]/SUM([.F53:.H53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54]/SUM([.F54:.H54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72" calcext:value-type="float">
            <text:p>17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55]/SUM([.F55:.H55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75" calcext:value-type="float">
            <text:p>17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56]/SUM([.F56:.H56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78" calcext:value-type="float">
            <text:p>178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57]/SUM([.F57:.H57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58]/SUM([.F58:.H58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90" calcext:value-type="float">
            <text:p>19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59]/SUM([.F59:.H59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96" calcext:value-type="float">
            <text:p>196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60]/SUM([.F60:.H60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61]/SUM([.F61:.H61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08" calcext:value-type="float">
            <text:p>208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62]/SUM([.F62:.H62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14" calcext:value-type="float">
            <text:p>214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63]/SUM([.F63:.H63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64]/SUM([.F64:.H64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26" calcext:value-type="float">
            <text:p>226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65]/SUM([.F65:.H65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29" calcext:value-type="float">
            <text:p>229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66]/SUM([.F66:.H66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1972" calcext:value-type="float">
            <text:p>1972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32" calcext:value-type="float">
            <text:p>23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67]/SUM([.F67:.H67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1972" calcext:value-type="float">
            <text:p>1972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68]/SUM([.F68:.H68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1972" calcext:value-type="float">
            <text:p>1972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65" calcext:value-type="float">
            <text:p>26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69]/SUM([.F69:.H69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1972" calcext:value-type="float">
            <text:p>1972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74" calcext:value-type="float">
            <text:p>274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70]/SUM([.F70:.H70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2" office:value-type="float" office:value="1972" calcext:value-type="float">
            <text:p>1972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80" calcext:value-type="float">
            <text:p>28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71]/SUM([.F71:.H71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2" office:value-type="float" office:value="1972" calcext:value-type="float">
            <text:p>1972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89" calcext:value-type="float">
            <text:p>289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72]/SUM([.F72:.H72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2" office:value-type="float" office:value="1972" calcext:value-type="float">
            <text:p>1972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98" calcext:value-type="float">
            <text:p>298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73]/SUM([.F73:.H73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15"/>
          <table:table-cell table:formula="of:=SUM([.P2:.P73])/100" office:value-type="percentage" office:value="0.20326606392077" calcext:value-type="percentage">
            <text:p>20.33%</text:p>
          </table:table-cell>
          <table:table-cell/>
        </table:table-row>
        <table:table-row table:style-name="ro1" table:number-rows-repeated="104850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rsi_saida_reversa_30_70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7" table:default-cell-style-name="ce2"/>
        <table:table-column table:style-name="co18" table:default-cell-style-name="Default"/>
        <table:table-row table:style-name="ro1">
          <table:table-cell office:value-type="string" calcext:value-type="string">
            <text:p>first_operational_year</text:p>
          </table:table-cell>
          <table:table-cell office:value-type="string" calcext:value-type="string">
            <text:p>last_operational_year</text:p>
          </table:table-cell>
          <table:table-cell office:value-type="string" calcext:value-type="string">
            <text:p>initial_balance</text:p>
          </table:table-cell>
          <table:table-cell office:value-type="string" calcext:value-type="string">
            <text:p>final_balance</text:p>
          </table:table-cell>
          <table:table-cell office:value-type="string" calcext:value-type="string">
            <text:p>total_trades</text:p>
          </table:table-cell>
          <table:table-cell office:value-type="string" calcext:value-type="string">
            <text:p>win_trades</text:p>
          </table:table-cell>
          <table:table-cell office:value-type="string" calcext:value-type="string">
            <text:p>loss_trades</text:p>
          </table:table-cell>
          <table:table-cell office:value-type="string" calcext:value-type="string">
            <text:p>tie_trades</text:p>
          </table:table-cell>
          <table:table-cell office:value-type="string" calcext:value-type="string">
            <text:p>filename_elements...</text:p>
          </table:table-cell>
          <table:table-cell table:number-columns-repeated="8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2845" calcext:value-type="float">
            <text:p>2845</text:p>
          </table:table-cell>
          <table:table-cell office:value-type="float" office:value="1015" calcext:value-type="float">
            <text:p>1015</text:p>
          </table:table-cell>
          <table:table-cell office:value-type="float" office:value="1507" calcext:value-type="float">
            <text:p>1507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2]/SUM([.F2:.H2])" office:value-type="percentage" office:value="0.35676625659051" calcext:value-type="percentage">
            <text:p>35.68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675" calcext:value-type="float">
            <text:p>2675</text:p>
          </table:table-cell>
          <table:table-cell office:value-type="float" office:value="903" calcext:value-type="float">
            <text:p>903</text:p>
          </table:table-cell>
          <table:table-cell office:value-type="float" office:value="1451" calcext:value-type="float">
            <text:p>1451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3]/SUM([.F3:.H3])" office:value-type="percentage" office:value="0.337570093457944" calcext:value-type="percentage">
            <text:p>33.76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532" calcext:value-type="float">
            <text:p>2532</text:p>
          </table:table-cell>
          <table:table-cell office:value-type="float" office:value="809" calcext:value-type="float">
            <text:p>809</text:p>
          </table:table-cell>
          <table:table-cell office:value-type="float" office:value="1404" calcext:value-type="float">
            <text:p>1404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4]/SUM([.F4:.H4])" office:value-type="percentage" office:value="0.319510268562401" calcext:value-type="percentage">
            <text:p>31.95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604" calcext:value-type="float">
            <text:p>2604</text:p>
          </table:table-cell>
          <table:table-cell office:value-type="float" office:value="831" calcext:value-type="float">
            <text:p>831</text:p>
          </table:table-cell>
          <table:table-cell office:value-type="float" office:value="1415" calcext:value-type="float">
            <text:p>1415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5]/SUM([.F5:.H5])" office:value-type="percentage" office:value="0.319124423963134" calcext:value-type="percentage">
            <text:p>31.91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0" calcext:value-type="float">
            <text:p>2000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543" calcext:value-type="float">
            <text:p>2543</text:p>
          </table:table-cell>
          <table:table-cell office:value-type="float" office:value="821" calcext:value-type="float">
            <text:p>821</text:p>
          </table:table-cell>
          <table:table-cell office:value-type="float" office:value="1410" calcext:value-type="float">
            <text:p>141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6]/SUM([.F6:.H6])" office:value-type="percentage" office:value="0.32284703106567" calcext:value-type="percentage">
            <text:p>32.28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0" calcext:value-type="float">
            <text:p>2000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464" calcext:value-type="float">
            <text:p>2464</text:p>
          </table:table-cell>
          <table:table-cell office:value-type="float" office:value="768" calcext:value-type="float">
            <text:p>768</text:p>
          </table:table-cell>
          <table:table-cell office:value-type="float" office:value="1384" calcext:value-type="float">
            <text:p>1384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7]/SUM([.F7:.H7])" office:value-type="percentage" office:value="0.311688311688312" calcext:value-type="percentage">
            <text:p>31.17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1" calcext:value-type="float">
            <text:p>2001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361" calcext:value-type="float">
            <text:p>2361</text:p>
          </table:table-cell>
          <table:table-cell office:value-type="float" office:value="720" calcext:value-type="float">
            <text:p>720</text:p>
          </table:table-cell>
          <table:table-cell office:value-type="float" office:value="1360" calcext:value-type="float">
            <text:p>136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8]/SUM([.F8:.H8])" office:value-type="percentage" office:value="0.304955527318933" calcext:value-type="percentage">
            <text:p>30.50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3" calcext:value-type="float">
            <text:p>2003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349" calcext:value-type="float">
            <text:p>2349</text:p>
          </table:table-cell>
          <table:table-cell office:value-type="float" office:value="706" calcext:value-type="float">
            <text:p>706</text:p>
          </table:table-cell>
          <table:table-cell office:value-type="float" office:value="1353" calcext:value-type="float">
            <text:p>1353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9]/SUM([.F9:.H9])" office:value-type="percentage" office:value="0.300553426990209" calcext:value-type="percentage">
            <text:p>30.06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4" calcext:value-type="float">
            <text:p>2004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280" calcext:value-type="float">
            <text:p>2280</text:p>
          </table:table-cell>
          <table:table-cell office:value-type="float" office:value="676" calcext:value-type="float">
            <text:p>676</text:p>
          </table:table-cell>
          <table:table-cell office:value-type="float" office:value="1338" calcext:value-type="float">
            <text:p>1338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10]/SUM([.F10:.H10])" office:value-type="percentage" office:value="0.296491228070175" calcext:value-type="percentage">
            <text:p>29.65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5" calcext:value-type="float">
            <text:p>2005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158" calcext:value-type="float">
            <text:p>2158</text:p>
          </table:table-cell>
          <table:table-cell office:value-type="float" office:value="630" calcext:value-type="float">
            <text:p>630</text:p>
          </table:table-cell>
          <table:table-cell office:value-type="float" office:value="1315" calcext:value-type="float">
            <text:p>1315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11]/SUM([.F11:.H11])" office:value-type="percentage" office:value="0.291936978683967" calcext:value-type="percentage">
            <text:p>29.19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7" calcext:value-type="float">
            <text:p>2007</text:p>
          </table:table-cell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2161" calcext:value-type="float">
            <text:p>2161</text:p>
          </table:table-cell>
          <table:table-cell office:value-type="float" office:value="631" calcext:value-type="float">
            <text:p>631</text:p>
          </table:table-cell>
          <table:table-cell office:value-type="float" office:value="1315" calcext:value-type="float">
            <text:p>1315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12]/SUM([.F12:.H12])" office:value-type="percentage" office:value="0.291994447015271" calcext:value-type="percentage">
            <text:p>29.20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8" calcext:value-type="float">
            <text:p>2008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241" calcext:value-type="float">
            <text:p>2241</text:p>
          </table:table-cell>
          <table:table-cell office:value-type="float" office:value="670" calcext:value-type="float">
            <text:p>670</text:p>
          </table:table-cell>
          <table:table-cell office:value-type="float" office:value="1335" calcext:value-type="float">
            <text:p>1335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13]/SUM([.F13:.H13])" office:value-type="percentage" office:value="0.298973672467648" calcext:value-type="percentage">
            <text:p>29.90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0" calcext:value-type="float">
            <text:p>2010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679" calcext:value-type="float">
            <text:p>2679</text:p>
          </table:table-cell>
          <table:table-cell office:value-type="float" office:value="968" calcext:value-type="float">
            <text:p>968</text:p>
          </table:table-cell>
          <table:table-cell office:value-type="float" office:value="1484" calcext:value-type="float">
            <text:p>1484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14]/SUM([.F14:.H14])" office:value-type="percentage" office:value="0.361328854050019" calcext:value-type="percentage">
            <text:p>36.13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2" calcext:value-type="float">
            <text:p>2012</text:p>
          </table:table-cell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2637" calcext:value-type="float">
            <text:p>2637</text:p>
          </table:table-cell>
          <table:table-cell office:value-type="float" office:value="985" calcext:value-type="float">
            <text:p>985</text:p>
          </table:table-cell>
          <table:table-cell office:value-type="float" office:value="1492" calcext:value-type="float">
            <text:p>149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15]/SUM([.F15:.H15])" office:value-type="percentage" office:value="0.373530527114145" calcext:value-type="percentage">
            <text:p>37.35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6" calcext:value-type="float">
            <text:p>2016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883" calcext:value-type="float">
            <text:p>2883</text:p>
          </table:table-cell>
          <table:table-cell office:value-type="float" office:value="1151" calcext:value-type="float">
            <text:p>1151</text:p>
          </table:table-cell>
          <table:table-cell office:value-type="float" office:value="1575" calcext:value-type="float">
            <text:p>157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16]/SUM([.F16:.H16])" office:value-type="percentage" office:value="0.399236906000694" calcext:value-type="percentage">
            <text:p>39.92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1565" calcext:value-type="float">
            <text:p>1565</text:p>
          </table:table-cell>
          <table:table-cell office:value-type="float" office:value="2462" calcext:value-type="float">
            <text:p>2462</text:p>
          </table:table-cell>
          <table:table-cell office:value-type="float" office:value="987" calcext:value-type="float">
            <text:p>987</text:p>
          </table:table-cell>
          <table:table-cell office:value-type="float" office:value="1337" calcext:value-type="float">
            <text:p>133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17]/SUM([.F17:.H17])" office:value-type="percentage" office:value="0.40089358245329" calcext:value-type="percentage">
            <text:p>40.09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2795" calcext:value-type="float">
            <text:p>2795</text:p>
          </table:table-cell>
          <table:table-cell office:value-type="float" office:value="2006" calcext:value-type="float">
            <text:p>2006</text:p>
          </table:table-cell>
          <table:table-cell office:value-type="float" office:value="783" calcext:value-type="float">
            <text:p>783</text:p>
          </table:table-cell>
          <table:table-cell office:value-type="float" office:value="1112" calcext:value-type="float">
            <text:p>111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18]/SUM([.F18:.H18])" office:value-type="percentage" office:value="0.390329012961117" calcext:value-type="percentage">
            <text:p>39.03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4340" calcext:value-type="float">
            <text:p>4340</text:p>
          </table:table-cell>
          <table:table-cell office:value-type="float" office:value="1610" calcext:value-type="float">
            <text:p>1610</text:p>
          </table:table-cell>
          <table:table-cell office:value-type="float" office:value="636" calcext:value-type="float">
            <text:p>636</text:p>
          </table:table-cell>
          <table:table-cell office:value-type="float" office:value="884" calcext:value-type="float">
            <text:p>88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19]/SUM([.F19:.H19])" office:value-type="percentage" office:value="0.395031055900621" calcext:value-type="percentage">
            <text:p>39.50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5520" calcext:value-type="float">
            <text:p>5520</text:p>
          </table:table-cell>
          <table:table-cell office:value-type="float" office:value="1285" calcext:value-type="float">
            <text:p>1285</text:p>
          </table:table-cell>
          <table:table-cell office:value-type="float" office:value="510" calcext:value-type="float">
            <text:p>510</text:p>
          </table:table-cell>
          <table:table-cell office:value-type="float" office:value="703" calcext:value-type="float">
            <text:p>70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20]/SUM([.F20:.H20])" office:value-type="percentage" office:value="0.396887159533074" calcext:value-type="percentage">
            <text:p>39.69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6475" calcext:value-type="float">
            <text:p>6475</text:p>
          </table:table-cell>
          <table:table-cell office:value-type="float" office:value="1062" calcext:value-type="float">
            <text:p>1062</text:p>
          </table:table-cell>
          <table:table-cell office:value-type="float" office:value="437" calcext:value-type="float">
            <text:p>437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21]/SUM([.F21:.H21])" office:value-type="percentage" office:value="0.411487758945386" calcext:value-type="percentage">
            <text:p>41.15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6785" calcext:value-type="float">
            <text:p>6785</text:p>
          </table:table-cell>
          <table:table-cell office:value-type="float" office:value="904" calcext:value-type="float">
            <text:p>904</text:p>
          </table:table-cell>
          <table:table-cell office:value-type="float" office:value="353" calcext:value-type="float">
            <text:p>353</text:p>
          </table:table-cell>
          <table:table-cell office:value-type="float" office:value="498" calcext:value-type="float">
            <text:p>4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22]/SUM([.F22:.H22])" office:value-type="percentage" office:value="0.390486725663717" calcext:value-type="percentage">
            <text:p>39.05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6990" calcext:value-type="float">
            <text:p>6990</text:p>
          </table:table-cell>
          <table:table-cell office:value-type="float" office:value="773" calcext:value-type="float">
            <text:p>773</text:p>
          </table:table-cell>
          <table:table-cell office:value-type="float" office:value="286" calcext:value-type="float">
            <text:p>286</text:p>
          </table:table-cell>
          <table:table-cell office:value-type="float" office:value="444" calcext:value-type="float">
            <text:p>44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23]/SUM([.F23:.H23])" office:value-type="percentage" office:value="0.369987063389392" calcext:value-type="percentage">
            <text:p>37.00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7680" calcext:value-type="float">
            <text:p>7680</text:p>
          </table:table-cell>
          <table:table-cell office:value-type="float" office:value="669" calcext:value-type="float">
            <text:p>669</text:p>
          </table:table-cell>
          <table:table-cell office:value-type="float" office:value="266" calcext:value-type="float">
            <text:p>266</text:p>
          </table:table-cell>
          <table:table-cell office:value-type="float" office:value="365" calcext:value-type="float">
            <text:p>36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24]/SUM([.F24:.H24])" office:value-type="percentage" office:value="0.397608370702541" calcext:value-type="percentage">
            <text:p>39.76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8005" calcext:value-type="float">
            <text:p>8005</text:p>
          </table:table-cell>
          <table:table-cell office:value-type="float" office:value="579" calcext:value-type="float">
            <text:p>579</text:p>
          </table:table-cell>
          <table:table-cell office:value-type="float" office:value="235" calcext:value-type="float">
            <text:p>235</text:p>
          </table:table-cell>
          <table:table-cell office:value-type="float" office:value="317" calcext:value-type="float">
            <text:p>3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25]/SUM([.F25:.H25])" office:value-type="percentage" office:value="0.40587219343696" calcext:value-type="percentage">
            <text:p>40.59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8305" calcext:value-type="float">
            <text:p>8305</text:p>
          </table:table-cell>
          <table:table-cell office:value-type="float" office:value="513" calcext:value-type="float">
            <text:p>513</text:p>
          </table:table-cell>
          <table:table-cell office:value-type="float" office:value="217" calcext:value-type="float">
            <text:p>217</text:p>
          </table:table-cell>
          <table:table-cell office:value-type="float" office:value="278" calcext:value-type="float">
            <text:p>27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26]/SUM([.F26:.H26])" office:value-type="percentage" office:value="0.423001949317739" calcext:value-type="percentage">
            <text:p>42.30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8655" calcext:value-type="float">
            <text:p>8655</text:p>
          </table:table-cell>
          <table:table-cell office:value-type="float" office:value="432" calcext:value-type="float">
            <text:p>432</text:p>
          </table:table-cell>
          <table:table-cell office:value-type="float" office:value="187" calcext:value-type="float">
            <text:p>187</text:p>
          </table:table-cell>
          <table:table-cell office:value-type="float" office:value="228" calcext:value-type="float">
            <text:p>2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27]/SUM([.F27:.H27])" office:value-type="percentage" office:value="0.43287037037037" calcext:value-type="percentage">
            <text:p>43.29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8795" calcext:value-type="float">
            <text:p>8795</text:p>
          </table:table-cell>
          <table:table-cell office:value-type="float" office:value="371" calcext:value-type="float">
            <text:p>371</text:p>
          </table:table-cell>
          <table:table-cell office:value-type="float" office:value="157" calcext:value-type="float">
            <text:p>157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28]/SUM([.F28:.H28])" office:value-type="percentage" office:value="0.423180592991914" calcext:value-type="percentage">
            <text:p>42.32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085" calcext:value-type="float">
            <text:p>9085</text:p>
          </table:table-cell>
          <table:table-cell office:value-type="float" office:value="310" calcext:value-type="float">
            <text:p>310</text:p>
          </table:table-cell>
          <table:table-cell office:value-type="float" office:value="137" calcext:value-type="float">
            <text:p>137</text:p>
          </table:table-cell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29]/SUM([.F29:.H29])" office:value-type="percentage" office:value="0.441935483870968" calcext:value-type="percentage">
            <text:p>44.19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150" calcext:value-type="float">
            <text:p>9150</text:p>
          </table:table-cell>
          <table:table-cell office:value-type="float" office:value="264" calcext:value-type="float">
            <text:p>264</text:p>
          </table:table-cell>
          <table:table-cell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30]/SUM([.F30:.H30])" office:value-type="percentage" office:value="0.424242424242424" calcext:value-type="percentage">
            <text:p>42.42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325" calcext:value-type="float">
            <text:p>9325</text:p>
          </table:table-cell>
          <table:table-cell office:value-type="float" office:value="225" calcext:value-type="float">
            <text:p>225</text:p>
          </table:table-cell>
          <table:table-cell office:value-type="float" office:value="99" calcext:value-type="float">
            <text:p>99</text:p>
          </table:table-cell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31]/SUM([.F31:.H31])" office:value-type="percentage" office:value="0.44" calcext:value-type="percentage">
            <text:p>44.00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375" calcext:value-type="float">
            <text:p>9375</text:p>
          </table:table-cell>
          <table:table-cell office:value-type="float" office:value="193" calcext:value-type="float">
            <text:p>193</text:p>
          </table:table-cell>
          <table:table-cell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32]/SUM([.F32:.H32])" office:value-type="percentage" office:value="0.419689119170984" calcext:value-type="percentage">
            <text:p>41.97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315" calcext:value-type="float">
            <text:p>9315</text:p>
          </table:table-cell>
          <table:table-cell office:value-type="float" office:value="168" calcext:value-type="float">
            <text:p>168</text:p>
          </table:table-cell>
          <table:table-cell office:value-type="float" office:value="59" calcext:value-type="float">
            <text:p>59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33]/SUM([.F33:.H33])" office:value-type="percentage" office:value="0.351190476190476" calcext:value-type="percentage">
            <text:p>35.12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455" calcext:value-type="float">
            <text:p>9455</text:p>
          </table:table-cell>
          <table:table-cell office:value-type="float" office:value="142" calcext:value-type="float">
            <text:p>142</text:p>
          </table:table-cell>
          <table:table-cell office:value-type="float" office:value="53" calcext:value-type="float">
            <text:p>53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34]/SUM([.F34:.H34])" office:value-type="percentage" office:value="0.373239436619718" calcext:value-type="percentage">
            <text:p>37.32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540" calcext:value-type="float">
            <text:p>9540</text:p>
          </table:table-cell>
          <table:table-cell office:value-type="float" office:value="126" calcext:value-type="float">
            <text:p>126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03" calcext:value-type="float">
            <text:p>103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35]/SUM([.F35:.H35])" office:value-type="percentage" office:value="0.396825396825397" calcext:value-type="percentage">
            <text:p>39.68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635" calcext:value-type="float">
            <text:p>9635</text:p>
          </table:table-cell>
          <table:table-cell office:value-type="float" office:value="118" calcext:value-type="float">
            <text:p>118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36]/SUM([.F36:.H36])" office:value-type="percentage" office:value="0.432203389830509" calcext:value-type="percentage">
            <text:p>43.22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590" calcext:value-type="float">
            <text:p>9590</text:p>
          </table:table-cell>
          <table:table-cell office:value-type="float" office:value="102" calcext:value-type="float">
            <text:p>102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09" calcext:value-type="float">
            <text:p>109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37]/SUM([.F37:.H37])" office:value-type="percentage" office:value="0.372549019607843" calcext:value-type="percentage">
            <text:p>37.25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600" calcext:value-type="float">
            <text:p>9600</text:p>
          </table:table-cell>
          <table:table-cell office:value-type="float" office:value="93" calcext:value-type="float">
            <text:p>93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12" calcext:value-type="float">
            <text:p>11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38]/SUM([.F38:.H38])" office:value-type="percentage" office:value="0.344086021505376" calcext:value-type="percentage">
            <text:p>34.41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590" calcext:value-type="float">
            <text:p>9590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39]/SUM([.F39:.H39])" office:value-type="percentage" office:value="0.292682926829268" calcext:value-type="percentage">
            <text:p>29.27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645" calcext:value-type="float">
            <text:p>9645</text:p>
          </table:table-cell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40]/SUM([.F40:.H40])" office:value-type="percentage" office:value="0.341772151898734" calcext:value-type="percentage">
            <text:p>34.18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660" calcext:value-type="float">
            <text:p>9660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21" calcext:value-type="float">
            <text:p>12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41]/SUM([.F41:.H41])" office:value-type="percentage" office:value="0.324324324324324" calcext:value-type="percentage">
            <text:p>32.43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705" calcext:value-type="float">
            <text:p>9705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24" calcext:value-type="float">
            <text:p>12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42]/SUM([.F42:.H42])" office:value-type="percentage" office:value="0.323076923076923" calcext:value-type="percentage">
            <text:p>32.31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765" calcext:value-type="float">
            <text:p>9765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27" calcext:value-type="float">
            <text:p>12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43]/SUM([.F43:.H43])" office:value-type="percentage" office:value="0.362068965517241" calcext:value-type="percentage">
            <text:p>36.21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0" calcext:value-type="float">
            <text:p>10000</text:p>
          </table:table-cell>
          <table:table-cell office:value-type="float" office:value="9845" calcext:value-type="float">
            <text:p>9845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44]/SUM([.F44:.H44])" office:value-type="percentage" office:value="0.395833333333333" calcext:value-type="percentage">
            <text:p>39.58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840" calcext:value-type="float">
            <text:p>9840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45]/SUM([.F45:.H45])" office:value-type="percentage" office:value="0.461538461538462" calcext:value-type="percentage">
            <text:p>46.15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875" calcext:value-type="float">
            <text:p>9875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36" calcext:value-type="float">
            <text:p>13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46]/SUM([.F46:.H46])" office:value-type="percentage" office:value="0.48936170212766" calcext:value-type="percentage">
            <text:p>48.94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25" calcext:value-type="float">
            <text:p>99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39" calcext:value-type="float">
            <text:p>139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47]/SUM([.F47:.H47])" office:value-type="percentage" office:value="0.555555555555556" calcext:value-type="percentage">
            <text:p>55.56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885" calcext:value-type="float">
            <text:p>988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42" calcext:value-type="float">
            <text:p>14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48]/SUM([.F48:.H48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25" calcext:value-type="float">
            <text:p>99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45" calcext:value-type="float">
            <text:p>14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49]/SUM([.F49:.H49])" office:value-type="percentage" office:value="0.555555555555556" calcext:value-type="percentage">
            <text:p>55.56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10" calcext:value-type="float">
            <text:p>9910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48" calcext:value-type="float">
            <text:p>148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50]/SUM([.F50:.H50])" office:value-type="percentage" office:value="0.523809523809524" calcext:value-type="percentage">
            <text:p>52.38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45" calcext:value-type="float">
            <text:p>9945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51" calcext:value-type="float">
            <text:p>15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51]/SUM([.F51:.H51])" office:value-type="percentage" office:value="0.567567567567568" calcext:value-type="percentage">
            <text:p>56.76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75" calcext:value-type="float">
            <text:p>9975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54" calcext:value-type="float">
            <text:p>15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52]/SUM([.F52:.H52])" office:value-type="percentage" office:value="0.621621621621622" calcext:value-type="percentage">
            <text:p>62.16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70" calcext:value-type="float">
            <text:p>997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57" calcext:value-type="float">
            <text:p>15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53]/SUM([.F53:.H53])" office:value-type="percentage" office:value="0.606060606060606" calcext:value-type="percentage">
            <text:p>60.61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25" calcext:value-type="float">
            <text:p>992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54]/SUM([.F54:.H54])" office:value-type="percentage" office:value="0.515151515151515" calcext:value-type="percentage">
            <text:p>51.52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65" calcext:value-type="float">
            <text:p>9965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63" calcext:value-type="float">
            <text:p>163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55]/SUM([.F55:.H55])" office:value-type="percentage" office:value="0.566666666666667" calcext:value-type="percentage">
            <text:p>56.67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35" calcext:value-type="float">
            <text:p>9935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66" calcext:value-type="float">
            <text:p>16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56]/SUM([.F56:.H56])" office:value-type="percentage" office:value="0.53125" calcext:value-type="percentage">
            <text:p>53.13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55" calcext:value-type="float">
            <text:p>995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69" calcext:value-type="float">
            <text:p>169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57]/SUM([.F57:.H57])" office:value-type="percentage" office:value="0.575757575757576" calcext:value-type="percentage">
            <text:p>57.58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30" calcext:value-type="float">
            <text:p>993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58]/SUM([.F58:.H58])" office:value-type="percentage" office:value="0.516129032258065" calcext:value-type="percentage">
            <text:p>51.61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75" calcext:value-type="float">
            <text:p>997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75" calcext:value-type="float">
            <text:p>17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59]/SUM([.F59:.H59])" office:value-type="percentage" office:value="0.6" calcext:value-type="percentage">
            <text:p>60.00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78" calcext:value-type="float">
            <text:p>178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60]/SUM([.F60:.H60])" office:value-type="percentage" office:value="0.64" calcext:value-type="percentage">
            <text:p>64.00%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70" calcext:value-type="float">
            <text:p>997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81" calcext:value-type="float">
            <text:p>18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61]/SUM([.F61:.H61])" office:value-type="percentage" office:value="0.583333333333333" calcext:value-type="percentage">
            <text:p>58.33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45" calcext:value-type="float">
            <text:p>994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84" calcext:value-type="float">
            <text:p>18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62]/SUM([.F62:.H62])" office:value-type="percentage" office:value="0.52" calcext:value-type="percentage">
            <text:p>52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75" calcext:value-type="float">
            <text:p>997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87" calcext:value-type="float">
            <text:p>18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63]/SUM([.F63:.H63])" office:value-type="percentage" office:value="0.6" calcext:value-type="percentage">
            <text:p>60.00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6" calcext:value-type="float">
            <text:p>2016</text:p>
          </table:table-cell>
          <table:table-cell office:value-type="float" office:value="10005" calcext:value-type="float">
            <text:p>10005</text:p>
          </table:table-cell>
          <table:table-cell office:value-type="float" office:value="9960" calcext:value-type="float">
            <text:p>996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90" calcext:value-type="float">
            <text:p>19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64]/SUM([.F64:.H64])" office:value-type="percentage" office:value="0.526315789473684" calcext:value-type="percentage">
            <text:p>52.63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6" calcext:value-type="float">
            <text:p>2016</text:p>
          </table:table-cell>
          <table:table-cell office:value-type="float" office:value="10005" calcext:value-type="float">
            <text:p>10005</text:p>
          </table:table-cell>
          <table:table-cell office:value-type="float" office:value="9960" calcext:value-type="float">
            <text:p>996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93" calcext:value-type="float">
            <text:p>193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65]/SUM([.F65:.H65])" office:value-type="percentage" office:value="0.526315789473684" calcext:value-type="percentage">
            <text:p>52.63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6" calcext:value-type="float">
            <text:p>2016</text:p>
          </table:table-cell>
          <table:table-cell office:value-type="float" office:value="10005" calcext:value-type="float">
            <text:p>10005</text:p>
          </table:table-cell>
          <table:table-cell office:value-type="float" office:value="9950" calcext:value-type="float">
            <text:p>995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96" calcext:value-type="float">
            <text:p>19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66]/SUM([.F66:.H66])" office:value-type="percentage" office:value="0.470588235294118" calcext:value-type="percentage">
            <text:p>47.06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55" calcext:value-type="float">
            <text:p>995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99" calcext:value-type="float">
            <text:p>199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67]/SUM([.F67:.H67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10" calcext:value-type="float">
            <text:p>991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02" calcext:value-type="float">
            <text:p>20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68]/SUM([.F68:.H68])" office:value-type="percentage" office:value="0.333333333333333" calcext:value-type="percentage">
            <text:p>33.33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30" calcext:value-type="float">
            <text:p>993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05" calcext:value-type="float">
            <text:p>20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69]/SUM([.F69:.H69])" office:value-type="percentage" office:value="0.307692307692308" calcext:value-type="percentage">
            <text:p>30.77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6" calcext:value-type="float">
            <text:p>2016</text:p>
          </table:table-cell>
          <table:table-cell office:value-type="float" office:value="9990" calcext:value-type="float">
            <text:p>9990</text:p>
          </table:table-cell>
          <table:table-cell office:value-type="float" office:value="9925" calcext:value-type="float">
            <text:p>99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08" calcext:value-type="float">
            <text:p>208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70]/SUM([.F70:.H70])" office:value-type="percentage" office:value="0.25" calcext:value-type="percentage">
            <text:p>25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6" calcext:value-type="float">
            <text:p>2016</text:p>
          </table:table-cell>
          <table:table-cell office:value-type="float" office:value="10005" calcext:value-type="float">
            <text:p>10005</text:p>
          </table:table-cell>
          <table:table-cell office:value-type="float" office:value="9945" calcext:value-type="float">
            <text:p>994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11" calcext:value-type="float">
            <text:p>21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71]/SUM([.F71:.H71])" office:value-type="percentage" office:value="0.3" calcext:value-type="percentage">
            <text:p>30.00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6" calcext:value-type="float">
            <text:p>2016</text:p>
          </table:table-cell>
          <table:table-cell office:value-type="float" office:value="9990" calcext:value-type="float">
            <text:p>9990</text:p>
          </table:table-cell>
          <table:table-cell office:value-type="float" office:value="9935" calcext:value-type="float">
            <text:p>993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72]/SUM([.F72:.H72])" office:value-type="percentage" office:value="0.272727272727273" calcext:value-type="percentage">
            <text:p>27.27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6" calcext:value-type="float">
            <text:p>2016</text:p>
          </table:table-cell>
          <table:table-cell office:value-type="float" office:value="10005" calcext:value-type="float">
            <text:p>10005</text:p>
          </table:table-cell>
          <table:table-cell office:value-type="float" office:value="9950" calcext:value-type="float">
            <text:p>995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17" calcext:value-type="float">
            <text:p>21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73]/SUM([.F73:.H73])" office:value-type="percentage" office:value="0.363636363636364" calcext:value-type="percentage">
            <text:p>36.36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35" calcext:value-type="float">
            <text:p>993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74]/SUM([.F74:.H74])" office:value-type="percentage" office:value="0.272727272727273" calcext:value-type="percentage">
            <text:p>27.27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20" calcext:value-type="float">
            <text:p>992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23" calcext:value-type="float">
            <text:p>223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75]/SUM([.F75:.H75])" office:value-type="percentage" office:value="0.181818181818182" calcext:value-type="percentage">
            <text:p>18.18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20" calcext:value-type="float">
            <text:p>992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26" calcext:value-type="float">
            <text:p>22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76]/SUM([.F76:.H76])" office:value-type="percentage" office:value="0.181818181818182" calcext:value-type="percentage">
            <text:p>18.18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30" calcext:value-type="float">
            <text:p>993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29" calcext:value-type="float">
            <text:p>229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77]/SUM([.F77:.H77])" office:value-type="percentage" office:value="0.2" calcext:value-type="percentage">
            <text:p>20.00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6" calcext:value-type="float">
            <text:p>2016</text:p>
          </table:table-cell>
          <table:table-cell office:value-type="float" office:value="10000" calcext:value-type="float">
            <text:p>10000</text:p>
          </table:table-cell>
          <table:table-cell office:value-type="float" office:value="9960" calcext:value-type="float">
            <text:p>996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32" calcext:value-type="float">
            <text:p>23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78]/SUM([.F78:.H78])" office:value-type="percentage" office:value="0.25" calcext:value-type="percentage">
            <text:p>25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50" calcext:value-type="float">
            <text:p>995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35" calcext:value-type="float">
            <text:p>23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79]/SUM([.F79:.H79])" office:value-type="percentage" office:value="0.25" calcext:value-type="percentage">
            <text:p>25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75" calcext:value-type="float">
            <text:p>997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38" calcext:value-type="float">
            <text:p>238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80]/SUM([.F80:.H80])" office:value-type="percentage" office:value="0.428571428571429" calcext:value-type="percentage">
            <text:p>42.86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6" calcext:value-type="float">
            <text:p>2016</text:p>
          </table:table-cell>
          <table:table-cell office:value-type="float" office:value="10005" calcext:value-type="float">
            <text:p>10005</text:p>
          </table:table-cell>
          <table:table-cell office:value-type="float" office:value="9970" calcext:value-type="float">
            <text:p>997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41" calcext:value-type="float">
            <text:p>24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81]/SUM([.F81:.H81])" office:value-type="percentage" office:value="0.333333333333333" calcext:value-type="percentage">
            <text:p>33.33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6" calcext:value-type="float">
            <text:p>2016</text:p>
          </table:table-cell>
          <table:table-cell office:value-type="float" office:value="10005" calcext:value-type="float">
            <text:p>10005</text:p>
          </table:table-cell>
          <table:table-cell office:value-type="float" office:value="9970" calcext:value-type="float">
            <text:p>997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44" calcext:value-type="float">
            <text:p>24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82]/SUM([.F82:.H82])" office:value-type="percentage" office:value="0.333333333333333" calcext:value-type="percentage">
            <text:p>33.33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6" calcext:value-type="float">
            <text:p>2016</text:p>
          </table:table-cell>
          <table:table-cell office:value-type="float" office:value="10005" calcext:value-type="float">
            <text:p>10005</text:p>
          </table:table-cell>
          <table:table-cell office:value-type="float" office:value="9970" calcext:value-type="float">
            <text:p>997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47" calcext:value-type="float">
            <text:p>24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83]/SUM([.F83:.H83])" office:value-type="percentage" office:value="0.333333333333333" calcext:value-type="percentage">
            <text:p>33.33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6" calcext:value-type="float">
            <text:p>2016</text:p>
          </table:table-cell>
          <table:table-cell office:value-type="float" office:value="10005" calcext:value-type="float">
            <text:p>10005</text:p>
          </table:table-cell>
          <table:table-cell office:value-type="float" office:value="9980" calcext:value-type="float">
            <text:p>998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84]/SUM([.F84:.H84])" office:value-type="percentage" office:value="0.4" calcext:value-type="percentage">
            <text:p>40.00%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6" calcext:value-type="float">
            <text:p>2016</text:p>
          </table:table-cell>
          <table:table-cell office:value-type="float" office:value="10005" calcext:value-type="float">
            <text:p>10005</text:p>
          </table:table-cell>
          <table:table-cell office:value-type="float" office:value="9985" calcext:value-type="float">
            <text:p>99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85]/SUM([.F85:.H85])" office:value-type="percentage" office:value="0.333333333333333" calcext:value-type="percentage">
            <text:p>33.33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6" calcext:value-type="float">
            <text:p>2016</text:p>
          </table:table-cell>
          <table:table-cell office:value-type="float" office:value="9990" calcext:value-type="float">
            <text:p>9990</text:p>
          </table:table-cell>
          <table:table-cell office:value-type="float" office:value="9975" calcext:value-type="float">
            <text:p>99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56" calcext:value-type="float">
            <text:p>25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86]/SUM([.F86:.H86])" office:value-type="percentage" office:value="0.25" calcext:value-type="percentage">
            <text:p>25.00%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6" calcext:value-type="float">
            <text:p>2016</text:p>
          </table:table-cell>
          <table:table-cell office:value-type="float" office:value="10005" calcext:value-type="float">
            <text:p>10005</text:p>
          </table:table-cell>
          <table:table-cell office:value-type="float" office:value="9985" calcext:value-type="float">
            <text:p>99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59" calcext:value-type="float">
            <text:p>259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87]/SUM([.F87:.H87])" office:value-type="percentage" office:value="0.333333333333333" calcext:value-type="percentage">
            <text:p>33.33%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6" calcext:value-type="float">
            <text:p>2016</text:p>
          </table:table-cell>
          <table:table-cell office:value-type="float" office:value="9990" calcext:value-type="float">
            <text:p>9990</text:p>
          </table:table-cell>
          <table:table-cell office:value-type="float" office:value="9980" calcext:value-type="float">
            <text:p>99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62" calcext:value-type="float">
            <text:p>26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88]/SUM([.F88:.H88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6" calcext:value-type="float">
            <text:p>2016</text:p>
          </table:table-cell>
          <table:table-cell office:value-type="float" office:value="9990" calcext:value-type="float">
            <text:p>9990</text:p>
          </table:table-cell>
          <table:table-cell office:value-type="float" office:value="9970" calcext:value-type="float">
            <text:p>99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65" calcext:value-type="float">
            <text:p>26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89]/SUM([.F89:.H89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2016" calcext:value-type="float">
            <text:p>2016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68" calcext:value-type="float">
            <text:p>268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90]/SUM([.F90:.H90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2016" calcext:value-type="float">
            <text:p>2016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71" calcext:value-type="float">
            <text:p>27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91]/SUM([.F91:.H91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6" calcext:value-type="float">
            <text:p>2016</text:p>
          </table:table-cell>
          <table:table-cell office:value-type="float" office:value="10005" calcext:value-type="float">
            <text:p>10005</text:p>
          </table:table-cell>
          <table:table-cell office:value-type="float" office:value="9995" calcext:value-type="float">
            <text:p>999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92]/SUM([.F92:.H92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table:number-columns-repeated="2" office:value-type="float" office:value="2016" calcext:value-type="float">
            <text:p>2016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77" calcext:value-type="float">
            <text:p>27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93]/SUM([.F93:.H93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6" calcext:value-type="float">
            <text:p>2016</text:p>
          </table:table-cell>
          <table:table-cell office:value-type="float" office:value="10005" calcext:value-type="float">
            <text:p>10005</text:p>
          </table:table-cell>
          <table:table-cell office:value-type="float" office:value="9995" calcext:value-type="float">
            <text:p>999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80" calcext:value-type="float">
            <text:p>28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94]/SUM([.F94:.H94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table:number-columns-repeated="2" office:value-type="float" office:value="2016" calcext:value-type="float">
            <text:p>2016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83" calcext:value-type="float">
            <text:p>283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95]/SUM([.F95:.H95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80" calcext:value-type="float">
            <text:p>99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86" calcext:value-type="float">
            <text:p>28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96]/SUM([.F96:.H96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85" calcext:value-type="float">
            <text:p>99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89" calcext:value-type="float">
            <text:p>289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97]/SUM([.F97:.H97])" office:value-type="percentage" office:value="0.333333333333333" calcext:value-type="percentage">
            <text:p>33.33%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80" calcext:value-type="float">
            <text:p>99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92" calcext:value-type="float">
            <text:p>29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98]/SUM([.F98:.H98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80" calcext:value-type="float">
            <text:p>99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95" calcext:value-type="float">
            <text:p>29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99]/SUM([.F99:.H99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7" calcext:value-type="float">
            <text:p>2017</text:p>
          </table:table-cell>
          <table:table-cell office:value-type="float" office:value="10000" calcext:value-type="float">
            <text:p>10000</text:p>
          </table:table-cell>
          <table:table-cell office:value-type="float" office:value="9980" calcext:value-type="float">
            <text:p>99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98" calcext:value-type="float">
            <text:p>298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100]/SUM([.F100:.H100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15"/>
          <table:table-cell table:formula="of:=SUM([.P2:.P100])/100" office:value-type="percentage" office:value="0.355547660551182" calcext:value-type="percentage">
            <text:p>35.55%</text:p>
          </table:table-cell>
          <table:table-cell/>
        </table:table-row>
        <table:table-row table:style-name="ro1" table:number-rows-repeated="104847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rsi_saida_reversa_50_50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7" table:default-cell-style-name="ce2"/>
        <table:table-column table:style-name="co18" table:default-cell-style-name="Default"/>
        <table:table-row table:style-name="ro1">
          <table:table-cell office:value-type="string" calcext:value-type="string">
            <text:p>first_operational_year</text:p>
          </table:table-cell>
          <table:table-cell office:value-type="string" calcext:value-type="string">
            <text:p>last_operational_year</text:p>
          </table:table-cell>
          <table:table-cell office:value-type="string" calcext:value-type="string">
            <text:p>initial_balance</text:p>
          </table:table-cell>
          <table:table-cell office:value-type="string" calcext:value-type="string">
            <text:p>final_balance</text:p>
          </table:table-cell>
          <table:table-cell office:value-type="string" calcext:value-type="string">
            <text:p>total_trades</text:p>
          </table:table-cell>
          <table:table-cell office:value-type="string" calcext:value-type="string">
            <text:p>win_trades</text:p>
          </table:table-cell>
          <table:table-cell office:value-type="string" calcext:value-type="string">
            <text:p>loss_trades</text:p>
          </table:table-cell>
          <table:table-cell office:value-type="string" calcext:value-type="string">
            <text:p>tie_trades</text:p>
          </table:table-cell>
          <table:table-cell office:value-type="string" calcext:value-type="string">
            <text:p>filename_elements...</text:p>
          </table:table-cell>
          <table:table-cell table:number-columns-repeated="8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783" calcext:value-type="float">
            <text:p>2783</text:p>
          </table:table-cell>
          <table:table-cell office:value-type="float" office:value="996" calcext:value-type="float">
            <text:p>996</text:p>
          </table:table-cell>
          <table:table-cell office:value-type="float" office:value="1498" calcext:value-type="float">
            <text:p>1498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2]/SUM([.F2:.H2])" office:value-type="percentage" office:value="0.357887172116421" calcext:value-type="percentage">
            <text:p>35.79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710" calcext:value-type="float">
            <text:p>2710</text:p>
          </table:table-cell>
          <table:table-cell office:value-type="float" office:value="936" calcext:value-type="float">
            <text:p>936</text:p>
          </table:table-cell>
          <table:table-cell office:value-type="float" office:value="1468" calcext:value-type="float">
            <text:p>1468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3]/SUM([.F3:.H3])" office:value-type="percentage" office:value="0.345387453874539" calcext:value-type="percentage">
            <text:p>34.54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709" calcext:value-type="float">
            <text:p>2709</text:p>
          </table:table-cell>
          <table:table-cell office:value-type="float" office:value="909" calcext:value-type="float">
            <text:p>909</text:p>
          </table:table-cell>
          <table:table-cell office:value-type="float" office:value="1454" calcext:value-type="float">
            <text:p>1454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4]/SUM([.F4:.H4])" office:value-type="percentage" office:value="0.335548172757475" calcext:value-type="percentage">
            <text:p>33.55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671" calcext:value-type="float">
            <text:p>2671</text:p>
          </table:table-cell>
          <table:table-cell office:value-type="float" office:value="883" calcext:value-type="float">
            <text:p>883</text:p>
          </table:table-cell>
          <table:table-cell office:value-type="float" office:value="1441" calcext:value-type="float">
            <text:p>1441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5]/SUM([.F5:.H5])" office:value-type="percentage" office:value="0.330587794833396" calcext:value-type="percentage">
            <text:p>33.06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567" calcext:value-type="float">
            <text:p>2567</text:p>
          </table:table-cell>
          <table:table-cell office:value-type="float" office:value="812" calcext:value-type="float">
            <text:p>812</text:p>
          </table:table-cell>
          <table:table-cell office:value-type="float" office:value="1406" calcext:value-type="float">
            <text:p>1406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6]/SUM([.F6:.H6])" office:value-type="percentage" office:value="0.316322555512271" calcext:value-type="percentage">
            <text:p>31.63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613" calcext:value-type="float">
            <text:p>2613</text:p>
          </table:table-cell>
          <table:table-cell office:value-type="float" office:value="824" calcext:value-type="float">
            <text:p>824</text:p>
          </table:table-cell>
          <table:table-cell office:value-type="float" office:value="1412" calcext:value-type="float">
            <text:p>1412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7]/SUM([.F7:.H7])" office:value-type="percentage" office:value="0.315346345197091" calcext:value-type="percentage">
            <text:p>31.53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642" calcext:value-type="float">
            <text:p>2642</text:p>
          </table:table-cell>
          <table:table-cell office:value-type="float" office:value="847" calcext:value-type="float">
            <text:p>847</text:p>
          </table:table-cell>
          <table:table-cell office:value-type="float" office:value="1423" calcext:value-type="float">
            <text:p>1423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8]/SUM([.F8:.H8])" office:value-type="percentage" office:value="0.320590461771385" calcext:value-type="percentage">
            <text:p>32.06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615" calcext:value-type="float">
            <text:p>2615</text:p>
          </table:table-cell>
          <table:table-cell office:value-type="float" office:value="824" calcext:value-type="float">
            <text:p>824</text:p>
          </table:table-cell>
          <table:table-cell office:value-type="float" office:value="1412" calcext:value-type="float">
            <text:p>1412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9]/SUM([.F9:.H9])" office:value-type="percentage" office:value="0.315105162523901" calcext:value-type="percentage">
            <text:p>31.51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598" calcext:value-type="float">
            <text:p>2598</text:p>
          </table:table-cell>
          <table:table-cell office:value-type="float" office:value="807" calcext:value-type="float">
            <text:p>807</text:p>
          </table:table-cell>
          <table:table-cell office:value-type="float" office:value="1403" calcext:value-type="float">
            <text:p>1403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10]/SUM([.F10:.H10])" office:value-type="percentage" office:value="0.310623556581986" calcext:value-type="percentage">
            <text:p>31.06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645" calcext:value-type="float">
            <text:p>2645</text:p>
          </table:table-cell>
          <table:table-cell office:value-type="float" office:value="832" calcext:value-type="float">
            <text:p>832</text:p>
          </table:table-cell>
          <table:table-cell office:value-type="float" office:value="1416" calcext:value-type="float">
            <text:p>1416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11]/SUM([.F11:.H11])" office:value-type="percentage" office:value="0.314555765595463" calcext:value-type="percentage">
            <text:p>31.46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613" calcext:value-type="float">
            <text:p>2613</text:p>
          </table:table-cell>
          <table:table-cell office:value-type="float" office:value="807" calcext:value-type="float">
            <text:p>807</text:p>
          </table:table-cell>
          <table:table-cell office:value-type="float" office:value="1403" calcext:value-type="float">
            <text:p>1403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12]/SUM([.F12:.H12])" office:value-type="percentage" office:value="0.308840413318025" calcext:value-type="percentage">
            <text:p>30.88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587" calcext:value-type="float">
            <text:p>2587</text:p>
          </table:table-cell>
          <table:table-cell office:value-type="float" office:value="799" calcext:value-type="float">
            <text:p>799</text:p>
          </table:table-cell>
          <table:table-cell office:value-type="float" office:value="1399" calcext:value-type="float">
            <text:p>1399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13]/SUM([.F13:.H13])" office:value-type="percentage" office:value="0.308851952068032" calcext:value-type="percentage">
            <text:p>30.89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577" calcext:value-type="float">
            <text:p>2577</text:p>
          </table:table-cell>
          <table:table-cell office:value-type="float" office:value="801" calcext:value-type="float">
            <text:p>801</text:p>
          </table:table-cell>
          <table:table-cell office:value-type="float" office:value="1400" calcext:value-type="float">
            <text:p>1400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14]/SUM([.F14:.H14])" office:value-type="percentage" office:value="0.310826542491269" calcext:value-type="percentage">
            <text:p>31.08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690" calcext:value-type="float">
            <text:p>2690</text:p>
          </table:table-cell>
          <table:table-cell office:value-type="float" office:value="859" calcext:value-type="float">
            <text:p>859</text:p>
          </table:table-cell>
          <table:table-cell office:value-type="float" office:value="1429" calcext:value-type="float">
            <text:p>1429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15]/SUM([.F15:.H15])" office:value-type="percentage" office:value="0.319330855018587" calcext:value-type="percentage">
            <text:p>31.93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582" calcext:value-type="float">
            <text:p>2582</text:p>
          </table:table-cell>
          <table:table-cell office:value-type="float" office:value="801" calcext:value-type="float">
            <text:p>801</text:p>
          </table:table-cell>
          <table:table-cell office:value-type="float" office:value="1400" calcext:value-type="float">
            <text:p>1400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16]/SUM([.F16:.H16])" office:value-type="percentage" office:value="0.310224632068164" calcext:value-type="percentage">
            <text:p>31.02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618" calcext:value-type="float">
            <text:p>2618</text:p>
          </table:table-cell>
          <table:table-cell office:value-type="float" office:value="827" calcext:value-type="float">
            <text:p>827</text:p>
          </table:table-cell>
          <table:table-cell office:value-type="float" office:value="1413" calcext:value-type="float">
            <text:p>1413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17]/SUM([.F17:.H17])" office:value-type="percentage" office:value="0.315889992360581" calcext:value-type="percentage">
            <text:p>31.59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686" calcext:value-type="float">
            <text:p>2686</text:p>
          </table:table-cell>
          <table:table-cell office:value-type="float" office:value="871" calcext:value-type="float">
            <text:p>871</text:p>
          </table:table-cell>
          <table:table-cell office:value-type="float" office:value="1435" calcext:value-type="float">
            <text:p>1435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18]/SUM([.F18:.H18])" office:value-type="percentage" office:value="0.324274013402829" calcext:value-type="percentage">
            <text:p>32.43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623" calcext:value-type="float">
            <text:p>2623</text:p>
          </table:table-cell>
          <table:table-cell office:value-type="float" office:value="829" calcext:value-type="float">
            <text:p>829</text:p>
          </table:table-cell>
          <table:table-cell office:value-type="float" office:value="1414" calcext:value-type="float">
            <text:p>1414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19]/SUM([.F19:.H19])" office:value-type="percentage" office:value="0.316050324056424" calcext:value-type="percentage">
            <text:p>31.61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635" calcext:value-type="float">
            <text:p>2635</text:p>
          </table:table-cell>
          <table:table-cell office:value-type="float" office:value="827" calcext:value-type="float">
            <text:p>827</text:p>
          </table:table-cell>
          <table:table-cell office:value-type="float" office:value="1413" calcext:value-type="float">
            <text:p>1413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20]/SUM([.F20:.H20])" office:value-type="percentage" office:value="0.313851992409867" calcext:value-type="percentage">
            <text:p>31.39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594" calcext:value-type="float">
            <text:p>2594</text:p>
          </table:table-cell>
          <table:table-cell office:value-type="float" office:value="796" calcext:value-type="float">
            <text:p>796</text:p>
          </table:table-cell>
          <table:table-cell office:value-type="float" office:value="1398" calcext:value-type="float">
            <text:p>13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21]/SUM([.F21:.H21])" office:value-type="percentage" office:value="0.30686198920586" calcext:value-type="percentage">
            <text:p>30.69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619" calcext:value-type="float">
            <text:p>2619</text:p>
          </table:table-cell>
          <table:table-cell office:value-type="float" office:value="813" calcext:value-type="float">
            <text:p>813</text:p>
          </table:table-cell>
          <table:table-cell office:value-type="float" office:value="1406" calcext:value-type="float">
            <text:p>140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22]/SUM([.F22:.H22])" office:value-type="percentage" office:value="0.310423825887743" calcext:value-type="percentage">
            <text:p>31.04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597" calcext:value-type="float">
            <text:p>2597</text:p>
          </table:table-cell>
          <table:table-cell office:value-type="float" office:value="807" calcext:value-type="float">
            <text:p>807</text:p>
          </table:table-cell>
          <table:table-cell office:value-type="float" office:value="1403" calcext:value-type="float">
            <text:p>1403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23]/SUM([.F23:.H23])" office:value-type="percentage" office:value="0.310743165190605" calcext:value-type="percentage">
            <text:p>31.07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564" calcext:value-type="float">
            <text:p>2564</text:p>
          </table:table-cell>
          <table:table-cell office:value-type="float" office:value="787" calcext:value-type="float">
            <text:p>787</text:p>
          </table:table-cell>
          <table:table-cell office:value-type="float" office:value="1393" calcext:value-type="float">
            <text:p>1393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24]/SUM([.F24:.H24])" office:value-type="percentage" office:value="0.306942277691108" calcext:value-type="percentage">
            <text:p>30.69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585" calcext:value-type="float">
            <text:p>2585</text:p>
          </table:table-cell>
          <table:table-cell office:value-type="float" office:value="798" calcext:value-type="float">
            <text:p>798</text:p>
          </table:table-cell>
          <table:table-cell office:value-type="float" office:value="1399" calcext:value-type="float">
            <text:p>1399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25]/SUM([.F25:.H25])" office:value-type="percentage" office:value="0.308704061895551" calcext:value-type="percentage">
            <text:p>30.87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657" calcext:value-type="float">
            <text:p>2657</text:p>
          </table:table-cell>
          <table:table-cell office:value-type="float" office:value="843" calcext:value-type="float">
            <text:p>843</text:p>
          </table:table-cell>
          <table:table-cell office:value-type="float" office:value="1421" calcext:value-type="float">
            <text:p>1421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26]/SUM([.F26:.H26])" office:value-type="percentage" office:value="0.317275122318404" calcext:value-type="percentage">
            <text:p>31.73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640" calcext:value-type="float">
            <text:p>2640</text:p>
          </table:table-cell>
          <table:table-cell office:value-type="float" office:value="827" calcext:value-type="float">
            <text:p>827</text:p>
          </table:table-cell>
          <table:table-cell office:value-type="float" office:value="1413" calcext:value-type="float">
            <text:p>14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27]/SUM([.F27:.H27])" office:value-type="percentage" office:value="0.313257575757576" calcext:value-type="percentage">
            <text:p>31.33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633" calcext:value-type="float">
            <text:p>2633</text:p>
          </table:table-cell>
          <table:table-cell office:value-type="float" office:value="815" calcext:value-type="float">
            <text:p>815</text:p>
          </table:table-cell>
          <table:table-cell office:value-type="float" office:value="1407" calcext:value-type="float">
            <text:p>1407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28]/SUM([.F28:.H28])" office:value-type="percentage" office:value="0.30953285225978" calcext:value-type="percentage">
            <text:p>30.95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585" calcext:value-type="float">
            <text:p>2585</text:p>
          </table:table-cell>
          <table:table-cell office:value-type="float" office:value="794" calcext:value-type="float">
            <text:p>794</text:p>
          </table:table-cell>
          <table:table-cell office:value-type="float" office:value="1397" calcext:value-type="float">
            <text:p>1397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29]/SUM([.F29:.H29])" office:value-type="percentage" office:value="0.30715667311412" calcext:value-type="percentage">
            <text:p>30.72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572" calcext:value-type="float">
            <text:p>2572</text:p>
          </table:table-cell>
          <table:table-cell office:value-type="float" office:value="790" calcext:value-type="float">
            <text:p>790</text:p>
          </table:table-cell>
          <table:table-cell office:value-type="float" office:value="1395" calcext:value-type="float">
            <text:p>1395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30]/SUM([.F30:.H30])" office:value-type="percentage" office:value="0.307153965785381" calcext:value-type="percentage">
            <text:p>30.72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648" calcext:value-type="float">
            <text:p>2648</text:p>
          </table:table-cell>
          <table:table-cell office:value-type="float" office:value="827" calcext:value-type="float">
            <text:p>827</text:p>
          </table:table-cell>
          <table:table-cell office:value-type="float" office:value="1413" calcext:value-type="float">
            <text:p>1413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31]/SUM([.F31:.H31])" office:value-type="percentage" office:value="0.312311178247734" calcext:value-type="percentage">
            <text:p>31.23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667" calcext:value-type="float">
            <text:p>2667</text:p>
          </table:table-cell>
          <table:table-cell office:value-type="float" office:value="839" calcext:value-type="float">
            <text:p>839</text:p>
          </table:table-cell>
          <table:table-cell office:value-type="float" office:value="1419" calcext:value-type="float">
            <text:p>1419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32]/SUM([.F32:.H32])" office:value-type="percentage" office:value="0.314585676790401" calcext:value-type="percentage">
            <text:p>31.46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610" calcext:value-type="float">
            <text:p>2610</text:p>
          </table:table-cell>
          <table:table-cell office:value-type="float" office:value="806" calcext:value-type="float">
            <text:p>806</text:p>
          </table:table-cell>
          <table:table-cell office:value-type="float" office:value="1403" calcext:value-type="float">
            <text:p>1403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33]/SUM([.F33:.H33])" office:value-type="percentage" office:value="0.308812260536398" calcext:value-type="percentage">
            <text:p>30.88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999" calcext:value-type="float">
            <text:p>1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664" calcext:value-type="float">
            <text:p>2664</text:p>
          </table:table-cell>
          <table:table-cell office:value-type="float" office:value="834" calcext:value-type="float">
            <text:p>834</text:p>
          </table:table-cell>
          <table:table-cell office:value-type="float" office:value="1417" calcext:value-type="float">
            <text:p>1417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34]/SUM([.F34:.H34])" office:value-type="percentage" office:value="0.313063063063063" calcext:value-type="percentage">
            <text:p>31.31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665" calcext:value-type="float">
            <text:p>2665</text:p>
          </table:table-cell>
          <table:table-cell office:value-type="float" office:value="841" calcext:value-type="float">
            <text:p>841</text:p>
          </table:table-cell>
          <table:table-cell office:value-type="float" office:value="1420" calcext:value-type="float">
            <text:p>1420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35]/SUM([.F35:.H35])" office:value-type="percentage" office:value="0.315572232645403" calcext:value-type="percentage">
            <text:p>31.56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609" calcext:value-type="float">
            <text:p>2609</text:p>
          </table:table-cell>
          <table:table-cell office:value-type="float" office:value="816" calcext:value-type="float">
            <text:p>816</text:p>
          </table:table-cell>
          <table:table-cell office:value-type="float" office:value="1408" calcext:value-type="float">
            <text:p>1408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36]/SUM([.F36:.H36])" office:value-type="percentage" office:value="0.312763510923726" calcext:value-type="percentage">
            <text:p>31.28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660" calcext:value-type="float">
            <text:p>2660</text:p>
          </table:table-cell>
          <table:table-cell office:value-type="float" office:value="835" calcext:value-type="float">
            <text:p>835</text:p>
          </table:table-cell>
          <table:table-cell office:value-type="float" office:value="1417" calcext:value-type="float">
            <text:p>1417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37]/SUM([.F37:.H37])" office:value-type="percentage" office:value="0.31390977443609" calcext:value-type="percentage">
            <text:p>31.39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705" calcext:value-type="float">
            <text:p>2705</text:p>
          </table:table-cell>
          <table:table-cell office:value-type="float" office:value="871" calcext:value-type="float">
            <text:p>871</text:p>
          </table:table-cell>
          <table:table-cell office:value-type="float" office:value="1435" calcext:value-type="float">
            <text:p>143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38]/SUM([.F38:.H38])" office:value-type="percentage" office:value="0.321996303142329" calcext:value-type="percentage">
            <text:p>32.20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675" calcext:value-type="float">
            <text:p>2675</text:p>
          </table:table-cell>
          <table:table-cell office:value-type="float" office:value="845" calcext:value-type="float">
            <text:p>845</text:p>
          </table:table-cell>
          <table:table-cell office:value-type="float" office:value="1422" calcext:value-type="float">
            <text:p>1422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39]/SUM([.F39:.H39])" office:value-type="percentage" office:value="0.31588785046729" calcext:value-type="percentage">
            <text:p>31.59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646" calcext:value-type="float">
            <text:p>2646</text:p>
          </table:table-cell>
          <table:table-cell office:value-type="float" office:value="835" calcext:value-type="float">
            <text:p>835</text:p>
          </table:table-cell>
          <table:table-cell office:value-type="float" office:value="1417" calcext:value-type="float">
            <text:p>1417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40]/SUM([.F40:.H40])" office:value-type="percentage" office:value="0.31557067271353" calcext:value-type="percentage">
            <text:p>31.56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668" calcext:value-type="float">
            <text:p>2668</text:p>
          </table:table-cell>
          <table:table-cell office:value-type="float" office:value="840" calcext:value-type="float">
            <text:p>840</text:p>
          </table:table-cell>
          <table:table-cell office:value-type="float" office:value="1420" calcext:value-type="float">
            <text:p>1420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41]/SUM([.F41:.H41])" office:value-type="percentage" office:value="0.314842578710645" calcext:value-type="percentage">
            <text:p>31.48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677" calcext:value-type="float">
            <text:p>2677</text:p>
          </table:table-cell>
          <table:table-cell office:value-type="float" office:value="847" calcext:value-type="float">
            <text:p>847</text:p>
          </table:table-cell>
          <table:table-cell office:value-type="float" office:value="1423" calcext:value-type="float">
            <text:p>1423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42]/SUM([.F42:.H42])" office:value-type="percentage" office:value="0.316398954053044" calcext:value-type="percentage">
            <text:p>31.64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646" calcext:value-type="float">
            <text:p>2646</text:p>
          </table:table-cell>
          <table:table-cell office:value-type="float" office:value="830" calcext:value-type="float">
            <text:p>830</text:p>
          </table:table-cell>
          <table:table-cell office:value-type="float" office:value="1415" calcext:value-type="float">
            <text:p>1415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43]/SUM([.F43:.H43])" office:value-type="percentage" office:value="0.313681027966742" calcext:value-type="percentage">
            <text:p>31.37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2664" calcext:value-type="float">
            <text:p>2664</text:p>
          </table:table-cell>
          <table:table-cell office:value-type="float" office:value="835" calcext:value-type="float">
            <text:p>835</text:p>
          </table:table-cell>
          <table:table-cell office:value-type="float" office:value="1417" calcext:value-type="float">
            <text:p>1417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44]/SUM([.F44:.H44])" office:value-type="percentage" office:value="0.313438438438438" calcext:value-type="percentage">
            <text:p>31.34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700" calcext:value-type="float">
            <text:p>2700</text:p>
          </table:table-cell>
          <table:table-cell office:value-type="float" office:value="847" calcext:value-type="float">
            <text:p>847</text:p>
          </table:table-cell>
          <table:table-cell office:value-type="float" office:value="1423" calcext:value-type="float">
            <text:p>142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45]/SUM([.F45:.H45])" office:value-type="percentage" office:value="0.313703703703704" calcext:value-type="percentage">
            <text:p>31.37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704" calcext:value-type="float">
            <text:p>2704</text:p>
          </table:table-cell>
          <table:table-cell office:value-type="float" office:value="847" calcext:value-type="float">
            <text:p>847</text:p>
          </table:table-cell>
          <table:table-cell office:value-type="float" office:value="1423" calcext:value-type="float">
            <text:p>1423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46]/SUM([.F46:.H46])" office:value-type="percentage" office:value="0.313239644970414" calcext:value-type="percentage">
            <text:p>31.32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732" calcext:value-type="float">
            <text:p>2732</text:p>
          </table:table-cell>
          <table:table-cell office:value-type="float" office:value="860" calcext:value-type="float">
            <text:p>860</text:p>
          </table:table-cell>
          <table:table-cell office:value-type="float" office:value="1430" calcext:value-type="float">
            <text:p>1430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47]/SUM([.F47:.H47])" office:value-type="percentage" office:value="0.314787701317716" calcext:value-type="percentage">
            <text:p>31.48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717" calcext:value-type="float">
            <text:p>2717</text:p>
          </table:table-cell>
          <table:table-cell office:value-type="float" office:value="851" calcext:value-type="float">
            <text:p>851</text:p>
          </table:table-cell>
          <table:table-cell office:value-type="float" office:value="1425" calcext:value-type="float">
            <text:p>1425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48]/SUM([.F48:.H48])" office:value-type="percentage" office:value="0.313213102686787" calcext:value-type="percentage">
            <text:p>31.32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694" calcext:value-type="float">
            <text:p>2694</text:p>
          </table:table-cell>
          <table:table-cell office:value-type="float" office:value="843" calcext:value-type="float">
            <text:p>843</text:p>
          </table:table-cell>
          <table:table-cell office:value-type="float" office:value="1421" calcext:value-type="float">
            <text:p>1421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49]/SUM([.F49:.H49])" office:value-type="percentage" office:value="0.312917594654788" calcext:value-type="percentage">
            <text:p>31.29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719" calcext:value-type="float">
            <text:p>2719</text:p>
          </table:table-cell>
          <table:table-cell office:value-type="float" office:value="858" calcext:value-type="float">
            <text:p>858</text:p>
          </table:table-cell>
          <table:table-cell office:value-type="float" office:value="1429" calcext:value-type="float">
            <text:p>1429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50]/SUM([.F50:.H50])" office:value-type="percentage" office:value="0.315557190143435" calcext:value-type="percentage">
            <text:p>31.56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717" calcext:value-type="float">
            <text:p>2717</text:p>
          </table:table-cell>
          <table:table-cell office:value-type="float" office:value="850" calcext:value-type="float">
            <text:p>850</text:p>
          </table:table-cell>
          <table:table-cell office:value-type="float" office:value="1425" calcext:value-type="float">
            <text:p>1425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51]/SUM([.F51:.H51])" office:value-type="percentage" office:value="0.312845049687155" calcext:value-type="percentage">
            <text:p>31.28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681" calcext:value-type="float">
            <text:p>2681</text:p>
          </table:table-cell>
          <table:table-cell office:value-type="float" office:value="834" calcext:value-type="float">
            <text:p>834</text:p>
          </table:table-cell>
          <table:table-cell office:value-type="float" office:value="1417" calcext:value-type="float">
            <text:p>1417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52]/SUM([.F52:.H52])" office:value-type="percentage" office:value="0.311077955986572" calcext:value-type="percentage">
            <text:p>31.11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646" calcext:value-type="float">
            <text:p>2646</text:p>
          </table:table-cell>
          <table:table-cell office:value-type="float" office:value="818" calcext:value-type="float">
            <text:p>818</text:p>
          </table:table-cell>
          <table:table-cell office:value-type="float" office:value="1409" calcext:value-type="float">
            <text:p>1409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53]/SUM([.F53:.H53])" office:value-type="percentage" office:value="0.309145880574452" calcext:value-type="percentage">
            <text:p>30.91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652" calcext:value-type="float">
            <text:p>2652</text:p>
          </table:table-cell>
          <table:table-cell office:value-type="float" office:value="820" calcext:value-type="float">
            <text:p>820</text:p>
          </table:table-cell>
          <table:table-cell office:value-type="float" office:value="1410" calcext:value-type="float">
            <text:p>1410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54]/SUM([.F54:.H54])" office:value-type="percentage" office:value="0.30920060331825" calcext:value-type="percentage">
            <text:p>30.92%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576" calcext:value-type="float">
            <text:p>2576</text:p>
          </table:table-cell>
          <table:table-cell office:value-type="float" office:value="774" calcext:value-type="float">
            <text:p>774</text:p>
          </table:table-cell>
          <table:table-cell office:value-type="float" office:value="1387" calcext:value-type="float">
            <text:p>1387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55]/SUM([.F55:.H55])" office:value-type="percentage" office:value="0.300465838509317" calcext:value-type="percentage">
            <text:p>30.05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574" calcext:value-type="float">
            <text:p>2574</text:p>
          </table:table-cell>
          <table:table-cell office:value-type="float" office:value="770" calcext:value-type="float">
            <text:p>770</text:p>
          </table:table-cell>
          <table:table-cell office:value-type="float" office:value="1385" calcext:value-type="float">
            <text:p>1385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56]/SUM([.F56:.H56])" office:value-type="percentage" office:value="0.299145299145299" calcext:value-type="percentage">
            <text:p>29.91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623" calcext:value-type="float">
            <text:p>2623</text:p>
          </table:table-cell>
          <table:table-cell office:value-type="float" office:value="801" calcext:value-type="float">
            <text:p>801</text:p>
          </table:table-cell>
          <table:table-cell office:value-type="float" office:value="1400" calcext:value-type="float">
            <text:p>1400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57]/SUM([.F57:.H57])" office:value-type="percentage" office:value="0.305375524208921" calcext:value-type="percentage">
            <text:p>30.54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622" calcext:value-type="float">
            <text:p>2622</text:p>
          </table:table-cell>
          <table:table-cell office:value-type="float" office:value="802" calcext:value-type="float">
            <text:p>802</text:p>
          </table:table-cell>
          <table:table-cell office:value-type="float" office:value="1401" calcext:value-type="float">
            <text:p>1401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58]/SUM([.F58:.H58])" office:value-type="percentage" office:value="0.305873379099924" calcext:value-type="percentage">
            <text:p>30.59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605" calcext:value-type="float">
            <text:p>2605</text:p>
          </table:table-cell>
          <table:table-cell office:value-type="float" office:value="793" calcext:value-type="float">
            <text:p>793</text:p>
          </table:table-cell>
          <table:table-cell office:value-type="float" office:value="1396" calcext:value-type="float">
            <text:p>1396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59]/SUM([.F59:.H59])" office:value-type="percentage" office:value="0.304414587332054" calcext:value-type="percentage">
            <text:p>30.44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679" calcext:value-type="float">
            <text:p>2679</text:p>
          </table:table-cell>
          <table:table-cell office:value-type="float" office:value="831" calcext:value-type="float">
            <text:p>831</text:p>
          </table:table-cell>
          <table:table-cell office:value-type="float" office:value="1415" calcext:value-type="float">
            <text:p>1415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60]/SUM([.F60:.H60])" office:value-type="percentage" office:value="0.310190369540873" calcext:value-type="percentage">
            <text:p>31.02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645" calcext:value-type="float">
            <text:p>2645</text:p>
          </table:table-cell>
          <table:table-cell office:value-type="float" office:value="807" calcext:value-type="float">
            <text:p>807</text:p>
          </table:table-cell>
          <table:table-cell office:value-type="float" office:value="1403" calcext:value-type="float">
            <text:p>1403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61]/SUM([.F61:.H61])" office:value-type="percentage" office:value="0.305103969754253" calcext:value-type="percentage">
            <text:p>30.51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639" calcext:value-type="float">
            <text:p>2639</text:p>
          </table:table-cell>
          <table:table-cell office:value-type="float" office:value="807" calcext:value-type="float">
            <text:p>807</text:p>
          </table:table-cell>
          <table:table-cell office:value-type="float" office:value="1403" calcext:value-type="float">
            <text:p>1403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62]/SUM([.F62:.H62])" office:value-type="percentage" office:value="0.305797650625237" calcext:value-type="percentage">
            <text:p>30.58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642" calcext:value-type="float">
            <text:p>2642</text:p>
          </table:table-cell>
          <table:table-cell office:value-type="float" office:value="809" calcext:value-type="float">
            <text:p>809</text:p>
          </table:table-cell>
          <table:table-cell office:value-type="float" office:value="1404" calcext:value-type="float">
            <text:p>1404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63]/SUM([.F63:.H63])" office:value-type="percentage" office:value="0.306207418622256" calcext:value-type="percentage">
            <text:p>30.62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640" calcext:value-type="float">
            <text:p>2640</text:p>
          </table:table-cell>
          <table:table-cell office:value-type="float" office:value="808" calcext:value-type="float">
            <text:p>808</text:p>
          </table:table-cell>
          <table:table-cell office:value-type="float" office:value="1404" calcext:value-type="float">
            <text:p>1404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64]/SUM([.F64:.H64])" office:value-type="percentage" office:value="0.306060606060606" calcext:value-type="percentage">
            <text:p>30.61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629" calcext:value-type="float">
            <text:p>2629</text:p>
          </table:table-cell>
          <table:table-cell office:value-type="float" office:value="797" calcext:value-type="float">
            <text:p>797</text:p>
          </table:table-cell>
          <table:table-cell office:value-type="float" office:value="1398" calcext:value-type="float">
            <text:p>1398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65]/SUM([.F65:.H65])" office:value-type="percentage" office:value="0.303157093952073" calcext:value-type="percentage">
            <text:p>30.32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655" calcext:value-type="float">
            <text:p>2655</text:p>
          </table:table-cell>
          <table:table-cell office:value-type="float" office:value="816" calcext:value-type="float">
            <text:p>816</text:p>
          </table:table-cell>
          <table:table-cell office:value-type="float" office:value="1408" calcext:value-type="float">
            <text:p>1408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66]/SUM([.F66:.H66])" office:value-type="percentage" office:value="0.307344632768362" calcext:value-type="percentage">
            <text:p>30.73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642" calcext:value-type="float">
            <text:p>2642</text:p>
          </table:table-cell>
          <table:table-cell office:value-type="float" office:value="807" calcext:value-type="float">
            <text:p>807</text:p>
          </table:table-cell>
          <table:table-cell office:value-type="float" office:value="1403" calcext:value-type="float">
            <text:p>1403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67]/SUM([.F67:.H67])" office:value-type="percentage" office:value="0.305450416351249" calcext:value-type="percentage">
            <text:p>30.55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582" calcext:value-type="float">
            <text:p>2582</text:p>
          </table:table-cell>
          <table:table-cell office:value-type="float" office:value="777" calcext:value-type="float">
            <text:p>777</text:p>
          </table:table-cell>
          <table:table-cell office:value-type="float" office:value="1388" calcext:value-type="float">
            <text:p>1388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68]/SUM([.F68:.H68])" office:value-type="percentage" office:value="0.300929512006197" calcext:value-type="percentage">
            <text:p>30.09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606" calcext:value-type="float">
            <text:p>2606</text:p>
          </table:table-cell>
          <table:table-cell office:value-type="float" office:value="807" calcext:value-type="float">
            <text:p>807</text:p>
          </table:table-cell>
          <table:table-cell office:value-type="float" office:value="1403" calcext:value-type="float">
            <text:p>1403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69]/SUM([.F69:.H69])" office:value-type="percentage" office:value="0.309669992325403" calcext:value-type="percentage">
            <text:p>30.97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605" calcext:value-type="float">
            <text:p>2605</text:p>
          </table:table-cell>
          <table:table-cell office:value-type="float" office:value="806" calcext:value-type="float">
            <text:p>806</text:p>
          </table:table-cell>
          <table:table-cell office:value-type="float" office:value="1403" calcext:value-type="float">
            <text:p>1403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70]/SUM([.F70:.H70])" office:value-type="percentage" office:value="0.309404990403071" calcext:value-type="percentage">
            <text:p>30.94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585" calcext:value-type="float">
            <text:p>2585</text:p>
          </table:table-cell>
          <table:table-cell office:value-type="float" office:value="799" calcext:value-type="float">
            <text:p>799</text:p>
          </table:table-cell>
          <table:table-cell office:value-type="float" office:value="1399" calcext:value-type="float">
            <text:p>1399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71]/SUM([.F71:.H71])" office:value-type="percentage" office:value="0.309090909090909" calcext:value-type="percentage">
            <text:p>30.91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564" calcext:value-type="float">
            <text:p>2564</text:p>
          </table:table-cell>
          <table:table-cell office:value-type="float" office:value="782" calcext:value-type="float">
            <text:p>782</text:p>
          </table:table-cell>
          <table:table-cell office:value-type="float" office:value="1391" calcext:value-type="float">
            <text:p>1391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72]/SUM([.F72:.H72])" office:value-type="percentage" office:value="0.304992199687987" calcext:value-type="percentage">
            <text:p>30.50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570" calcext:value-type="float">
            <text:p>2570</text:p>
          </table:table-cell>
          <table:table-cell office:value-type="float" office:value="780" calcext:value-type="float">
            <text:p>780</text:p>
          </table:table-cell>
          <table:table-cell office:value-type="float" office:value="1390" calcext:value-type="float">
            <text:p>139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73]/SUM([.F73:.H73])" office:value-type="percentage" office:value="0.303501945525292" calcext:value-type="percentage">
            <text:p>30.35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575" calcext:value-type="float">
            <text:p>2575</text:p>
          </table:table-cell>
          <table:table-cell office:value-type="float" office:value="787" calcext:value-type="float">
            <text:p>787</text:p>
          </table:table-cell>
          <table:table-cell office:value-type="float" office:value="1393" calcext:value-type="float">
            <text:p>1393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74]/SUM([.F74:.H74])" office:value-type="percentage" office:value="0.305631067961165" calcext:value-type="percentage">
            <text:p>30.56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578" calcext:value-type="float">
            <text:p>2578</text:p>
          </table:table-cell>
          <table:table-cell office:value-type="float" office:value="783" calcext:value-type="float">
            <text:p>783</text:p>
          </table:table-cell>
          <table:table-cell office:value-type="float" office:value="1391" calcext:value-type="float">
            <text:p>139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75]/SUM([.F75:.H75])" office:value-type="percentage" office:value="0.303723816912335" calcext:value-type="percentage">
            <text:p>30.37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546" calcext:value-type="float">
            <text:p>2546</text:p>
          </table:table-cell>
          <table:table-cell office:value-type="float" office:value="764" calcext:value-type="float">
            <text:p>764</text:p>
          </table:table-cell>
          <table:table-cell office:value-type="float" office:value="1382" calcext:value-type="float">
            <text:p>138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76]/SUM([.F76:.H76])" office:value-type="percentage" office:value="0.300078554595444" calcext:value-type="percentage">
            <text:p>30.01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528" calcext:value-type="float">
            <text:p>2528</text:p>
          </table:table-cell>
          <table:table-cell office:value-type="float" office:value="750" calcext:value-type="float">
            <text:p>750</text:p>
          </table:table-cell>
          <table:table-cell office:value-type="float" office:value="1375" calcext:value-type="float">
            <text:p>137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77]/SUM([.F77:.H77])" office:value-type="percentage" office:value="0.296677215189873" calcext:value-type="percentage">
            <text:p>29.67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2526" calcext:value-type="float">
            <text:p>2526</text:p>
          </table:table-cell>
          <table:table-cell office:value-type="float" office:value="753" calcext:value-type="float">
            <text:p>753</text:p>
          </table:table-cell>
          <table:table-cell office:value-type="float" office:value="1376" calcext:value-type="float">
            <text:p>1376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78]/SUM([.F78:.H78])" office:value-type="percentage" office:value="0.298099762470309" calcext:value-type="percentage">
            <text:p>29.81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461" calcext:value-type="float">
            <text:p>2461</text:p>
          </table:table-cell>
          <table:table-cell office:value-type="float" office:value="716" calcext:value-type="float">
            <text:p>716</text:p>
          </table:table-cell>
          <table:table-cell office:value-type="float" office:value="1358" calcext:value-type="float">
            <text:p>1358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79]/SUM([.F79:.H79])" office:value-type="percentage" office:value="0.290938642828119" calcext:value-type="percentage">
            <text:p>29.09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501" calcext:value-type="float">
            <text:p>2501</text:p>
          </table:table-cell>
          <table:table-cell office:value-type="float" office:value="739" calcext:value-type="float">
            <text:p>739</text:p>
          </table:table-cell>
          <table:table-cell office:value-type="float" office:value="1369" calcext:value-type="float">
            <text:p>1369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80]/SUM([.F80:.H80])" office:value-type="percentage" office:value="0.295481807277089" calcext:value-type="percentage">
            <text:p>29.55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486" calcext:value-type="float">
            <text:p>2486</text:p>
          </table:table-cell>
          <table:table-cell office:value-type="float" office:value="731" calcext:value-type="float">
            <text:p>731</text:p>
          </table:table-cell>
          <table:table-cell office:value-type="float" office:value="1365" calcext:value-type="float">
            <text:p>1365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81]/SUM([.F81:.H81])" office:value-type="percentage" office:value="0.294046661303298" calcext:value-type="percentage">
            <text:p>29.40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493" calcext:value-type="float">
            <text:p>2493</text:p>
          </table:table-cell>
          <table:table-cell office:value-type="float" office:value="740" calcext:value-type="float">
            <text:p>740</text:p>
          </table:table-cell>
          <table:table-cell office:value-type="float" office:value="1370" calcext:value-type="float">
            <text:p>1370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82]/SUM([.F82:.H82])" office:value-type="percentage" office:value="0.296831127156037" calcext:value-type="percentage">
            <text:p>29.68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484" calcext:value-type="float">
            <text:p>2484</text:p>
          </table:table-cell>
          <table:table-cell office:value-type="float" office:value="733" calcext:value-type="float">
            <text:p>733</text:p>
          </table:table-cell>
          <table:table-cell office:value-type="float" office:value="1366" calcext:value-type="float">
            <text:p>1366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83]/SUM([.F83:.H83])" office:value-type="percentage" office:value="0.295088566827697" calcext:value-type="percentage">
            <text:p>29.51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488" calcext:value-type="float">
            <text:p>2488</text:p>
          </table:table-cell>
          <table:table-cell office:value-type="float" office:value="733" calcext:value-type="float">
            <text:p>733</text:p>
          </table:table-cell>
          <table:table-cell office:value-type="float" office:value="1366" calcext:value-type="float">
            <text:p>1366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84]/SUM([.F84:.H84])" office:value-type="percentage" office:value="0.294614147909968" calcext:value-type="percentage">
            <text:p>29.46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466" calcext:value-type="float">
            <text:p>2466</text:p>
          </table:table-cell>
          <table:table-cell office:value-type="float" office:value="723" calcext:value-type="float">
            <text:p>723</text:p>
          </table:table-cell>
          <table:table-cell office:value-type="float" office:value="1361" calcext:value-type="float">
            <text:p>1361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85]/SUM([.F85:.H85])" office:value-type="percentage" office:value="0.293187347931873" calcext:value-type="percentage">
            <text:p>29.32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449" calcext:value-type="float">
            <text:p>2449</text:p>
          </table:table-cell>
          <table:table-cell office:value-type="float" office:value="714" calcext:value-type="float">
            <text:p>714</text:p>
          </table:table-cell>
          <table:table-cell office:value-type="float" office:value="1357" calcext:value-type="float">
            <text:p>1357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86]/SUM([.F86:.H86])" office:value-type="percentage" office:value="0.291547570436913" calcext:value-type="percentage">
            <text:p>29.15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490" calcext:value-type="float">
            <text:p>2490</text:p>
          </table:table-cell>
          <table:table-cell office:value-type="float" office:value="743" calcext:value-type="float">
            <text:p>743</text:p>
          </table:table-cell>
          <table:table-cell office:value-type="float" office:value="1371" calcext:value-type="float">
            <text:p>1371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87]/SUM([.F87:.H87])" office:value-type="percentage" office:value="0.298393574297189" calcext:value-type="percentage">
            <text:p>29.84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475" calcext:value-type="float">
            <text:p>2475</text:p>
          </table:table-cell>
          <table:table-cell office:value-type="float" office:value="728" calcext:value-type="float">
            <text:p>728</text:p>
          </table:table-cell>
          <table:table-cell office:value-type="float" office:value="1364" calcext:value-type="float">
            <text:p>1364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88]/SUM([.F88:.H88])" office:value-type="percentage" office:value="0.294141414141414" calcext:value-type="percentage">
            <text:p>29.41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453" calcext:value-type="float">
            <text:p>2453</text:p>
          </table:table-cell>
          <table:table-cell office:value-type="float" office:value="723" calcext:value-type="float">
            <text:p>723</text:p>
          </table:table-cell>
          <table:table-cell office:value-type="float" office:value="1361" calcext:value-type="float">
            <text:p>1361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89]/SUM([.F89:.H89])" office:value-type="percentage" office:value="0.294741133306156" calcext:value-type="percentage">
            <text:p>29.47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502" calcext:value-type="float">
            <text:p>2502</text:p>
          </table:table-cell>
          <table:table-cell office:value-type="float" office:value="748" calcext:value-type="float">
            <text:p>748</text:p>
          </table:table-cell>
          <table:table-cell office:value-type="float" office:value="1374" calcext:value-type="float">
            <text:p>1374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90]/SUM([.F90:.H90])" office:value-type="percentage" office:value="0.298960831334932" calcext:value-type="percentage">
            <text:p>29.90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499" calcext:value-type="float">
            <text:p>2499</text:p>
          </table:table-cell>
          <table:table-cell office:value-type="float" office:value="738" calcext:value-type="float">
            <text:p>738</text:p>
          </table:table-cell>
          <table:table-cell office:value-type="float" office:value="1369" calcext:value-type="float">
            <text:p>1369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91]/SUM([.F91:.H91])" office:value-type="percentage" office:value="0.2953181272509" calcext:value-type="percentage">
            <text:p>29.53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487" calcext:value-type="float">
            <text:p>2487</text:p>
          </table:table-cell>
          <table:table-cell office:value-type="float" office:value="738" calcext:value-type="float">
            <text:p>738</text:p>
          </table:table-cell>
          <table:table-cell office:value-type="float" office:value="1369" calcext:value-type="float">
            <text:p>1369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92]/SUM([.F92:.H92])" office:value-type="percentage" office:value="0.296743063932449" calcext:value-type="percentage">
            <text:p>29.67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530" calcext:value-type="float">
            <text:p>2530</text:p>
          </table:table-cell>
          <table:table-cell office:value-type="float" office:value="759" calcext:value-type="float">
            <text:p>759</text:p>
          </table:table-cell>
          <table:table-cell office:value-type="float" office:value="1379" calcext:value-type="float">
            <text:p>1379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93]/SUM([.F93:.H93])" office:value-type="percentage" office:value="0.3" calcext:value-type="percentage">
            <text:p>30.00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508" calcext:value-type="float">
            <text:p>2508</text:p>
          </table:table-cell>
          <table:table-cell office:value-type="float" office:value="751" calcext:value-type="float">
            <text:p>751</text:p>
          </table:table-cell>
          <table:table-cell office:value-type="float" office:value="1375" calcext:value-type="float">
            <text:p>1375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94]/SUM([.F94:.H94])" office:value-type="percentage" office:value="0.299441786283892" calcext:value-type="percentage">
            <text:p>29.94%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468" calcext:value-type="float">
            <text:p>2468</text:p>
          </table:table-cell>
          <table:table-cell office:value-type="float" office:value="739" calcext:value-type="float">
            <text:p>739</text:p>
          </table:table-cell>
          <table:table-cell office:value-type="float" office:value="1369" calcext:value-type="float">
            <text:p>1369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95]/SUM([.F95:.H95])" office:value-type="percentage" office:value="0.299432739059968" calcext:value-type="percentage">
            <text:p>29.94%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482" calcext:value-type="float">
            <text:p>2482</text:p>
          </table:table-cell>
          <table:table-cell office:value-type="float" office:value="743" calcext:value-type="float">
            <text:p>743</text:p>
          </table:table-cell>
          <table:table-cell office:value-type="float" office:value="1371" calcext:value-type="float">
            <text:p>1371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96]/SUM([.F96:.H96])" office:value-type="percentage" office:value="0.299355358581789" calcext:value-type="percentage">
            <text:p>29.94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518" calcext:value-type="float">
            <text:p>2518</text:p>
          </table:table-cell>
          <table:table-cell office:value-type="float" office:value="756" calcext:value-type="float">
            <text:p>756</text:p>
          </table:table-cell>
          <table:table-cell office:value-type="float" office:value="1378" calcext:value-type="float">
            <text:p>1378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97]/SUM([.F97:.H97])" office:value-type="percentage" office:value="0.300238284352661" calcext:value-type="percentage">
            <text:p>30.02%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752" calcext:value-type="float">
            <text:p>752</text:p>
          </table:table-cell>
          <table:table-cell office:value-type="float" office:value="1376" calcext:value-type="float">
            <text:p>1376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98]/SUM([.F98:.H98])" office:value-type="percentage" office:value="0.3008" calcext:value-type="percentage">
            <text:p>30.08%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494" calcext:value-type="float">
            <text:p>2494</text:p>
          </table:table-cell>
          <table:table-cell office:value-type="float" office:value="757" calcext:value-type="float">
            <text:p>757</text:p>
          </table:table-cell>
          <table:table-cell office:value-type="float" office:value="1378" calcext:value-type="float">
            <text:p>1378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99]/SUM([.F99:.H99])" office:value-type="percentage" office:value="0.303528468323978" calcext:value-type="percentage">
            <text:p>30.35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2541" calcext:value-type="float">
            <text:p>2541</text:p>
          </table:table-cell>
          <table:table-cell office:value-type="float" office:value="781" calcext:value-type="float">
            <text:p>781</text:p>
          </table:table-cell>
          <table:table-cell office:value-type="float" office:value="1390" calcext:value-type="float">
            <text:p>139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reversa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100]/SUM([.F100:.H100])" office:value-type="percentage" office:value="0.307359307359307" calcext:value-type="percentage">
            <text:p>30.74%</text:p>
          </table:table-cell>
          <table:table-cell/>
        </table:table-row>
        <table:table-row table:style-name="ro1">
          <table:table-cell table:number-columns-repeated="15"/>
          <table:table-cell table:formula="of:=SUM([.P2:.P100])/100" office:value-type="percentage" office:value="0.30563245328276" calcext:value-type="percentage">
            <text:p>30.56%</text:p>
          </table:table-cell>
          <table:table-cell/>
        </table:table-row>
        <table:table-row table:style-name="ro1" table:number-rows-repeated="104847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rsi_entrada_10_90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5" table:number-columns-repeated="3" table:default-cell-style-name="Default"/>
        <table:table-column table:style-name="co17" table:default-cell-style-name="ce2"/>
        <table:table-column table:style-name="co19" table:default-cell-style-name="Default"/>
        <table:table-row table:style-name="ro1">
          <table:table-cell office:value-type="string" calcext:value-type="string">
            <text:p>first_operational_year</text:p>
          </table:table-cell>
          <table:table-cell office:value-type="string" calcext:value-type="string">
            <text:p>last_operational_year</text:p>
          </table:table-cell>
          <table:table-cell office:value-type="string" calcext:value-type="string">
            <text:p>initial_balance</text:p>
          </table:table-cell>
          <table:table-cell office:value-type="string" calcext:value-type="string">
            <text:p>final_balance</text:p>
          </table:table-cell>
          <table:table-cell office:value-type="string" calcext:value-type="string">
            <text:p>total_trades</text:p>
          </table:table-cell>
          <table:table-cell office:value-type="string" calcext:value-type="string">
            <text:p>win_trades</text:p>
          </table:table-cell>
          <table:table-cell office:value-type="string" calcext:value-type="string">
            <text:p>loss_trades</text:p>
          </table:table-cell>
          <table:table-cell office:value-type="string" calcext:value-type="string">
            <text:p>tie_trades</text:p>
          </table:table-cell>
          <table:table-cell office:value-type="string" calcext:value-type="string">
            <text:p>filename_elements...</text:p>
          </table:table-cell>
          <table:table-cell table:number-columns-repeated="7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9" calcext:value-type="float">
            <text:p>200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52717" calcext:value-type="float">
            <text:p>52717</text:p>
          </table:table-cell>
          <table:table-cell office:value-type="float" office:value="28411" calcext:value-type="float">
            <text:p>28411</text:p>
          </table:table-cell>
          <table:table-cell office:value-type="float" office:value="15205" calcext:value-type="float">
            <text:p>15205</text:p>
          </table:table-cell>
          <table:table-cell office:value-type="float" office:value="9101" calcext:value-type="float">
            <text:p>910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2]/SUM([.F2:.H2])" office:value-type="percentage" office:value="0.538934309615494" calcext:value-type="percentage">
            <text:p>53.89%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5" calcext:value-type="float">
            <text:p>2015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10564" calcext:value-type="float">
            <text:p>10564</text:p>
          </table:table-cell>
          <table:table-cell office:value-type="float" office:value="5766" calcext:value-type="float">
            <text:p>5766</text:p>
          </table:table-cell>
          <table:table-cell office:value-type="float" office:value="3883" calcext:value-type="float">
            <text:p>3883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3]/SUM([.F3:.H3])" office:value-type="percentage" office:value="0.545815978795911" calcext:value-type="percentage">
            <text:p>54.58%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8285" calcext:value-type="float">
            <text:p>8285</text:p>
          </table:table-cell>
          <table:table-cell office:value-type="float" office:value="2283" calcext:value-type="float">
            <text:p>2283</text:p>
          </table:table-cell>
          <table:table-cell office:value-type="float" office:value="1313" calcext:value-type="float">
            <text:p>1313</text:p>
          </table:table-cell>
          <table:table-cell office:value-type="float" office:value="828" calcext:value-type="float">
            <text:p>828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4]/SUM([.F4:.H4])" office:value-type="percentage" office:value="0.575120455540955" calcext:value-type="percentage">
            <text:p>57.51%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425" calcext:value-type="float">
            <text:p>9425</text:p>
          </table:table-cell>
          <table:table-cell office:value-type="float" office:value="567" calcext:value-type="float">
            <text:p>567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5]/SUM([.F5:.H5])" office:value-type="percentage" office:value="0.569664902998236" calcext:value-type="percentage">
            <text:p>56.97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810" calcext:value-type="float">
            <text:p>9810</text:p>
          </table:table-cell>
          <table:table-cell office:value-type="float" office:value="199" calcext:value-type="float">
            <text:p>199</text:p>
          </table:table-cell>
          <table:table-cell office:value-type="float" office:value="114" calcext:value-type="float">
            <text:p>114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6]/SUM([.F6:.H6])" office:value-type="percentage" office:value="0.57286432160804" calcext:value-type="percentage">
            <text:p>57.29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880" calcext:value-type="float">
            <text:p>9880</text:p>
          </table:table-cell>
          <table:table-cell office:value-type="float" office:value="102" calcext:value-type="float">
            <text:p>102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7]/SUM([.F7:.H7])" office:value-type="percentage" office:value="0.568627450980392" calcext:value-type="percentage">
            <text:p>56.86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70" calcext:value-type="float">
            <text:p>9970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8]/SUM([.F8:.H8])" office:value-type="percentage" office:value="0.612244897959184" calcext:value-type="percentage">
            <text:p>61.22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90" calcext:value-type="float">
            <text:p>999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9]/SUM([.F9:.H9])" office:value-type="percentage" office:value="0.64" calcext:value-type="percentage">
            <text:p>64.00%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95" calcext:value-type="float">
            <text:p>999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10]/SUM([.F10:.H10])" office:value-type="percentage" office:value="0.647058823529412" calcext:value-type="percentage">
            <text:p>64.71%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95" calcext:value-type="float">
            <text:p>999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11]/SUM([.F11:.H11])" office:value-type="percentage" office:value="0.625" calcext:value-type="percentage">
            <text:p>62.50%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85" calcext:value-type="float">
            <text:p>998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12]/SUM([.F12:.H12])" office:value-type="percentage" office:value="0.555555555555556" calcext:value-type="percentage">
            <text:p>55.56%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90" calcext:value-type="float">
            <text:p>99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13]/SUM([.F13:.H13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90" calcext:value-type="float">
            <text:p>99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14]/SUM([.F14:.H14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90" calcext:value-type="float">
            <text:p>99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15]/SUM([.F15:.H15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85" calcext:value-type="float">
            <text:p>99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16]/SUM([.F16:.H16])" office:value-type="percentage" office:value="0.333333333333333" calcext:value-type="percentage">
            <text:p>33.33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85" calcext:value-type="float">
            <text:p>99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17]/SUM([.F17:.H17])" office:value-type="percentage" office:value="0.333333333333333" calcext:value-type="percentage">
            <text:p>33.33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9990" calcext:value-type="float">
            <text:p>9990</text:p>
          </table:table-cell>
          <table:table-cell office:value-type="float" office:value="9980" calcext:value-type="float">
            <text:p>99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18]/SUM([.F18:.H18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9990" calcext:value-type="float">
            <text:p>9990</text:p>
          </table:table-cell>
          <table:table-cell office:value-type="float" office:value="9980" calcext:value-type="float">
            <text:p>99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19]/SUM([.F19:.H19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9990" calcext:value-type="float">
            <text:p>9990</text:p>
          </table:table-cell>
          <table:table-cell office:value-type="float" office:value="9980" calcext:value-type="float">
            <text:p>99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20]/SUM([.F20:.H20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9990" calcext:value-type="float">
            <text:p>9990</text:p>
          </table:table-cell>
          <table:table-cell office:value-type="float" office:value="9980" calcext:value-type="float">
            <text:p>99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21]/SUM([.F21:.H21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2015" calcext:value-type="float">
            <text:p>2015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22]/SUM([.F22:.H22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2015" calcext:value-type="float">
            <text:p>2015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23]/SUM([.F23:.H23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2" office:value-type="float" office:value="2015" calcext:value-type="float">
            <text:p>2015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24]/SUM([.F24:.H24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2" office:value-type="float" office:value="2015" calcext:value-type="float">
            <text:p>2015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25]/SUM([.F25:.H25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2" office:value-type="float" office:value="2015" calcext:value-type="float">
            <text:p>2015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26]/SUM([.F26:.H26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2" office:value-type="float" office:value="2015" calcext:value-type="float">
            <text:p>2015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27]/SUM([.F27:.H27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2" office:value-type="float" office:value="2015" calcext:value-type="float">
            <text:p>2015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28]/SUM([.F28:.H28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14"/>
          <table:table-cell table:formula="of:=SUM([.O2:.O28])/100" office:value-type="percentage" office:value="0.146175533632498" calcext:value-type="percentage">
            <text:p>14.62%</text:p>
          </table:table-cell>
          <table:table-cell/>
        </table:table-row>
        <table:table-row table:style-name="ro1" table:number-rows-repeated="1048546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rsi_entrada_20_80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first_operational_year</text:p>
          </table:table-cell>
          <table:table-cell office:value-type="string" calcext:value-type="string">
            <text:p>last_operational_year</text:p>
          </table:table-cell>
          <table:table-cell office:value-type="string" calcext:value-type="string">
            <text:p>initial_balance</text:p>
          </table:table-cell>
          <table:table-cell office:value-type="string" calcext:value-type="string">
            <text:p>final_balance</text:p>
          </table:table-cell>
          <table:table-cell office:value-type="string" calcext:value-type="string">
            <text:p>total_trades</text:p>
          </table:table-cell>
          <table:table-cell office:value-type="string" calcext:value-type="string">
            <text:p>win_trades</text:p>
          </table:table-cell>
          <table:table-cell office:value-type="string" calcext:value-type="string">
            <text:p>loss_trades</text:p>
          </table:table-cell>
          <table:table-cell office:value-type="string" calcext:value-type="string">
            <text:p>tie_trades</text:p>
          </table:table-cell>
          <table:table-cell office:value-type="string" calcext:value-type="string">
            <text:p>filename_elements...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9" calcext:value-type="float">
            <text:p>2009</text:p>
          </table:table-cell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213136" calcext:value-type="float">
            <text:p>213136</text:p>
          </table:table-cell>
          <table:table-cell office:value-type="float" office:value="114931" calcext:value-type="float">
            <text:p>114931</text:p>
          </table:table-cell>
          <table:table-cell office:value-type="float" office:value="58465" calcext:value-type="float">
            <text:p>58465</text:p>
          </table:table-cell>
          <table:table-cell office:value-type="float" office:value="39740" calcext:value-type="float">
            <text:p>3974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2]/SUM([.F2:.H2])" office:value-type="percentage" office:value="0.539237857518204" calcext:value-type="percentage">
            <text:p>53.92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8" calcext:value-type="float">
            <text:p>2008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51703" calcext:value-type="float">
            <text:p>51703</text:p>
          </table:table-cell>
          <table:table-cell office:value-type="float" office:value="28053" calcext:value-type="float">
            <text:p>28053</text:p>
          </table:table-cell>
          <table:table-cell office:value-type="float" office:value="15026" calcext:value-type="float">
            <text:p>15026</text:p>
          </table:table-cell>
          <table:table-cell office:value-type="float" office:value="8624" calcext:value-type="float">
            <text:p>862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3]/SUM([.F3:.H3])" office:value-type="percentage" office:value="0.542579734251397" calcext:value-type="percentage">
            <text:p>54.26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9" calcext:value-type="float">
            <text:p>200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0249" calcext:value-type="float">
            <text:p>20249</text:p>
          </table:table-cell>
          <table:table-cell office:value-type="float" office:value="11055" calcext:value-type="float">
            <text:p>11055</text:p>
          </table:table-cell>
          <table:table-cell office:value-type="float" office:value="6527" calcext:value-type="float">
            <text:p>6527</text:p>
          </table:table-cell>
          <table:table-cell office:value-type="float" office:value="2667" calcext:value-type="float">
            <text:p>266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4]/SUM([.F4:.H4])" office:value-type="percentage" office:value="0.545952886562299" calcext:value-type="percentage">
            <text:p>54.60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2" calcext:value-type="float">
            <text:p>2012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11092" calcext:value-type="float">
            <text:p>11092</text:p>
          </table:table-cell>
          <table:table-cell office:value-type="float" office:value="6069" calcext:value-type="float">
            <text:p>6069</text:p>
          </table:table-cell>
          <table:table-cell office:value-type="float" office:value="4034" calcext:value-type="float">
            <text:p>4034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5]/SUM([.F5:.H5])" office:value-type="percentage" office:value="0.547151099891814" calcext:value-type="percentage">
            <text:p>54.72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3075" calcext:value-type="float">
            <text:p>3075</text:p>
          </table:table-cell>
          <table:table-cell office:value-type="float" office:value="7464" calcext:value-type="float">
            <text:p>7464</text:p>
          </table:table-cell>
          <table:table-cell office:value-type="float" office:value="4201" calcext:value-type="float">
            <text:p>4201</text:p>
          </table:table-cell>
          <table:table-cell office:value-type="float" office:value="2793" calcext:value-type="float">
            <text:p>279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6]/SUM([.F6:.H6])" office:value-type="percentage" office:value="0.562834941050375" calcext:value-type="percentage">
            <text:p>56.28%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6840" calcext:value-type="float">
            <text:p>6840</text:p>
          </table:table-cell>
          <table:table-cell office:value-type="float" office:value="3923" calcext:value-type="float">
            <text:p>3923</text:p>
          </table:table-cell>
          <table:table-cell office:value-type="float" office:value="2266" calcext:value-type="float">
            <text:p>2266</text:p>
          </table:table-cell>
          <table:table-cell office:value-type="float" office:value="1449" calcext:value-type="float">
            <text:p>1449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7]/SUM([.F7:.H7])" office:value-type="percentage" office:value="0.577619169003314" calcext:value-type="percentage">
            <text:p>57.76%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8220" calcext:value-type="float">
            <text:p>8220</text:p>
          </table:table-cell>
          <table:table-cell office:value-type="float" office:value="2179" calcext:value-type="float">
            <text:p>2179</text:p>
          </table:table-cell>
          <table:table-cell office:value-type="float" office:value="1266" calcext:value-type="float">
            <text:p>1266</text:p>
          </table:table-cell>
          <table:table-cell office:value-type="float" office:value="811" calcext:value-type="float">
            <text:p>81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8]/SUM([.F8:.H8])" office:value-type="percentage" office:value="0.581000458926113" calcext:value-type="percentage">
            <text:p>58.10%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8890" calcext:value-type="float">
            <text:p>8890</text:p>
          </table:table-cell>
          <table:table-cell office:value-type="float" office:value="1221" calcext:value-type="float">
            <text:p>1221</text:p>
          </table:table-cell>
          <table:table-cell office:value-type="float" office:value="706" calcext:value-type="float">
            <text:p>706</text:p>
          </table:table-cell>
          <table:table-cell office:value-type="float" office:value="464" calcext:value-type="float">
            <text:p>46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9]/SUM([.F9:.H9])" office:value-type="percentage" office:value="0.578214578214578" calcext:value-type="percentage">
            <text:p>57.82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270" calcext:value-type="float">
            <text:p>9270</text:p>
          </table:table-cell>
          <table:table-cell office:value-type="float" office:value="737" calcext:value-type="float">
            <text:p>737</text:p>
          </table:table-cell>
          <table:table-cell office:value-type="float" office:value="428" calcext:value-type="float">
            <text:p>428</text:p>
          </table:table-cell>
          <table:table-cell office:value-type="float" office:value="287" calcext:value-type="float">
            <text:p>28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10]/SUM([.F10:.H10])" office:value-type="percentage" office:value="0.580732700135685" calcext:value-type="percentage">
            <text:p>58.07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215" calcext:value-type="float">
            <text:p>9215</text:p>
          </table:table-cell>
          <table:table-cell office:value-type="float" office:value="500" calcext:value-type="float">
            <text:p>500</text:p>
          </table:table-cell>
          <table:table-cell office:value-type="float" office:value="267" calcext:value-type="float">
            <text:p>267</text:p>
          </table:table-cell>
          <table:table-cell office:value-type="float" office:value="212" calcext:value-type="float">
            <text:p>2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11]/SUM([.F11:.H11])" office:value-type="percentage" office:value="0.534" calcext:value-type="percentage">
            <text:p>53.4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735" calcext:value-type="float">
            <text:p>9735</text:p>
          </table:table-cell>
          <table:table-cell office:value-type="float" office:value="326" calcext:value-type="float">
            <text:p>326</text:p>
          </table:table-cell>
          <table:table-cell office:value-type="float" office:value="193" calcext:value-type="float">
            <text:p>193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12]/SUM([.F12:.H12])" office:value-type="percentage" office:value="0.592024539877301" calcext:value-type="percentage">
            <text:p>59.2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850" calcext:value-type="float">
            <text:p>9850</text:p>
          </table:table-cell>
          <table:table-cell office:value-type="float" office:value="256" calcext:value-type="float">
            <text:p>256</text:p>
          </table:table-cell>
          <table:table-cell office:value-type="float" office:value="158" calcext:value-type="float">
            <text:p>158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13]/SUM([.F13:.H13])" office:value-type="percentage" office:value="0.6171875" calcext:value-type="percentage">
            <text:p>61.72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865" calcext:value-type="float">
            <text:p>9865</text:p>
          </table:table-cell>
          <table:table-cell office:value-type="float" office:value="197" calcext:value-type="float">
            <text:p>197</text:p>
          </table:table-cell>
          <table:table-cell office:value-type="float" office:value="119" calcext:value-type="float">
            <text:p>119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14]/SUM([.F14:.H14])" office:value-type="percentage" office:value="0.604060913705584" calcext:value-type="percentage">
            <text:p>60.41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780" calcext:value-type="float">
            <text:p>9780</text:p>
          </table:table-cell>
          <table:table-cell office:value-type="float" office:value="154" calcext:value-type="float">
            <text:p>154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15]/SUM([.F15:.H15])" office:value-type="percentage" office:value="0.558441558441558" calcext:value-type="percentage">
            <text:p>55.84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860" calcext:value-type="float">
            <text:p>9860</text:p>
          </table:table-cell>
          <table:table-cell office:value-type="float" office:value="118" calcext:value-type="float">
            <text:p>118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16]/SUM([.F16:.H16])" office:value-type="percentage" office:value="0.576271186440678" calcext:value-type="percentage">
            <text:p>57.63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885" calcext:value-type="float">
            <text:p>9885</text:p>
          </table:table-cell>
          <table:table-cell office:value-type="float" office:value="86" calcext:value-type="float">
            <text:p>86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17]/SUM([.F17:.H17])" office:value-type="percentage" office:value="0.569767441860465" calcext:value-type="percentage">
            <text:p>56.98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865" calcext:value-type="float">
            <text:p>9865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18]/SUM([.F18:.H18])" office:value-type="percentage" office:value="0.514705882352941" calcext:value-type="percentage">
            <text:p>51.47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895" calcext:value-type="float">
            <text:p>9895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19]/SUM([.F19:.H19])" office:value-type="percentage" office:value="0.55" calcext:value-type="percentage">
            <text:p>55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895" calcext:value-type="float">
            <text:p>989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20]/SUM([.F20:.H20])" office:value-type="percentage" office:value="0.488372093023256" calcext:value-type="percentage">
            <text:p>48.84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855" calcext:value-type="float">
            <text:p>9855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21]/SUM([.F21:.H21])" office:value-type="percentage" office:value="0.382352941176471" calcext:value-type="percentage">
            <text:p>38.24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25" calcext:value-type="float">
            <text:p>99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22]/SUM([.F22:.H22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65" calcext:value-type="float">
            <text:p>996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23]/SUM([.F23:.H23])" office:value-type="percentage" office:value="0.565217391304348" calcext:value-type="percentage">
            <text:p>56.52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55" calcext:value-type="float">
            <text:p>995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24]/SUM([.F24:.H24])" office:value-type="percentage" office:value="0.541666666666667" calcext:value-type="percentage">
            <text:p>54.17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50" calcext:value-type="float">
            <text:p>995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25]/SUM([.F25:.H25])" office:value-type="percentage" office:value="0.521739130434783" calcext:value-type="percentage">
            <text:p>52.17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70" calcext:value-type="float">
            <text:p>997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26]/SUM([.F26:.H26])" office:value-type="percentage" office:value="0.555555555555556" calcext:value-type="percentage">
            <text:p>55.56%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75" calcext:value-type="float">
            <text:p>997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27]/SUM([.F27:.H27])" office:value-type="percentage" office:value="0.5625" calcext:value-type="percentage">
            <text:p>56.25%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60" calcext:value-type="float">
            <text:p>996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28]/SUM([.F28:.H28])" office:value-type="percentage" office:value="0.461538461538462" calcext:value-type="percentage">
            <text:p>46.15%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60" calcext:value-type="float">
            <text:p>996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29]/SUM([.F29:.H29])" office:value-type="percentage" office:value="0.461538461538462" calcext:value-type="percentage">
            <text:p>46.15%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85" calcext:value-type="float">
            <text:p>998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30]/SUM([.F30:.H30])" office:value-type="percentage" office:value="0.555555555555556" calcext:value-type="percentage">
            <text:p>55.56%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85" calcext:value-type="float">
            <text:p>998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31]/SUM([.F31:.H31])" office:value-type="percentage" office:value="0.555555555555556" calcext:value-type="percentage">
            <text:p>55.56%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80" calcext:value-type="float">
            <text:p>998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32]/SUM([.F32:.H32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85" calcext:value-type="float">
            <text:p>998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33]/SUM([.F33:.H33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75" calcext:value-type="float">
            <text:p>997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34]/SUM([.F34:.H34])" office:value-type="percentage" office:value="0.428571428571429" calcext:value-type="percentage">
            <text:p>42.86%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75" calcext:value-type="float">
            <text:p>997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35]/SUM([.F35:.H35])" office:value-type="percentage" office:value="0.428571428571429" calcext:value-type="percentage">
            <text:p>42.86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75" calcext:value-type="float">
            <text:p>99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06" calcext:value-type="float">
            <text:p>106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36]/SUM([.F36:.H36])" office:value-type="percentage" office:value="0.25" calcext:value-type="percentage">
            <text:p>25.00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75" calcext:value-type="float">
            <text:p>99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09" calcext:value-type="float">
            <text:p>109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37]/SUM([.F37:.H37])" office:value-type="percentage" office:value="0.25" calcext:value-type="percentage">
            <text:p>25.00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85" calcext:value-type="float">
            <text:p>99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38]/SUM([.F38:.H38])" office:value-type="percentage" office:value="0.333333333333333" calcext:value-type="percentage">
            <text:p>33.33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85" calcext:value-type="float">
            <text:p>99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39]/SUM([.F39:.H39])" office:value-type="percentage" office:value="0.333333333333333" calcext:value-type="percentage">
            <text:p>33.33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85" calcext:value-type="float">
            <text:p>99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18" calcext:value-type="float">
            <text:p>118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40]/SUM([.F40:.H40])" office:value-type="percentage" office:value="0.333333333333333" calcext:value-type="percentage">
            <text:p>33.33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85" calcext:value-type="float">
            <text:p>99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41]/SUM([.F41:.H41])" office:value-type="percentage" office:value="0.333333333333333" calcext:value-type="percentage">
            <text:p>33.33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85" calcext:value-type="float">
            <text:p>99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24" calcext:value-type="float">
            <text:p>124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42]/SUM([.F42:.H42])" office:value-type="percentage" office:value="0.333333333333333" calcext:value-type="percentage">
            <text:p>33.33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75" calcext:value-type="float">
            <text:p>99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27" calcext:value-type="float">
            <text:p>12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43]/SUM([.F43:.H43])" office:value-type="percentage" office:value="0.25" calcext:value-type="percentage">
            <text:p>25.00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90" calcext:value-type="float">
            <text:p>99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44]/SUM([.F44:.H44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45]/SUM([.F45:.H45])" office:value-type="percentage" office:value="0.666666666666667" calcext:value-type="percentage">
            <text:p>66.67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36" calcext:value-type="float">
            <text:p>136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46]/SUM([.F46:.H46])" office:value-type="percentage" office:value="0.666666666666667" calcext:value-type="percentage">
            <text:p>66.67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47]/SUM([.F47:.H47])" office:value-type="percentage" office:value="0.666666666666667" calcext:value-type="percentage">
            <text:p>66.67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48]/SUM([.F48:.H48])" office:value-type="percentage" office:value="0.666666666666667" calcext:value-type="percentage">
            <text:p>66.67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49]/SUM([.F49:.H49])" office:value-type="percentage" office:value="0.666666666666667" calcext:value-type="percentage">
            <text:p>66.67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10005" calcext:value-type="float">
            <text:p>10005</text:p>
          </table:table-cell>
          <table:table-cell office:value-type="float" office:value="9995" calcext:value-type="float">
            <text:p>999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50]/SUM([.F50:.H50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10005" calcext:value-type="float">
            <text:p>10005</text:p>
          </table:table-cell>
          <table:table-cell office:value-type="float" office:value="9995" calcext:value-type="float">
            <text:p>999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51" calcext:value-type="float">
            <text:p>15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51]/SUM([.F51:.H51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10005" calcext:value-type="float">
            <text:p>10005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54" calcext:value-type="float">
            <text:p>154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52]/SUM([.F52:.H52])" office:value-type="percentage" office:value="0.666666666666667" calcext:value-type="percentage">
            <text:p>66.67%</text:p>
          </table:table-cell>
          <table:table-cell/>
        </table:table-row>
        <table:table-row table:style-name="ro1">
          <table:table-cell table:number-columns-repeated="2" office:value-type="float" office:value="2015" calcext:value-type="float">
            <text:p>2015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57" calcext:value-type="float">
            <text:p>15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53]/SUM([.F53:.H53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2" office:value-type="float" office:value="2015" calcext:value-type="float">
            <text:p>2015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54]/SUM([.F54:.H54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2" office:value-type="float" office:value="2015" calcext:value-type="float">
            <text:p>2015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63" calcext:value-type="float">
            <text:p>16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55]/SUM([.F55:.H55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14"/>
          <table:table-cell table:formula="of:=SUM([.O2:.O55])/100" office:value-type="percentage" office:value="0.290971837843909" calcext:value-type="percentage">
            <text:p>29.10%</text:p>
          </table:table-cell>
          <table:table-cell/>
        </table:table-row>
      </table:table>
      <table:table table:name="rsi_entrada_30_70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7" table:default-cell-style-name="ce2"/>
        <table:table-column table:style-name="co20" table:default-cell-style-name="Default"/>
        <table:table-row table:style-name="ro1">
          <table:table-cell office:value-type="string" calcext:value-type="string">
            <text:p>first_operational_year</text:p>
          </table:table-cell>
          <table:table-cell office:value-type="string" calcext:value-type="string">
            <text:p>last_operational_year</text:p>
          </table:table-cell>
          <table:table-cell office:value-type="string" calcext:value-type="string">
            <text:p>initial_balance</text:p>
          </table:table-cell>
          <table:table-cell office:value-type="string" calcext:value-type="string">
            <text:p>final_balance</text:p>
          </table:table-cell>
          <table:table-cell office:value-type="string" calcext:value-type="string">
            <text:p>total_trades</text:p>
          </table:table-cell>
          <table:table-cell office:value-type="string" calcext:value-type="string">
            <text:p>win_trades</text:p>
          </table:table-cell>
          <table:table-cell office:value-type="string" calcext:value-type="string">
            <text:p>loss_trades</text:p>
          </table:table-cell>
          <table:table-cell office:value-type="string" calcext:value-type="string">
            <text:p>tie_trades</text:p>
          </table:table-cell>
          <table:table-cell office:value-type="string" calcext:value-type="string">
            <text:p>filename_elements...</text:p>
          </table:table-cell>
          <table:table-cell table:number-columns-repeated="7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9" calcext:value-type="float">
            <text:p>200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450821" calcext:value-type="float">
            <text:p>450821</text:p>
          </table:table-cell>
          <table:table-cell office:value-type="float" office:value="241784" calcext:value-type="float">
            <text:p>241784</text:p>
          </table:table-cell>
          <table:table-cell office:value-type="float" office:value="121892" calcext:value-type="float">
            <text:p>121892</text:p>
          </table:table-cell>
          <table:table-cell office:value-type="float" office:value="87145" calcext:value-type="float">
            <text:p>8714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2]/SUM([.F2:.H2])" office:value-type="percentage" office:value="0.536319293023173" calcext:value-type="percentage">
            <text:p>53.63%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8" calcext:value-type="float">
            <text:p>2008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13263" calcext:value-type="float">
            <text:p>213263</text:p>
          </table:table-cell>
          <table:table-cell office:value-type="float" office:value="114493" calcext:value-type="float">
            <text:p>114493</text:p>
          </table:table-cell>
          <table:table-cell office:value-type="float" office:value="58246" calcext:value-type="float">
            <text:p>58246</text:p>
          </table:table-cell>
          <table:table-cell office:value-type="float" office:value="40524" calcext:value-type="float">
            <text:p>4052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3]/SUM([.F3:.H3])" office:value-type="percentage" office:value="0.536862934498718" calcext:value-type="percentage">
            <text:p>53.69%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8" calcext:value-type="float">
            <text:p>2008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103368" calcext:value-type="float">
            <text:p>103368</text:p>
          </table:table-cell>
          <table:table-cell office:value-type="float" office:value="55842" calcext:value-type="float">
            <text:p>55842</text:p>
          </table:table-cell>
          <table:table-cell office:value-type="float" office:value="28921" calcext:value-type="float">
            <text:p>28921</text:p>
          </table:table-cell>
          <table:table-cell office:value-type="float" office:value="18605" calcext:value-type="float">
            <text:p>1860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4]/SUM([.F4:.H4])" office:value-type="percentage" office:value="0.540225214766659" calcext:value-type="percentage">
            <text:p>54.02%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8" calcext:value-type="float">
            <text:p>2008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56299" calcext:value-type="float">
            <text:p>56299</text:p>
          </table:table-cell>
          <table:table-cell office:value-type="float" office:value="30575" calcext:value-type="float">
            <text:p>30575</text:p>
          </table:table-cell>
          <table:table-cell office:value-type="float" office:value="16287" calcext:value-type="float">
            <text:p>16287</text:p>
          </table:table-cell>
          <table:table-cell office:value-type="float" office:value="9437" calcext:value-type="float">
            <text:p>943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5]/SUM([.F5:.H5])" office:value-type="percentage" office:value="0.543082470381357" calcext:value-type="percentage">
            <text:p>54.31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8" calcext:value-type="float">
            <text:p>2008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33230" calcext:value-type="float">
            <text:p>33230</text:p>
          </table:table-cell>
          <table:table-cell office:value-type="float" office:value="18128" calcext:value-type="float">
            <text:p>18128</text:p>
          </table:table-cell>
          <table:table-cell office:value-type="float" office:value="10064" calcext:value-type="float">
            <text:p>10064</text:p>
          </table:table-cell>
          <table:table-cell office:value-type="float" office:value="5038" calcext:value-type="float">
            <text:p>503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6]/SUM([.F6:.H6])" office:value-type="percentage" office:value="0.545531146554318" calcext:value-type="percentage">
            <text:p>54.55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9" calcext:value-type="float">
            <text:p>200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2260" calcext:value-type="float">
            <text:p>22260</text:p>
          </table:table-cell>
          <table:table-cell office:value-type="float" office:value="12042" calcext:value-type="float">
            <text:p>12042</text:p>
          </table:table-cell>
          <table:table-cell office:value-type="float" office:value="7021" calcext:value-type="float">
            <text:p>7021</text:p>
          </table:table-cell>
          <table:table-cell office:value-type="float" office:value="3197" calcext:value-type="float">
            <text:p>319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7]/SUM([.F7:.H7])" office:value-type="percentage" office:value="0.540970350404313" calcext:value-type="percentage">
            <text:p>54.10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9" calcext:value-type="float">
            <text:p>200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17100" calcext:value-type="float">
            <text:p>17100</text:p>
          </table:table-cell>
          <table:table-cell office:value-type="float" office:value="9295" calcext:value-type="float">
            <text:p>9295</text:p>
          </table:table-cell>
          <table:table-cell office:value-type="float" office:value="5647" calcext:value-type="float">
            <text:p>5647</text:p>
          </table:table-cell>
          <table:table-cell office:value-type="float" office:value="2158" calcext:value-type="float">
            <text:p>215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8]/SUM([.F8:.H8])" office:value-type="percentage" office:value="0.543567251461988" calcext:value-type="percentage">
            <text:p>54.36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0" calcext:value-type="float">
            <text:p>2010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12272" calcext:value-type="float">
            <text:p>12272</text:p>
          </table:table-cell>
          <table:table-cell office:value-type="float" office:value="6561" calcext:value-type="float">
            <text:p>6561</text:p>
          </table:table-cell>
          <table:table-cell office:value-type="float" office:value="4280" calcext:value-type="float">
            <text:p>4280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9]/SUM([.F9:.H9])" office:value-type="percentage" office:value="0.534631681877445" calcext:value-type="percentage">
            <text:p>53.46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1" calcext:value-type="float">
            <text:p>2011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10419" calcext:value-type="float">
            <text:p>10419</text:p>
          </table:table-cell>
          <table:table-cell office:value-type="float" office:value="5645" calcext:value-type="float">
            <text:p>5645</text:p>
          </table:table-cell>
          <table:table-cell office:value-type="float" office:value="3822" calcext:value-type="float">
            <text:p>3822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10]/SUM([.F10:.H10])" office:value-type="percentage" office:value="0.541798637105288" calcext:value-type="percentage">
            <text:p>54.18%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2" calcext:value-type="float">
            <text:p>2012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9172" calcext:value-type="float">
            <text:p>9172</text:p>
          </table:table-cell>
          <table:table-cell office:value-type="float" office:value="4970" calcext:value-type="float">
            <text:p>4970</text:p>
          </table:table-cell>
          <table:table-cell office:value-type="float" office:value="3485" calcext:value-type="float">
            <text:p>3485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11]/SUM([.F11:.H11])" office:value-type="percentage" office:value="0.541866550370693" calcext:value-type="percentage">
            <text:p>54.19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6" calcext:value-type="float">
            <text:p>2016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8982" calcext:value-type="float">
            <text:p>8982</text:p>
          </table:table-cell>
          <table:table-cell office:value-type="float" office:value="4944" calcext:value-type="float">
            <text:p>4944</text:p>
          </table:table-cell>
          <table:table-cell office:value-type="float" office:value="3472" calcext:value-type="float">
            <text:p>3472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12]/SUM([.F12:.H12])" office:value-type="percentage" office:value="0.550434201736807" calcext:value-type="percentage">
            <text:p>55.04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2170" calcext:value-type="float">
            <text:p>2170</text:p>
          </table:table-cell>
          <table:table-cell office:value-type="float" office:value="7327" calcext:value-type="float">
            <text:p>7327</text:p>
          </table:table-cell>
          <table:table-cell office:value-type="float" office:value="4084" calcext:value-type="float">
            <text:p>4084</text:p>
          </table:table-cell>
          <table:table-cell office:value-type="float" office:value="2825" calcext:value-type="float">
            <text:p>2825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13]/SUM([.F13:.H13])" office:value-type="percentage" office:value="0.557390473590828" calcext:value-type="percentage">
            <text:p>55.74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3850" calcext:value-type="float">
            <text:p>3850</text:p>
          </table:table-cell>
          <table:table-cell office:value-type="float" office:value="5633" calcext:value-type="float">
            <text:p>5633</text:p>
          </table:table-cell>
          <table:table-cell office:value-type="float" office:value="3150" calcext:value-type="float">
            <text:p>3150</text:p>
          </table:table-cell>
          <table:table-cell office:value-type="float" office:value="2190" calcext:value-type="float">
            <text:p>219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14]/SUM([.F14:.H14])" office:value-type="percentage" office:value="0.55920468666785" calcext:value-type="percentage">
            <text:p>55.92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4535" calcext:value-type="float">
            <text:p>4535</text:p>
          </table:table-cell>
          <table:table-cell office:value-type="float" office:value="4512" calcext:value-type="float">
            <text:p>4512</text:p>
          </table:table-cell>
          <table:table-cell office:value-type="float" office:value="2489" calcext:value-type="float">
            <text:p>2489</text:p>
          </table:table-cell>
          <table:table-cell office:value-type="float" office:value="1791" calcext:value-type="float">
            <text:p>179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15]/SUM([.F15:.H15])" office:value-type="percentage" office:value="0.551640070921986" calcext:value-type="percentage">
            <text:p>55.16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6240" calcext:value-type="float">
            <text:p>6240</text:p>
          </table:table-cell>
          <table:table-cell office:value-type="float" office:value="3509" calcext:value-type="float">
            <text:p>3509</text:p>
          </table:table-cell>
          <table:table-cell office:value-type="float" office:value="1980" calcext:value-type="float">
            <text:p>1980</text:p>
          </table:table-cell>
          <table:table-cell office:value-type="float" office:value="1366" calcext:value-type="float">
            <text:p>136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16]/SUM([.F16:.H16])" office:value-type="percentage" office:value="0.564263322884012" calcext:value-type="percentage">
            <text:p>56.43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7085" calcext:value-type="float">
            <text:p>7085</text:p>
          </table:table-cell>
          <table:table-cell office:value-type="float" office:value="2762" calcext:value-type="float">
            <text:p>2762</text:p>
          </table:table-cell>
          <table:table-cell office:value-type="float" office:value="1561" calcext:value-type="float">
            <text:p>1561</text:p>
          </table:table-cell>
          <table:table-cell office:value-type="float" office:value="1072" calcext:value-type="float">
            <text:p>107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17]/SUM([.F17:.H17])" office:value-type="percentage" office:value="0.565170166545981" calcext:value-type="percentage">
            <text:p>56.52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7455" calcext:value-type="float">
            <text:p>7455</text:p>
          </table:table-cell>
          <table:table-cell office:value-type="float" office:value="2234" calcext:value-type="float">
            <text:p>2234</text:p>
          </table:table-cell>
          <table:table-cell office:value-type="float" office:value="1257" calcext:value-type="float">
            <text:p>1257</text:p>
          </table:table-cell>
          <table:table-cell office:value-type="float" office:value="883" calcext:value-type="float">
            <text:p>88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18]/SUM([.F18:.H18])" office:value-type="percentage" office:value="0.562667860340197" calcext:value-type="percentage">
            <text:p>56.27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7890" calcext:value-type="float">
            <text:p>7890</text:p>
          </table:table-cell>
          <table:table-cell office:value-type="float" office:value="1809" calcext:value-type="float">
            <text:p>1809</text:p>
          </table:table-cell>
          <table:table-cell office:value-type="float" office:value="1008" calcext:value-type="float">
            <text:p>1008</text:p>
          </table:table-cell>
          <table:table-cell office:value-type="float" office:value="715" calcext:value-type="float">
            <text:p>71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19]/SUM([.F19:.H19])" office:value-type="percentage" office:value="0.557213930348259" calcext:value-type="percentage">
            <text:p>55.72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8085" calcext:value-type="float">
            <text:p>8085</text:p>
          </table:table-cell>
          <table:table-cell office:value-type="float" office:value="1470" calcext:value-type="float">
            <text:p>1470</text:p>
          </table:table-cell>
          <table:table-cell office:value-type="float" office:value="807" calcext:value-type="float">
            <text:p>807</text:p>
          </table:table-cell>
          <table:table-cell office:value-type="float" office:value="595" calcext:value-type="float">
            <text:p>59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20]/SUM([.F20:.H20])" office:value-type="percentage" office:value="0.548979591836735" calcext:value-type="percentage">
            <text:p>54.90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8595" calcext:value-type="float">
            <text:p>8595</text:p>
          </table:table-cell>
          <table:table-cell office:value-type="float" office:value="1209" calcext:value-type="float">
            <text:p>1209</text:p>
          </table:table-cell>
          <table:table-cell office:value-type="float" office:value="675" calcext:value-type="float">
            <text:p>675</text:p>
          </table:table-cell>
          <table:table-cell office:value-type="float" office:value="478" calcext:value-type="float">
            <text:p>47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21]/SUM([.F21:.H21])" office:value-type="percentage" office:value="0.558312655086849" calcext:value-type="percentage">
            <text:p>55.83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8580" calcext:value-type="float">
            <text:p>8580</text:p>
          </table:table-cell>
          <table:table-cell office:value-type="float" office:value="988" calcext:value-type="float">
            <text:p>988</text:p>
          </table:table-cell>
          <table:table-cell office:value-type="float" office:value="540" calcext:value-type="float">
            <text:p>540</text:p>
          </table:table-cell>
          <table:table-cell office:value-type="float" office:value="412" calcext:value-type="float">
            <text:p>4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22]/SUM([.F22:.H22])" office:value-type="percentage" office:value="0.546558704453441" calcext:value-type="percentage">
            <text:p>54.66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8915" calcext:value-type="float">
            <text:p>8915</text:p>
          </table:table-cell>
          <table:table-cell office:value-type="float" office:value="862" calcext:value-type="float">
            <text:p>862</text:p>
          </table:table-cell>
          <table:table-cell office:value-type="float" office:value="481" calcext:value-type="float">
            <text:p>481</text:p>
          </table:table-cell>
          <table:table-cell office:value-type="float" office:value="349" calcext:value-type="float">
            <text:p>34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23]/SUM([.F23:.H23])" office:value-type="percentage" office:value="0.55800464037123" calcext:value-type="percentage">
            <text:p>55.80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415" calcext:value-type="float">
            <text:p>9415</text:p>
          </table:table-cell>
          <table:table-cell office:value-type="float" office:value="758" calcext:value-type="float">
            <text:p>758</text:p>
          </table:table-cell>
          <table:table-cell office:value-type="float" office:value="449" calcext:value-type="float">
            <text:p>449</text:p>
          </table:table-cell>
          <table:table-cell office:value-type="float" office:value="283" calcext:value-type="float">
            <text:p>28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24]/SUM([.F24:.H24])" office:value-type="percentage" office:value="0.592348284960422" calcext:value-type="percentage">
            <text:p>59.23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235" calcext:value-type="float">
            <text:p>9235</text:p>
          </table:table-cell>
          <table:table-cell office:value-type="float" office:value="656" calcext:value-type="float">
            <text:p>656</text:p>
          </table:table-cell>
          <table:table-cell office:value-type="float" office:value="375" calcext:value-type="float">
            <text:p>375</text:p>
          </table:table-cell>
          <table:table-cell office:value-type="float" office:value="264" calcext:value-type="float">
            <text:p>26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25]/SUM([.F25:.H25])" office:value-type="percentage" office:value="0.571646341463415" calcext:value-type="percentage">
            <text:p>57.16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385" calcext:value-type="float">
            <text:p>9385</text:p>
          </table:table-cell>
          <table:table-cell office:value-type="float" office:value="595" calcext:value-type="float">
            <text:p>595</text:p>
          </table:table-cell>
          <table:table-cell office:value-type="float" office:value="347" calcext:value-type="float">
            <text:p>347</text:p>
          </table:table-cell>
          <table:table-cell office:value-type="float" office:value="235" calcext:value-type="float">
            <text:p>2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26]/SUM([.F26:.H26])" office:value-type="percentage" office:value="0.583193277310924" calcext:value-type="percentage">
            <text:p>58.32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650" calcext:value-type="float">
            <text:p>9650</text:p>
          </table:table-cell>
          <table:table-cell office:value-type="float" office:value="504" calcext:value-type="float">
            <text:p>504</text:p>
          </table:table-cell>
          <table:table-cell office:value-type="float" office:value="304" calcext:value-type="float">
            <text:p>304</text:p>
          </table:table-cell>
          <table:table-cell office:value-type="float" office:value="187" calcext:value-type="float">
            <text:p>18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27]/SUM([.F27:.H27])" office:value-type="percentage" office:value="0.603174603174603" calcext:value-type="percentage">
            <text:p>60.32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470" calcext:value-type="float">
            <text:p>9470</text:p>
          </table:table-cell>
          <table:table-cell office:value-type="float" office:value="443" calcext:value-type="float">
            <text:p>443</text:p>
          </table:table-cell>
          <table:table-cell office:value-type="float" office:value="256" calcext:value-type="float">
            <text:p>256</text:p>
          </table:table-cell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28]/SUM([.F28:.H28])" office:value-type="percentage" office:value="0.577878103837472" calcext:value-type="percentage">
            <text:p>57.79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600" calcext:value-type="float">
            <text:p>9600</text:p>
          </table:table-cell>
          <table:table-cell office:value-type="float" office:value="374" calcext:value-type="float">
            <text:p>374</text:p>
          </table:table-cell>
          <table:table-cell office:value-type="float" office:value="220" calcext:value-type="float">
            <text:p>220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29]/SUM([.F29:.H29])" office:value-type="percentage" office:value="0.588235294117647" calcext:value-type="percentage">
            <text:p>58.82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760" calcext:value-type="float">
            <text:p>9760</text:p>
          </table:table-cell>
          <table:table-cell office:value-type="float" office:value="342" calcext:value-type="float">
            <text:p>342</text:p>
          </table:table-cell>
          <table:table-cell office:value-type="float" office:value="208" calcext:value-type="float">
            <text:p>208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30]/SUM([.F30:.H30])" office:value-type="percentage" office:value="0.608187134502924" calcext:value-type="percentage">
            <text:p>60.82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785" calcext:value-type="float">
            <text:p>9785</text:p>
          </table:table-cell>
          <table:table-cell office:value-type="float" office:value="303" calcext:value-type="float">
            <text:p>303</text:p>
          </table:table-cell>
          <table:table-cell office:value-type="float" office:value="183" calcext:value-type="float">
            <text:p>183</text:p>
          </table:table-cell>
          <table:table-cell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31]/SUM([.F31:.H31])" office:value-type="percentage" office:value="0.603960396039604" calcext:value-type="percentage">
            <text:p>60.4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795" calcext:value-type="float">
            <text:p>9795</text:p>
          </table:table-cell>
          <table:table-cell office:value-type="float" office:value="269" calcext:value-type="float">
            <text:p>269</text:p>
          </table:table-cell>
          <table:table-cell office:value-type="float" office:value="163" calcext:value-type="float">
            <text:p>163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32]/SUM([.F32:.H32])" office:value-type="percentage" office:value="0.605947955390335" calcext:value-type="percentage">
            <text:p>60.59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835" calcext:value-type="float">
            <text:p>9835</text:p>
          </table:table-cell>
          <table:table-cell office:value-type="float" office:value="225" calcext:value-type="float">
            <text:p>225</text:p>
          </table:table-cell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33]/SUM([.F33:.H33])" office:value-type="percentage" office:value="0.608888888888889" calcext:value-type="percentage">
            <text:p>60.89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50" calcext:value-type="float">
            <text:p>9950</text:p>
          </table:table-cell>
          <table:table-cell office:value-type="float" office:value="196" calcext:value-type="float">
            <text:p>196</text:p>
          </table:table-cell>
          <table:table-cell office:value-type="float" office:value="124" calcext:value-type="float">
            <text:p>124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34]/SUM([.F34:.H34])" office:value-type="percentage" office:value="0.63265306122449" calcext:value-type="percentage">
            <text:p>63.27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00" calcext:value-type="float">
            <text:p>9900</text:p>
          </table:table-cell>
          <table:table-cell office:value-type="float" office:value="168" calcext:value-type="float">
            <text:p>168</text:p>
          </table:table-cell>
          <table:table-cell office:value-type="float" office:value="102" calcext:value-type="float">
            <text:p>102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03" calcext:value-type="float">
            <text:p>103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35]/SUM([.F35:.H35])" office:value-type="percentage" office:value="0.607142857142857" calcext:value-type="percentage">
            <text:p>60.71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10" calcext:value-type="float">
            <text:p>9910</text:p>
          </table:table-cell>
          <table:table-cell office:value-type="float" office:value="148" calcext:value-type="float">
            <text:p>148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36]/SUM([.F36:.H36])" office:value-type="percentage" office:value="0.608108108108108" calcext:value-type="percentage">
            <text:p>60.81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25" calcext:value-type="float">
            <text:p>9925</text:p>
          </table:table-cell>
          <table:table-cell office:value-type="float" office:value="131" calcext:value-type="float">
            <text:p>131</text:p>
          </table:table-cell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09" calcext:value-type="float">
            <text:p>109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37]/SUM([.F37:.H37])" office:value-type="percentage" office:value="0.618320610687023" calcext:value-type="percentage">
            <text:p>61.83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20" calcext:value-type="float">
            <text:p>9920</text:p>
          </table:table-cell>
          <table:table-cell office:value-type="float" office:value="117" calcext:value-type="float">
            <text:p>117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12" calcext:value-type="float">
            <text:p>11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38]/SUM([.F38:.H38])" office:value-type="percentage" office:value="0.615384615384615" calcext:value-type="percentage">
            <text:p>61.54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800" calcext:value-type="float">
            <text:p>9800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39]/SUM([.F39:.H39])" office:value-type="percentage" office:value="0.540540540540541" calcext:value-type="percentage">
            <text:p>54.05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05" calcext:value-type="float">
            <text:p>9905</text:p>
          </table:table-cell>
          <table:table-cell office:value-type="float" office:value="102" calcext:value-type="float">
            <text:p>10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40]/SUM([.F40:.H40])" office:value-type="percentage" office:value="0.57843137254902" calcext:value-type="percentage">
            <text:p>57.84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60" calcext:value-type="float">
            <text:p>9960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21" calcext:value-type="float">
            <text:p>12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41]/SUM([.F41:.H41])" office:value-type="percentage" office:value="0.609756097560976" calcext:value-type="percentage">
            <text:p>60.98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95" calcext:value-type="float">
            <text:p>9995</text:p>
          </table:table-cell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24" calcext:value-type="float">
            <text:p>12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42]/SUM([.F42:.H42])" office:value-type="percentage" office:value="0.643835616438356" calcext:value-type="percentage">
            <text:p>64.38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10020" calcext:value-type="float">
            <text:p>10020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27" calcext:value-type="float">
            <text:p>12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43]/SUM([.F43:.H43])" office:value-type="percentage" office:value="0.666666666666667" calcext:value-type="percentage">
            <text:p>66.67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55" calcext:value-type="float">
            <text:p>9955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44]/SUM([.F44:.H44])" office:value-type="percentage" office:value="0.60655737704918" calcext:value-type="percentage">
            <text:p>60.66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80" calcext:value-type="float">
            <text:p>998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45]/SUM([.F45:.H45])" office:value-type="percentage" office:value="0.6" calcext:value-type="percentage">
            <text:p>60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40" calcext:value-type="float">
            <text:p>9940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36" calcext:value-type="float">
            <text:p>13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46]/SUM([.F46:.H46])" office:value-type="percentage" office:value="0.571428571428571" calcext:value-type="percentage">
            <text:p>57.14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00" calcext:value-type="float">
            <text:p>990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39" calcext:value-type="float">
            <text:p>139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47]/SUM([.F47:.H47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840" calcext:value-type="float">
            <text:p>9840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42" calcext:value-type="float">
            <text:p>14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48]/SUM([.F48:.H48])" office:value-type="percentage" office:value="0.434782608695652" calcext:value-type="percentage">
            <text:p>43.48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810" calcext:value-type="float">
            <text:p>9810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45" calcext:value-type="float">
            <text:p>14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49]/SUM([.F49:.H49])" office:value-type="percentage" office:value="0.391304347826087" calcext:value-type="percentage">
            <text:p>39.13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05" calcext:value-type="float">
            <text:p>990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48" calcext:value-type="float">
            <text:p>148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50]/SUM([.F50:.H50])" office:value-type="percentage" office:value="0.51219512195122" calcext:value-type="percentage">
            <text:p>51.22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60" calcext:value-type="float">
            <text:p>9960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51" calcext:value-type="float">
            <text:p>15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51]/SUM([.F51:.H51])" office:value-type="percentage" office:value="0.6" calcext:value-type="percentage">
            <text:p>60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54" calcext:value-type="float">
            <text:p>15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52]/SUM([.F52:.H52])" office:value-type="percentage" office:value="0.645161290322581" calcext:value-type="percentage">
            <text:p>64.52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75" calcext:value-type="float">
            <text:p>9975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57" calcext:value-type="float">
            <text:p>15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53]/SUM([.F53:.H53])" office:value-type="percentage" office:value="0.607142857142857" calcext:value-type="percentage">
            <text:p>60.71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85" calcext:value-type="float">
            <text:p>9985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54]/SUM([.F54:.H54])" office:value-type="percentage" office:value="0.633333333333333" calcext:value-type="percentage">
            <text:p>63.33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60" calcext:value-type="float">
            <text:p>9960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63" calcext:value-type="float">
            <text:p>163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55]/SUM([.F55:.H55])" office:value-type="percentage" office:value="0.571428571428571" calcext:value-type="percentage">
            <text:p>57.14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40" calcext:value-type="float">
            <text:p>994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66" calcext:value-type="float">
            <text:p>16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56]/SUM([.F56:.H56])" office:value-type="percentage" office:value="0.533333333333333" calcext:value-type="percentage">
            <text:p>53.33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00" calcext:value-type="float">
            <text:p>990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69" calcext:value-type="float">
            <text:p>169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57]/SUM([.F57:.H57])" office:value-type="percentage" office:value="0.451612903225806" calcext:value-type="percentage">
            <text:p>45.16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885" calcext:value-type="float">
            <text:p>988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58]/SUM([.F58:.H58])" office:value-type="percentage" office:value="0.392857142857143" calcext:value-type="percentage">
            <text:p>39.29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890" calcext:value-type="float">
            <text:p>989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75" calcext:value-type="float">
            <text:p>17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59]/SUM([.F59:.H59])" office:value-type="percentage" office:value="0.413793103448276" calcext:value-type="percentage">
            <text:p>41.38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875" calcext:value-type="float">
            <text:p>9875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78" calcext:value-type="float">
            <text:p>178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60]/SUM([.F60:.H60])" office:value-type="percentage" office:value="0.379310344827586" calcext:value-type="percentage">
            <text:p>37.93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865" calcext:value-type="float">
            <text:p>9865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81" calcext:value-type="float">
            <text:p>18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61]/SUM([.F61:.H61])" office:value-type="percentage" office:value="0.366666666666667" calcext:value-type="percentage">
            <text:p>36.67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890" calcext:value-type="float">
            <text:p>989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84" calcext:value-type="float">
            <text:p>18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62]/SUM([.F62:.H62])" office:value-type="percentage" office:value="0.384615384615385" calcext:value-type="percentage">
            <text:p>38.46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880" calcext:value-type="float">
            <text:p>988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87" calcext:value-type="float">
            <text:p>18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63]/SUM([.F63:.H63])" office:value-type="percentage" office:value="0.333333333333333" calcext:value-type="percentage">
            <text:p>33.33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15" calcext:value-type="float">
            <text:p>991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90" calcext:value-type="float">
            <text:p>19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64]/SUM([.F64:.H64])" office:value-type="percentage" office:value="0.409090909090909" calcext:value-type="percentage">
            <text:p>40.91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40" calcext:value-type="float">
            <text:p>994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93" calcext:value-type="float">
            <text:p>193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65]/SUM([.F65:.H65])" office:value-type="percentage" office:value="0.444444444444444" calcext:value-type="percentage">
            <text:p>44.44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895" calcext:value-type="float">
            <text:p>989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96" calcext:value-type="float">
            <text:p>19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66]/SUM([.F66:.H66])" office:value-type="percentage" office:value="0.333333333333333" calcext:value-type="percentage">
            <text:p>33.33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30" calcext:value-type="float">
            <text:p>993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99" calcext:value-type="float">
            <text:p>199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67]/SUM([.F67:.H67])" office:value-type="percentage" office:value="0.421052631578947" calcext:value-type="percentage">
            <text:p>42.11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35" calcext:value-type="float">
            <text:p>993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02" calcext:value-type="float">
            <text:p>20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68]/SUM([.F68:.H68])" office:value-type="percentage" office:value="0.45" calcext:value-type="percentage">
            <text:p>45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45" calcext:value-type="float">
            <text:p>99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05" calcext:value-type="float">
            <text:p>20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69]/SUM([.F69:.H69])" office:value-type="percentage" office:value="0.473684210526316" calcext:value-type="percentage">
            <text:p>47.37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45" calcext:value-type="float">
            <text:p>994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08" calcext:value-type="float">
            <text:p>208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70]/SUM([.F70:.H70])" office:value-type="percentage" office:value="0.4375" calcext:value-type="percentage">
            <text:p>43.75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90" calcext:value-type="float">
            <text:p>999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11" calcext:value-type="float">
            <text:p>21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71]/SUM([.F71:.H71])" office:value-type="percentage" office:value="0.615384615384615" calcext:value-type="percentage">
            <text:p>61.54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75" calcext:value-type="float">
            <text:p>997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72]/SUM([.F72:.H72])" office:value-type="percentage" office:value="0.538461538461538" calcext:value-type="percentage">
            <text:p>53.85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90" calcext:value-type="float">
            <text:p>999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17" calcext:value-type="float">
            <text:p>21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73]/SUM([.F73:.H73])" office:value-type="percentage" office:value="0.615384615384615" calcext:value-type="percentage">
            <text:p>61.54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75" calcext:value-type="float">
            <text:p>997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74]/SUM([.F74:.H74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80" calcext:value-type="float">
            <text:p>998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23" calcext:value-type="float">
            <text:p>223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75]/SUM([.F75:.H75])" office:value-type="percentage" office:value="0.545454545454545" calcext:value-type="percentage">
            <text:p>54.55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80" calcext:value-type="float">
            <text:p>998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26" calcext:value-type="float">
            <text:p>22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76]/SUM([.F76:.H76])" office:value-type="percentage" office:value="0.545454545454545" calcext:value-type="percentage">
            <text:p>54.55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85" calcext:value-type="float">
            <text:p>998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29" calcext:value-type="float">
            <text:p>229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77]/SUM([.F77:.H77])" office:value-type="percentage" office:value="0.555555555555556" calcext:value-type="percentage">
            <text:p>55.56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10005" calcext:value-type="float">
            <text:p>1000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32" calcext:value-type="float">
            <text:p>23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78]/SUM([.F78:.H78])" office:value-type="percentage" office:value="0.7" calcext:value-type="percentage">
            <text:p>70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10010" calcext:value-type="float">
            <text:p>100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35" calcext:value-type="float">
            <text:p>23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79]/SUM([.F79:.H79])" office:value-type="percentage" office:value="0.75" calcext:value-type="percentage">
            <text:p>75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10015" calcext:value-type="float">
            <text:p>100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38" calcext:value-type="float">
            <text:p>238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80]/SUM([.F80:.H80])" office:value-type="percentage" office:value="0.777777777777778" calcext:value-type="percentage">
            <text:p>77.78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10005" calcext:value-type="float">
            <text:p>1000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41" calcext:value-type="float">
            <text:p>24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81]/SUM([.F81:.H81])" office:value-type="percentage" office:value="0.714285714285714" calcext:value-type="percentage">
            <text:p>71.43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44" calcext:value-type="float">
            <text:p>24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82]/SUM([.F82:.H82])" office:value-type="percentage" office:value="0.666666666666667" calcext:value-type="percentage">
            <text:p>66.67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47" calcext:value-type="float">
            <text:p>24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83]/SUM([.F83:.H83])" office:value-type="percentage" office:value="0.666666666666667" calcext:value-type="percentage">
            <text:p>66.67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85" calcext:value-type="float">
            <text:p>998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84]/SUM([.F84:.H84])" office:value-type="percentage" office:value="0.555555555555556" calcext:value-type="percentage">
            <text:p>55.56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85]/SUM([.F85:.H85])" office:value-type="percentage" office:value="0.571428571428571" calcext:value-type="percentage">
            <text:p>57.14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56" calcext:value-type="float">
            <text:p>25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86]/SUM([.F86:.H86])" office:value-type="percentage" office:value="0.571428571428571" calcext:value-type="percentage">
            <text:p>57.14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95" calcext:value-type="float">
            <text:p>999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59" calcext:value-type="float">
            <text:p>259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87]/SUM([.F87:.H87])" office:value-type="percentage" office:value="0.6" calcext:value-type="percentage">
            <text:p>60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85" calcext:value-type="float">
            <text:p>998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62" calcext:value-type="float">
            <text:p>26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88]/SUM([.F88:.H88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85" calcext:value-type="float">
            <text:p>998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65" calcext:value-type="float">
            <text:p>26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89]/SUM([.F89:.H89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68" calcext:value-type="float">
            <text:p>268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90]/SUM([.F90:.H90])" office:value-type="percentage" office:value="0.571428571428571" calcext:value-type="percentage">
            <text:p>57.14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85" calcext:value-type="float">
            <text:p>998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71" calcext:value-type="float">
            <text:p>27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91]/SUM([.F91:.H91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95" calcext:value-type="float">
            <text:p>999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92]/SUM([.F92:.H92])" office:value-type="percentage" office:value="0.6" calcext:value-type="percentage">
            <text:p>60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95" calcext:value-type="float">
            <text:p>999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77" calcext:value-type="float">
            <text:p>27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93]/SUM([.F93:.H93])" office:value-type="percentage" office:value="0.6" calcext:value-type="percentage">
            <text:p>60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95" calcext:value-type="float">
            <text:p>999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80" calcext:value-type="float">
            <text:p>28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94]/SUM([.F94:.H94])" office:value-type="percentage" office:value="0.6" calcext:value-type="percentage">
            <text:p>60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95" calcext:value-type="float">
            <text:p>999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83" calcext:value-type="float">
            <text:p>283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95]/SUM([.F95:.H95])" office:value-type="percentage" office:value="0.6" calcext:value-type="percentage">
            <text:p>60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95" calcext:value-type="float">
            <text:p>999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86" calcext:value-type="float">
            <text:p>28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96]/SUM([.F96:.H96])" office:value-type="percentage" office:value="0.6" calcext:value-type="percentage">
            <text:p>60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89" calcext:value-type="float">
            <text:p>289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97]/SUM([.F97:.H97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92" calcext:value-type="float">
            <text:p>29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98]/SUM([.F98:.H98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95" calcext:value-type="float">
            <text:p>29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99]/SUM([.F99:.H99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98" calcext:value-type="float">
            <text:p>298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100]/SUM([.F100:.H100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table:number-columns-repeated="14"/>
          <table:table-cell table:formula="of:=SUM([.O2:.O100])/100" office:value-type="percentage" office:value="0.546078909926101" calcext:value-type="percentage">
            <text:p>54.61%</text:p>
          </table:table-cell>
          <table:table-cell/>
        </table:table-row>
        <table:table-row table:style-name="ro1" table:number-rows-repeated="104847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rsi_entrada_50_50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first_operational_year</text:p>
          </table:table-cell>
          <table:table-cell office:value-type="string" calcext:value-type="string">
            <text:p>last_operational_year</text:p>
          </table:table-cell>
          <table:table-cell office:value-type="string" calcext:value-type="string">
            <text:p>initial_balance</text:p>
          </table:table-cell>
          <table:table-cell office:value-type="string" calcext:value-type="string">
            <text:p>final_balance</text:p>
          </table:table-cell>
          <table:table-cell office:value-type="string" calcext:value-type="string">
            <text:p>total_trades</text:p>
          </table:table-cell>
          <table:table-cell office:value-type="string" calcext:value-type="string">
            <text:p>win_trades</text:p>
          </table:table-cell>
          <table:table-cell office:value-type="string" calcext:value-type="string">
            <text:p>loss_trades</text:p>
          </table:table-cell>
          <table:table-cell office:value-type="string" calcext:value-type="string">
            <text:p>tie_trades</text:p>
          </table:table-cell>
          <table:table-cell office:value-type="string" calcext:value-type="string">
            <text:p>filename_elements...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9" calcext:value-type="float">
            <text:p>200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716410" calcext:value-type="float">
            <text:p>716410</text:p>
          </table:table-cell>
          <table:table-cell office:value-type="float" office:value="384141" calcext:value-type="float">
            <text:p>384141</text:p>
          </table:table-cell>
          <table:table-cell office:value-type="float" office:value="193070" calcext:value-type="float">
            <text:p>193070</text:p>
          </table:table-cell>
          <table:table-cell office:value-type="float" office:value="139199" calcext:value-type="float">
            <text:p>13919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2]/SUM([.F2:.H2])" office:value-type="percentage" office:value="0.536202733071844" calcext:value-type="percentage">
            <text:p>53.62%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9" calcext:value-type="float">
            <text:p>200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620296" calcext:value-type="float">
            <text:p>620296</text:p>
          </table:table-cell>
          <table:table-cell office:value-type="float" office:value="331947" calcext:value-type="float">
            <text:p>331947</text:p>
          </table:table-cell>
          <table:table-cell office:value-type="float" office:value="166973" calcext:value-type="float">
            <text:p>166973</text:p>
          </table:table-cell>
          <table:table-cell office:value-type="float" office:value="121376" calcext:value-type="float">
            <text:p>12137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3]/SUM([.F3:.H3])" office:value-type="percentage" office:value="0.535142899518939" calcext:value-type="percentage">
            <text:p>53.51%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0" calcext:value-type="float">
            <text:p>2010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557772" calcext:value-type="float">
            <text:p>557772</text:p>
          </table:table-cell>
          <table:table-cell office:value-type="float" office:value="299075" calcext:value-type="float">
            <text:p>299075</text:p>
          </table:table-cell>
          <table:table-cell office:value-type="float" office:value="150537" calcext:value-type="float">
            <text:p>150537</text:p>
          </table:table-cell>
          <table:table-cell office:value-type="float" office:value="108160" calcext:value-type="float">
            <text:p>10816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4]/SUM([.F4:.H4])" office:value-type="percentage" office:value="0.536195793263197" calcext:value-type="percentage">
            <text:p>53.62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0" calcext:value-type="float">
            <text:p>2010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509633" calcext:value-type="float">
            <text:p>509633</text:p>
          </table:table-cell>
          <table:table-cell office:value-type="float" office:value="273184" calcext:value-type="float">
            <text:p>273184</text:p>
          </table:table-cell>
          <table:table-cell office:value-type="float" office:value="137592" calcext:value-type="float">
            <text:p>137592</text:p>
          </table:table-cell>
          <table:table-cell office:value-type="float" office:value="98857" calcext:value-type="float">
            <text:p>9885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5]/SUM([.F5:.H5])" office:value-type="percentage" office:value="0.536040641010296" calcext:value-type="percentage">
            <text:p>53.60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0" calcext:value-type="float">
            <text:p>2010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475133" calcext:value-type="float">
            <text:p>475133</text:p>
          </table:table-cell>
          <table:table-cell office:value-type="float" office:value="256024" calcext:value-type="float">
            <text:p>256024</text:p>
          </table:table-cell>
          <table:table-cell office:value-type="float" office:value="129012" calcext:value-type="float">
            <text:p>129012</text:p>
          </table:table-cell>
          <table:table-cell office:value-type="float" office:value="90097" calcext:value-type="float">
            <text:p>9009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6]/SUM([.F6:.H6])" office:value-type="percentage" office:value="0.538847017571922" calcext:value-type="percentage">
            <text:p>53.88%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0" calcext:value-type="float">
            <text:p>2010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447001" calcext:value-type="float">
            <text:p>447001</text:p>
          </table:table-cell>
          <table:table-cell office:value-type="float" office:value="240063" calcext:value-type="float">
            <text:p>240063</text:p>
          </table:table-cell>
          <table:table-cell office:value-type="float" office:value="121031" calcext:value-type="float">
            <text:p>121031</text:p>
          </table:table-cell>
          <table:table-cell office:value-type="float" office:value="85907" calcext:value-type="float">
            <text:p>8590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7]/SUM([.F7:.H7])" office:value-type="percentage" office:value="0.537052489815459" calcext:value-type="percentage">
            <text:p>53.71%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0" calcext:value-type="float">
            <text:p>2010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422667" calcext:value-type="float">
            <text:p>422667</text:p>
          </table:table-cell>
          <table:table-cell office:value-type="float" office:value="227233" calcext:value-type="float">
            <text:p>227233</text:p>
          </table:table-cell>
          <table:table-cell office:value-type="float" office:value="114616" calcext:value-type="float">
            <text:p>114616</text:p>
          </table:table-cell>
          <table:table-cell office:value-type="float" office:value="80818" calcext:value-type="float">
            <text:p>8081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8]/SUM([.F8:.H8])" office:value-type="percentage" office:value="0.537617083898199" calcext:value-type="percentage">
            <text:p>53.76%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0" calcext:value-type="float">
            <text:p>2010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400186" calcext:value-type="float">
            <text:p>400186</text:p>
          </table:table-cell>
          <table:table-cell office:value-type="float" office:value="214976" calcext:value-type="float">
            <text:p>214976</text:p>
          </table:table-cell>
          <table:table-cell office:value-type="float" office:value="108488" calcext:value-type="float">
            <text:p>108488</text:p>
          </table:table-cell>
          <table:table-cell office:value-type="float" office:value="76722" calcext:value-type="float">
            <text:p>7672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9]/SUM([.F9:.H9])" office:value-type="percentage" office:value="0.537190206553952" calcext:value-type="percentage">
            <text:p>53.72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0" calcext:value-type="float">
            <text:p>2010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385501" calcext:value-type="float">
            <text:p>385501</text:p>
          </table:table-cell>
          <table:table-cell office:value-type="float" office:value="207519" calcext:value-type="float">
            <text:p>207519</text:p>
          </table:table-cell>
          <table:table-cell office:value-type="float" office:value="104759" calcext:value-type="float">
            <text:p>104759</text:p>
          </table:table-cell>
          <table:table-cell office:value-type="float" office:value="73223" calcext:value-type="float">
            <text:p>7322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10]/SUM([.F10:.H10])" office:value-type="percentage" office:value="0.538309887652691" calcext:value-type="percentage">
            <text:p>53.83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0" calcext:value-type="float">
            <text:p>2010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369982" calcext:value-type="float">
            <text:p>369982</text:p>
          </table:table-cell>
          <table:table-cell office:value-type="float" office:value="199141" calcext:value-type="float">
            <text:p>199141</text:p>
          </table:table-cell>
          <table:table-cell office:value-type="float" office:value="100570" calcext:value-type="float">
            <text:p>100570</text:p>
          </table:table-cell>
          <table:table-cell office:value-type="float" office:value="70271" calcext:value-type="float">
            <text:p>7027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11]/SUM([.F11:.H11])" office:value-type="percentage" office:value="0.538245103815861" calcext:value-type="percentage">
            <text:p>53.82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0" calcext:value-type="float">
            <text:p>2010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355203" calcext:value-type="float">
            <text:p>355203</text:p>
          </table:table-cell>
          <table:table-cell office:value-type="float" office:value="191171" calcext:value-type="float">
            <text:p>191171</text:p>
          </table:table-cell>
          <table:table-cell office:value-type="float" office:value="96585" calcext:value-type="float">
            <text:p>96585</text:p>
          </table:table-cell>
          <table:table-cell office:value-type="float" office:value="67447" calcext:value-type="float">
            <text:p>6744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12]/SUM([.F12:.H12])" office:value-type="percentage" office:value="0.538202098518312" calcext:value-type="percentage">
            <text:p>53.82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0" calcext:value-type="float">
            <text:p>2010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343367" calcext:value-type="float">
            <text:p>343367</text:p>
          </table:table-cell>
          <table:table-cell office:value-type="float" office:value="184903" calcext:value-type="float">
            <text:p>184903</text:p>
          </table:table-cell>
          <table:table-cell office:value-type="float" office:value="93451" calcext:value-type="float">
            <text:p>93451</text:p>
          </table:table-cell>
          <table:table-cell office:value-type="float" office:value="65013" calcext:value-type="float">
            <text:p>6501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13]/SUM([.F13:.H13])" office:value-type="percentage" office:value="0.538499622852516" calcext:value-type="percentage">
            <text:p>53.85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0" calcext:value-type="float">
            <text:p>2010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333016" calcext:value-type="float">
            <text:p>333016</text:p>
          </table:table-cell>
          <table:table-cell office:value-type="float" office:value="179403" calcext:value-type="float">
            <text:p>179403</text:p>
          </table:table-cell>
          <table:table-cell office:value-type="float" office:value="90701" calcext:value-type="float">
            <text:p>90701</text:p>
          </table:table-cell>
          <table:table-cell office:value-type="float" office:value="62912" calcext:value-type="float">
            <text:p>6291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14]/SUM([.F14:.H14])" office:value-type="percentage" office:value="0.53872186321378" calcext:value-type="percentage">
            <text:p>53.87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0" calcext:value-type="float">
            <text:p>2010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322266" calcext:value-type="float">
            <text:p>322266</text:p>
          </table:table-cell>
          <table:table-cell office:value-type="float" office:value="173626" calcext:value-type="float">
            <text:p>173626</text:p>
          </table:table-cell>
          <table:table-cell office:value-type="float" office:value="87813" calcext:value-type="float">
            <text:p>87813</text:p>
          </table:table-cell>
          <table:table-cell office:value-type="float" office:value="60827" calcext:value-type="float">
            <text:p>6082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15]/SUM([.F15:.H15])" office:value-type="percentage" office:value="0.538766112466099" calcext:value-type="percentage">
            <text:p>53.88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0" calcext:value-type="float">
            <text:p>2010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313285" calcext:value-type="float">
            <text:p>313285</text:p>
          </table:table-cell>
          <table:table-cell office:value-type="float" office:value="168786" calcext:value-type="float">
            <text:p>168786</text:p>
          </table:table-cell>
          <table:table-cell office:value-type="float" office:value="85393" calcext:value-type="float">
            <text:p>85393</text:p>
          </table:table-cell>
          <table:table-cell office:value-type="float" office:value="59106" calcext:value-type="float">
            <text:p>5910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16]/SUM([.F16:.H16])" office:value-type="percentage" office:value="0.538761830282331" calcext:value-type="percentage">
            <text:p>53.88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0" calcext:value-type="float">
            <text:p>2010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304076" calcext:value-type="float">
            <text:p>304076</text:p>
          </table:table-cell>
          <table:table-cell office:value-type="float" office:value="163846" calcext:value-type="float">
            <text:p>163846</text:p>
          </table:table-cell>
          <table:table-cell office:value-type="float" office:value="82923" calcext:value-type="float">
            <text:p>82923</text:p>
          </table:table-cell>
          <table:table-cell office:value-type="float" office:value="57307" calcext:value-type="float">
            <text:p>5730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17]/SUM([.F17:.H17])" office:value-type="percentage" office:value="0.538832397163867" calcext:value-type="percentage">
            <text:p>53.88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0" calcext:value-type="float">
            <text:p>2010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96558" calcext:value-type="float">
            <text:p>296558</text:p>
          </table:table-cell>
          <table:table-cell office:value-type="float" office:value="159891" calcext:value-type="float">
            <text:p>159891</text:p>
          </table:table-cell>
          <table:table-cell office:value-type="float" office:value="80945" calcext:value-type="float">
            <text:p>80945</text:p>
          </table:table-cell>
          <table:table-cell office:value-type="float" office:value="55722" calcext:value-type="float">
            <text:p>5572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18]/SUM([.F18:.H18])" office:value-type="percentage" office:value="0.539155915537601" calcext:value-type="percentage">
            <text:p>53.92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0" calcext:value-type="float">
            <text:p>2010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87955" calcext:value-type="float">
            <text:p>287955</text:p>
          </table:table-cell>
          <table:table-cell office:value-type="float" office:value="155064" calcext:value-type="float">
            <text:p>155064</text:p>
          </table:table-cell>
          <table:table-cell office:value-type="float" office:value="78532" calcext:value-type="float">
            <text:p>78532</text:p>
          </table:table-cell>
          <table:table-cell office:value-type="float" office:value="54359" calcext:value-type="float">
            <text:p>5435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19]/SUM([.F19:.H19])" office:value-type="percentage" office:value="0.538500807417826" calcext:value-type="percentage">
            <text:p>53.85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0" calcext:value-type="float">
            <text:p>2010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80912" calcext:value-type="float">
            <text:p>280912</text:p>
          </table:table-cell>
          <table:table-cell office:value-type="float" office:value="151365" calcext:value-type="float">
            <text:p>151365</text:p>
          </table:table-cell>
          <table:table-cell office:value-type="float" office:value="76682" calcext:value-type="float">
            <text:p>76682</text:p>
          </table:table-cell>
          <table:table-cell office:value-type="float" office:value="52865" calcext:value-type="float">
            <text:p>5286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20]/SUM([.F20:.H20])" office:value-type="percentage" office:value="0.538834225664977" calcext:value-type="percentage">
            <text:p>53.88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0" calcext:value-type="float">
            <text:p>2010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73957" calcext:value-type="float">
            <text:p>273957</text:p>
          </table:table-cell>
          <table:table-cell office:value-type="float" office:value="147541" calcext:value-type="float">
            <text:p>147541</text:p>
          </table:table-cell>
          <table:table-cell office:value-type="float" office:value="74770" calcext:value-type="float">
            <text:p>74770</text:p>
          </table:table-cell>
          <table:table-cell office:value-type="float" office:value="51646" calcext:value-type="float">
            <text:p>5164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21]/SUM([.F21:.H21])" office:value-type="percentage" office:value="0.538555320725515" calcext:value-type="percentage">
            <text:p>53.86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1" calcext:value-type="float">
            <text:p>2011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68618" calcext:value-type="float">
            <text:p>268618</text:p>
          </table:table-cell>
          <table:table-cell office:value-type="float" office:value="145195" calcext:value-type="float">
            <text:p>145195</text:p>
          </table:table-cell>
          <table:table-cell office:value-type="float" office:value="73597" calcext:value-type="float">
            <text:p>73597</text:p>
          </table:table-cell>
          <table:table-cell office:value-type="float" office:value="49826" calcext:value-type="float">
            <text:p>4982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22]/SUM([.F22:.H22])" office:value-type="percentage" office:value="0.540525951350989" calcext:value-type="percentage">
            <text:p>54.05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0" calcext:value-type="float">
            <text:p>2010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62650" calcext:value-type="float">
            <text:p>262650</text:p>
          </table:table-cell>
          <table:table-cell office:value-type="float" office:value="141517" calcext:value-type="float">
            <text:p>141517</text:p>
          </table:table-cell>
          <table:table-cell office:value-type="float" office:value="71758" calcext:value-type="float">
            <text:p>71758</text:p>
          </table:table-cell>
          <table:table-cell office:value-type="float" office:value="49375" calcext:value-type="float">
            <text:p>4937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23]/SUM([.F23:.H23])" office:value-type="percentage" office:value="0.538804492670855" calcext:value-type="percentage">
            <text:p>53.88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0" calcext:value-type="float">
            <text:p>2010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58314" calcext:value-type="float">
            <text:p>258314</text:p>
          </table:table-cell>
          <table:table-cell office:value-type="float" office:value="139298" calcext:value-type="float">
            <text:p>139298</text:p>
          </table:table-cell>
          <table:table-cell office:value-type="float" office:value="70649" calcext:value-type="float">
            <text:p>70649</text:p>
          </table:table-cell>
          <table:table-cell office:value-type="float" office:value="48367" calcext:value-type="float">
            <text:p>4836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24]/SUM([.F24:.H24])" office:value-type="percentage" office:value="0.539258421920608" calcext:value-type="percentage">
            <text:p>53.93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010" calcext:value-type="float">
            <text:p>2010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52821" calcext:value-type="float">
            <text:p>252821</text:p>
          </table:table-cell>
          <table:table-cell office:value-type="float" office:value="136303" calcext:value-type="float">
            <text:p>136303</text:p>
          </table:table-cell>
          <table:table-cell office:value-type="float" office:value="69151" calcext:value-type="float">
            <text:p>69151</text:p>
          </table:table-cell>
          <table:table-cell office:value-type="float" office:value="47367" calcext:value-type="float">
            <text:p>4736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25]/SUM([.F25:.H25])" office:value-type="percentage" office:value="0.539128474296043" calcext:value-type="percentage">
            <text:p>53.91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0" calcext:value-type="float">
            <text:p>2010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47932" calcext:value-type="float">
            <text:p>247932</text:p>
          </table:table-cell>
          <table:table-cell office:value-type="float" office:value="133703" calcext:value-type="float">
            <text:p>133703</text:p>
          </table:table-cell>
          <table:table-cell office:value-type="float" office:value="67851" calcext:value-type="float">
            <text:p>67851</text:p>
          </table:table-cell>
          <table:table-cell office:value-type="float" office:value="46378" calcext:value-type="float">
            <text:p>4637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26]/SUM([.F26:.H26])" office:value-type="percentage" office:value="0.539272865140442" calcext:value-type="percentage">
            <text:p>53.93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0" calcext:value-type="float">
            <text:p>2010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42494" calcext:value-type="float">
            <text:p>242494</text:p>
          </table:table-cell>
          <table:table-cell office:value-type="float" office:value="130600" calcext:value-type="float">
            <text:p>130600</text:p>
          </table:table-cell>
          <table:table-cell office:value-type="float" office:value="66300" calcext:value-type="float">
            <text:p>66300</text:p>
          </table:table-cell>
          <table:table-cell office:value-type="float" office:value="45594" calcext:value-type="float">
            <text:p>4559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27]/SUM([.F27:.H27])" office:value-type="percentage" office:value="0.538570026474882" calcext:value-type="percentage">
            <text:p>53.86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0" calcext:value-type="float">
            <text:p>2010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38860" calcext:value-type="float">
            <text:p>238860</text:p>
          </table:table-cell>
          <table:table-cell office:value-type="float" office:value="128713" calcext:value-type="float">
            <text:p>128713</text:p>
          </table:table-cell>
          <table:table-cell office:value-type="float" office:value="65356" calcext:value-type="float">
            <text:p>65356</text:p>
          </table:table-cell>
          <table:table-cell office:value-type="float" office:value="44791" calcext:value-type="float">
            <text:p>4479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28]/SUM([.F28:.H28])" office:value-type="percentage" office:value="0.538863769572134" calcext:value-type="percentage">
            <text:p>53.89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0" calcext:value-type="float">
            <text:p>2010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34627" calcext:value-type="float">
            <text:p>234627</text:p>
          </table:table-cell>
          <table:table-cell office:value-type="float" office:value="126389" calcext:value-type="float">
            <text:p>126389</text:p>
          </table:table-cell>
          <table:table-cell office:value-type="float" office:value="64194" calcext:value-type="float">
            <text:p>64194</text:p>
          </table:table-cell>
          <table:table-cell office:value-type="float" office:value="44044" calcext:value-type="float">
            <text:p>4404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29]/SUM([.F29:.H29])" office:value-type="percentage" office:value="0.538680544012411" calcext:value-type="percentage">
            <text:p>53.87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0" calcext:value-type="float">
            <text:p>2010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29883" calcext:value-type="float">
            <text:p>229883</text:p>
          </table:table-cell>
          <table:table-cell office:value-type="float" office:value="123827" calcext:value-type="float">
            <text:p>123827</text:p>
          </table:table-cell>
          <table:table-cell office:value-type="float" office:value="62913" calcext:value-type="float">
            <text:p>62913</text:p>
          </table:table-cell>
          <table:table-cell office:value-type="float" office:value="43143" calcext:value-type="float">
            <text:p>4314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30]/SUM([.F30:.H30])" office:value-type="percentage" office:value="0.538652270937825" calcext:value-type="percentage">
            <text:p>53.87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0" calcext:value-type="float">
            <text:p>2010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25868" calcext:value-type="float">
            <text:p>225868</text:p>
          </table:table-cell>
          <table:table-cell office:value-type="float" office:value="121621" calcext:value-type="float">
            <text:p>121621</text:p>
          </table:table-cell>
          <table:table-cell office:value-type="float" office:value="61810" calcext:value-type="float">
            <text:p>61810</text:p>
          </table:table-cell>
          <table:table-cell office:value-type="float" office:value="42437" calcext:value-type="float">
            <text:p>4243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31]/SUM([.F31:.H31])" office:value-type="percentage" office:value="0.538460516762003" calcext:value-type="percentage">
            <text:p>53.85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0" calcext:value-type="float">
            <text:p>2010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23018" calcext:value-type="float">
            <text:p>223018</text:p>
          </table:table-cell>
          <table:table-cell office:value-type="float" office:value="120301" calcext:value-type="float">
            <text:p>120301</text:p>
          </table:table-cell>
          <table:table-cell office:value-type="float" office:value="61150" calcext:value-type="float">
            <text:p>61150</text:p>
          </table:table-cell>
          <table:table-cell office:value-type="float" office:value="41567" calcext:value-type="float">
            <text:p>4156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32]/SUM([.F32:.H32])" office:value-type="percentage" office:value="0.539422826857025" calcext:value-type="percentage">
            <text:p>53.94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0" calcext:value-type="float">
            <text:p>201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19318" calcext:value-type="float">
            <text:p>219318</text:p>
          </table:table-cell>
          <table:table-cell office:value-type="float" office:value="118166" calcext:value-type="float">
            <text:p>118166</text:p>
          </table:table-cell>
          <table:table-cell office:value-type="float" office:value="60083" calcext:value-type="float">
            <text:p>60083</text:p>
          </table:table-cell>
          <table:table-cell office:value-type="float" office:value="41069" calcext:value-type="float">
            <text:p>4106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33]/SUM([.F33:.H33])" office:value-type="percentage" office:value="0.538788425938591" calcext:value-type="percentage">
            <text:p>53.88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0" calcext:value-type="float">
            <text:p>2010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16232" calcext:value-type="float">
            <text:p>216232</text:p>
          </table:table-cell>
          <table:table-cell office:value-type="float" office:value="116606" calcext:value-type="float">
            <text:p>116606</text:p>
          </table:table-cell>
          <table:table-cell office:value-type="float" office:value="59303" calcext:value-type="float">
            <text:p>59303</text:p>
          </table:table-cell>
          <table:table-cell office:value-type="float" office:value="40323" calcext:value-type="float">
            <text:p>4032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34]/SUM([.F34:.H34])" office:value-type="percentage" office:value="0.539263383772985" calcext:value-type="percentage">
            <text:p>53.93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0" calcext:value-type="float">
            <text:p>2010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12784" calcext:value-type="float">
            <text:p>212784</text:p>
          </table:table-cell>
          <table:table-cell office:value-type="float" office:value="114714" calcext:value-type="float">
            <text:p>114714</text:p>
          </table:table-cell>
          <table:table-cell office:value-type="float" office:value="58357" calcext:value-type="float">
            <text:p>58357</text:p>
          </table:table-cell>
          <table:table-cell office:value-type="float" office:value="39713" calcext:value-type="float">
            <text:p>3971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35]/SUM([.F35:.H35])" office:value-type="percentage" office:value="0.539110083464922" calcext:value-type="percentage">
            <text:p>53.91%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0" calcext:value-type="float">
            <text:p>2010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09447" calcext:value-type="float">
            <text:p>209447</text:p>
          </table:table-cell>
          <table:table-cell office:value-type="float" office:value="112955" calcext:value-type="float">
            <text:p>112955</text:p>
          </table:table-cell>
          <table:table-cell office:value-type="float" office:value="57477" calcext:value-type="float">
            <text:p>57477</text:p>
          </table:table-cell>
          <table:table-cell office:value-type="float" office:value="39015" calcext:value-type="float">
            <text:p>3901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36]/SUM([.F36:.H36])" office:value-type="percentage" office:value="0.539301111975822" calcext:value-type="percentage">
            <text:p>53.93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0" calcext:value-type="float">
            <text:p>2010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05929" calcext:value-type="float">
            <text:p>205929</text:p>
          </table:table-cell>
          <table:table-cell office:value-type="float" office:value="110904" calcext:value-type="float">
            <text:p>110904</text:p>
          </table:table-cell>
          <table:table-cell office:value-type="float" office:value="56452" calcext:value-type="float">
            <text:p>56452</text:p>
          </table:table-cell>
          <table:table-cell office:value-type="float" office:value="38573" calcext:value-type="float">
            <text:p>3857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37]/SUM([.F37:.H37])" office:value-type="percentage" office:value="0.538554550354734" calcext:value-type="percentage">
            <text:p>53.86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0" calcext:value-type="float">
            <text:p>2010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02874" calcext:value-type="float">
            <text:p>202874</text:p>
          </table:table-cell>
          <table:table-cell office:value-type="float" office:value="109294" calcext:value-type="float">
            <text:p>109294</text:p>
          </table:table-cell>
          <table:table-cell office:value-type="float" office:value="55647" calcext:value-type="float">
            <text:p>55647</text:p>
          </table:table-cell>
          <table:table-cell office:value-type="float" office:value="37933" calcext:value-type="float">
            <text:p>3793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38]/SUM([.F38:.H38])" office:value-type="percentage" office:value="0.538728471859381" calcext:value-type="percentage">
            <text:p>53.87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0" calcext:value-type="float">
            <text:p>2010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199961" calcext:value-type="float">
            <text:p>199961</text:p>
          </table:table-cell>
          <table:table-cell office:value-type="float" office:value="107765" calcext:value-type="float">
            <text:p>107765</text:p>
          </table:table-cell>
          <table:table-cell office:value-type="float" office:value="54882" calcext:value-type="float">
            <text:p>54882</text:p>
          </table:table-cell>
          <table:table-cell office:value-type="float" office:value="37314" calcext:value-type="float">
            <text:p>3731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39]/SUM([.F39:.H39])" office:value-type="percentage" office:value="0.538930091367817" calcext:value-type="percentage">
            <text:p>53.89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0" calcext:value-type="float">
            <text:p>2010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197246" calcext:value-type="float">
            <text:p>197246</text:p>
          </table:table-cell>
          <table:table-cell office:value-type="float" office:value="106227" calcext:value-type="float">
            <text:p>106227</text:p>
          </table:table-cell>
          <table:table-cell office:value-type="float" office:value="54113" calcext:value-type="float">
            <text:p>54113</text:p>
          </table:table-cell>
          <table:table-cell office:value-type="float" office:value="36906" calcext:value-type="float">
            <text:p>3690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40]/SUM([.F40:.H40])" office:value-type="percentage" office:value="0.538550845137544" calcext:value-type="percentage">
            <text:p>53.86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0" calcext:value-type="float">
            <text:p>2010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195169" calcext:value-type="float">
            <text:p>195169</text:p>
          </table:table-cell>
          <table:table-cell office:value-type="float" office:value="105114" calcext:value-type="float">
            <text:p>105114</text:p>
          </table:table-cell>
          <table:table-cell office:value-type="float" office:value="53557" calcext:value-type="float">
            <text:p>53557</text:p>
          </table:table-cell>
          <table:table-cell office:value-type="float" office:value="36498" calcext:value-type="float">
            <text:p>3649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41]/SUM([.F41:.H41])" office:value-type="percentage" office:value="0.538579385045781" calcext:value-type="percentage">
            <text:p>53.86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0" calcext:value-type="float">
            <text:p>2010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192387" calcext:value-type="float">
            <text:p>192387</text:p>
          </table:table-cell>
          <table:table-cell office:value-type="float" office:value="103509" calcext:value-type="float">
            <text:p>103509</text:p>
          </table:table-cell>
          <table:table-cell office:value-type="float" office:value="52754" calcext:value-type="float">
            <text:p>52754</text:p>
          </table:table-cell>
          <table:table-cell office:value-type="float" office:value="36124" calcext:value-type="float">
            <text:p>3612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42]/SUM([.F42:.H42])" office:value-type="percentage" office:value="0.538024918523601" calcext:value-type="percentage">
            <text:p>53.80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0" calcext:value-type="float">
            <text:p>2010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189990" calcext:value-type="float">
            <text:p>189990</text:p>
          </table:table-cell>
          <table:table-cell office:value-type="float" office:value="102202" calcext:value-type="float">
            <text:p>102202</text:p>
          </table:table-cell>
          <table:table-cell office:value-type="float" office:value="52101" calcext:value-type="float">
            <text:p>52101</text:p>
          </table:table-cell>
          <table:table-cell office:value-type="float" office:value="35687" calcext:value-type="float">
            <text:p>3568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43]/SUM([.F43:.H43])" office:value-type="percentage" office:value="0.53793357545134" calcext:value-type="percentage">
            <text:p>53.79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0" calcext:value-type="float">
            <text:p>2010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187083" calcext:value-type="float">
            <text:p>187083</text:p>
          </table:table-cell>
          <table:table-cell office:value-type="float" office:value="100618" calcext:value-type="float">
            <text:p>100618</text:p>
          </table:table-cell>
          <table:table-cell office:value-type="float" office:value="51309" calcext:value-type="float">
            <text:p>51309</text:p>
          </table:table-cell>
          <table:table-cell office:value-type="float" office:value="35156" calcext:value-type="float">
            <text:p>3515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44]/SUM([.F44:.H44])" office:value-type="percentage" office:value="0.537825457150035" calcext:value-type="percentage">
            <text:p>53.78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0" calcext:value-type="float">
            <text:p>2010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185241" calcext:value-type="float">
            <text:p>185241</text:p>
          </table:table-cell>
          <table:table-cell office:value-type="float" office:value="99735" calcext:value-type="float">
            <text:p>99735</text:p>
          </table:table-cell>
          <table:table-cell office:value-type="float" office:value="50867" calcext:value-type="float">
            <text:p>50867</text:p>
          </table:table-cell>
          <table:table-cell office:value-type="float" office:value="34639" calcext:value-type="float">
            <text:p>3463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45]/SUM([.F45:.H45])" office:value-type="percentage" office:value="0.538406724213322" calcext:value-type="percentage">
            <text:p>53.84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0" calcext:value-type="float">
            <text:p>2010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183030" calcext:value-type="float">
            <text:p>183030</text:p>
          </table:table-cell>
          <table:table-cell office:value-type="float" office:value="98515" calcext:value-type="float">
            <text:p>98515</text:p>
          </table:table-cell>
          <table:table-cell office:value-type="float" office:value="50257" calcext:value-type="float">
            <text:p>50257</text:p>
          </table:table-cell>
          <table:table-cell office:value-type="float" office:value="34258" calcext:value-type="float">
            <text:p>3425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46]/SUM([.F46:.H46])" office:value-type="percentage" office:value="0.538245096432279" calcext:value-type="percentage">
            <text:p>53.82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0" calcext:value-type="float">
            <text:p>2010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181078" calcext:value-type="float">
            <text:p>181078</text:p>
          </table:table-cell>
          <table:table-cell office:value-type="float" office:value="97325" calcext:value-type="float">
            <text:p>97325</text:p>
          </table:table-cell>
          <table:table-cell office:value-type="float" office:value="49662" calcext:value-type="float">
            <text:p>49662</text:p>
          </table:table-cell>
          <table:table-cell office:value-type="float" office:value="34091" calcext:value-type="float">
            <text:p>3409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47]/SUM([.F47:.H47])" office:value-type="percentage" office:value="0.537475563017042" calcext:value-type="percentage">
            <text:p>53.75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010" calcext:value-type="float">
            <text:p>2010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178632" calcext:value-type="float">
            <text:p>178632</text:p>
          </table:table-cell>
          <table:table-cell office:value-type="float" office:value="96175" calcext:value-type="float">
            <text:p>96175</text:p>
          </table:table-cell>
          <table:table-cell office:value-type="float" office:value="49087" calcext:value-type="float">
            <text:p>49087</text:p>
          </table:table-cell>
          <table:table-cell office:value-type="float" office:value="33370" calcext:value-type="float">
            <text:p>3337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48]/SUM([.F48:.H48])" office:value-type="percentage" office:value="0.538397375610193" calcext:value-type="percentage">
            <text:p>53.84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010" calcext:value-type="float">
            <text:p>2010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176608" calcext:value-type="float">
            <text:p>176608</text:p>
          </table:table-cell>
          <table:table-cell office:value-type="float" office:value="95079" calcext:value-type="float">
            <text:p>95079</text:p>
          </table:table-cell>
          <table:table-cell office:value-type="float" office:value="48539" calcext:value-type="float">
            <text:p>48539</text:p>
          </table:table-cell>
          <table:table-cell office:value-type="float" office:value="32990" calcext:value-type="float">
            <text:p>3299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49]/SUM([.F49:.H49])" office:value-type="percentage" office:value="0.538361795615148" calcext:value-type="percentage">
            <text:p>53.84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0" calcext:value-type="float">
            <text:p>2010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174588" calcext:value-type="float">
            <text:p>174588</text:p>
          </table:table-cell>
          <table:table-cell office:value-type="float" office:value="93969" calcext:value-type="float">
            <text:p>93969</text:p>
          </table:table-cell>
          <table:table-cell office:value-type="float" office:value="47984" calcext:value-type="float">
            <text:p>47984</text:p>
          </table:table-cell>
          <table:table-cell office:value-type="float" office:value="32635" calcext:value-type="float">
            <text:p>3263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50]/SUM([.F50:.H50])" office:value-type="percentage" office:value="0.538232868238367" calcext:value-type="percentage">
            <text:p>53.82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010" calcext:value-type="float">
            <text:p>2010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172233" calcext:value-type="float">
            <text:p>172233</text:p>
          </table:table-cell>
          <table:table-cell office:value-type="float" office:value="92709" calcext:value-type="float">
            <text:p>92709</text:p>
          </table:table-cell>
          <table:table-cell office:value-type="float" office:value="47354" calcext:value-type="float">
            <text:p>47354</text:p>
          </table:table-cell>
          <table:table-cell office:value-type="float" office:value="32170" calcext:value-type="float">
            <text:p>3217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51]/SUM([.F51:.H51])" office:value-type="percentage" office:value="0.538276636881434" calcext:value-type="percentage">
            <text:p>53.83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010" calcext:value-type="float">
            <text:p>2010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170116" calcext:value-type="float">
            <text:p>170116</text:p>
          </table:table-cell>
          <table:table-cell office:value-type="float" office:value="91623" calcext:value-type="float">
            <text:p>91623</text:p>
          </table:table-cell>
          <table:table-cell office:value-type="float" office:value="46811" calcext:value-type="float">
            <text:p>46811</text:p>
          </table:table-cell>
          <table:table-cell office:value-type="float" office:value="31682" calcext:value-type="float">
            <text:p>3168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52]/SUM([.F52:.H52])" office:value-type="percentage" office:value="0.538591314162101" calcext:value-type="percentage">
            <text:p>53.86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0" calcext:value-type="float">
            <text:p>2010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168787" calcext:value-type="float">
            <text:p>168787</text:p>
          </table:table-cell>
          <table:table-cell office:value-type="float" office:value="90922" calcext:value-type="float">
            <text:p>90922</text:p>
          </table:table-cell>
          <table:table-cell office:value-type="float" office:value="46461" calcext:value-type="float">
            <text:p>46461</text:p>
          </table:table-cell>
          <table:table-cell office:value-type="float" office:value="31404" calcext:value-type="float">
            <text:p>3140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53]/SUM([.F53:.H53])" office:value-type="percentage" office:value="0.538678926694591" calcext:value-type="percentage">
            <text:p>53.87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010" calcext:value-type="float">
            <text:p>2010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167641" calcext:value-type="float">
            <text:p>167641</text:p>
          </table:table-cell>
          <table:table-cell office:value-type="float" office:value="90385" calcext:value-type="float">
            <text:p>90385</text:p>
          </table:table-cell>
          <table:table-cell office:value-type="float" office:value="46192" calcext:value-type="float">
            <text:p>46192</text:p>
          </table:table-cell>
          <table:table-cell office:value-type="float" office:value="31064" calcext:value-type="float">
            <text:p>3106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54]/SUM([.F54:.H54])" office:value-type="percentage" office:value="0.539158081853485" calcext:value-type="percentage">
            <text:p>53.92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0" calcext:value-type="float">
            <text:p>2010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165732" calcext:value-type="float">
            <text:p>165732</text:p>
          </table:table-cell>
          <table:table-cell office:value-type="float" office:value="89277" calcext:value-type="float">
            <text:p>89277</text:p>
          </table:table-cell>
          <table:table-cell office:value-type="float" office:value="45638" calcext:value-type="float">
            <text:p>45638</text:p>
          </table:table-cell>
          <table:table-cell office:value-type="float" office:value="30817" calcext:value-type="float">
            <text:p>3081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55]/SUM([.F55:.H55])" office:value-type="percentage" office:value="0.538682933893274" calcext:value-type="percentage">
            <text:p>53.87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010" calcext:value-type="float">
            <text:p>2010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165070" calcext:value-type="float">
            <text:p>165070</text:p>
          </table:table-cell>
          <table:table-cell office:value-type="float" office:value="89051" calcext:value-type="float">
            <text:p>89051</text:p>
          </table:table-cell>
          <table:table-cell office:value-type="float" office:value="45525" calcext:value-type="float">
            <text:p>45525</text:p>
          </table:table-cell>
          <table:table-cell office:value-type="float" office:value="30494" calcext:value-type="float">
            <text:p>3049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56]/SUM([.F56:.H56])" office:value-type="percentage" office:value="0.539474162476525" calcext:value-type="percentage">
            <text:p>53.95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0" calcext:value-type="float">
            <text:p>2010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162089" calcext:value-type="float">
            <text:p>162089</text:p>
          </table:table-cell>
          <table:table-cell office:value-type="float" office:value="87376" calcext:value-type="float">
            <text:p>87376</text:p>
          </table:table-cell>
          <table:table-cell office:value-type="float" office:value="44688" calcext:value-type="float">
            <text:p>44688</text:p>
          </table:table-cell>
          <table:table-cell office:value-type="float" office:value="30025" calcext:value-type="float">
            <text:p>3002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57]/SUM([.F57:.H57])" office:value-type="percentage" office:value="0.539061873415222" calcext:value-type="percentage">
            <text:p>53.91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010" calcext:value-type="float">
            <text:p>2010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161005" calcext:value-type="float">
            <text:p>161005</text:p>
          </table:table-cell>
          <table:table-cell office:value-type="float" office:value="86833" calcext:value-type="float">
            <text:p>86833</text:p>
          </table:table-cell>
          <table:table-cell office:value-type="float" office:value="44416" calcext:value-type="float">
            <text:p>44416</text:p>
          </table:table-cell>
          <table:table-cell office:value-type="float" office:value="29756" calcext:value-type="float">
            <text:p>2975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58]/SUM([.F58:.H58])" office:value-type="percentage" office:value="0.539318654700165" calcext:value-type="percentage">
            <text:p>53.93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010" calcext:value-type="float">
            <text:p>2010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159407" calcext:value-type="float">
            <text:p>159407</text:p>
          </table:table-cell>
          <table:table-cell office:value-type="float" office:value="85950" calcext:value-type="float">
            <text:p>85950</text:p>
          </table:table-cell>
          <table:table-cell office:value-type="float" office:value="43975" calcext:value-type="float">
            <text:p>43975</text:p>
          </table:table-cell>
          <table:table-cell office:value-type="float" office:value="29482" calcext:value-type="float">
            <text:p>2948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59]/SUM([.F59:.H59])" office:value-type="percentage" office:value="0.539185857584673" calcext:value-type="percentage">
            <text:p>53.92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010" calcext:value-type="float">
            <text:p>2010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157716" calcext:value-type="float">
            <text:p>157716</text:p>
          </table:table-cell>
          <table:table-cell office:value-type="float" office:value="84946" calcext:value-type="float">
            <text:p>84946</text:p>
          </table:table-cell>
          <table:table-cell office:value-type="float" office:value="43473" calcext:value-type="float">
            <text:p>43473</text:p>
          </table:table-cell>
          <table:table-cell office:value-type="float" office:value="29297" calcext:value-type="float">
            <text:p>2929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60]/SUM([.F60:.H60])" office:value-type="percentage" office:value="0.538601029698953" calcext:value-type="percentage">
            <text:p>53.86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0" calcext:value-type="float">
            <text:p>2010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155435" calcext:value-type="float">
            <text:p>155435</text:p>
          </table:table-cell>
          <table:table-cell office:value-type="float" office:value="83603" calcext:value-type="float">
            <text:p>83603</text:p>
          </table:table-cell>
          <table:table-cell office:value-type="float" office:value="42801" calcext:value-type="float">
            <text:p>42801</text:p>
          </table:table-cell>
          <table:table-cell office:value-type="float" office:value="29031" calcext:value-type="float">
            <text:p>2903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61]/SUM([.F61:.H61])" office:value-type="percentage" office:value="0.53786470228713" calcext:value-type="percentage">
            <text:p>53.79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010" calcext:value-type="float">
            <text:p>2010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153726" calcext:value-type="float">
            <text:p>153726</text:p>
          </table:table-cell>
          <table:table-cell office:value-type="float" office:value="82746" calcext:value-type="float">
            <text:p>82746</text:p>
          </table:table-cell>
          <table:table-cell office:value-type="float" office:value="42373" calcext:value-type="float">
            <text:p>42373</text:p>
          </table:table-cell>
          <table:table-cell office:value-type="float" office:value="28607" calcext:value-type="float">
            <text:p>2860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62]/SUM([.F62:.H62])" office:value-type="percentage" office:value="0.538269388392334" calcext:value-type="percentage">
            <text:p>53.83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0" calcext:value-type="float">
            <text:p>2010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153505" calcext:value-type="float">
            <text:p>153505</text:p>
          </table:table-cell>
          <table:table-cell office:value-type="float" office:value="82665" calcext:value-type="float">
            <text:p>82665</text:p>
          </table:table-cell>
          <table:table-cell office:value-type="float" office:value="42332" calcext:value-type="float">
            <text:p>42332</text:p>
          </table:table-cell>
          <table:table-cell office:value-type="float" office:value="28508" calcext:value-type="float">
            <text:p>2850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63]/SUM([.F63:.H63])" office:value-type="percentage" office:value="0.538516660695091" calcext:value-type="percentage">
            <text:p>53.85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010" calcext:value-type="float">
            <text:p>2010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151727" calcext:value-type="float">
            <text:p>151727</text:p>
          </table:table-cell>
          <table:table-cell office:value-type="float" office:value="81719" calcext:value-type="float">
            <text:p>81719</text:p>
          </table:table-cell>
          <table:table-cell office:value-type="float" office:value="41859" calcext:value-type="float">
            <text:p>41859</text:p>
          </table:table-cell>
          <table:table-cell office:value-type="float" office:value="28149" calcext:value-type="float">
            <text:p>2814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64]/SUM([.F64:.H64])" office:value-type="percentage" office:value="0.538592340189946" calcext:value-type="percentage">
            <text:p>53.86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0" calcext:value-type="float">
            <text:p>2010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150266" calcext:value-type="float">
            <text:p>150266</text:p>
          </table:table-cell>
          <table:table-cell office:value-type="float" office:value="80839" calcext:value-type="float">
            <text:p>80839</text:p>
          </table:table-cell>
          <table:table-cell office:value-type="float" office:value="41419" calcext:value-type="float">
            <text:p>41419</text:p>
          </table:table-cell>
          <table:table-cell office:value-type="float" office:value="28008" calcext:value-type="float">
            <text:p>2800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65]/SUM([.F65:.H65])" office:value-type="percentage" office:value="0.537972661813051" calcext:value-type="percentage">
            <text:p>53.80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010" calcext:value-type="float">
            <text:p>2010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148922" calcext:value-type="float">
            <text:p>148922</text:p>
          </table:table-cell>
          <table:table-cell office:value-type="float" office:value="80203" calcext:value-type="float">
            <text:p>80203</text:p>
          </table:table-cell>
          <table:table-cell office:value-type="float" office:value="41101" calcext:value-type="float">
            <text:p>41101</text:p>
          </table:table-cell>
          <table:table-cell office:value-type="float" office:value="27618" calcext:value-type="float">
            <text:p>2761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66]/SUM([.F66:.H66])" office:value-type="percentage" office:value="0.538557097003801" calcext:value-type="percentage">
            <text:p>53.86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010" calcext:value-type="float">
            <text:p>2010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147347" calcext:value-type="float">
            <text:p>147347</text:p>
          </table:table-cell>
          <table:table-cell office:value-type="float" office:value="79301" calcext:value-type="float">
            <text:p>79301</text:p>
          </table:table-cell>
          <table:table-cell office:value-type="float" office:value="40650" calcext:value-type="float">
            <text:p>40650</text:p>
          </table:table-cell>
          <table:table-cell office:value-type="float" office:value="27396" calcext:value-type="float">
            <text:p>2739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67]/SUM([.F67:.H67])" office:value-type="percentage" office:value="0.538192158645917" calcext:value-type="percentage">
            <text:p>53.82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0" calcext:value-type="float">
            <text:p>2010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146263" calcext:value-type="float">
            <text:p>146263</text:p>
          </table:table-cell>
          <table:table-cell office:value-type="float" office:value="78760" calcext:value-type="float">
            <text:p>78760</text:p>
          </table:table-cell>
          <table:table-cell office:value-type="float" office:value="40380" calcext:value-type="float">
            <text:p>40380</text:p>
          </table:table-cell>
          <table:table-cell office:value-type="float" office:value="27123" calcext:value-type="float">
            <text:p>2712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68]/SUM([.F68:.H68])" office:value-type="percentage" office:value="0.538482049458851" calcext:value-type="percentage">
            <text:p>53.85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0" calcext:value-type="float">
            <text:p>2010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144712" calcext:value-type="float">
            <text:p>144712</text:p>
          </table:table-cell>
          <table:table-cell office:value-type="float" office:value="77994" calcext:value-type="float">
            <text:p>77994</text:p>
          </table:table-cell>
          <table:table-cell office:value-type="float" office:value="39997" calcext:value-type="float">
            <text:p>39997</text:p>
          </table:table-cell>
          <table:table-cell office:value-type="float" office:value="26721" calcext:value-type="float">
            <text:p>2672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69]/SUM([.F69:.H69])" office:value-type="percentage" office:value="0.538960141522472" calcext:value-type="percentage">
            <text:p>53.90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010" calcext:value-type="float">
            <text:p>2010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143256" calcext:value-type="float">
            <text:p>143256</text:p>
          </table:table-cell>
          <table:table-cell office:value-type="float" office:value="77114" calcext:value-type="float">
            <text:p>77114</text:p>
          </table:table-cell>
          <table:table-cell office:value-type="float" office:value="39557" calcext:value-type="float">
            <text:p>39557</text:p>
          </table:table-cell>
          <table:table-cell office:value-type="float" office:value="26585" calcext:value-type="float">
            <text:p>2658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70]/SUM([.F70:.H70])" office:value-type="percentage" office:value="0.53829508013626" calcext:value-type="percentage">
            <text:p>53.83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0" calcext:value-type="float">
            <text:p>2010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142202" calcext:value-type="float">
            <text:p>142202</text:p>
          </table:table-cell>
          <table:table-cell office:value-type="float" office:value="76545" calcext:value-type="float">
            <text:p>76545</text:p>
          </table:table-cell>
          <table:table-cell office:value-type="float" office:value="39272" calcext:value-type="float">
            <text:p>39272</text:p>
          </table:table-cell>
          <table:table-cell office:value-type="float" office:value="26385" calcext:value-type="float">
            <text:p>2638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71]/SUM([.F71:.H71])" office:value-type="percentage" office:value="0.538283568444888" calcext:value-type="percentage">
            <text:p>53.83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010" calcext:value-type="float">
            <text:p>2010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140972" calcext:value-type="float">
            <text:p>140972</text:p>
          </table:table-cell>
          <table:table-cell office:value-type="float" office:value="75939" calcext:value-type="float">
            <text:p>75939</text:p>
          </table:table-cell>
          <table:table-cell office:value-type="float" office:value="38969" calcext:value-type="float">
            <text:p>38969</text:p>
          </table:table-cell>
          <table:table-cell office:value-type="float" office:value="26064" calcext:value-type="float">
            <text:p>2606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72]/SUM([.F72:.H72])" office:value-type="percentage" office:value="0.538681440286014" calcext:value-type="percentage">
            <text:p>53.87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0" calcext:value-type="float">
            <text:p>2010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139530" calcext:value-type="float">
            <text:p>139530</text:p>
          </table:table-cell>
          <table:table-cell office:value-type="float" office:value="75121" calcext:value-type="float">
            <text:p>75121</text:p>
          </table:table-cell>
          <table:table-cell office:value-type="float" office:value="38560" calcext:value-type="float">
            <text:p>38560</text:p>
          </table:table-cell>
          <table:table-cell office:value-type="float" office:value="25849" calcext:value-type="float">
            <text:p>2584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73]/SUM([.F73:.H73])" office:value-type="percentage" office:value="0.538386010177023" calcext:value-type="percentage">
            <text:p>53.84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010" calcext:value-type="float">
            <text:p>2010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137904" calcext:value-type="float">
            <text:p>137904</text:p>
          </table:table-cell>
          <table:table-cell office:value-type="float" office:value="74214" calcext:value-type="float">
            <text:p>74214</text:p>
          </table:table-cell>
          <table:table-cell office:value-type="float" office:value="38107" calcext:value-type="float">
            <text:p>38107</text:p>
          </table:table-cell>
          <table:table-cell office:value-type="float" office:value="25583" calcext:value-type="float">
            <text:p>2558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74]/SUM([.F74:.H74])" office:value-type="percentage" office:value="0.538156978767838" calcext:value-type="percentage">
            <text:p>53.82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0" calcext:value-type="float">
            <text:p>2010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136881" calcext:value-type="float">
            <text:p>136881</text:p>
          </table:table-cell>
          <table:table-cell office:value-type="float" office:value="73728" calcext:value-type="float">
            <text:p>73728</text:p>
          </table:table-cell>
          <table:table-cell office:value-type="float" office:value="37864" calcext:value-type="float">
            <text:p>37864</text:p>
          </table:table-cell>
          <table:table-cell office:value-type="float" office:value="25289" calcext:value-type="float">
            <text:p>2528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75]/SUM([.F75:.H75])" office:value-type="percentage" office:value="0.53862844368466" calcext:value-type="percentage">
            <text:p>53.86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010" calcext:value-type="float">
            <text:p>2010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135654" calcext:value-type="float">
            <text:p>135654</text:p>
          </table:table-cell>
          <table:table-cell office:value-type="float" office:value="73034" calcext:value-type="float">
            <text:p>73034</text:p>
          </table:table-cell>
          <table:table-cell office:value-type="float" office:value="37517" calcext:value-type="float">
            <text:p>37517</text:p>
          </table:table-cell>
          <table:table-cell office:value-type="float" office:value="25103" calcext:value-type="float">
            <text:p>2510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76]/SUM([.F76:.H76])" office:value-type="percentage" office:value="0.538384419184101" calcext:value-type="percentage">
            <text:p>53.84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010" calcext:value-type="float">
            <text:p>2010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134717" calcext:value-type="float">
            <text:p>134717</text:p>
          </table:table-cell>
          <table:table-cell office:value-type="float" office:value="72507" calcext:value-type="float">
            <text:p>72507</text:p>
          </table:table-cell>
          <table:table-cell office:value-type="float" office:value="37253" calcext:value-type="float">
            <text:p>37253</text:p>
          </table:table-cell>
          <table:table-cell office:value-type="float" office:value="24957" calcext:value-type="float">
            <text:p>2495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77]/SUM([.F77:.H77])" office:value-type="percentage" office:value="0.538217151510203" calcext:value-type="percentage">
            <text:p>53.82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010" calcext:value-type="float">
            <text:p>2010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133244" calcext:value-type="float">
            <text:p>133244</text:p>
          </table:table-cell>
          <table:table-cell office:value-type="float" office:value="71755" calcext:value-type="float">
            <text:p>71755</text:p>
          </table:table-cell>
          <table:table-cell office:value-type="float" office:value="36877" calcext:value-type="float">
            <text:p>36877</text:p>
          </table:table-cell>
          <table:table-cell office:value-type="float" office:value="24612" calcext:value-type="float">
            <text:p>2461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78]/SUM([.F78:.H78])" office:value-type="percentage" office:value="0.538523310618114" calcext:value-type="percentage">
            <text:p>53.85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0" calcext:value-type="float">
            <text:p>2010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131685" calcext:value-type="float">
            <text:p>131685</text:p>
          </table:table-cell>
          <table:table-cell office:value-type="float" office:value="70787" calcext:value-type="float">
            <text:p>70787</text:p>
          </table:table-cell>
          <table:table-cell office:value-type="float" office:value="36393" calcext:value-type="float">
            <text:p>36393</text:p>
          </table:table-cell>
          <table:table-cell office:value-type="float" office:value="24505" calcext:value-type="float">
            <text:p>2450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79]/SUM([.F79:.H79])" office:value-type="percentage" office:value="0.537547936363291" calcext:value-type="percentage">
            <text:p>53.75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0" calcext:value-type="float">
            <text:p>2010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130834" calcext:value-type="float">
            <text:p>130834</text:p>
          </table:table-cell>
          <table:table-cell office:value-type="float" office:value="70361" calcext:value-type="float">
            <text:p>70361</text:p>
          </table:table-cell>
          <table:table-cell office:value-type="float" office:value="36180" calcext:value-type="float">
            <text:p>36180</text:p>
          </table:table-cell>
          <table:table-cell office:value-type="float" office:value="24293" calcext:value-type="float">
            <text:p>2429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80]/SUM([.F80:.H80])" office:value-type="percentage" office:value="0.537788342479784" calcext:value-type="percentage">
            <text:p>53.78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0" calcext:value-type="float">
            <text:p>2010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129806" calcext:value-type="float">
            <text:p>129806</text:p>
          </table:table-cell>
          <table:table-cell office:value-type="float" office:value="69741" calcext:value-type="float">
            <text:p>69741</text:p>
          </table:table-cell>
          <table:table-cell office:value-type="float" office:value="35870" calcext:value-type="float">
            <text:p>35870</text:p>
          </table:table-cell>
          <table:table-cell office:value-type="float" office:value="24195" calcext:value-type="float">
            <text:p>2419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81]/SUM([.F81:.H81])" office:value-type="percentage" office:value="0.537271004421984" calcext:value-type="percentage">
            <text:p>53.73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0" calcext:value-type="float">
            <text:p>2010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128262" calcext:value-type="float">
            <text:p>128262</text:p>
          </table:table-cell>
          <table:table-cell office:value-type="float" office:value="68950" calcext:value-type="float">
            <text:p>68950</text:p>
          </table:table-cell>
          <table:table-cell office:value-type="float" office:value="35475" calcext:value-type="float">
            <text:p>35475</text:p>
          </table:table-cell>
          <table:table-cell office:value-type="float" office:value="23837" calcext:value-type="float">
            <text:p>2383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82]/SUM([.F82:.H82])" office:value-type="percentage" office:value="0.537571533267842" calcext:value-type="percentage">
            <text:p>53.76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0" calcext:value-type="float">
            <text:p>2010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127360" calcext:value-type="float">
            <text:p>127360</text:p>
          </table:table-cell>
          <table:table-cell office:value-type="float" office:value="68440" calcext:value-type="float">
            <text:p>68440</text:p>
          </table:table-cell>
          <table:table-cell office:value-type="float" office:value="35220" calcext:value-type="float">
            <text:p>35220</text:p>
          </table:table-cell>
          <table:table-cell office:value-type="float" office:value="23700" calcext:value-type="float">
            <text:p>2370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83]/SUM([.F83:.H83])" office:value-type="percentage" office:value="0.537374371859297" calcext:value-type="percentage">
            <text:p>53.74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010" calcext:value-type="float">
            <text:p>2010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126452" calcext:value-type="float">
            <text:p>126452</text:p>
          </table:table-cell>
          <table:table-cell office:value-type="float" office:value="67985" calcext:value-type="float">
            <text:p>67985</text:p>
          </table:table-cell>
          <table:table-cell office:value-type="float" office:value="34992" calcext:value-type="float">
            <text:p>34992</text:p>
          </table:table-cell>
          <table:table-cell office:value-type="float" office:value="23475" calcext:value-type="float">
            <text:p>2347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84]/SUM([.F84:.H84])" office:value-type="percentage" office:value="0.537634833770917" calcext:value-type="percentage">
            <text:p>53.76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0" calcext:value-type="float">
            <text:p>2010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125538" calcext:value-type="float">
            <text:p>125538</text:p>
          </table:table-cell>
          <table:table-cell office:value-type="float" office:value="67388" calcext:value-type="float">
            <text:p>67388</text:p>
          </table:table-cell>
          <table:table-cell office:value-type="float" office:value="34694" calcext:value-type="float">
            <text:p>34694</text:p>
          </table:table-cell>
          <table:table-cell office:value-type="float" office:value="23456" calcext:value-type="float">
            <text:p>2345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85]/SUM([.F85:.H85])" office:value-type="percentage" office:value="0.536793640172697" calcext:value-type="percentage">
            <text:p>53.68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010" calcext:value-type="float">
            <text:p>2010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124119" calcext:value-type="float">
            <text:p>124119</text:p>
          </table:table-cell>
          <table:table-cell office:value-type="float" office:value="66887" calcext:value-type="float">
            <text:p>66887</text:p>
          </table:table-cell>
          <table:table-cell office:value-type="float" office:value="34443" calcext:value-type="float">
            <text:p>34443</text:p>
          </table:table-cell>
          <table:table-cell office:value-type="float" office:value="22789" calcext:value-type="float">
            <text:p>2278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86]/SUM([.F86:.H86])" office:value-type="percentage" office:value="0.538894125798629" calcext:value-type="percentage">
            <text:p>53.89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0" calcext:value-type="float">
            <text:p>2010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123488" calcext:value-type="float">
            <text:p>123488</text:p>
          </table:table-cell>
          <table:table-cell office:value-type="float" office:value="66326" calcext:value-type="float">
            <text:p>66326</text:p>
          </table:table-cell>
          <table:table-cell office:value-type="float" office:value="34163" calcext:value-type="float">
            <text:p>34163</text:p>
          </table:table-cell>
          <table:table-cell office:value-type="float" office:value="22999" calcext:value-type="float">
            <text:p>2299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87]/SUM([.F87:.H87])" office:value-type="percentage" office:value="0.537104819901529" calcext:value-type="percentage">
            <text:p>53.71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0" calcext:value-type="float">
            <text:p>2010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122801" calcext:value-type="float">
            <text:p>122801</text:p>
          </table:table-cell>
          <table:table-cell office:value-type="float" office:value="65921" calcext:value-type="float">
            <text:p>65921</text:p>
          </table:table-cell>
          <table:table-cell office:value-type="float" office:value="33960" calcext:value-type="float">
            <text:p>33960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88]/SUM([.F88:.H88])" office:value-type="percentage" office:value="0.53681158948217" calcext:value-type="percentage">
            <text:p>53.68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010" calcext:value-type="float">
            <text:p>2010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121386" calcext:value-type="float">
            <text:p>121386</text:p>
          </table:table-cell>
          <table:table-cell office:value-type="float" office:value="65162" calcext:value-type="float">
            <text:p>65162</text:p>
          </table:table-cell>
          <table:table-cell office:value-type="float" office:value="33581" calcext:value-type="float">
            <text:p>33581</text:p>
          </table:table-cell>
          <table:table-cell office:value-type="float" office:value="22643" calcext:value-type="float">
            <text:p>2264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89]/SUM([.F89:.H89])" office:value-type="percentage" office:value="0.53681643682138" calcext:value-type="percentage">
            <text:p>53.68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0" calcext:value-type="float">
            <text:p>2010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121543" calcext:value-type="float">
            <text:p>121543</text:p>
          </table:table-cell>
          <table:table-cell office:value-type="float" office:value="65379" calcext:value-type="float">
            <text:p>65379</text:p>
          </table:table-cell>
          <table:table-cell office:value-type="float" office:value="33689" calcext:value-type="float">
            <text:p>33689</text:p>
          </table:table-cell>
          <table:table-cell office:value-type="float" office:value="22475" calcext:value-type="float">
            <text:p>2247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90]/SUM([.F90:.H90])" office:value-type="percentage" office:value="0.53790839455995" calcext:value-type="percentage">
            <text:p>53.79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0" calcext:value-type="float">
            <text:p>2010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120223" calcext:value-type="float">
            <text:p>120223</text:p>
          </table:table-cell>
          <table:table-cell office:value-type="float" office:value="64531" calcext:value-type="float">
            <text:p>64531</text:p>
          </table:table-cell>
          <table:table-cell office:value-type="float" office:value="33265" calcext:value-type="float">
            <text:p>33265</text:p>
          </table:table-cell>
          <table:table-cell office:value-type="float" office:value="22427" calcext:value-type="float">
            <text:p>2242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91]/SUM([.F91:.H91])" office:value-type="percentage" office:value="0.536760852748642" calcext:value-type="percentage">
            <text:p>53.68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010" calcext:value-type="float">
            <text:p>2010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119540" calcext:value-type="float">
            <text:p>119540</text:p>
          </table:table-cell>
          <table:table-cell office:value-type="float" office:value="64229" calcext:value-type="float">
            <text:p>64229</text:p>
          </table:table-cell>
          <table:table-cell office:value-type="float" office:value="33114" calcext:value-type="float">
            <text:p>33114</text:p>
          </table:table-cell>
          <table:table-cell office:value-type="float" office:value="22197" calcext:value-type="float">
            <text:p>2219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92]/SUM([.F92:.H92])" office:value-type="percentage" office:value="0.537301321733311" calcext:value-type="percentage">
            <text:p>53.73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0" calcext:value-type="float">
            <text:p>2010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118826" calcext:value-type="float">
            <text:p>118826</text:p>
          </table:table-cell>
          <table:table-cell office:value-type="float" office:value="63896" calcext:value-type="float">
            <text:p>63896</text:p>
          </table:table-cell>
          <table:table-cell office:value-type="float" office:value="32948" calcext:value-type="float">
            <text:p>32948</text:p>
          </table:table-cell>
          <table:table-cell office:value-type="float" office:value="21982" calcext:value-type="float">
            <text:p>2198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93]/SUM([.F93:.H93])" office:value-type="percentage" office:value="0.537727433389999" calcext:value-type="percentage">
            <text:p>53.77%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2010" calcext:value-type="float">
            <text:p>2010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118473" calcext:value-type="float">
            <text:p>118473</text:p>
          </table:table-cell>
          <table:table-cell office:value-type="float" office:value="63710" calcext:value-type="float">
            <text:p>63710</text:p>
          </table:table-cell>
          <table:table-cell office:value-type="float" office:value="32855" calcext:value-type="float">
            <text:p>32855</text:p>
          </table:table-cell>
          <table:table-cell office:value-type="float" office:value="21908" calcext:value-type="float">
            <text:p>2190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94]/SUM([.F94:.H94])" office:value-type="percentage" office:value="0.537759658318773" calcext:value-type="percentage">
            <text:p>53.78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0" calcext:value-type="float">
            <text:p>2010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116973" calcext:value-type="float">
            <text:p>116973</text:p>
          </table:table-cell>
          <table:table-cell office:value-type="float" office:value="62858" calcext:value-type="float">
            <text:p>62858</text:p>
          </table:table-cell>
          <table:table-cell office:value-type="float" office:value="32429" calcext:value-type="float">
            <text:p>32429</text:p>
          </table:table-cell>
          <table:table-cell office:value-type="float" office:value="21686" calcext:value-type="float">
            <text:p>2168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95]/SUM([.F95:.H95])" office:value-type="percentage" office:value="0.537371872141434" calcext:value-type="percentage">
            <text:p>53.74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0" calcext:value-type="float">
            <text:p>2010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116954" calcext:value-type="float">
            <text:p>116954</text:p>
          </table:table-cell>
          <table:table-cell office:value-type="float" office:value="62961" calcext:value-type="float">
            <text:p>62961</text:p>
          </table:table-cell>
          <table:table-cell office:value-type="float" office:value="32480" calcext:value-type="float">
            <text:p>32480</text:p>
          </table:table-cell>
          <table:table-cell office:value-type="float" office:value="21513" calcext:value-type="float">
            <text:p>2151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96]/SUM([.F96:.H96])" office:value-type="percentage" office:value="0.538339860115943" calcext:value-type="percentage">
            <text:p>53.83%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2010" calcext:value-type="float">
            <text:p>2010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116419" calcext:value-type="float">
            <text:p>116419</text:p>
          </table:table-cell>
          <table:table-cell office:value-type="float" office:value="62649" calcext:value-type="float">
            <text:p>62649</text:p>
          </table:table-cell>
          <table:table-cell office:value-type="float" office:value="32324" calcext:value-type="float">
            <text:p>32324</text:p>
          </table:table-cell>
          <table:table-cell office:value-type="float" office:value="21446" calcext:value-type="float">
            <text:p>2144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97]/SUM([.F97:.H97])" office:value-type="percentage" office:value="0.538133809773319" calcext:value-type="percentage">
            <text:p>53.81%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2010" calcext:value-type="float">
            <text:p>2010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115867" calcext:value-type="float">
            <text:p>115867</text:p>
          </table:table-cell>
          <table:table-cell office:value-type="float" office:value="62445" calcext:value-type="float">
            <text:p>62445</text:p>
          </table:table-cell>
          <table:table-cell office:value-type="float" office:value="32222" calcext:value-type="float">
            <text:p>32222</text:p>
          </table:table-cell>
          <table:table-cell office:value-type="float" office:value="21200" calcext:value-type="float">
            <text:p>2120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98]/SUM([.F98:.H98])" office:value-type="percentage" office:value="0.538936884531402" calcext:value-type="percentage">
            <text:p>53.89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0" calcext:value-type="float">
            <text:p>2010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114816" calcext:value-type="float">
            <text:p>114816</text:p>
          </table:table-cell>
          <table:table-cell office:value-type="float" office:value="61778" calcext:value-type="float">
            <text:p>61778</text:p>
          </table:table-cell>
          <table:table-cell office:value-type="float" office:value="31889" calcext:value-type="float">
            <text:p>31889</text:p>
          </table:table-cell>
          <table:table-cell office:value-type="float" office:value="21149" calcext:value-type="float">
            <text:p>2114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99]/SUM([.F99:.H99])" office:value-type="percentage" office:value="0.538060897435897" calcext:value-type="percentage">
            <text:p>53.81%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2010" calcext:value-type="float">
            <text:p>2010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113488" calcext:value-type="float">
            <text:p>113488</text:p>
          </table:table-cell>
          <table:table-cell office:value-type="float" office:value="61104" calcext:value-type="float">
            <text:p>61104</text:p>
          </table:table-cell>
          <table:table-cell office:value-type="float" office:value="31552" calcext:value-type="float">
            <text:p>31552</text:p>
          </table:table-cell>
          <table:table-cell office:value-type="float" office:value="20832" calcext:value-type="float">
            <text:p>2083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100]/SUM([.F100:.H100])" office:value-type="percentage" office:value="0.538418158748061" calcext:value-type="percentage">
            <text:p>53.84%</text:p>
          </table:table-cell>
          <table:table-cell/>
        </table:table-row>
        <table:table-row table:style-name="ro1">
          <table:table-cell table:number-columns-repeated="14"/>
          <table:table-cell table:formula="of:=SUM([.O2:.O100])/100" office:value-type="percentage" office:value="0.532883447851937" calcext:value-type="percentage">
            <text:p>53.29%</text:p>
          </table:table-cell>
          <table:table-cell/>
        </table:table-row>
      </table:table>
      <table:table table:name="rsi_entrada_continua_10_90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15" table:number-columns-repeated="3" table:default-cell-style-name="Default"/>
        <table:table-column table:style-name="co17" table:default-cell-style-name="ce2"/>
        <table:table-column table:style-name="co18" table:default-cell-style-name="Default"/>
        <table:table-row table:style-name="ro1">
          <table:table-cell office:value-type="string" calcext:value-type="string">
            <text:p>first_operational_year</text:p>
          </table:table-cell>
          <table:table-cell office:value-type="string" calcext:value-type="string">
            <text:p>last_operational_year</text:p>
          </table:table-cell>
          <table:table-cell office:value-type="string" calcext:value-type="string">
            <text:p>initial_balance</text:p>
          </table:table-cell>
          <table:table-cell office:value-type="string" calcext:value-type="string">
            <text:p>final_balance</text:p>
          </table:table-cell>
          <table:table-cell office:value-type="string" calcext:value-type="string">
            <text:p>total_trades</text:p>
          </table:table-cell>
          <table:table-cell office:value-type="string" calcext:value-type="string">
            <text:p>win_trades</text:p>
          </table:table-cell>
          <table:table-cell office:value-type="string" calcext:value-type="string">
            <text:p>loss_trades</text:p>
          </table:table-cell>
          <table:table-cell office:value-type="string" calcext:value-type="string">
            <text:p>tie_trades</text:p>
          </table:table-cell>
          <table:table-cell office:value-type="string" calcext:value-type="string">
            <text:p>filename_elements...</text:p>
          </table:table-cell>
          <table:table-cell table:number-columns-repeated="8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0" calcext:value-type="float">
            <text:p>2000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680" calcext:value-type="float">
            <text:p>2680</text:p>
          </table:table-cell>
          <table:table-cell office:value-type="float" office:value="885" calcext:value-type="float">
            <text:p>885</text:p>
          </table:table-cell>
          <table:table-cell office:value-type="float" office:value="1442" calcext:value-type="float">
            <text:p>1442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2]/SUM([.F2:.H2])" office:value-type="percentage" office:value="0.330223880597015" calcext:value-type="percentage">
            <text:p>33.02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5" calcext:value-type="float">
            <text:p>2005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466" calcext:value-type="float">
            <text:p>2466</text:p>
          </table:table-cell>
          <table:table-cell office:value-type="float" office:value="756" calcext:value-type="float">
            <text:p>756</text:p>
          </table:table-cell>
          <table:table-cell office:value-type="float" office:value="1378" calcext:value-type="float">
            <text:p>1378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3]/SUM([.F3:.H3])" office:value-type="percentage" office:value="0.306569343065693" calcext:value-type="percentage">
            <text:p>30.66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1010" calcext:value-type="float">
            <text:p>1010</text:p>
          </table:table-cell>
          <table:table-cell office:value-type="float" office:value="2283" calcext:value-type="float">
            <text:p>2283</text:p>
          </table:table-cell>
          <table:table-cell office:value-type="float" office:value="828" calcext:value-type="float">
            <text:p>828</text:p>
          </table:table-cell>
          <table:table-cell office:value-type="float" office:value="1313" calcext:value-type="float">
            <text:p>131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4]/SUM([.F4:.H4])" office:value-type="percentage" office:value="0.362680683311432" calcext:value-type="percentage">
            <text:p>36.27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7865" calcext:value-type="float">
            <text:p>7865</text:p>
          </table:table-cell>
          <table:table-cell office:value-type="float" office:value="567" calcext:value-type="float">
            <text:p>567</text:p>
          </table:table-cell>
          <table:table-cell office:value-type="float" office:value="219" calcext:value-type="float">
            <text:p>219</text:p>
          </table:table-cell>
          <table:table-cell office:value-type="float" office:value="323" calcext:value-type="float">
            <text:p>3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5]/SUM([.F5:.H5])" office:value-type="percentage" office:value="0.386243386243386" calcext:value-type="percentage">
            <text:p>38.62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240" calcext:value-type="float">
            <text:p>9240</text:p>
          </table:table-cell>
          <table:table-cell office:value-type="float" office:value="199" calcext:value-type="float">
            <text:p>199</text:p>
          </table:table-cell>
          <table:table-cell office:value-type="float" office:value="76" calcext:value-type="float">
            <text:p>76</text:p>
          </table:table-cell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6]/SUM([.F6:.H6])" office:value-type="percentage" office:value="0.381909547738693" calcext:value-type="percentage">
            <text:p>38.19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625" calcext:value-type="float">
            <text:p>9625</text:p>
          </table:table-cell>
          <table:table-cell office:value-type="float" office:value="102" calcext:value-type="float">
            <text:p>102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7]/SUM([.F7:.H7])" office:value-type="percentage" office:value="0.401960784313726" calcext:value-type="percentage">
            <text:p>40.2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790" calcext:value-type="float">
            <text:p>9790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8]/SUM([.F8:.H8])" office:value-type="percentage" office:value="0.36734693877551" calcext:value-type="percentage">
            <text:p>36.73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885" calcext:value-type="float">
            <text:p>988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9]/SUM([.F9:.H9])" office:value-type="percentage" office:value="0.36" calcext:value-type="percentage">
            <text:p>36.00%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20" calcext:value-type="float">
            <text:p>992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10]/SUM([.F10:.H10])" office:value-type="percentage" office:value="0.352941176470588" calcext:value-type="percentage">
            <text:p>35.29%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65" calcext:value-type="float">
            <text:p>996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11]/SUM([.F11:.H11])" office:value-type="percentage" office:value="0.375" calcext:value-type="percentage">
            <text:p>37.50%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70" calcext:value-type="float">
            <text:p>997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12]/SUM([.F12:.H12])" office:value-type="percentage" office:value="0.444444444444444" calcext:value-type="percentage">
            <text:p>44.44%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13]/SUM([.F13:.H13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14]/SUM([.F14:.H14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15]/SUM([.F15:.H15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16]/SUM([.F16:.H16])" office:value-type="percentage" office:value="0.666666666666667" calcext:value-type="percentage">
            <text:p>66.67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17]/SUM([.F17:.H17])" office:value-type="percentage" office:value="0.666666666666667" calcext:value-type="percentage">
            <text:p>66.67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10005" calcext:value-type="float">
            <text:p>10005</text:p>
          </table:table-cell>
          <table:table-cell office:value-type="float" office:value="10010" calcext:value-type="float">
            <text:p>100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18]/SUM([.F18:.H18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10005" calcext:value-type="float">
            <text:p>10005</text:p>
          </table:table-cell>
          <table:table-cell office:value-type="float" office:value="10010" calcext:value-type="float">
            <text:p>100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19]/SUM([.F19:.H19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10005" calcext:value-type="float">
            <text:p>10005</text:p>
          </table:table-cell>
          <table:table-cell office:value-type="float" office:value="10010" calcext:value-type="float">
            <text:p>100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20]/SUM([.F20:.H20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10005" calcext:value-type="float">
            <text:p>10005</text:p>
          </table:table-cell>
          <table:table-cell office:value-type="float" office:value="10010" calcext:value-type="float">
            <text:p>100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21]/SUM([.F21:.H21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2" office:value-type="float" office:value="2015" calcext:value-type="float">
            <text:p>2015</text:p>
          </table:table-cell>
          <table:table-cell table:number-columns-repeated="2" office:value-type="float" office:value="10005" calcext:value-type="float">
            <text:p>10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22]/SUM([.F22:.H22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2" office:value-type="float" office:value="2015" calcext:value-type="float">
            <text:p>2015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23]/SUM([.F23:.H23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2015" calcext:value-type="float">
            <text:p>2015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24]/SUM([.F24:.H24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2015" calcext:value-type="float">
            <text:p>2015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25]/SUM([.F25:.H25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2015" calcext:value-type="float">
            <text:p>2015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26]/SUM([.F26:.H26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2015" calcext:value-type="float">
            <text:p>2015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27]/SUM([.F27:.H27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2015" calcext:value-type="float">
            <text:p>2015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28]/SUM([.F28:.H28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15"/>
          <table:table-cell table:formula="of:=SUM([.P2:.P28])/100" office:value-type="percentage" office:value="0.119026535182938" calcext:value-type="percentage">
            <text:p>11.90%</text:p>
          </table:table-cell>
          <table:table-cell/>
        </table:table-row>
        <table:table-row table:style-name="ro1" table:number-rows-repeated="1048546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rsi_entrada_continua_20_80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7" table:default-cell-style-name="ce2"/>
        <table:table-column table:style-name="co18" table:default-cell-style-name="Default"/>
        <table:table-row table:style-name="ro1">
          <table:table-cell office:value-type="string" calcext:value-type="string">
            <text:p>first_operational_year</text:p>
          </table:table-cell>
          <table:table-cell office:value-type="string" calcext:value-type="string">
            <text:p>last_operational_year</text:p>
          </table:table-cell>
          <table:table-cell office:value-type="string" calcext:value-type="string">
            <text:p>initial_balance</text:p>
          </table:table-cell>
          <table:table-cell office:value-type="string" calcext:value-type="string">
            <text:p>final_balance</text:p>
          </table:table-cell>
          <table:table-cell office:value-type="string" calcext:value-type="string">
            <text:p>total_trades</text:p>
          </table:table-cell>
          <table:table-cell office:value-type="string" calcext:value-type="string">
            <text:p>win_trades</text:p>
          </table:table-cell>
          <table:table-cell office:value-type="string" calcext:value-type="string">
            <text:p>loss_trades</text:p>
          </table:table-cell>
          <table:table-cell office:value-type="string" calcext:value-type="string">
            <text:p>tie_trades</text:p>
          </table:table-cell>
          <table:table-cell office:value-type="string" calcext:value-type="string">
            <text:p>filename_elements...</text:p>
          </table:table-cell>
          <table:table-cell table:number-columns-repeated="8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2581" calcext:value-type="float">
            <text:p>2581</text:p>
          </table:table-cell>
          <table:table-cell office:value-type="float" office:value="859" calcext:value-type="float">
            <text:p>859</text:p>
          </table:table-cell>
          <table:table-cell office:value-type="float" office:value="1429" calcext:value-type="float">
            <text:p>1429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2]/SUM([.F2:.H2])" office:value-type="percentage" office:value="0.332816737698566" calcext:value-type="percentage">
            <text:p>33.28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706" calcext:value-type="float">
            <text:p>2706</text:p>
          </table:table-cell>
          <table:table-cell office:value-type="float" office:value="901" calcext:value-type="float">
            <text:p>901</text:p>
          </table:table-cell>
          <table:table-cell office:value-type="float" office:value="1450" calcext:value-type="float">
            <text:p>145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3]/SUM([.F3:.H3])" office:value-type="percentage" office:value="0.332963784183296" calcext:value-type="percentage">
            <text:p>33.30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1" calcext:value-type="float">
            <text:p>2001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620" calcext:value-type="float">
            <text:p>2620</text:p>
          </table:table-cell>
          <table:table-cell office:value-type="float" office:value="867" calcext:value-type="float">
            <text:p>867</text:p>
          </table:table-cell>
          <table:table-cell office:value-type="float" office:value="1433" calcext:value-type="float">
            <text:p>1433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4]/SUM([.F4:.H4])" office:value-type="percentage" office:value="0.330916030534351" calcext:value-type="percentage">
            <text:p>33.09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4" calcext:value-type="float">
            <text:p>2004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637" calcext:value-type="float">
            <text:p>2637</text:p>
          </table:table-cell>
          <table:table-cell office:value-type="float" office:value="891" calcext:value-type="float">
            <text:p>891</text:p>
          </table:table-cell>
          <table:table-cell office:value-type="float" office:value="1445" calcext:value-type="float">
            <text:p>144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5]/SUM([.F5:.H5])" office:value-type="percentage" office:value="0.337883959044369" calcext:value-type="percentage">
            <text:p>33.79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8" calcext:value-type="float">
            <text:p>2008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593" calcext:value-type="float">
            <text:p>2593</text:p>
          </table:table-cell>
          <table:table-cell office:value-type="float" office:value="858" calcext:value-type="float">
            <text:p>858</text:p>
          </table:table-cell>
          <table:table-cell office:value-type="float" office:value="1429" calcext:value-type="float">
            <text:p>1429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6]/SUM([.F6:.H6])" office:value-type="percentage" office:value="0.330890860007713" calcext:value-type="percentage">
            <text:p>33.09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2" calcext:value-type="float">
            <text:p>2012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406" calcext:value-type="float">
            <text:p>2406</text:p>
          </table:table-cell>
          <table:table-cell office:value-type="float" office:value="824" calcext:value-type="float">
            <text:p>824</text:p>
          </table:table-cell>
          <table:table-cell office:value-type="float" office:value="1412" calcext:value-type="float">
            <text:p>14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7]/SUM([.F7:.H7])" office:value-type="percentage" office:value="0.342477140482128" calcext:value-type="percentage">
            <text:p>34.25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1395" calcext:value-type="float">
            <text:p>1395</text:p>
          </table:table-cell>
          <table:table-cell office:value-type="float" office:value="2179" calcext:value-type="float">
            <text:p>2179</text:p>
          </table:table-cell>
          <table:table-cell office:value-type="float" office:value="811" calcext:value-type="float">
            <text:p>811</text:p>
          </table:table-cell>
          <table:table-cell office:value-type="float" office:value="1266" calcext:value-type="float">
            <text:p>126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8]/SUM([.F8:.H8])" office:value-type="percentage" office:value="0.372189077558513" calcext:value-type="percentage">
            <text:p>37.22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5260" calcext:value-type="float">
            <text:p>5260</text:p>
          </table:table-cell>
          <table:table-cell office:value-type="float" office:value="1221" calcext:value-type="float">
            <text:p>1221</text:p>
          </table:table-cell>
          <table:table-cell office:value-type="float" office:value="464" calcext:value-type="float">
            <text:p>464</text:p>
          </table:table-cell>
          <table:table-cell office:value-type="float" office:value="706" calcext:value-type="float">
            <text:p>70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9]/SUM([.F9:.H9])" office:value-type="percentage" office:value="0.38001638001638" calcext:value-type="percentage">
            <text:p>38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7155" calcext:value-type="float">
            <text:p>7155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office:value-type="float" office:value="428" calcext:value-type="float">
            <text:p>4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10]/SUM([.F10:.H10])" office:value-type="percentage" office:value="0.389416553595658" calcext:value-type="percentage">
            <text:p>38.94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8390" calcext:value-type="float">
            <text:p>8390</text:p>
          </table:table-cell>
          <table:table-cell office:value-type="float" office:value="500" calcext:value-type="float">
            <text:p>500</text:p>
          </table:table-cell>
          <table:table-cell office:value-type="float" office:value="212" calcext:value-type="float">
            <text:p>212</text:p>
          </table:table-cell>
          <table:table-cell office:value-type="float" office:value="267" calcext:value-type="float">
            <text:p>26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11]/SUM([.F11:.H11])" office:value-type="percentage" office:value="0.424" calcext:value-type="percentage">
            <text:p>42.4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8685" calcext:value-type="float">
            <text:p>8685</text:p>
          </table:table-cell>
          <table:table-cell office:value-type="float" office:value="326" calcext:value-type="float">
            <text:p>326</text:p>
          </table:table-cell>
          <table:table-cell office:value-type="float" office:value="123" calcext:value-type="float">
            <text:p>123</text:p>
          </table:table-cell>
          <table:table-cell office:value-type="float" office:value="193" calcext:value-type="float">
            <text:p>1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12]/SUM([.F12:.H12])" office:value-type="percentage" office:value="0.377300613496932" calcext:value-type="percentage">
            <text:p>37.73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8890" calcext:value-type="float">
            <text:p>8890</text:p>
          </table:table-cell>
          <table:table-cell office:value-type="float" office:value="256" calcext:value-type="float">
            <text:p>256</text:p>
          </table:table-cell>
          <table:table-cell office:value-type="float" office:value="94" calcext:value-type="float">
            <text:p>94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13]/SUM([.F13:.H13])" office:value-type="percentage" office:value="0.3671875" calcext:value-type="percentage">
            <text:p>36.72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175" calcext:value-type="float">
            <text:p>9175</text:p>
          </table:table-cell>
          <table:table-cell office:value-type="float" office:value="197" calcext:value-type="float">
            <text:p>197</text:p>
          </table:table-cell>
          <table:table-cell office:value-type="float" office:value="73" calcext:value-type="float">
            <text:p>73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14]/SUM([.F14:.H14])" office:value-type="percentage" office:value="0.370558375634518" calcext:value-type="percentage">
            <text:p>37.06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465" calcext:value-type="float">
            <text:p>9465</text:p>
          </table:table-cell>
          <table:table-cell office:value-type="float" office:value="154" calcext:value-type="float">
            <text:p>154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15]/SUM([.F15:.H15])" office:value-type="percentage" office:value="0.422077922077922" calcext:value-type="percentage">
            <text:p>42.21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560" calcext:value-type="float">
            <text:p>9560</text:p>
          </table:table-cell>
          <table:table-cell office:value-type="float" office:value="118" calcext:value-type="float">
            <text:p>118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16]/SUM([.F16:.H16])" office:value-type="percentage" office:value="0.406779661016949" calcext:value-type="percentage">
            <text:p>40.68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690" calcext:value-type="float">
            <text:p>969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17]/SUM([.F17:.H17])" office:value-type="percentage" office:value="0.418604651162791" calcext:value-type="percentage">
            <text:p>41.86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805" calcext:value-type="float">
            <text:p>9805</text:p>
          </table:table-cell>
          <table:table-cell office:value-type="float" office:value="68" calcext:value-type="float">
            <text:p>6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18]/SUM([.F18:.H18])" office:value-type="percentage" office:value="0.455882352941176" calcext:value-type="percentage">
            <text:p>45.59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805" calcext:value-type="float">
            <text:p>9805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19]/SUM([.F19:.H19])" office:value-type="percentage" office:value="0.45" calcext:value-type="percentage">
            <text:p>45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895" calcext:value-type="float">
            <text:p>989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20]/SUM([.F20:.H20])" office:value-type="percentage" office:value="0.488372093023256" calcext:value-type="percentage">
            <text:p>48.84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75" calcext:value-type="float">
            <text:p>9975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21]/SUM([.F21:.H21])" office:value-type="percentage" office:value="0.617647058823529" calcext:value-type="percentage">
            <text:p>61.76%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25" calcext:value-type="float">
            <text:p>99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22]/SUM([.F22:.H22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20" calcext:value-type="float">
            <text:p>992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23]/SUM([.F23:.H23])" office:value-type="percentage" office:value="0.434782608695652" calcext:value-type="percentage">
            <text:p>43.48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25" calcext:value-type="float">
            <text:p>992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24]/SUM([.F24:.H24])" office:value-type="percentage" office:value="0.458333333333333" calcext:value-type="percentage">
            <text:p>45.83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35" calcext:value-type="float">
            <text:p>993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25]/SUM([.F25:.H25])" office:value-type="percentage" office:value="0.478260869565217" calcext:value-type="percentage">
            <text:p>47.83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40" calcext:value-type="float">
            <text:p>994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26]/SUM([.F26:.H26])" office:value-type="percentage" office:value="0.444444444444444" calcext:value-type="percentage">
            <text:p>44.44%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45" calcext:value-type="float">
            <text:p>994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27]/SUM([.F27:.H27])" office:value-type="percentage" office:value="0.4375" calcext:value-type="percentage">
            <text:p>43.75%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75" calcext:value-type="float">
            <text:p>997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28]/SUM([.F28:.H28])" office:value-type="percentage" office:value="0.538461538461538" calcext:value-type="percentage">
            <text:p>53.85%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75" calcext:value-type="float">
            <text:p>997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29]/SUM([.F29:.H29])" office:value-type="percentage" office:value="0.538461538461538" calcext:value-type="percentage">
            <text:p>53.85%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70" calcext:value-type="float">
            <text:p>997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30]/SUM([.F30:.H30])" office:value-type="percentage" office:value="0.444444444444444" calcext:value-type="percentage">
            <text:p>44.44%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70" calcext:value-type="float">
            <text:p>997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31]/SUM([.F31:.H31])" office:value-type="percentage" office:value="0.444444444444444" calcext:value-type="percentage">
            <text:p>44.44%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80" calcext:value-type="float">
            <text:p>998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32]/SUM([.F32:.H32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85" calcext:value-type="float">
            <text:p>998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33]/SUM([.F33:.H33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90" calcext:value-type="float">
            <text:p>999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34]/SUM([.F34:.H34])" office:value-type="percentage" office:value="0.571428571428571" calcext:value-type="percentage">
            <text:p>57.14%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90" calcext:value-type="float">
            <text:p>999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35]/SUM([.F35:.H35])" office:value-type="percentage" office:value="0.571428571428571" calcext:value-type="percentage">
            <text:p>57.14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05" calcext:value-type="float">
            <text:p>1000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06" calcext:value-type="float">
            <text:p>106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36]/SUM([.F36:.H36])" office:value-type="percentage" office:value="0.75" calcext:value-type="percentage">
            <text:p>75.00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05" calcext:value-type="float">
            <text:p>1000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09" calcext:value-type="float">
            <text:p>109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37]/SUM([.F37:.H37])" office:value-type="percentage" office:value="0.75" calcext:value-type="percentage">
            <text:p>75.00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38]/SUM([.F38:.H38])" office:value-type="percentage" office:value="0.666666666666667" calcext:value-type="percentage">
            <text:p>66.67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39]/SUM([.F39:.H39])" office:value-type="percentage" office:value="0.666666666666667" calcext:value-type="percentage">
            <text:p>66.67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18" calcext:value-type="float">
            <text:p>118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40]/SUM([.F40:.H40])" office:value-type="percentage" office:value="0.666666666666667" calcext:value-type="percentage">
            <text:p>66.67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41]/SUM([.F41:.H41])" office:value-type="percentage" office:value="0.666666666666667" calcext:value-type="percentage">
            <text:p>66.67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24" calcext:value-type="float">
            <text:p>124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42]/SUM([.F42:.H42])" office:value-type="percentage" office:value="0.666666666666667" calcext:value-type="percentage">
            <text:p>66.67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05" calcext:value-type="float">
            <text:p>1000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27" calcext:value-type="float">
            <text:p>12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43]/SUM([.F43:.H43])" office:value-type="percentage" office:value="0.75" calcext:value-type="percentage">
            <text:p>75.00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44]/SUM([.F44:.H44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85" calcext:value-type="float">
            <text:p>99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45]/SUM([.F45:.H45])" office:value-type="percentage" office:value="0.333333333333333" calcext:value-type="percentage">
            <text:p>33.33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85" calcext:value-type="float">
            <text:p>99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36" calcext:value-type="float">
            <text:p>136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46]/SUM([.F46:.H46])" office:value-type="percentage" office:value="0.333333333333333" calcext:value-type="percentage">
            <text:p>33.33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85" calcext:value-type="float">
            <text:p>99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47]/SUM([.F47:.H47])" office:value-type="percentage" office:value="0.333333333333333" calcext:value-type="percentage">
            <text:p>33.33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85" calcext:value-type="float">
            <text:p>99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48]/SUM([.F48:.H48])" office:value-type="percentage" office:value="0.333333333333333" calcext:value-type="percentage">
            <text:p>33.33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85" calcext:value-type="float">
            <text:p>99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49]/SUM([.F49:.H49])" office:value-type="percentage" office:value="0.333333333333333" calcext:value-type="percentage">
            <text:p>33.33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9990" calcext:value-type="float">
            <text:p>9990</text:p>
          </table:table-cell>
          <table:table-cell office:value-type="float" office:value="9995" calcext:value-type="float">
            <text:p>999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50]/SUM([.F50:.H50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9990" calcext:value-type="float">
            <text:p>9990</text:p>
          </table:table-cell>
          <table:table-cell office:value-type="float" office:value="9995" calcext:value-type="float">
            <text:p>999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51" calcext:value-type="float">
            <text:p>15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51]/SUM([.F51:.H51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9990" calcext:value-type="float">
            <text:p>9990</text:p>
          </table:table-cell>
          <table:table-cell office:value-type="float" office:value="9985" calcext:value-type="float">
            <text:p>99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54" calcext:value-type="float">
            <text:p>154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52]/SUM([.F52:.H52])" office:value-type="percentage" office:value="0.333333333333333" calcext:value-type="percentage">
            <text:p>33.33%</text:p>
          </table:table-cell>
          <table:table-cell/>
        </table:table-row>
        <table:table-row table:style-name="ro1">
          <table:table-cell table:number-columns-repeated="2" office:value-type="float" office:value="2015" calcext:value-type="float">
            <text:p>2015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57" calcext:value-type="float">
            <text:p>15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53]/SUM([.F53:.H53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2015" calcext:value-type="float">
            <text:p>2015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54]/SUM([.F54:.H54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 office:value-type="float" office:value="2015" calcext:value-type="float">
            <text:p>2015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63" calcext:value-type="float">
            <text:p>16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55]/SUM([.F55:.H55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15"/>
          <table:table-cell table:formula="of:=SUM([.P2:.P55])/100" office:value-type="percentage" office:value="0.238933044493391" calcext:value-type="percentage">
            <text:p>23.89%</text:p>
          </table:table-cell>
          <table:table-cell/>
        </table:table-row>
        <table:table-row table:style-name="ro1" table:number-rows-repeated="104851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rsi_entrada_continua_30_70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7" table:default-cell-style-name="ce2"/>
        <table:table-column table:style-name="co18" table:default-cell-style-name="Default"/>
        <table:table-row table:style-name="ro1">
          <table:table-cell office:value-type="string" calcext:value-type="string">
            <text:p>first_operational_year</text:p>
          </table:table-cell>
          <table:table-cell office:value-type="string" calcext:value-type="string">
            <text:p>last_operational_year</text:p>
          </table:table-cell>
          <table:table-cell office:value-type="string" calcext:value-type="string">
            <text:p>initial_balance</text:p>
          </table:table-cell>
          <table:table-cell office:value-type="string" calcext:value-type="string">
            <text:p>final_balance</text:p>
          </table:table-cell>
          <table:table-cell office:value-type="string" calcext:value-type="string">
            <text:p>total_trades</text:p>
          </table:table-cell>
          <table:table-cell office:value-type="string" calcext:value-type="string">
            <text:p>win_trades</text:p>
          </table:table-cell>
          <table:table-cell office:value-type="string" calcext:value-type="string">
            <text:p>loss_trades</text:p>
          </table:table-cell>
          <table:table-cell office:value-type="string" calcext:value-type="string">
            <text:p>tie_trades</text:p>
          </table:table-cell>
          <table:table-cell office:value-type="string" calcext:value-type="string">
            <text:p>filename_elements...</text:p>
          </table:table-cell>
          <table:table-cell table:number-columns-repeated="8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817" calcext:value-type="float">
            <text:p>2817</text:p>
          </table:table-cell>
          <table:table-cell office:value-type="float" office:value="990" calcext:value-type="float">
            <text:p>990</text:p>
          </table:table-cell>
          <table:table-cell office:value-type="float" office:value="1495" calcext:value-type="float">
            <text:p>149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2]/SUM([.F2:.H2])" office:value-type="percentage" office:value="0.351437699680511" calcext:value-type="percentage">
            <text:p>35.14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 office:value-type="float" office:value="882" calcext:value-type="float">
            <text:p>882</text:p>
          </table:table-cell>
          <table:table-cell office:value-type="float" office:value="1441" calcext:value-type="float">
            <text:p>144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3]/SUM([.F3:.H3])" office:value-type="percentage" office:value="0.335744194899124" calcext:value-type="percentage">
            <text:p>33.57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685" calcext:value-type="float">
            <text:p>2685</text:p>
          </table:table-cell>
          <table:table-cell office:value-type="float" office:value="889" calcext:value-type="float">
            <text:p>889</text:p>
          </table:table-cell>
          <table:table-cell office:value-type="float" office:value="1444" calcext:value-type="float">
            <text:p>1444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4]/SUM([.F4:.H4])" office:value-type="percentage" office:value="0.331098696461825" calcext:value-type="percentage">
            <text:p>33.11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697" calcext:value-type="float">
            <text:p>2697</text:p>
          </table:table-cell>
          <table:table-cell office:value-type="float" office:value="892" calcext:value-type="float">
            <text:p>892</text:p>
          </table:table-cell>
          <table:table-cell office:value-type="float" office:value="1446" calcext:value-type="float">
            <text:p>1446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5]/SUM([.F5:.H5])" office:value-type="percentage" office:value="0.330737856878013" calcext:value-type="percentage">
            <text:p>33.07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0" calcext:value-type="float">
            <text:p>2000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841" calcext:value-type="float">
            <text:p>2841</text:p>
          </table:table-cell>
          <table:table-cell office:value-type="float" office:value="987" calcext:value-type="float">
            <text:p>987</text:p>
          </table:table-cell>
          <table:table-cell office:value-type="float" office:value="1493" calcext:value-type="float">
            <text:p>1493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6]/SUM([.F6:.H6])" office:value-type="percentage" office:value="0.347412882787751" calcext:value-type="percentage">
            <text:p>34.74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0" calcext:value-type="float">
            <text:p>2000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777" calcext:value-type="float">
            <text:p>2777</text:p>
          </table:table-cell>
          <table:table-cell office:value-type="float" office:value="967" calcext:value-type="float">
            <text:p>967</text:p>
          </table:table-cell>
          <table:table-cell office:value-type="float" office:value="1483" calcext:value-type="float">
            <text:p>1483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7]/SUM([.F7:.H7])" office:value-type="percentage" office:value="0.348217500900252" calcext:value-type="percentage">
            <text:p>34.82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1" calcext:value-type="float">
            <text:p>2001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608" calcext:value-type="float">
            <text:p>2608</text:p>
          </table:table-cell>
          <table:table-cell office:value-type="float" office:value="867" calcext:value-type="float">
            <text:p>867</text:p>
          </table:table-cell>
          <table:table-cell office:value-type="float" office:value="1433" calcext:value-type="float">
            <text:p>1433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8]/SUM([.F8:.H8])" office:value-type="percentage" office:value="0.332438650306748" calcext:value-type="percentage">
            <text:p>33.24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3" calcext:value-type="float">
            <text:p>2003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748" calcext:value-type="float">
            <text:p>2748</text:p>
          </table:table-cell>
          <table:table-cell office:value-type="float" office:value="956" calcext:value-type="float">
            <text:p>956</text:p>
          </table:table-cell>
          <table:table-cell office:value-type="float" office:value="1478" calcext:value-type="float">
            <text:p>1478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9]/SUM([.F9:.H9])" office:value-type="percentage" office:value="0.347889374090247" calcext:value-type="percentage">
            <text:p>34.79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3" calcext:value-type="float">
            <text:p>2003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690" calcext:value-type="float">
            <text:p>2690</text:p>
          </table:table-cell>
          <table:table-cell office:value-type="float" office:value="932" calcext:value-type="float">
            <text:p>932</text:p>
          </table:table-cell>
          <table:table-cell office:value-type="float" office:value="1466" calcext:value-type="float">
            <text:p>1466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10]/SUM([.F10:.H10])" office:value-type="percentage" office:value="0.346468401486989" calcext:value-type="percentage">
            <text:p>34.65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5" calcext:value-type="float">
            <text:p>2005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645" calcext:value-type="float">
            <text:p>2645</text:p>
          </table:table-cell>
          <table:table-cell office:value-type="float" office:value="906" calcext:value-type="float">
            <text:p>906</text:p>
          </table:table-cell>
          <table:table-cell office:value-type="float" office:value="1453" calcext:value-type="float">
            <text:p>145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11]/SUM([.F11:.H11])" office:value-type="percentage" office:value="0.342533081285444" calcext:value-type="percentage">
            <text:p>34.25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7" calcext:value-type="float">
            <text:p>2007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587" calcext:value-type="float">
            <text:p>2587</text:p>
          </table:table-cell>
          <table:table-cell office:value-type="float" office:value="867" calcext:value-type="float">
            <text:p>867</text:p>
          </table:table-cell>
          <table:table-cell office:value-type="float" office:value="1433" calcext:value-type="float">
            <text:p>1433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12]/SUM([.F12:.H12])" office:value-type="percentage" office:value="0.335137224584461" calcext:value-type="percentage">
            <text:p>33.51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8" calcext:value-type="float">
            <text:p>2008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570" calcext:value-type="float">
            <text:p>2570</text:p>
          </table:table-cell>
          <table:table-cell office:value-type="float" office:value="874" calcext:value-type="float">
            <text:p>874</text:p>
          </table:table-cell>
          <table:table-cell office:value-type="float" office:value="1437" calcext:value-type="float">
            <text:p>1437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13]/SUM([.F13:.H13])" office:value-type="percentage" office:value="0.340077821011673" calcext:value-type="percentage">
            <text:p>34.01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9" calcext:value-type="float">
            <text:p>200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563" calcext:value-type="float">
            <text:p>2563</text:p>
          </table:table-cell>
          <table:table-cell office:value-type="float" office:value="895" calcext:value-type="float">
            <text:p>895</text:p>
          </table:table-cell>
          <table:table-cell office:value-type="float" office:value="1447" calcext:value-type="float">
            <text:p>1447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14]/SUM([.F14:.H14])" office:value-type="percentage" office:value="0.349200156067109" calcext:value-type="percentage">
            <text:p>34.92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1" calcext:value-type="float">
            <text:p>2011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774" calcext:value-type="float">
            <text:p>2774</text:p>
          </table:table-cell>
          <table:table-cell office:value-type="float" office:value="1056" calcext:value-type="float">
            <text:p>1056</text:p>
          </table:table-cell>
          <table:table-cell office:value-type="float" office:value="1528" calcext:value-type="float">
            <text:p>1528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15]/SUM([.F15:.H15])" office:value-type="percentage" office:value="0.380677721701514" calcext:value-type="percentage">
            <text:p>38.07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3" calcext:value-type="float">
            <text:p>2013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650" calcext:value-type="float">
            <text:p>2650</text:p>
          </table:table-cell>
          <table:table-cell office:value-type="float" office:value="1007" calcext:value-type="float">
            <text:p>1007</text:p>
          </table:table-cell>
          <table:table-cell office:value-type="float" office:value="1503" calcext:value-type="float">
            <text:p>150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16]/SUM([.F16:.H16])" office:value-type="percentage" office:value="0.38" calcext:value-type="percentage">
            <text:p>38.00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669" calcext:value-type="float">
            <text:p>2669</text:p>
          </table:table-cell>
          <table:table-cell office:value-type="float" office:value="1028" calcext:value-type="float">
            <text:p>1028</text:p>
          </table:table-cell>
          <table:table-cell office:value-type="float" office:value="1514" calcext:value-type="float">
            <text:p>151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17]/SUM([.F17:.H17])" office:value-type="percentage" office:value="0.385162982390408" calcext:value-type="percentage">
            <text:p>38.52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1845" calcext:value-type="float">
            <text:p>1845</text:p>
          </table:table-cell>
          <table:table-cell office:value-type="float" office:value="2234" calcext:value-type="float">
            <text:p>2234</text:p>
          </table:table-cell>
          <table:table-cell office:value-type="float" office:value="883" calcext:value-type="float">
            <text:p>883</text:p>
          </table:table-cell>
          <table:table-cell office:value-type="float" office:value="1257" calcext:value-type="float">
            <text:p>125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18]/SUM([.F18:.H18])" office:value-type="percentage" office:value="0.395255147717099" calcext:value-type="percentage">
            <text:p>39.53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3495" calcext:value-type="float">
            <text:p>3495</text:p>
          </table:table-cell>
          <table:table-cell office:value-type="float" office:value="1809" calcext:value-type="float">
            <text:p>1809</text:p>
          </table:table-cell>
          <table:table-cell office:value-type="float" office:value="715" calcext:value-type="float">
            <text:p>715</text:p>
          </table:table-cell>
          <table:table-cell office:value-type="float" office:value="1008" calcext:value-type="float">
            <text:p>100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19]/SUM([.F19:.H19])" office:value-type="percentage" office:value="0.395245992260918" calcext:value-type="percentage">
            <text:p>39.52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4905" calcext:value-type="float">
            <text:p>4905</text:p>
          </table:table-cell>
          <table:table-cell office:value-type="float" office:value="1470" calcext:value-type="float">
            <text:p>1470</text:p>
          </table:table-cell>
          <table:table-cell office:value-type="float" office:value="595" calcext:value-type="float">
            <text:p>595</text:p>
          </table:table-cell>
          <table:table-cell office:value-type="float" office:value="807" calcext:value-type="float">
            <text:p>80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20]/SUM([.F20:.H20])" office:value-type="percentage" office:value="0.404761904761905" calcext:value-type="percentage">
            <text:p>40.48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5640" calcext:value-type="float">
            <text:p>5640</text:p>
          </table:table-cell>
          <table:table-cell office:value-type="float" office:value="1209" calcext:value-type="float">
            <text:p>1209</text:p>
          </table:table-cell>
          <table:table-cell office:value-type="float" office:value="478" calcext:value-type="float">
            <text:p>478</text:p>
          </table:table-cell>
          <table:table-cell office:value-type="float" office:value="675" calcext:value-type="float">
            <text:p>67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21]/SUM([.F21:.H21])" office:value-type="percentage" office:value="0.395368072787428" calcext:value-type="percentage">
            <text:p>39.54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6660" calcext:value-type="float">
            <text:p>6660</text:p>
          </table:table-cell>
          <table:table-cell office:value-type="float" office:value="988" calcext:value-type="float">
            <text:p>988</text:p>
          </table:table-cell>
          <table:table-cell office:value-type="float" office:value="412" calcext:value-type="float">
            <text:p>412</text:p>
          </table:table-cell>
          <table:table-cell office:value-type="float" office:value="540" calcext:value-type="float">
            <text:p>54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22]/SUM([.F22:.H22])" office:value-type="percentage" office:value="0.417004048582996" calcext:value-type="percentage">
            <text:p>41.70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6935" calcext:value-type="float">
            <text:p>6935</text:p>
          </table:table-cell>
          <table:table-cell office:value-type="float" office:value="862" calcext:value-type="float">
            <text:p>862</text:p>
          </table:table-cell>
          <table:table-cell office:value-type="float" office:value="349" calcext:value-type="float">
            <text:p>349</text:p>
          </table:table-cell>
          <table:table-cell office:value-type="float" office:value="481" calcext:value-type="float">
            <text:p>48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23]/SUM([.F23:.H23])" office:value-type="percentage" office:value="0.404872389791183" calcext:value-type="percentage">
            <text:p>40.49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6925" calcext:value-type="float">
            <text:p>6925</text:p>
          </table:table-cell>
          <table:table-cell office:value-type="float" office:value="758" calcext:value-type="float">
            <text:p>758</text:p>
          </table:table-cell>
          <table:table-cell office:value-type="float" office:value="283" calcext:value-type="float">
            <text:p>283</text:p>
          </table:table-cell>
          <table:table-cell office:value-type="float" office:value="449" calcext:value-type="float">
            <text:p>44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24]/SUM([.F24:.H24])" office:value-type="percentage" office:value="0.37335092348285" calcext:value-type="percentage">
            <text:p>37.34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7570" calcext:value-type="float">
            <text:p>7570</text:p>
          </table:table-cell>
          <table:table-cell office:value-type="float" office:value="656" calcext:value-type="float">
            <text:p>656</text:p>
          </table:table-cell>
          <table:table-cell office:value-type="float" office:value="264" calcext:value-type="float">
            <text:p>264</text:p>
          </table:table-cell>
          <table:table-cell office:value-type="float" office:value="375" calcext:value-type="float">
            <text:p>37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25]/SUM([.F25:.H25])" office:value-type="percentage" office:value="0.402439024390244" calcext:value-type="percentage">
            <text:p>40.24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7705" calcext:value-type="float">
            <text:p>7705</text:p>
          </table:table-cell>
          <table:table-cell office:value-type="float" office:value="595" calcext:value-type="float">
            <text:p>595</text:p>
          </table:table-cell>
          <table:table-cell office:value-type="float" office:value="235" calcext:value-type="float">
            <text:p>235</text:p>
          </table:table-cell>
          <table:table-cell office:value-type="float" office:value="347" calcext:value-type="float">
            <text:p>34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26]/SUM([.F26:.H26])" office:value-type="percentage" office:value="0.394957983193277" calcext:value-type="percentage">
            <text:p>39.50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7895" calcext:value-type="float">
            <text:p>7895</text:p>
          </table:table-cell>
          <table:table-cell office:value-type="float" office:value="504" calcext:value-type="float">
            <text:p>504</text:p>
          </table:table-cell>
          <table:table-cell office:value-type="float" office:value="187" calcext:value-type="float">
            <text:p>187</text:p>
          </table:table-cell>
          <table:table-cell office:value-type="float" office:value="304" calcext:value-type="float">
            <text:p>30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27]/SUM([.F27:.H27])" office:value-type="percentage" office:value="0.371031746031746" calcext:value-type="percentage">
            <text:p>37.10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8345" calcext:value-type="float">
            <text:p>8345</text:p>
          </table:table-cell>
          <table:table-cell office:value-type="float" office:value="443" calcext:value-type="float">
            <text:p>443</text:p>
          </table:table-cell>
          <table:table-cell office:value-type="float" office:value="181" calcext:value-type="float">
            <text:p>181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28]/SUM([.F28:.H28])" office:value-type="percentage" office:value="0.408577878103837" calcext:value-type="percentage">
            <text:p>40.86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8550" calcext:value-type="float">
            <text:p>8550</text:p>
          </table:table-cell>
          <table:table-cell office:value-type="float" office:value="374" calcext:value-type="float">
            <text:p>374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29]/SUM([.F29:.H29])" office:value-type="percentage" office:value="0.401069518716578" calcext:value-type="percentage">
            <text:p>40.11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8560" calcext:value-type="float">
            <text:p>8560</text:p>
          </table:table-cell>
          <table:table-cell office:value-type="float" office:value="342" calcext:value-type="float">
            <text:p>342</text:p>
          </table:table-cell>
          <table:table-cell office:value-type="float" office:value="128" calcext:value-type="float">
            <text:p>128</text:p>
          </table:table-cell>
          <table:table-cell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30]/SUM([.F30:.H30])" office:value-type="percentage" office:value="0.374269005847953" calcext:value-type="percentage">
            <text:p>37.43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8735" calcext:value-type="float">
            <text:p>8735</text:p>
          </table:table-cell>
          <table:table-cell office:value-type="float" office:value="303" calcext:value-type="float">
            <text:p>303</text:p>
          </table:table-cell>
          <table:table-cell office:value-type="float" office:value="113" calcext:value-type="float">
            <text:p>113</text:p>
          </table:table-cell>
          <table:table-cell office:value-type="float" office:value="183" calcext:value-type="float">
            <text:p>1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31]/SUM([.F31:.H31])" office:value-type="percentage" office:value="0.372937293729373" calcext:value-type="percentage">
            <text:p>37.29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8880" calcext:value-type="float">
            <text:p>8880</text:p>
          </table:table-cell>
          <table:table-cell office:value-type="float" office:value="269" calcext:value-type="float">
            <text:p>269</text:p>
          </table:table-cell>
          <table:table-cell office:value-type="float" office:value="102" calcext:value-type="float">
            <text:p>102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32]/SUM([.F32:.H32])" office:value-type="percentage" office:value="0.379182156133829" calcext:value-type="percentage">
            <text:p>37.92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055" calcext:value-type="float">
            <text:p>9055</text:p>
          </table:table-cell>
          <table:table-cell office:value-type="float" office:value="225" calcext:value-type="float">
            <text:p>225</text:p>
          </table:table-cell>
          <table:table-cell office:value-type="float" office:value="85" calcext:value-type="float">
            <text:p>85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33]/SUM([.F33:.H33])" office:value-type="percentage" office:value="0.377777777777778" calcext:value-type="percentage">
            <text:p>37.78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095" calcext:value-type="float">
            <text:p>9095</text:p>
          </table:table-cell>
          <table:table-cell office:value-type="float" office:value="196" calcext:value-type="float">
            <text:p>196</text:p>
          </table:table-cell>
          <table:table-cell office:value-type="float" office:value="67" calcext:value-type="float">
            <text:p>67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34]/SUM([.F34:.H34])" office:value-type="percentage" office:value="0.341836734693878" calcext:value-type="percentage">
            <text:p>34.18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285" calcext:value-type="float">
            <text:p>9285</text:p>
          </table:table-cell>
          <table:table-cell office:value-type="float" office:value="168" calcext:value-type="float">
            <text:p>168</text:p>
          </table:table-cell>
          <table:table-cell office:value-type="float" office:value="61" calcext:value-type="float">
            <text:p>61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03" calcext:value-type="float">
            <text:p>103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35]/SUM([.F35:.H35])" office:value-type="percentage" office:value="0.363095238095238" calcext:value-type="percentage">
            <text:p>36.31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370" calcext:value-type="float">
            <text:p>9370</text:p>
          </table:table-cell>
          <table:table-cell office:value-type="float" office:value="148" calcext:value-type="float">
            <text:p>148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36]/SUM([.F36:.H36])" office:value-type="percentage" office:value="0.364864864864865" calcext:value-type="percentage">
            <text:p>36.49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430" calcext:value-type="float">
            <text:p>9430</text:p>
          </table:table-cell>
          <table:table-cell office:value-type="float" office:value="131" calcext:value-type="float">
            <text:p>131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09" calcext:value-type="float">
            <text:p>109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37]/SUM([.F37:.H37])" office:value-type="percentage" office:value="0.366412213740458" calcext:value-type="percentage">
            <text:p>36.64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500" calcext:value-type="float">
            <text:p>9500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12" calcext:value-type="float">
            <text:p>11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38]/SUM([.F38:.H38])" office:value-type="percentage" office:value="0.376068376068376" calcext:value-type="percentage">
            <text:p>37.61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650" calcext:value-type="float">
            <text:p>9650</text:p>
          </table:table-cell>
          <table:table-cell office:value-type="float" office:value="111" calcext:value-type="float">
            <text:p>11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39]/SUM([.F39:.H39])" office:value-type="percentage" office:value="0.450450450450451" calcext:value-type="percentage">
            <text:p>45.05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605" calcext:value-type="float">
            <text:p>9605</text:p>
          </table:table-cell>
          <table:table-cell office:value-type="float" office:value="102" calcext:value-type="float">
            <text:p>102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40]/SUM([.F40:.H40])" office:value-type="percentage" office:value="0.382352941176471" calcext:value-type="percentage">
            <text:p>38.24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645" calcext:value-type="float">
            <text:p>9645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21" calcext:value-type="float">
            <text:p>12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41]/SUM([.F41:.H41])" office:value-type="percentage" office:value="0.353658536585366" calcext:value-type="percentage">
            <text:p>35.37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650" calcext:value-type="float">
            <text:p>9650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24" calcext:value-type="float">
            <text:p>12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42]/SUM([.F42:.H42])" office:value-type="percentage" office:value="0.328767123287671" calcext:value-type="percentage">
            <text:p>32.88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660" calcext:value-type="float">
            <text:p>9660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27" calcext:value-type="float">
            <text:p>12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43]/SUM([.F43:.H43])" office:value-type="percentage" office:value="0.303030303030303" calcext:value-type="percentage">
            <text:p>30.3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745" calcext:value-type="float">
            <text:p>9745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44]/SUM([.F44:.H44])" office:value-type="percentage" office:value="0.377049180327869" calcext:value-type="percentage">
            <text:p>37.7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785" calcext:value-type="float">
            <text:p>9785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45]/SUM([.F45:.H45])" office:value-type="percentage" office:value="0.34" calcext:value-type="percentage">
            <text:p>34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820" calcext:value-type="float">
            <text:p>9820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36" calcext:value-type="float">
            <text:p>13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46]/SUM([.F46:.H46])" office:value-type="percentage" office:value="0.408163265306122" calcext:value-type="percentage">
            <text:p>40.82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870" calcext:value-type="float">
            <text:p>9870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39" calcext:value-type="float">
            <text:p>139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47]/SUM([.F47:.H47])" office:value-type="percentage" office:value="0.458333333333333" calcext:value-type="percentage">
            <text:p>45.83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30" calcext:value-type="float">
            <text:p>9930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42" calcext:value-type="float">
            <text:p>14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48]/SUM([.F48:.H48])" office:value-type="percentage" office:value="0.565217391304348" calcext:value-type="percentage">
            <text:p>56.52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60" calcext:value-type="float">
            <text:p>9960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45" calcext:value-type="float">
            <text:p>14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49]/SUM([.F49:.H49])" office:value-type="percentage" office:value="0.608695652173913" calcext:value-type="percentage">
            <text:p>60.87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890" calcext:value-type="float">
            <text:p>989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48" calcext:value-type="float">
            <text:p>148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50]/SUM([.F50:.H50])" office:value-type="percentage" office:value="0.487804878048781" calcext:value-type="percentage">
            <text:p>48.78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840" calcext:value-type="float">
            <text:p>984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51" calcext:value-type="float">
            <text:p>15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51]/SUM([.F51:.H51])" office:value-type="percentage" office:value="0.4" calcext:value-type="percentage">
            <text:p>40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855" calcext:value-type="float">
            <text:p>9855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54" calcext:value-type="float">
            <text:p>15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52]/SUM([.F52:.H52])" office:value-type="percentage" office:value="0.354838709677419" calcext:value-type="percentage">
            <text:p>35.48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885" calcext:value-type="float">
            <text:p>988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57" calcext:value-type="float">
            <text:p>15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53]/SUM([.F53:.H53])" office:value-type="percentage" office:value="0.392857142857143" calcext:value-type="percentage">
            <text:p>39.29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865" calcext:value-type="float">
            <text:p>9865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54]/SUM([.F54:.H54])" office:value-type="percentage" office:value="0.366666666666667" calcext:value-type="percentage">
            <text:p>36.67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00" calcext:value-type="float">
            <text:p>990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63" calcext:value-type="float">
            <text:p>163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55]/SUM([.F55:.H55])" office:value-type="percentage" office:value="0.428571428571429" calcext:value-type="percentage">
            <text:p>42.86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10" calcext:value-type="float">
            <text:p>991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66" calcext:value-type="float">
            <text:p>16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56]/SUM([.F56:.H56])" office:value-type="percentage" office:value="0.466666666666667" calcext:value-type="percentage">
            <text:p>46.67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45" calcext:value-type="float">
            <text:p>9945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69" calcext:value-type="float">
            <text:p>169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57]/SUM([.F57:.H57])" office:value-type="percentage" office:value="0.548387096774194" calcext:value-type="percentage">
            <text:p>54.84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75" calcext:value-type="float">
            <text:p>9975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58]/SUM([.F58:.H58])" office:value-type="percentage" office:value="0.607142857142857" calcext:value-type="percentage">
            <text:p>60.71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65" calcext:value-type="float">
            <text:p>9965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75" calcext:value-type="float">
            <text:p>17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59]/SUM([.F59:.H59])" office:value-type="percentage" office:value="0.586206896551724" calcext:value-type="percentage">
            <text:p>58.62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80" calcext:value-type="float">
            <text:p>9980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78" calcext:value-type="float">
            <text:p>178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60]/SUM([.F60:.H60])" office:value-type="percentage" office:value="0.620689655172414" calcext:value-type="percentage">
            <text:p>62.07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85" calcext:value-type="float">
            <text:p>9985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81" calcext:value-type="float">
            <text:p>18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61]/SUM([.F61:.H61])" office:value-type="percentage" office:value="0.633333333333333" calcext:value-type="percentage">
            <text:p>63.33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80" calcext:value-type="float">
            <text:p>9980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84" calcext:value-type="float">
            <text:p>18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62]/SUM([.F62:.H62])" office:value-type="percentage" office:value="0.615384615384615" calcext:value-type="percentage">
            <text:p>61.54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10000" calcext:value-type="float">
            <text:p>1000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87" calcext:value-type="float">
            <text:p>18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63]/SUM([.F63:.H63])" office:value-type="percentage" office:value="0.666666666666667" calcext:value-type="percentage">
            <text:p>66.67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75" calcext:value-type="float">
            <text:p>997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90" calcext:value-type="float">
            <text:p>19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64]/SUM([.F64:.H64])" office:value-type="percentage" office:value="0.590909090909091" calcext:value-type="percentage">
            <text:p>59.09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70" calcext:value-type="float">
            <text:p>997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93" calcext:value-type="float">
            <text:p>193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65]/SUM([.F65:.H65])" office:value-type="percentage" office:value="0.555555555555556" calcext:value-type="percentage">
            <text:p>55.56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10000" calcext:value-type="float">
            <text:p>1000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96" calcext:value-type="float">
            <text:p>19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66]/SUM([.F66:.H66])" office:value-type="percentage" office:value="0.666666666666667" calcext:value-type="percentage">
            <text:p>66.67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75" calcext:value-type="float">
            <text:p>997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99" calcext:value-type="float">
            <text:p>199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67]/SUM([.F67:.H67])" office:value-type="percentage" office:value="0.578947368421053" calcext:value-type="percentage">
            <text:p>57.89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65" calcext:value-type="float">
            <text:p>996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02" calcext:value-type="float">
            <text:p>20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68]/SUM([.F68:.H68])" office:value-type="percentage" office:value="0.55" calcext:value-type="percentage">
            <text:p>55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60" calcext:value-type="float">
            <text:p>996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05" calcext:value-type="float">
            <text:p>20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69]/SUM([.F69:.H69])" office:value-type="percentage" office:value="0.526315789473684" calcext:value-type="percentage">
            <text:p>52.63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75" calcext:value-type="float">
            <text:p>997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08" calcext:value-type="float">
            <text:p>208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70]/SUM([.F70:.H70])" office:value-type="percentage" office:value="0.5625" calcext:value-type="percentage">
            <text:p>56.25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45" calcext:value-type="float">
            <text:p>994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11" calcext:value-type="float">
            <text:p>21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71]/SUM([.F71:.H71])" office:value-type="percentage" office:value="0.384615384615385" calcext:value-type="percentage">
            <text:p>38.46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60" calcext:value-type="float">
            <text:p>996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72]/SUM([.F72:.H72])" office:value-type="percentage" office:value="0.461538461538462" calcext:value-type="percentage">
            <text:p>46.15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45" calcext:value-type="float">
            <text:p>994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17" calcext:value-type="float">
            <text:p>21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73]/SUM([.F73:.H73])" office:value-type="percentage" office:value="0.384615384615385" calcext:value-type="percentage">
            <text:p>38.46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75" calcext:value-type="float">
            <text:p>997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74]/SUM([.F74:.H74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65" calcext:value-type="float">
            <text:p>996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23" calcext:value-type="float">
            <text:p>223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75]/SUM([.F75:.H75])" office:value-type="percentage" office:value="0.454545454545455" calcext:value-type="percentage">
            <text:p>45.45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9990" calcext:value-type="float">
            <text:p>9990</text:p>
          </table:table-cell>
          <table:table-cell office:value-type="float" office:value="9965" calcext:value-type="float">
            <text:p>996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26" calcext:value-type="float">
            <text:p>22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76]/SUM([.F76:.H76])" office:value-type="percentage" office:value="0.454545454545455" calcext:value-type="percentage">
            <text:p>45.45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70" calcext:value-type="float">
            <text:p>997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29" calcext:value-type="float">
            <text:p>229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77]/SUM([.F77:.H77])" office:value-type="percentage" office:value="0.444444444444444" calcext:value-type="percentage">
            <text:p>44.44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45" calcext:value-type="float">
            <text:p>994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32" calcext:value-type="float">
            <text:p>23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78]/SUM([.F78:.H78])" office:value-type="percentage" office:value="0.3" calcext:value-type="percentage">
            <text:p>30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50" calcext:value-type="float">
            <text:p>995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35" calcext:value-type="float">
            <text:p>23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79]/SUM([.F79:.H79])" office:value-type="percentage" office:value="0.25" calcext:value-type="percentage">
            <text:p>25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40" calcext:value-type="float">
            <text:p>994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38" calcext:value-type="float">
            <text:p>238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80]/SUM([.F80:.H80])" office:value-type="percentage" office:value="0.222222222222222" calcext:value-type="percentage">
            <text:p>22.22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60" calcext:value-type="float">
            <text:p>996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41" calcext:value-type="float">
            <text:p>24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81]/SUM([.F81:.H81])" office:value-type="percentage" office:value="0.285714285714286" calcext:value-type="percentage">
            <text:p>28.57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70" calcext:value-type="float">
            <text:p>997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44" calcext:value-type="float">
            <text:p>24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82]/SUM([.F82:.H82])" office:value-type="percentage" office:value="0.333333333333333" calcext:value-type="percentage">
            <text:p>33.33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70" calcext:value-type="float">
            <text:p>997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47" calcext:value-type="float">
            <text:p>24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83]/SUM([.F83:.H83])" office:value-type="percentage" office:value="0.333333333333333" calcext:value-type="percentage">
            <text:p>33.33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70" calcext:value-type="float">
            <text:p>997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84]/SUM([.F84:.H84])" office:value-type="percentage" office:value="0.444444444444444" calcext:value-type="percentage">
            <text:p>44.44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75" calcext:value-type="float">
            <text:p>997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85]/SUM([.F85:.H85])" office:value-type="percentage" office:value="0.428571428571429" calcext:value-type="percentage">
            <text:p>42.86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75" calcext:value-type="float">
            <text:p>997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56" calcext:value-type="float">
            <text:p>25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86]/SUM([.F86:.H86])" office:value-type="percentage" office:value="0.428571428571429" calcext:value-type="percentage">
            <text:p>42.86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80" calcext:value-type="float">
            <text:p>998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59" calcext:value-type="float">
            <text:p>259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87]/SUM([.F87:.H87])" office:value-type="percentage" office:value="0.4" calcext:value-type="percentage">
            <text:p>40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85" calcext:value-type="float">
            <text:p>998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62" calcext:value-type="float">
            <text:p>26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88]/SUM([.F88:.H88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85" calcext:value-type="float">
            <text:p>998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65" calcext:value-type="float">
            <text:p>26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89]/SUM([.F89:.H89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75" calcext:value-type="float">
            <text:p>997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68" calcext:value-type="float">
            <text:p>268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90]/SUM([.F90:.H90])" office:value-type="percentage" office:value="0.428571428571429" calcext:value-type="percentage">
            <text:p>42.86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85" calcext:value-type="float">
            <text:p>998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71" calcext:value-type="float">
            <text:p>27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91]/SUM([.F91:.H91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80" calcext:value-type="float">
            <text:p>998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92]/SUM([.F92:.H92])" office:value-type="percentage" office:value="0.4" calcext:value-type="percentage">
            <text:p>40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80" calcext:value-type="float">
            <text:p>998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77" calcext:value-type="float">
            <text:p>27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93]/SUM([.F93:.H93])" office:value-type="percentage" office:value="0.4" calcext:value-type="percentage">
            <text:p>40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80" calcext:value-type="float">
            <text:p>998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80" calcext:value-type="float">
            <text:p>28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94]/SUM([.F94:.H94])" office:value-type="percentage" office:value="0.4" calcext:value-type="percentage">
            <text:p>40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80" calcext:value-type="float">
            <text:p>998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83" calcext:value-type="float">
            <text:p>283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95]/SUM([.F95:.H95])" office:value-type="percentage" office:value="0.4" calcext:value-type="percentage">
            <text:p>40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80" calcext:value-type="float">
            <text:p>998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86" calcext:value-type="float">
            <text:p>28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96]/SUM([.F96:.H96])" office:value-type="percentage" office:value="0.4" calcext:value-type="percentage">
            <text:p>40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90" calcext:value-type="float">
            <text:p>99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89" calcext:value-type="float">
            <text:p>289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97]/SUM([.F97:.H97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90" calcext:value-type="float">
            <text:p>99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92" calcext:value-type="float">
            <text:p>29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98]/SUM([.F98:.H98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90" calcext:value-type="float">
            <text:p>99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95" calcext:value-type="float">
            <text:p>29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99]/SUM([.F99:.H99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10005" calcext:value-type="float">
            <text:p>10005</text:p>
          </table:table-cell>
          <table:table-cell office:value-type="float" office:value="9990" calcext:value-type="float">
            <text:p>99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98" calcext:value-type="float">
            <text:p>298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F100]/SUM([.F100:.H100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table:number-columns-repeated="15"/>
          <table:table-cell table:formula="of:=SUM([.P2:.P100])/100" office:value-type="percentage" office:value="0.418855082858862" calcext:value-type="percentage">
            <text:p>41.89%</text:p>
          </table:table-cell>
          <table:table-cell/>
        </table:table-row>
        <table:table-row table:style-name="ro1" table:number-rows-repeated="104847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rsi_entrada_continua_50_50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7" table:default-cell-style-name="ce2"/>
        <table:table-column table:style-name="co18" table:default-cell-style-name="Default"/>
        <table:table-row table:style-name="ro1">
          <table:table-cell office:value-type="string" calcext:value-type="string">
            <text:p>first_operational_year</text:p>
          </table:table-cell>
          <table:table-cell office:value-type="string" calcext:value-type="string">
            <text:p>last_operational_year</text:p>
          </table:table-cell>
          <table:table-cell office:value-type="string" calcext:value-type="string">
            <text:p>initial_balance</text:p>
          </table:table-cell>
          <table:table-cell office:value-type="string" calcext:value-type="string">
            <text:p>final_balance</text:p>
          </table:table-cell>
          <table:table-cell office:value-type="string" calcext:value-type="string">
            <text:p>total_trades</text:p>
          </table:table-cell>
          <table:table-cell office:value-type="string" calcext:value-type="string">
            <text:p>win_trades</text:p>
          </table:table-cell>
          <table:table-cell office:value-type="string" calcext:value-type="string">
            <text:p>loss_trades</text:p>
          </table:table-cell>
          <table:table-cell office:value-type="string" calcext:value-type="string">
            <text:p>tie_trades</text:p>
          </table:table-cell>
          <table:table-cell office:value-type="string" calcext:value-type="string">
            <text:p>filename_elements...</text:p>
          </table:table-cell>
          <table:table-cell table:number-columns-repeated="8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679" calcext:value-type="float">
            <text:p>2679</text:p>
          </table:table-cell>
          <table:table-cell office:value-type="float" office:value="929" calcext:value-type="float">
            <text:p>929</text:p>
          </table:table-cell>
          <table:table-cell office:value-type="float" office:value="1464" calcext:value-type="float">
            <text:p>1464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2]/SUM([.F2:.H2])" office:value-type="percentage" office:value="0.346771183277342" calcext:value-type="percentage">
            <text:p>34.68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float" office:value="906" calcext:value-type="float">
            <text:p>906</text:p>
          </table:table-cell>
          <table:table-cell office:value-type="float" office:value="1453" calcext:value-type="float">
            <text:p>1453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3]/SUM([.F3:.H3])" office:value-type="percentage" office:value="0.335679881437569" calcext:value-type="percentage">
            <text:p>33.57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593" calcext:value-type="float">
            <text:p>2593</text:p>
          </table:table-cell>
          <table:table-cell office:value-type="float" office:value="834" calcext:value-type="float">
            <text:p>834</text:p>
          </table:table-cell>
          <table:table-cell office:value-type="float" office:value="1417" calcext:value-type="float">
            <text:p>1417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4]/SUM([.F4:.H4])" office:value-type="percentage" office:value="0.321635171615889" calcext:value-type="percentage">
            <text:p>32.16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504" calcext:value-type="float">
            <text:p>2504</text:p>
          </table:table-cell>
          <table:table-cell office:value-type="float" office:value="779" calcext:value-type="float">
            <text:p>779</text:p>
          </table:table-cell>
          <table:table-cell office:value-type="float" office:value="1389" calcext:value-type="float">
            <text:p>1389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5]/SUM([.F5:.H5])" office:value-type="percentage" office:value="0.311102236421725" calcext:value-type="percentage">
            <text:p>31.11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550" calcext:value-type="float">
            <text:p>2550</text:p>
          </table:table-cell>
          <table:table-cell office:value-type="float" office:value="794" calcext:value-type="float">
            <text:p>794</text:p>
          </table:table-cell>
          <table:table-cell office:value-type="float" office:value="1397" calcext:value-type="float">
            <text:p>1397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6]/SUM([.F6:.H6])" office:value-type="percentage" office:value="0.311372549019608" calcext:value-type="percentage">
            <text:p>31.14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517" calcext:value-type="float">
            <text:p>2517</text:p>
          </table:table-cell>
          <table:table-cell office:value-type="float" office:value="780" calcext:value-type="float">
            <text:p>780</text:p>
          </table:table-cell>
          <table:table-cell office:value-type="float" office:value="1390" calcext:value-type="float">
            <text:p>139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7]/SUM([.F7:.H7])" office:value-type="percentage" office:value="0.309892729439809" calcext:value-type="percentage">
            <text:p>30.99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471" calcext:value-type="float">
            <text:p>2471</text:p>
          </table:table-cell>
          <table:table-cell office:value-type="float" office:value="756" calcext:value-type="float">
            <text:p>756</text:p>
          </table:table-cell>
          <table:table-cell office:value-type="float" office:value="1378" calcext:value-type="float">
            <text:p>1378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8]/SUM([.F8:.H8])" office:value-type="percentage" office:value="0.305949008498584" calcext:value-type="percentage">
            <text:p>30.59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482" calcext:value-type="float">
            <text:p>2482</text:p>
          </table:table-cell>
          <table:table-cell office:value-type="float" office:value="767" calcext:value-type="float">
            <text:p>767</text:p>
          </table:table-cell>
          <table:table-cell office:value-type="float" office:value="1383" calcext:value-type="float">
            <text:p>1383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9]/SUM([.F9:.H9])" office:value-type="percentage" office:value="0.309024979854956" calcext:value-type="percentage">
            <text:p>30.90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511" calcext:value-type="float">
            <text:p>2511</text:p>
          </table:table-cell>
          <table:table-cell office:value-type="float" office:value="781" calcext:value-type="float">
            <text:p>781</text:p>
          </table:table-cell>
          <table:table-cell office:value-type="float" office:value="1390" calcext:value-type="float">
            <text:p>139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10]/SUM([.F10:.H10])" office:value-type="percentage" office:value="0.311031461569096" calcext:value-type="percentage">
            <text:p>31.10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468" calcext:value-type="float">
            <text:p>2468</text:p>
          </table:table-cell>
          <table:table-cell office:value-type="float" office:value="757" calcext:value-type="float">
            <text:p>757</text:p>
          </table:table-cell>
          <table:table-cell office:value-type="float" office:value="1378" calcext:value-type="float">
            <text:p>137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11]/SUM([.F11:.H11])" office:value-type="percentage" office:value="0.306726094003241" calcext:value-type="percentage">
            <text:p>30.67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471" calcext:value-type="float">
            <text:p>2471</text:p>
          </table:table-cell>
          <table:table-cell office:value-type="float" office:value="757" calcext:value-type="float">
            <text:p>757</text:p>
          </table:table-cell>
          <table:table-cell office:value-type="float" office:value="1378" calcext:value-type="float">
            <text:p>137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12]/SUM([.F12:.H12])" office:value-type="percentage" office:value="0.306353702954269" calcext:value-type="percentage">
            <text:p>30.64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451" calcext:value-type="float">
            <text:p>2451</text:p>
          </table:table-cell>
          <table:table-cell office:value-type="float" office:value="740" calcext:value-type="float">
            <text:p>740</text:p>
          </table:table-cell>
          <table:table-cell office:value-type="float" office:value="1370" calcext:value-type="float">
            <text:p>137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13]/SUM([.F13:.H13])" office:value-type="percentage" office:value="0.301917584659323" calcext:value-type="percentage">
            <text:p>30.19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442" calcext:value-type="float">
            <text:p>2442</text:p>
          </table:table-cell>
          <table:table-cell office:value-type="float" office:value="732" calcext:value-type="float">
            <text:p>732</text:p>
          </table:table-cell>
          <table:table-cell office:value-type="float" office:value="1366" calcext:value-type="float">
            <text:p>1366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14]/SUM([.F14:.H14])" office:value-type="percentage" office:value="0.2997542997543" calcext:value-type="percentage">
            <text:p>29.98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491" calcext:value-type="float">
            <text:p>2491</text:p>
          </table:table-cell>
          <table:table-cell office:value-type="float" office:value="752" calcext:value-type="float">
            <text:p>752</text:p>
          </table:table-cell>
          <table:table-cell office:value-type="float" office:value="1376" calcext:value-type="float">
            <text:p>1376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15]/SUM([.F15:.H15])" office:value-type="percentage" office:value="0.30188679245283" calcext:value-type="percentage">
            <text:p>30.19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549" calcext:value-type="float">
            <text:p>2549</text:p>
          </table:table-cell>
          <table:table-cell office:value-type="float" office:value="777" calcext:value-type="float">
            <text:p>777</text:p>
          </table:table-cell>
          <table:table-cell office:value-type="float" office:value="1388" calcext:value-type="float">
            <text:p>1388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16]/SUM([.F16:.H16])" office:value-type="percentage" office:value="0.304825421734013" calcext:value-type="percentage">
            <text:p>30.48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508" calcext:value-type="float">
            <text:p>2508</text:p>
          </table:table-cell>
          <table:table-cell office:value-type="float" office:value="751" calcext:value-type="float">
            <text:p>751</text:p>
          </table:table-cell>
          <table:table-cell office:value-type="float" office:value="1375" calcext:value-type="float">
            <text:p>1375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17]/SUM([.F17:.H17])" office:value-type="percentage" office:value="0.299441786283892" calcext:value-type="percentage">
            <text:p>29.94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544" calcext:value-type="float">
            <text:p>2544</text:p>
          </table:table-cell>
          <table:table-cell office:value-type="float" office:value="779" calcext:value-type="float">
            <text:p>779</text:p>
          </table:table-cell>
          <table:table-cell office:value-type="float" office:value="1389" calcext:value-type="float">
            <text:p>1389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18]/SUM([.F18:.H18])" office:value-type="percentage" office:value="0.306210691823899" calcext:value-type="percentage">
            <text:p>30.62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455" calcext:value-type="float">
            <text:p>2455</text:p>
          </table:table-cell>
          <table:table-cell office:value-type="float" office:value="731" calcext:value-type="float">
            <text:p>731</text:p>
          </table:table-cell>
          <table:table-cell office:value-type="float" office:value="1365" calcext:value-type="float">
            <text:p>1365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19]/SUM([.F19:.H19])" office:value-type="percentage" office:value="0.29775967413442" calcext:value-type="percentage">
            <text:p>29.78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524" calcext:value-type="float">
            <text:p>2524</text:p>
          </table:table-cell>
          <table:table-cell office:value-type="float" office:value="771" calcext:value-type="float">
            <text:p>771</text:p>
          </table:table-cell>
          <table:table-cell office:value-type="float" office:value="1385" calcext:value-type="float">
            <text:p>1385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20]/SUM([.F20:.H20])" office:value-type="percentage" office:value="0.305467511885895" calcext:value-type="percentage">
            <text:p>30.55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514" calcext:value-type="float">
            <text:p>2514</text:p>
          </table:table-cell>
          <table:table-cell office:value-type="float" office:value="758" calcext:value-type="float">
            <text:p>758</text:p>
          </table:table-cell>
          <table:table-cell office:value-type="float" office:value="1379" calcext:value-type="float">
            <text:p>1379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21]/SUM([.F21:.H21])" office:value-type="percentage" office:value="0.30151153540175" calcext:value-type="percentage">
            <text:p>30.15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476" calcext:value-type="float">
            <text:p>2476</text:p>
          </table:table-cell>
          <table:table-cell office:value-type="float" office:value="741" calcext:value-type="float">
            <text:p>741</text:p>
          </table:table-cell>
          <table:table-cell office:value-type="float" office:value="1370" calcext:value-type="float">
            <text:p>137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22]/SUM([.F22:.H22])" office:value-type="percentage" office:value="0.299273021001615" calcext:value-type="percentage">
            <text:p>29.93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547" calcext:value-type="float">
            <text:p>2547</text:p>
          </table:table-cell>
          <table:table-cell office:value-type="float" office:value="783" calcext:value-type="float">
            <text:p>783</text:p>
          </table:table-cell>
          <table:table-cell office:value-type="float" office:value="1391" calcext:value-type="float">
            <text:p>139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23]/SUM([.F23:.H23])" office:value-type="percentage" office:value="0.307420494699647" calcext:value-type="percentage">
            <text:p>30.74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472" calcext:value-type="float">
            <text:p>2472</text:p>
          </table:table-cell>
          <table:table-cell office:value-type="float" office:value="736" calcext:value-type="float">
            <text:p>736</text:p>
          </table:table-cell>
          <table:table-cell office:value-type="float" office:value="1368" calcext:value-type="float">
            <text:p>1368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24]/SUM([.F24:.H24])" office:value-type="percentage" office:value="0.297734627831715" calcext:value-type="percentage">
            <text:p>29.77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489" calcext:value-type="float">
            <text:p>2489</text:p>
          </table:table-cell>
          <table:table-cell office:value-type="float" office:value="746" calcext:value-type="float">
            <text:p>746</text:p>
          </table:table-cell>
          <table:table-cell office:value-type="float" office:value="1373" calcext:value-type="float">
            <text:p>1373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25]/SUM([.F25:.H25])" office:value-type="percentage" office:value="0.299718762555243" calcext:value-type="percentage">
            <text:p>29.97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487" calcext:value-type="float">
            <text:p>2487</text:p>
          </table:table-cell>
          <table:table-cell office:value-type="float" office:value="733" calcext:value-type="float">
            <text:p>733</text:p>
          </table:table-cell>
          <table:table-cell office:value-type="float" office:value="1366" calcext:value-type="float">
            <text:p>1366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26]/SUM([.F26:.H26])" office:value-type="percentage" office:value="0.294732609569763" calcext:value-type="percentage">
            <text:p>29.47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534" calcext:value-type="float">
            <text:p>2534</text:p>
          </table:table-cell>
          <table:table-cell office:value-type="float" office:value="761" calcext:value-type="float">
            <text:p>761</text:p>
          </table:table-cell>
          <table:table-cell office:value-type="float" office:value="1380" calcext:value-type="float">
            <text:p>138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27]/SUM([.F27:.H27])" office:value-type="percentage" office:value="0.300315706393054" calcext:value-type="percentage">
            <text:p>30.03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510" calcext:value-type="float">
            <text:p>2510</text:p>
          </table:table-cell>
          <table:table-cell office:value-type="float" office:value="748" calcext:value-type="float">
            <text:p>748</text:p>
          </table:table-cell>
          <table:table-cell office:value-type="float" office:value="1374" calcext:value-type="float">
            <text:p>1374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28]/SUM([.F28:.H28])" office:value-type="percentage" office:value="0.29800796812749" calcext:value-type="percentage">
            <text:p>29.80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476" calcext:value-type="float">
            <text:p>2476</text:p>
          </table:table-cell>
          <table:table-cell office:value-type="float" office:value="732" calcext:value-type="float">
            <text:p>732</text:p>
          </table:table-cell>
          <table:table-cell office:value-type="float" office:value="1366" calcext:value-type="float">
            <text:p>1366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29]/SUM([.F29:.H29])" office:value-type="percentage" office:value="0.295638126009693" calcext:value-type="percentage">
            <text:p>29.56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551" calcext:value-type="float">
            <text:p>2551</text:p>
          </table:table-cell>
          <table:table-cell office:value-type="float" office:value="767" calcext:value-type="float">
            <text:p>767</text:p>
          </table:table-cell>
          <table:table-cell office:value-type="float" office:value="1383" calcext:value-type="float">
            <text:p>1383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30]/SUM([.F30:.H30])" office:value-type="percentage" office:value="0.300666405331243" calcext:value-type="percentage">
            <text:p>30.07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440" calcext:value-type="float">
            <text:p>2440</text:p>
          </table:table-cell>
          <table:table-cell office:value-type="float" office:value="701" calcext:value-type="float">
            <text:p>701</text:p>
          </table:table-cell>
          <table:table-cell office:value-type="float" office:value="1350" calcext:value-type="float">
            <text:p>1350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31]/SUM([.F31:.H31])" office:value-type="percentage" office:value="0.287295081967213" calcext:value-type="percentage">
            <text:p>28.73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405" calcext:value-type="float">
            <text:p>2405</text:p>
          </table:table-cell>
          <table:table-cell office:value-type="float" office:value="692" calcext:value-type="float">
            <text:p>692</text:p>
          </table:table-cell>
          <table:table-cell office:value-type="float" office:value="1346" calcext:value-type="float">
            <text:p>1346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32]/SUM([.F32:.H32])" office:value-type="percentage" office:value="0.287733887733888" calcext:value-type="percentage">
            <text:p>28.77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999" calcext:value-type="float">
            <text:p>1999</text:p>
          </table:table-cell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737" calcext:value-type="float">
            <text:p>737</text:p>
          </table:table-cell>
          <table:table-cell office:value-type="float" office:value="1368" calcext:value-type="float">
            <text:p>1368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33]/SUM([.F33:.H33])" office:value-type="percentage" office:value="0.297057638049174" calcext:value-type="percentage">
            <text:p>29.71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412" calcext:value-type="float">
            <text:p>2412</text:p>
          </table:table-cell>
          <table:table-cell office:value-type="float" office:value="702" calcext:value-type="float">
            <text:p>702</text:p>
          </table:table-cell>
          <table:table-cell office:value-type="float" office:value="1351" calcext:value-type="float">
            <text:p>1351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34]/SUM([.F34:.H34])" office:value-type="percentage" office:value="0.291044776119403" calcext:value-type="percentage">
            <text:p>29.10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390" calcext:value-type="float">
            <text:p>2390</text:p>
          </table:table-cell>
          <table:table-cell office:value-type="float" office:value="694" calcext:value-type="float">
            <text:p>694</text:p>
          </table:table-cell>
          <table:table-cell office:value-type="float" office:value="1347" calcext:value-type="float">
            <text:p>1347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35]/SUM([.F35:.H35])" office:value-type="percentage" office:value="0.290376569037657" calcext:value-type="percentage">
            <text:p>29.04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389" calcext:value-type="float">
            <text:p>2389</text:p>
          </table:table-cell>
          <table:table-cell office:value-type="float" office:value="698" calcext:value-type="float">
            <text:p>698</text:p>
          </table:table-cell>
          <table:table-cell office:value-type="float" office:value="1349" calcext:value-type="float">
            <text:p>1349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36]/SUM([.F36:.H36])" office:value-type="percentage" office:value="0.292172457095019" calcext:value-type="percentage">
            <text:p>29.22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356" calcext:value-type="float">
            <text:p>2356</text:p>
          </table:table-cell>
          <table:table-cell office:value-type="float" office:value="677" calcext:value-type="float">
            <text:p>677</text:p>
          </table:table-cell>
          <table:table-cell office:value-type="float" office:value="1338" calcext:value-type="float">
            <text:p>1338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37]/SUM([.F37:.H37])" office:value-type="percentage" office:value="0.287351443123939" calcext:value-type="percentage">
            <text:p>28.74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293" calcext:value-type="float">
            <text:p>2293</text:p>
          </table:table-cell>
          <table:table-cell office:value-type="float" office:value="643" calcext:value-type="float">
            <text:p>643</text:p>
          </table:table-cell>
          <table:table-cell office:value-type="float" office:value="1321" calcext:value-type="float">
            <text:p>1321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38]/SUM([.F38:.H38])" office:value-type="percentage" office:value="0.280418665503707" calcext:value-type="percentage">
            <text:p>28.04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274" calcext:value-type="float">
            <text:p>2274</text:p>
          </table:table-cell>
          <table:table-cell office:value-type="float" office:value="636" calcext:value-type="float">
            <text:p>636</text:p>
          </table:table-cell>
          <table:table-cell office:value-type="float" office:value="1318" calcext:value-type="float">
            <text:p>1318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39]/SUM([.F39:.H39])" office:value-type="percentage" office:value="0.279683377308707" calcext:value-type="percentage">
            <text:p>27.97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219" calcext:value-type="float">
            <text:p>2219</text:p>
          </table:table-cell>
          <table:table-cell office:value-type="float" office:value="602" calcext:value-type="float">
            <text:p>602</text:p>
          </table:table-cell>
          <table:table-cell office:value-type="float" office:value="1301" calcext:value-type="float">
            <text:p>130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40]/SUM([.F40:.H40])" office:value-type="percentage" office:value="0.271293375394322" calcext:value-type="percentage">
            <text:p>27.13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214" calcext:value-type="float">
            <text:p>2214</text:p>
          </table:table-cell>
          <table:table-cell office:value-type="float" office:value="595" calcext:value-type="float">
            <text:p>595</text:p>
          </table:table-cell>
          <table:table-cell office:value-type="float" office:value="1297" calcext:value-type="float">
            <text:p>1297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41]/SUM([.F41:.H41])" office:value-type="percentage" office:value="0.268744354110208" calcext:value-type="percentage">
            <text:p>26.87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234" calcext:value-type="float">
            <text:p>2234</text:p>
          </table:table-cell>
          <table:table-cell office:value-type="float" office:value="599" calcext:value-type="float">
            <text:p>599</text:p>
          </table:table-cell>
          <table:table-cell office:value-type="float" office:value="1299" calcext:value-type="float">
            <text:p>1299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42]/SUM([.F42:.H42])" office:value-type="percentage" office:value="0.268128916741271" calcext:value-type="percentage">
            <text:p>26.81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314" calcext:value-type="float">
            <text:p>2314</text:p>
          </table:table-cell>
          <table:table-cell office:value-type="float" office:value="640" calcext:value-type="float">
            <text:p>640</text:p>
          </table:table-cell>
          <table:table-cell office:value-type="float" office:value="1320" calcext:value-type="float">
            <text:p>1320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43]/SUM([.F43:.H43])" office:value-type="percentage" office:value="0.276577355229041" calcext:value-type="percentage">
            <text:p>27.66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274" calcext:value-type="float">
            <text:p>2274</text:p>
          </table:table-cell>
          <table:table-cell office:value-type="float" office:value="615" calcext:value-type="float">
            <text:p>615</text:p>
          </table:table-cell>
          <table:table-cell office:value-type="float" office:value="1307" calcext:value-type="float">
            <text:p>1307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44]/SUM([.F44:.H44])" office:value-type="percentage" office:value="0.270448548812665" calcext:value-type="percentage">
            <text:p>27.04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float" office:value="594" calcext:value-type="float">
            <text:p>594</text:p>
          </table:table-cell>
          <table:table-cell office:value-type="float" office:value="1297" calcext:value-type="float">
            <text:p>1297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45]/SUM([.F45:.H45])" office:value-type="percentage" office:value="0.266129032258064" calcext:value-type="percentage">
            <text:p>26.61%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214" calcext:value-type="float">
            <text:p>2214</text:p>
          </table:table-cell>
          <table:table-cell office:value-type="float" office:value="583" calcext:value-type="float">
            <text:p>583</text:p>
          </table:table-cell>
          <table:table-cell office:value-type="float" office:value="1291" calcext:value-type="float">
            <text:p>1291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46]/SUM([.F46:.H46])" office:value-type="percentage" office:value="0.263324299909666" calcext:value-type="percentage">
            <text:p>26.33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222" calcext:value-type="float">
            <text:p>2222</text:p>
          </table:table-cell>
          <table:table-cell office:value-type="float" office:value="593" calcext:value-type="float">
            <text:p>593</text:p>
          </table:table-cell>
          <table:table-cell office:value-type="float" office:value="1296" calcext:value-type="float">
            <text:p>1296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47]/SUM([.F47:.H47])" office:value-type="percentage" office:value="0.266876687668767" calcext:value-type="percentage">
            <text:p>26.69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287" calcext:value-type="float">
            <text:p>2287</text:p>
          </table:table-cell>
          <table:table-cell office:value-type="float" office:value="632" calcext:value-type="float">
            <text:p>632</text:p>
          </table:table-cell>
          <table:table-cell office:value-type="float" office:value="1316" calcext:value-type="float">
            <text:p>1316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48]/SUM([.F48:.H48])" office:value-type="percentage" office:value="0.276344556187145" calcext:value-type="percentage">
            <text:p>27.63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297" calcext:value-type="float">
            <text:p>2297</text:p>
          </table:table-cell>
          <table:table-cell office:value-type="float" office:value="638" calcext:value-type="float">
            <text:p>638</text:p>
          </table:table-cell>
          <table:table-cell office:value-type="float" office:value="1319" calcext:value-type="float">
            <text:p>131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49]/SUM([.F49:.H49])" office:value-type="percentage" office:value="0.277753591641271" calcext:value-type="percentage">
            <text:p>27.78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305" calcext:value-type="float">
            <text:p>2305</text:p>
          </table:table-cell>
          <table:table-cell office:value-type="float" office:value="637" calcext:value-type="float">
            <text:p>637</text:p>
          </table:table-cell>
          <table:table-cell office:value-type="float" office:value="1318" calcext:value-type="float">
            <text:p>1318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50]/SUM([.F50:.H50])" office:value-type="percentage" office:value="0.276355748373102" calcext:value-type="percentage">
            <text:p>27.64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312" calcext:value-type="float">
            <text:p>2312</text:p>
          </table:table-cell>
          <table:table-cell office:value-type="float" office:value="641" calcext:value-type="float">
            <text:p>641</text:p>
          </table:table-cell>
          <table:table-cell office:value-type="float" office:value="1320" calcext:value-type="float">
            <text:p>132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51]/SUM([.F51:.H51])" office:value-type="percentage" office:value="0.277249134948097" calcext:value-type="percentage">
            <text:p>27.72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301" calcext:value-type="float">
            <text:p>2301</text:p>
          </table:table-cell>
          <table:table-cell office:value-type="float" office:value="643" calcext:value-type="float">
            <text:p>643</text:p>
          </table:table-cell>
          <table:table-cell office:value-type="float" office:value="1321" calcext:value-type="float">
            <text:p>1321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52]/SUM([.F52:.H52])" office:value-type="percentage" office:value="0.279443720121686" calcext:value-type="percentage">
            <text:p>27.94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277" calcext:value-type="float">
            <text:p>2277</text:p>
          </table:table-cell>
          <table:table-cell office:value-type="float" office:value="630" calcext:value-type="float">
            <text:p>630</text:p>
          </table:table-cell>
          <table:table-cell office:value-type="float" office:value="1315" calcext:value-type="float">
            <text:p>131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53]/SUM([.F53:.H53])" office:value-type="percentage" office:value="0.276679841897233" calcext:value-type="percentage">
            <text:p>27.67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262" calcext:value-type="float">
            <text:p>2262</text:p>
          </table:table-cell>
          <table:table-cell office:value-type="float" office:value="617" calcext:value-type="float">
            <text:p>617</text:p>
          </table:table-cell>
          <table:table-cell office:value-type="float" office:value="1308" calcext:value-type="float">
            <text:p>1308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54]/SUM([.F54:.H54])" office:value-type="percentage" office:value="0.272767462422635" calcext:value-type="percentage">
            <text:p>27.28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291" calcext:value-type="float">
            <text:p>2291</text:p>
          </table:table-cell>
          <table:table-cell office:value-type="float" office:value="643" calcext:value-type="float">
            <text:p>643</text:p>
          </table:table-cell>
          <table:table-cell office:value-type="float" office:value="1321" calcext:value-type="float">
            <text:p>1321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55]/SUM([.F55:.H55])" office:value-type="percentage" office:value="0.280663465735487" calcext:value-type="percentage">
            <text:p>28.07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264" calcext:value-type="float">
            <text:p>2264</text:p>
          </table:table-cell>
          <table:table-cell office:value-type="float" office:value="622" calcext:value-type="float">
            <text:p>622</text:p>
          </table:table-cell>
          <table:table-cell office:value-type="float" office:value="1311" calcext:value-type="float">
            <text:p>131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56]/SUM([.F56:.H56])" office:value-type="percentage" office:value="0.274734982332155" calcext:value-type="percentage">
            <text:p>27.47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268" calcext:value-type="float">
            <text:p>2268</text:p>
          </table:table-cell>
          <table:table-cell office:value-type="float" office:value="622" calcext:value-type="float">
            <text:p>622</text:p>
          </table:table-cell>
          <table:table-cell office:value-type="float" office:value="1311" calcext:value-type="float">
            <text:p>1311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57]/SUM([.F57:.H57])" office:value-type="percentage" office:value="0.274250440917108" calcext:value-type="percentage">
            <text:p>27.43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232" calcext:value-type="float">
            <text:p>2232</text:p>
          </table:table-cell>
          <table:table-cell office:value-type="float" office:value="599" calcext:value-type="float">
            <text:p>599</text:p>
          </table:table-cell>
          <table:table-cell office:value-type="float" office:value="1299" calcext:value-type="float">
            <text:p>129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58]/SUM([.F58:.H58])" office:value-type="percentage" office:value="0.26836917562724" calcext:value-type="percentage">
            <text:p>26.84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300" calcext:value-type="float">
            <text:p>2300</text:p>
          </table:table-cell>
          <table:table-cell office:value-type="float" office:value="643" calcext:value-type="float">
            <text:p>643</text:p>
          </table:table-cell>
          <table:table-cell office:value-type="float" office:value="1321" calcext:value-type="float">
            <text:p>132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59]/SUM([.F59:.H59])" office:value-type="percentage" office:value="0.279565217391304" calcext:value-type="percentage">
            <text:p>27.96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331" calcext:value-type="float">
            <text:p>2331</text:p>
          </table:table-cell>
          <table:table-cell office:value-type="float" office:value="661" calcext:value-type="float">
            <text:p>661</text:p>
          </table:table-cell>
          <table:table-cell office:value-type="float" office:value="1330" calcext:value-type="float">
            <text:p>133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60]/SUM([.F60:.H60])" office:value-type="percentage" office:value="0.283569283569284" calcext:value-type="percentage">
            <text:p>28.36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311" calcext:value-type="float">
            <text:p>2311</text:p>
          </table:table-cell>
          <table:table-cell office:value-type="float" office:value="649" calcext:value-type="float">
            <text:p>649</text:p>
          </table:table-cell>
          <table:table-cell office:value-type="float" office:value="1324" calcext:value-type="float">
            <text:p>1324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61]/SUM([.F61:.H61])" office:value-type="percentage" office:value="0.280830809173518" calcext:value-type="percentage">
            <text:p>28.08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319" calcext:value-type="float">
            <text:p>2319</text:p>
          </table:table-cell>
          <table:table-cell office:value-type="float" office:value="660" calcext:value-type="float">
            <text:p>660</text:p>
          </table:table-cell>
          <table:table-cell office:value-type="float" office:value="1330" calcext:value-type="float">
            <text:p>1330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62]/SUM([.F62:.H62])" office:value-type="percentage" office:value="0.284605433376455" calcext:value-type="percentage">
            <text:p>28.46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350" calcext:value-type="float">
            <text:p>2350</text:p>
          </table:table-cell>
          <table:table-cell office:value-type="float" office:value="671" calcext:value-type="float">
            <text:p>671</text:p>
          </table:table-cell>
          <table:table-cell office:value-type="float" office:value="1335" calcext:value-type="float">
            <text:p>1335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63]/SUM([.F63:.H63])" office:value-type="percentage" office:value="0.285531914893617" calcext:value-type="percentage">
            <text:p>28.55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330" calcext:value-type="float">
            <text:p>2330</text:p>
          </table:table-cell>
          <table:table-cell office:value-type="float" office:value="667" calcext:value-type="float">
            <text:p>667</text:p>
          </table:table-cell>
          <table:table-cell office:value-type="float" office:value="1333" calcext:value-type="float">
            <text:p>133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64]/SUM([.F64:.H64])" office:value-type="percentage" office:value="0.286266094420601" calcext:value-type="percentage">
            <text:p>28.63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316" calcext:value-type="float">
            <text:p>2316</text:p>
          </table:table-cell>
          <table:table-cell office:value-type="float" office:value="663" calcext:value-type="float">
            <text:p>663</text:p>
          </table:table-cell>
          <table:table-cell office:value-type="float" office:value="1331" calcext:value-type="float">
            <text:p>1331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65]/SUM([.F65:.H65])" office:value-type="percentage" office:value="0.286269430051813" calcext:value-type="percentage">
            <text:p>28.63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315" calcext:value-type="float">
            <text:p>2315</text:p>
          </table:table-cell>
          <table:table-cell office:value-type="float" office:value="657" calcext:value-type="float">
            <text:p>657</text:p>
          </table:table-cell>
          <table:table-cell office:value-type="float" office:value="1328" calcext:value-type="float">
            <text:p>132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66]/SUM([.F66:.H66])" office:value-type="percentage" office:value="0.283801295896328" calcext:value-type="percentage">
            <text:p>28.38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357" calcext:value-type="float">
            <text:p>2357</text:p>
          </table:table-cell>
          <table:table-cell office:value-type="float" office:value="685" calcext:value-type="float">
            <text:p>685</text:p>
          </table:table-cell>
          <table:table-cell office:value-type="float" office:value="1342" calcext:value-type="float">
            <text:p>134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67]/SUM([.F67:.H67])" office:value-type="percentage" office:value="0.29062367416207" calcext:value-type="percentage">
            <text:p>29.06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266" calcext:value-type="float">
            <text:p>2266</text:p>
          </table:table-cell>
          <table:table-cell office:value-type="float" office:value="630" calcext:value-type="float">
            <text:p>630</text:p>
          </table:table-cell>
          <table:table-cell office:value-type="float" office:value="1315" calcext:value-type="float">
            <text:p>1315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68]/SUM([.F68:.H68])" office:value-type="percentage" office:value="0.27802294792586" calcext:value-type="percentage">
            <text:p>27.80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274" calcext:value-type="float">
            <text:p>2274</text:p>
          </table:table-cell>
          <table:table-cell office:value-type="float" office:value="635" calcext:value-type="float">
            <text:p>635</text:p>
          </table:table-cell>
          <table:table-cell office:value-type="float" office:value="1317" calcext:value-type="float">
            <text:p>1317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69]/SUM([.F69:.H69])" office:value-type="percentage" office:value="0.2792436235708" calcext:value-type="percentage">
            <text:p>27.92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321" calcext:value-type="float">
            <text:p>2321</text:p>
          </table:table-cell>
          <table:table-cell office:value-type="float" office:value="658" calcext:value-type="float">
            <text:p>658</text:p>
          </table:table-cell>
          <table:table-cell office:value-type="float" office:value="1329" calcext:value-type="float">
            <text:p>132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70]/SUM([.F70:.H70])" office:value-type="percentage" office:value="0.283498492029298" calcext:value-type="percentage">
            <text:p>28.35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234" calcext:value-type="float">
            <text:p>2234</text:p>
          </table:table-cell>
          <table:table-cell office:value-type="float" office:value="613" calcext:value-type="float">
            <text:p>613</text:p>
          </table:table-cell>
          <table:table-cell office:value-type="float" office:value="1306" calcext:value-type="float">
            <text:p>1306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71]/SUM([.F71:.H71])" office:value-type="percentage" office:value="0.274395702775291" calcext:value-type="percentage">
            <text:p>27.44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267" calcext:value-type="float">
            <text:p>2267</text:p>
          </table:table-cell>
          <table:table-cell office:value-type="float" office:value="623" calcext:value-type="float">
            <text:p>623</text:p>
          </table:table-cell>
          <table:table-cell office:value-type="float" office:value="1311" calcext:value-type="float">
            <text:p>1311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72]/SUM([.F72:.H72])" office:value-type="percentage" office:value="0.274812527569475" calcext:value-type="percentage">
            <text:p>27.48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256" calcext:value-type="float">
            <text:p>2256</text:p>
          </table:table-cell>
          <table:table-cell office:value-type="float" office:value="616" calcext:value-type="float">
            <text:p>616</text:p>
          </table:table-cell>
          <table:table-cell office:value-type="float" office:value="1308" calcext:value-type="float">
            <text:p>1308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73]/SUM([.F73:.H73])" office:value-type="percentage" office:value="0.273049645390071" calcext:value-type="percentage">
            <text:p>27.30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285" calcext:value-type="float">
            <text:p>2285</text:p>
          </table:table-cell>
          <table:table-cell office:value-type="float" office:value="635" calcext:value-type="float">
            <text:p>635</text:p>
          </table:table-cell>
          <table:table-cell office:value-type="float" office:value="1317" calcext:value-type="float">
            <text:p>1317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74]/SUM([.F74:.H74])" office:value-type="percentage" office:value="0.277899343544858" calcext:value-type="percentage">
            <text:p>27.79%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303" calcext:value-type="float">
            <text:p>2303</text:p>
          </table:table-cell>
          <table:table-cell office:value-type="float" office:value="654" calcext:value-type="float">
            <text:p>654</text:p>
          </table:table-cell>
          <table:table-cell office:value-type="float" office:value="1327" calcext:value-type="float">
            <text:p>1327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75]/SUM([.F75:.H75])" office:value-type="percentage" office:value="0.283977420755536" calcext:value-type="percentage">
            <text:p>28.40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303" calcext:value-type="float">
            <text:p>2303</text:p>
          </table:table-cell>
          <table:table-cell office:value-type="float" office:value="651" calcext:value-type="float">
            <text:p>651</text:p>
          </table:table-cell>
          <table:table-cell office:value-type="float" office:value="1325" calcext:value-type="float">
            <text:p>132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76]/SUM([.F76:.H76])" office:value-type="percentage" office:value="0.282674772036474" calcext:value-type="percentage">
            <text:p>28.27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320" calcext:value-type="float">
            <text:p>2320</text:p>
          </table:table-cell>
          <table:table-cell office:value-type="float" office:value="661" calcext:value-type="float">
            <text:p>661</text:p>
          </table:table-cell>
          <table:table-cell office:value-type="float" office:value="1330" calcext:value-type="float">
            <text:p>1330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77]/SUM([.F77:.H77])" office:value-type="percentage" office:value="0.284913793103448" calcext:value-type="percentage">
            <text:p>28.49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316" calcext:value-type="float">
            <text:p>2316</text:p>
          </table:table-cell>
          <table:table-cell office:value-type="float" office:value="661" calcext:value-type="float">
            <text:p>661</text:p>
          </table:table-cell>
          <table:table-cell office:value-type="float" office:value="1330" calcext:value-type="float">
            <text:p>133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78]/SUM([.F78:.H78])" office:value-type="percentage" office:value="0.285405872193437" calcext:value-type="percentage">
            <text:p>28.54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399" calcext:value-type="float">
            <text:p>2399</text:p>
          </table:table-cell>
          <table:table-cell office:value-type="float" office:value="707" calcext:value-type="float">
            <text:p>707</text:p>
          </table:table-cell>
          <table:table-cell office:value-type="float" office:value="1353" calcext:value-type="float">
            <text:p>1353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79]/SUM([.F79:.H79])" office:value-type="percentage" office:value="0.294706127553147" calcext:value-type="percentage">
            <text:p>29.47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361" calcext:value-type="float">
            <text:p>2361</text:p>
          </table:table-cell>
          <table:table-cell office:value-type="float" office:value="687" calcext:value-type="float">
            <text:p>687</text:p>
          </table:table-cell>
          <table:table-cell office:value-type="float" office:value="1343" calcext:value-type="float">
            <text:p>1343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80]/SUM([.F80:.H80])" office:value-type="percentage" office:value="0.290978398983482" calcext:value-type="percentage">
            <text:p>29.10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374" calcext:value-type="float">
            <text:p>2374</text:p>
          </table:table-cell>
          <table:table-cell office:value-type="float" office:value="696" calcext:value-type="float">
            <text:p>696</text:p>
          </table:table-cell>
          <table:table-cell office:value-type="float" office:value="1348" calcext:value-type="float">
            <text:p>134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81]/SUM([.F81:.H81])" office:value-type="percentage" office:value="0.293176074136478" calcext:value-type="percentage">
            <text:p>29.32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365" calcext:value-type="float">
            <text:p>2365</text:p>
          </table:table-cell>
          <table:table-cell office:value-type="float" office:value="692" calcext:value-type="float">
            <text:p>692</text:p>
          </table:table-cell>
          <table:table-cell office:value-type="float" office:value="1346" calcext:value-type="float">
            <text:p>1346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82]/SUM([.F82:.H82])" office:value-type="percentage" office:value="0.292600422832981" calcext:value-type="percentage">
            <text:p>29.26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700" calcext:value-type="float">
            <text:p>700</text:p>
          </table:table-cell>
          <table:table-cell office:value-type="float" office:value="1350" calcext:value-type="float">
            <text:p>1350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83]/SUM([.F83:.H83])" office:value-type="percentage" office:value="0.293501048218029" calcext:value-type="percentage">
            <text:p>29.35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375" calcext:value-type="float">
            <text:p>2375</text:p>
          </table:table-cell>
          <table:table-cell office:value-type="float" office:value="697" calcext:value-type="float">
            <text:p>697</text:p>
          </table:table-cell>
          <table:table-cell office:value-type="float" office:value="1348" calcext:value-type="float">
            <text:p>134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84]/SUM([.F84:.H84])" office:value-type="percentage" office:value="0.293473684210526" calcext:value-type="percentage">
            <text:p>29.35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469" calcext:value-type="float">
            <text:p>2469</text:p>
          </table:table-cell>
          <table:table-cell office:value-type="float" office:value="744" calcext:value-type="float">
            <text:p>744</text:p>
          </table:table-cell>
          <table:table-cell office:value-type="float" office:value="1372" calcext:value-type="float">
            <text:p>1372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85]/SUM([.F85:.H85])" office:value-type="percentage" office:value="0.301336573511543" calcext:value-type="percentage">
            <text:p>30.13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419" calcext:value-type="float">
            <text:p>2419</text:p>
          </table:table-cell>
          <table:table-cell office:value-type="float" office:value="717" calcext:value-type="float">
            <text:p>717</text:p>
          </table:table-cell>
          <table:table-cell office:value-type="float" office:value="1358" calcext:value-type="float">
            <text:p>1358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86]/SUM([.F86:.H86])" office:value-type="percentage" office:value="0.296403472509301" calcext:value-type="percentage">
            <text:p>29.64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420" calcext:value-type="float">
            <text:p>2420</text:p>
          </table:table-cell>
          <table:table-cell office:value-type="float" office:value="710" calcext:value-type="float">
            <text:p>710</text:p>
          </table:table-cell>
          <table:table-cell office:value-type="float" office:value="1355" calcext:value-type="float">
            <text:p>135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87]/SUM([.F87:.H87])" office:value-type="percentage" office:value="0.293388429752066" calcext:value-type="percentage">
            <text:p>29.34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429" calcext:value-type="float">
            <text:p>2429</text:p>
          </table:table-cell>
          <table:table-cell office:value-type="float" office:value="720" calcext:value-type="float">
            <text:p>720</text:p>
          </table:table-cell>
          <table:table-cell office:value-type="float" office:value="1360" calcext:value-type="float">
            <text:p>1360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88]/SUM([.F88:.H88])" office:value-type="percentage" office:value="0.296418279127213" calcext:value-type="percentage">
            <text:p>29.64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413" calcext:value-type="float">
            <text:p>2413</text:p>
          </table:table-cell>
          <table:table-cell office:value-type="float" office:value="710" calcext:value-type="float">
            <text:p>710</text:p>
          </table:table-cell>
          <table:table-cell office:value-type="float" office:value="1355" calcext:value-type="float">
            <text:p>1355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89]/SUM([.F89:.H89])" office:value-type="percentage" office:value="0.294239535847493" calcext:value-type="percentage">
            <text:p>29.42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413" calcext:value-type="float">
            <text:p>2413</text:p>
          </table:table-cell>
          <table:table-cell office:value-type="float" office:value="712" calcext:value-type="float">
            <text:p>712</text:p>
          </table:table-cell>
          <table:table-cell office:value-type="float" office:value="1356" calcext:value-type="float">
            <text:p>1356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90]/SUM([.F90:.H90])" office:value-type="percentage" office:value="0.295068379610443" calcext:value-type="percentage">
            <text:p>29.51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394" calcext:value-type="float">
            <text:p>2394</text:p>
          </table:table-cell>
          <table:table-cell office:value-type="float" office:value="695" calcext:value-type="float">
            <text:p>695</text:p>
          </table:table-cell>
          <table:table-cell office:value-type="float" office:value="1347" calcext:value-type="float">
            <text:p>1347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91]/SUM([.F91:.H91])" office:value-type="percentage" office:value="0.29030910609858" calcext:value-type="percentage">
            <text:p>29.03%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351" calcext:value-type="float">
            <text:p>2351</text:p>
          </table:table-cell>
          <table:table-cell office:value-type="float" office:value="675" calcext:value-type="float">
            <text:p>675</text:p>
          </table:table-cell>
          <table:table-cell office:value-type="float" office:value="1337" calcext:value-type="float">
            <text:p>1337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92]/SUM([.F92:.H92])" office:value-type="percentage" office:value="0.287111867290515" calcext:value-type="percentage">
            <text:p>28.71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331" calcext:value-type="float">
            <text:p>2331</text:p>
          </table:table-cell>
          <table:table-cell office:value-type="float" office:value="670" calcext:value-type="float">
            <text:p>670</text:p>
          </table:table-cell>
          <table:table-cell office:value-type="float" office:value="1335" calcext:value-type="float">
            <text:p>1335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93]/SUM([.F93:.H93])" office:value-type="percentage" office:value="0.287430287430287" calcext:value-type="percentage">
            <text:p>28.74%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340" calcext:value-type="float">
            <text:p>2340</text:p>
          </table:table-cell>
          <table:table-cell office:value-type="float" office:value="666" calcext:value-type="float">
            <text:p>666</text:p>
          </table:table-cell>
          <table:table-cell office:value-type="float" office:value="1333" calcext:value-type="float">
            <text:p>1333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94]/SUM([.F94:.H94])" office:value-type="percentage" office:value="0.284615384615385" calcext:value-type="percentage">
            <text:p>28.46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316" calcext:value-type="float">
            <text:p>2316</text:p>
          </table:table-cell>
          <table:table-cell office:value-type="float" office:value="655" calcext:value-type="float">
            <text:p>655</text:p>
          </table:table-cell>
          <table:table-cell office:value-type="float" office:value="1327" calcext:value-type="float">
            <text:p>13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95]/SUM([.F95:.H95])" office:value-type="percentage" office:value="0.282815198618307" calcext:value-type="percentage">
            <text:p>28.28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323" calcext:value-type="float">
            <text:p>2323</text:p>
          </table:table-cell>
          <table:table-cell office:value-type="float" office:value="658" calcext:value-type="float">
            <text:p>658</text:p>
          </table:table-cell>
          <table:table-cell office:value-type="float" office:value="1329" calcext:value-type="float">
            <text:p>1329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96]/SUM([.F96:.H96])" office:value-type="percentage" office:value="0.283254412397761" calcext:value-type="percentage">
            <text:p>28.33%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office:value-type="float" office:value="2358" calcext:value-type="float">
            <text:p>2358</text:p>
          </table:table-cell>
          <table:table-cell office:value-type="float" office:value="676" calcext:value-type="float">
            <text:p>676</text:p>
          </table:table-cell>
          <table:table-cell office:value-type="float" office:value="1338" calcext:value-type="float">
            <text:p>1338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97]/SUM([.F97:.H97])" office:value-type="percentage" office:value="0.286683630195081" calcext:value-type="percentage">
            <text:p>28.67%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999" calcext:value-type="float">
            <text:p>1999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2333" calcext:value-type="float">
            <text:p>2333</text:p>
          </table:table-cell>
          <table:table-cell office:value-type="float" office:value="665" calcext:value-type="float">
            <text:p>665</text:p>
          </table:table-cell>
          <table:table-cell office:value-type="float" office:value="1332" calcext:value-type="float">
            <text:p>1332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98]/SUM([.F98:.H98])" office:value-type="percentage" office:value="0.285040720102872" calcext:value-type="percentage">
            <text:p>28.50%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5" calcext:value-type="float">
            <text:p>5</text:p>
          </table:table-cell>
          <table:table-cell office:value-type="float" office:value="2381" calcext:value-type="float">
            <text:p>2381</text:p>
          </table:table-cell>
          <table:table-cell office:value-type="float" office:value="687" calcext:value-type="float">
            <text:p>687</text:p>
          </table:table-cell>
          <table:table-cell office:value-type="float" office:value="1343" calcext:value-type="float">
            <text:p>134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99]/SUM([.F99:.H99])" office:value-type="percentage" office:value="0.288534229315414" calcext:value-type="percentage">
            <text:p>28.85%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999" calcext:value-type="float">
            <text:p>1999</text:p>
          </table:table-cell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office:value-type="float" office:value="2381" calcext:value-type="float">
            <text:p>2381</text:p>
          </table:table-cell>
          <table:table-cell office:value-type="float" office:value="684" calcext:value-type="float">
            <text:p>684</text:p>
          </table:table-cell>
          <table:table-cell office:value-type="float" office:value="1342" calcext:value-type="float">
            <text:p>134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partica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ontinua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100]/SUM([.F100:.H100])" office:value-type="percentage" office:value="0.28727425451491" calcext:value-type="percentage">
            <text:p>28.73%</text:p>
          </table:table-cell>
          <table:table-cell/>
        </table:table-row>
        <table:table-row table:style-name="ro1">
          <table:table-cell table:number-columns-repeated="15"/>
          <table:table-cell table:formula="of:=SUM([.P2:.P100])/100" office:value-type="percentage" office:value="0.287044074147091" calcext:value-type="percentage">
            <text:p>28.70%</text:p>
          </table:table-cell>
          <table:table-cell/>
        </table:table-row>
        <table:table-row table:style-name="ro1" table:number-rows-repeated="1048474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1" table:target-range-address="rsi_saida_10_90.A1:rsi_saida_10_90.N49">
          <table:sort>
            <table:sort-by table:field-number="11" table:data-type="automatic"/>
          </table:sort>
        </table:database-range>
        <table:database-range table:name="__Anonymous_Sheet_DB__2" table:target-range-address="rsi_saida_20_80.A1:rsi_saida_20_80.O69" table:contains-header="false" table:orientation="column"/>
        <table:database-range table:name="__Anonymous_Sheet_DB__3" table:target-range-address="rsi_saida_30_70.A1:rsi_saida_30_70.N1048576" table:orientation="column"/>
        <table:database-range table:name="__Anonymous_Sheet_DB__4" table:target-range-address="rsi_saida_50_50.A1:rsi_saida_50_50.N1048576" table:orientation="column"/>
        <table:database-range table:name="__Anonymous_Sheet_DB__5" table:target-range-address="rsi_saida_reversa_10_90.A1:rsi_saida_reversa_10_90.Q53">
          <table:sort>
            <table:sort-by table:field-number="12" table:data-type="automatic"/>
          </table:sort>
        </table:database-range>
        <table:database-range table:name="__Anonymous_Sheet_DB__6" table:target-range-address="rsi_saida_reversa_20_80.A1:rsi_saida_reversa_20_80.Q97">
          <table:sort>
            <table:sort-by table:field-number="12" table:data-type="automatic"/>
          </table:sort>
        </table:database-range>
        <table:database-range table:name="__Anonymous_Sheet_DB__7" table:target-range-address="rsi_saida_reversa_30_70.A1:rsi_saida_reversa_30_70.Q101">
          <table:sort>
            <table:sort-by table:field-number="12" table:data-type="automatic"/>
          </table:sort>
        </table:database-range>
        <table:database-range table:name="__Anonymous_Sheet_DB__8" table:target-range-address="rsi_saida_reversa_50_50.A1:rsi_saida_reversa_50_50.P101">
          <table:sort>
            <table:sort-by table:field-number="12" table:data-type="automatic"/>
          </table:sort>
        </table:database-range>
        <table:database-range table:name="__Anonymous_Sheet_DB__10" table:target-range-address="rsi_entrada_20_80.A1:rsi_entrada_20_80.N55" table:orientation="column"/>
        <table:database-range table:name="__Anonymous_Sheet_DB__11" table:target-range-address="rsi_entrada_30_70.A1:rsi_entrada_30_70.P100">
          <table:sort>
            <table:sort-by table:field-number="11" table:data-type="automatic"/>
          </table:sort>
        </table:database-range>
        <table:database-range table:name="__Anonymous_Sheet_DB__12" table:target-range-address="rsi_entrada_50_50.A1:rsi_entrada_50_50.O1048576" table:orientation="column"/>
        <table:database-range table:name="__Anonymous_Sheet_DB__13" table:target-range-address="rsi_entrada_continua_10_90.A1:rsi_entrada_continua_10_90.Q28">
          <table:sort>
            <table:sort-by table:field-number="12" table:data-type="automatic"/>
          </table:sort>
        </table:database-range>
        <table:database-range table:name="__Anonymous_Sheet_DB__14" table:target-range-address="rsi_entrada_continua_20_80.A1:rsi_entrada_continua_20_80.Q55">
          <table:sort>
            <table:sort-by table:field-number="12" table:data-type="automatic"/>
          </table:sort>
        </table:database-range>
        <table:database-range table:name="__Anonymous_Sheet_DB__15" table:target-range-address="rsi_entrada_continua_30_70.A1:rsi_entrada_continua_30_70.P101">
          <table:sort>
            <table:sort-by table:field-number="12" table:data-type="automatic"/>
          </table:sort>
        </table:database-range>
        <table:database-range table:name="__Anonymous_Sheet_DB__16" table:target-range-address="rsi_entrada_continua_50_50.A1:rsi_entrada_continua_50_50.Q100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00/00/0000</text:date>, <text:time style:data-style-name="N2" text:time-value="08:27:35.9251206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2T08:28:15.332749544</dc:date>
    <meta:editing-duration>P1DT1H38M51S</meta:editing-duration>
    <meta:editing-cycles>34</meta:editing-cycles>
    <meta:generator>LibreOffice/5.1.6.2$Linux_X86_64 LibreOffice_project/10m0$Build-2</meta:generator>
    <meta:document-statistic meta:table-count="17" meta:cell-count="18712" meta:object-count="0"/>
  </office:meta>
</office:document-meta>
</file>